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2" style:family="paragraph" style:parent-style-name="Standard">
      <style:paragraph-properties fo:text-align="center" fo:break-before="auto" fo:line-height="100%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line-height="100%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break-before="auto" fo:line-height="100%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break-before="auto" fo:line-height="100%" style:writing-mode="lr-tb"/>
    </style:style>
    <style:style style:name="P6" style:family="paragraph" style:parent-style-name="Standard">
      <style:paragraph-properties fo:break-before="auto" fo:line-height="100%" style:writing-mode="lr-tb"/>
    </style:style>
    <style:style style:name="P7" style:family="paragraph" style:parent-style-name="Standard">
      <style:paragraph-properties fo:break-before="auto" fo:line-height="100%" style:writing-mode="lr-tb"/>
    </style:style>
    <style:style style:name="T7_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_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_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_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8" style:family="paragraph" style:parent-style-name="Standard">
      <style:paragraph-properties fo:break-before="auto" fo:line-height="100%" fo:margin-top="0cm" fo:margin-bottom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break-before="auto" fo:text-indent="-0.635cm" fo:line-height="100%" fo:margin-left="1.27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break-before="auto" fo:text-indent="-0.635cm" fo:line-height="100%" fo:margin-left="1.27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break-before="auto" fo:text-indent="0cm" fo:line-height="100%" fo:margin-left="0.079cm" style:writing-mode="lr-tb"/>
    </style:style>
    <style:style style:name="P12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12_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2_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2_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2_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2_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2_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2_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2_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13" style:family="paragraph" style:parent-style-name="Standard">
      <style:paragraph-properties fo:break-before="auto" fo:text-indent="0cm" fo:line-height="100%" fo:margin-left="1.27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break-before="auto" fo:text-indent="0cm" fo:line-height="100%" fo:margin-left="1.27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>
      <style:text-properties fo:font-weight="bold" style:font-weight-asian="bold" style:font-weight-complex="bold"/>
    </style:style>
    <style:style style:name="T14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7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7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7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7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7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7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7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7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7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8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8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8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8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8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8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8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8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8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8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break-before="auto" fo:text-indent="0cm" fo:line-height="100%" fo:margin-left="1.27cm" style:writing-mode="lr-tb"/>
    </style:style>
    <style:style style:name="T15_1" style:family="text"/>
    <style:style style:name="T15_2" style:family="text">
      <style:text-properties fo:font-weight="bold" style:font-weight-asian="bold" style:font-weight-complex="bold"/>
    </style:style>
    <style:style style:name="T15_3" style:family="text">
      <style:text-properties fo:font-weight="bold" style:font-weight-asian="bold" style:font-weight-complex="bold"/>
    </style:style>
    <style:style style:name="T1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break-before="auto" fo:text-indent="0cm" fo:line-height="100%" fo:margin-left="1.27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break-before="auto" fo:text-indent="0cm" fo:line-height="100%" fo:margin-left="1.27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break-before="auto" fo:text-indent="0cm" fo:line-height="100%" fo:margin-left="1.27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break-before="auto" fo:text-indent="0cm" fo:line-height="100%" fo:margin-left="1.27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break-before="auto" fo:text-indent="0cm" fo:line-height="100%" fo:margin-left="1.27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break-before="auto" fo:text-indent="0cm" fo:line-height="100%" fo:margin-left="1.27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break-before="auto" fo:text-indent="0cm" fo:line-height="100%" fo:margin-left="1.27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break-before="auto" fo:text-indent="0cm" fo:line-height="100%" fo:margin-left="1.27cm" style:writing-mode="lr-tb"/>
    </style:style>
    <style:style style:name="T23_1" style:family="text"/>
    <style:style style:name="T23_2" style:family="text">
      <style:text-properties fo:color="#000000"/>
    </style:style>
    <style:style style:name="T23_3" style:family="text">
      <style:text-properties fo:color="#000000"/>
    </style:style>
    <style:style style:name="T23_4" style:family="text">
      <style:text-properties fo:color="#000000"/>
    </style:style>
    <style:style style:name="T23_5" style:family="text">
      <style:text-properties fo:color="#000000"/>
    </style:style>
    <style:style style:name="T23_6" style:family="text">
      <style:text-properties fo:color="#000000"/>
    </style:style>
    <style:style style:name="T23_7" style:family="text">
      <style:text-properties fo:color="#000000"/>
    </style:style>
    <style:style style:name="T23_8" style:family="text">
      <style:text-properties fo:color="#000000"/>
    </style:style>
    <style:style style:name="T23_9" style:family="text">
      <style:text-properties fo:color="#000000"/>
    </style:style>
    <style:style style:name="T23_10" style:family="text">
      <style:text-properties fo:color="#000000"/>
    </style:style>
    <style:style style:name="T23_11" style:family="text">
      <style:text-properties fo:color="#000000"/>
    </style:style>
    <style:style style:name="T23_12" style:family="text">
      <style:text-properties fo:color="#000000"/>
    </style:style>
    <style:style style:name="T23_13" style:family="text">
      <style:text-properties fo:color="#000000"/>
    </style:style>
    <style:style style:name="T23_14" style:family="text">
      <style:text-properties fo:color="#000000"/>
    </style:style>
    <style:style style:name="T23_15" style:family="text">
      <style:text-properties fo:color="#000000"/>
    </style:style>
    <style:style style:name="T23_16" style:family="text">
      <style:text-properties fo:color="#000000"/>
    </style:style>
    <style:style style:name="T23_17" style:family="text">
      <style:text-properties fo:color="#000000"/>
    </style:style>
    <style:style style:name="T23_18" style:family="text">
      <style:text-properties fo:color="#000000"/>
    </style:style>
    <style:style style:name="T23_19" style:family="text">
      <style:text-properties fo:color="#000000"/>
    </style:style>
    <style:style style:name="T23_20" style:family="text">
      <style:text-properties fo:color="#000000"/>
    </style:style>
    <style:style style:name="T23_21" style:family="text">
      <style:text-properties fo:color="#000000"/>
    </style:style>
    <style:style style:name="T23_22" style:family="text">
      <style:text-properties fo:color="#000000"/>
    </style:style>
    <style:style style:name="T23_23" style:family="text">
      <style:text-properties fo:color="#000000"/>
    </style:style>
    <style:style style:name="T23_24" style:family="text">
      <style:text-properties fo:color="#000000"/>
    </style:style>
    <style:style style:name="T23_25" style:family="text">
      <style:text-properties fo:color="#000000"/>
    </style:style>
    <style:style style:name="T23_26" style:family="text">
      <style:text-properties fo:color="#000000"/>
    </style:style>
    <style:style style:name="T23_27" style:family="text">
      <style:text-properties fo:color="#000000"/>
    </style:style>
    <style:style style:name="T23_28" style:family="text">
      <style:text-properties fo:color="#000000"/>
    </style:style>
    <style:style style:name="T23_29" style:family="text">
      <style:text-properties fo:color="#000000"/>
    </style:style>
    <style:style style:name="T23_30" style:family="text">
      <style:text-properties fo:color="#000000"/>
    </style:style>
    <style:style style:name="T23_31" style:family="text">
      <style:text-properties fo:color="#000000"/>
    </style:style>
    <style:style style:name="T23_32" style:family="text">
      <style:text-properties fo:color="#000000"/>
    </style:style>
    <style:style style:name="T23_33" style:family="text">
      <style:text-properties fo:color="#000000"/>
    </style:style>
    <style:style style:name="T23_34" style:family="text">
      <style:text-properties fo:color="#000000"/>
    </style:style>
    <style:style style:name="T23_35" style:family="text">
      <style:text-properties fo:color="#000000"/>
    </style:style>
    <style:style style:name="T23_36" style:family="text">
      <style:text-properties fo:color="#000000"/>
    </style:style>
    <style:style style:name="T23_37" style:family="text">
      <style:text-properties fo:color="#000000"/>
    </style:style>
    <style:style style:name="T23_38" style:family="text">
      <style:text-properties fo:color="#000000"/>
    </style:style>
    <style:style style:name="T23_39" style:family="text">
      <style:text-properties fo:color="#000000"/>
    </style:style>
    <style:style style:name="T23_40" style:family="text">
      <style:text-properties fo:color="#000000"/>
    </style:style>
    <style:style style:name="T23_41" style:family="text">
      <style:text-properties fo:color="#000000"/>
    </style:style>
    <style:style style:name="T23_42" style:family="text">
      <style:text-properties fo:color="#000000"/>
    </style:style>
    <style:style style:name="T23_43" style:family="text">
      <style:text-properties fo:color="#000000"/>
    </style:style>
    <style:style style:name="T23_44" style:family="text">
      <style:text-properties fo:color="#000000"/>
    </style:style>
    <style:style style:name="T23_45" style:family="text">
      <style:text-properties fo:color="#000000"/>
    </style:style>
    <style:style style:name="T23_46" style:family="text">
      <style:text-properties fo:color="#000000"/>
    </style:style>
    <style:style style:name="T23_47" style:family="text">
      <style:text-properties fo:color="#000000"/>
    </style:style>
    <style:style style:name="T23_48" style:family="text">
      <style:text-properties fo:color="#000000"/>
    </style:style>
    <style:style style:name="T23_49" style:family="text">
      <style:text-properties fo:color="#000000"/>
    </style:style>
    <style:style style:name="T23_50" style:family="text">
      <style:text-properties fo:color="#000000"/>
    </style:style>
    <style:style style:name="T23_51" style:family="text">
      <style:text-properties fo:color="#000000"/>
    </style:style>
    <style:style style:name="T23_52" style:family="text">
      <style:text-properties fo:color="#000000"/>
    </style:style>
    <style:style style:name="T23_53" style:family="text">
      <style:text-properties fo:color="#000000"/>
    </style:style>
    <style:style style:name="T23_54" style:family="text">
      <style:text-properties fo:color="#000000"/>
    </style:style>
    <style:style style:name="T23_55" style:family="text">
      <style:text-properties fo:color="#000000"/>
    </style:style>
    <style:style style:name="T23_56" style:family="text">
      <style:text-properties fo:color="#000000"/>
    </style:style>
    <style:style style:name="T23_57" style:family="text">
      <style:text-properties fo:color="#000000" fo:font-weight="bold" style:font-weight-asian="bold" style:font-weight-complex="bold"/>
    </style:style>
    <style:style style:name="T23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break-before="auto" fo:text-indent="0cm" fo:line-height="100%" fo:margin-left="1.27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break-before="auto" fo:text-indent="0cm" fo:line-height="100%" fo:margin-left="0.079cm" style:writing-mode="lr-tb"/>
    </style:style>
    <style:style style:name="P26" style:family="paragraph" style:parent-style-name="Standard">
      <style:paragraph-properties fo:break-before="auto" fo:text-indent="0cm" fo:line-height="100%" fo:margin-left="0.079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break-before="auto" fo:text-indent="0cm" fo:line-height="100%" fo:margin-left="0.079cm" style:writing-mode="lr-tb"/>
    </style:style>
    <style:style style:name="P28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28_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8_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8_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8_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29" style:family="paragraph" style:parent-style-name="Standard">
      <style:paragraph-properties fo:break-before="auto" fo:text-indent="0cm" fo:line-height="100%" fo:margin-left="1.27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>
      <style:text-properties fo:font-weight="bold" style:font-weight-asian="bold" style:font-weight-complex="bold"/>
    </style:style>
    <style:style style:name="T29_18" style:family="text">
      <style:text-properties fo:font-weight="bold" style:font-weight-asian="bold" style:font-weight-complex="bold"/>
    </style:style>
    <style:style style:name="T29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break-before="auto" fo:text-indent="0cm" fo:line-height="100%" fo:margin-left="1.27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break-before="auto" fo:text-indent="0cm" fo:line-height="100%" fo:margin-left="1.27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7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7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7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7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7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7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7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7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7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8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8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8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8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8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8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8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8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8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8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9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9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9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9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break-before="auto" fo:text-indent="0cm" fo:line-height="100%" fo:margin-left="1.27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break-before="auto" fo:text-indent="0cm" fo:line-height="100%" fo:margin-left="1.27cm" style:writing-mode="lr-tb"/>
    </style:style>
    <style:style style:name="T33_1" style:family="text"/>
    <style:style style:name="T33_2" style:family="text">
      <style:text-properties fo:color="#000000"/>
    </style:style>
    <style:style style:name="T33_3" style:family="text">
      <style:text-properties fo:color="#000000"/>
    </style:style>
    <style:style style:name="T33_4" style:family="text">
      <style:text-properties fo:color="#000000"/>
    </style:style>
    <style:style style:name="T33_5" style:family="text">
      <style:text-properties fo:color="#000000"/>
    </style:style>
    <style:style style:name="T33_6" style:family="text">
      <style:text-properties fo:color="#000000"/>
    </style:style>
    <style:style style:name="T33_7" style:family="text">
      <style:text-properties fo:color="#000000"/>
    </style:style>
    <style:style style:name="T33_8" style:family="text">
      <style:text-properties fo:color="#000000"/>
    </style:style>
    <style:style style:name="T33_9" style:family="text">
      <style:text-properties fo:color="#000000"/>
    </style:style>
    <style:style style:name="T33_10" style:family="text">
      <style:text-properties fo:color="#000000"/>
    </style:style>
    <style:style style:name="T33_11" style:family="text">
      <style:text-properties fo:color="#000000" fo:font-weight="bold" style:font-weight-asian="bold" style:font-weight-complex="bold"/>
    </style:style>
    <style:style style:name="T33_12" style:family="text">
      <style:text-properties fo:color="#000000"/>
    </style:style>
    <style:style style:name="T33_13" style:family="text">
      <style:text-properties fo:color="#000000"/>
    </style:style>
    <style:style style:name="T33_14" style:family="text">
      <style:text-properties fo:color="#000000"/>
    </style:style>
    <style:style style:name="T33_15" style:family="text">
      <style:text-properties fo:color="#000000"/>
    </style:style>
    <style:style style:name="T33_16" style:family="text">
      <style:text-properties fo:color="#000000"/>
    </style:style>
    <style:style style:name="T33_17" style:family="text">
      <style:text-properties fo:color="#000000"/>
    </style:style>
    <style:style style:name="T33_18" style:family="text">
      <style:text-properties fo:color="#000000"/>
    </style:style>
    <style:style style:name="T33_19" style:family="text">
      <style:text-properties fo:color="#000000"/>
    </style:style>
    <style:style style:name="T33_20" style:family="text">
      <style:text-properties fo:color="#000000"/>
    </style:style>
    <style:style style:name="T33_21" style:family="text">
      <style:text-properties fo:color="#000000"/>
    </style:style>
    <style:style style:name="T33_22" style:family="text">
      <style:text-properties fo:color="#000000"/>
    </style:style>
    <style:style style:name="T33_23" style:family="text">
      <style:text-properties fo:color="#000000"/>
    </style:style>
    <style:style style:name="T33_24" style:family="text">
      <style:text-properties fo:color="#000000"/>
    </style:style>
    <style:style style:name="T33_25" style:family="text">
      <style:text-properties fo:color="#000000"/>
    </style:style>
    <style:style style:name="T33_26" style:family="text">
      <style:text-properties fo:color="#000000"/>
    </style:style>
    <style:style style:name="T33_27" style:family="text">
      <style:text-properties fo:color="#000000"/>
    </style:style>
    <style:style style:name="T33_28" style:family="text">
      <style:text-properties fo:color="#000000"/>
    </style:style>
    <style:style style:name="T33_29" style:family="text">
      <style:text-properties fo:color="#000000"/>
    </style:style>
    <style:style style:name="T33_30" style:family="text">
      <style:text-properties fo:color="#000000"/>
    </style:style>
    <style:style style:name="T33_31" style:family="text">
      <style:text-properties fo:color="#000000"/>
    </style:style>
    <style:style style:name="T33_32" style:family="text">
      <style:text-properties fo:color="#000000"/>
    </style:style>
    <style:style style:name="T33_33" style:family="text">
      <style:text-properties fo:color="#000000"/>
    </style:style>
    <style:style style:name="T33_34" style:family="text">
      <style:text-properties fo:color="#000000"/>
    </style:style>
    <style:style style:name="T33_35" style:family="text">
      <style:text-properties fo:color="#000000"/>
    </style:style>
    <style:style style:name="T33_36" style:family="text">
      <style:text-properties fo:color="#000000"/>
    </style:style>
    <style:style style:name="T33_37" style:family="text">
      <style:text-properties fo:color="#000000"/>
    </style:style>
    <style:style style:name="T33_38" style:family="text">
      <style:text-properties fo:color="#000000"/>
    </style:style>
    <style:style style:name="T33_39" style:family="text">
      <style:text-properties fo:color="#000000"/>
    </style:style>
    <style:style style:name="T33_40" style:family="text">
      <style:text-properties fo:color="#000000"/>
    </style:style>
    <style:style style:name="T33_41" style:family="text">
      <style:text-properties fo:color="#000000"/>
    </style:style>
    <style:style style:name="T33_42" style:family="text">
      <style:text-properties fo:color="#000000"/>
    </style:style>
    <style:style style:name="T33_43" style:family="text">
      <style:text-properties fo:color="#000000"/>
    </style:style>
    <style:style style:name="T33_44" style:family="text">
      <style:text-properties fo:color="#000000"/>
    </style:style>
    <style:style style:name="T33_45" style:family="text">
      <style:text-properties fo:color="#000000"/>
    </style:style>
    <style:style style:name="T33_46" style:family="text">
      <style:text-properties fo:color="#000000"/>
    </style:style>
    <style:style style:name="T33_47" style:family="text">
      <style:text-properties fo:color="#000000"/>
    </style:style>
    <style:style style:name="T33_48" style:family="text">
      <style:text-properties fo:color="#000000"/>
    </style:style>
    <style:style style:name="T33_49" style:family="text">
      <style:text-properties fo:color="#000000"/>
    </style:style>
    <style:style style:name="T33_50" style:family="text">
      <style:text-properties fo:color="#000000"/>
    </style:style>
    <style:style style:name="T33_51" style:family="text">
      <style:text-properties fo:color="#000000"/>
    </style:style>
    <style:style style:name="T33_52" style:family="text">
      <style:text-properties fo:color="#000000"/>
    </style:style>
    <style:style style:name="T33_53" style:family="text">
      <style:text-properties fo:color="#000000"/>
    </style:style>
    <style:style style:name="T33_54" style:family="text">
      <style:text-properties fo:color="#000000"/>
    </style:style>
    <style:style style:name="T33_55" style:family="text">
      <style:text-properties fo:color="#000000"/>
    </style:style>
    <style:style style:name="T33_56" style:family="text">
      <style:text-properties fo:color="#000000"/>
    </style:style>
    <style:style style:name="T33_57" style:family="text">
      <style:text-properties fo:color="#000000" fo:font-weight="bold" style:font-weight-asian="bold" style:font-weight-complex="bold"/>
    </style:style>
    <style:style style:name="T33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7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7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7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7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7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7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7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7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7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8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8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8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8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8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8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8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8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8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8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9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9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9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9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9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9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9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9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9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9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0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0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0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0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0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0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0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0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0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0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7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7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7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7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7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7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break-before="auto" fo:text-indent="0cm" fo:line-height="100%" fo:margin-left="0.079cm" style:writing-mode="lr-tb"/>
      <style:text-properties fo:color="#000000"/>
    </style:style>
    <style:style style:name="P35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35_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5_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5_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5_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5_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5_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5_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5_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36" style:family="paragraph" style:parent-style-name="Standard">
      <style:paragraph-properties fo:break-before="auto" fo:text-indent="0cm" fo:line-height="100%" fo:margin-left="1.27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break-before="auto" fo:text-indent="0cm" fo:line-height="100%" fo:margin-left="1.27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break-before="auto" fo:text-indent="0cm" fo:line-height="100%" fo:margin-left="1.27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>
      <style:text-properties fo:color="#000000"/>
    </style:style>
    <style:style style:name="T38_22" style:family="text">
      <style:text-properties fo:color="#000000"/>
    </style:style>
    <style:style style:name="T38_23" style:family="text">
      <style:text-properties fo:color="#000000"/>
    </style:style>
    <style:style style:name="T38_24" style:family="text">
      <style:text-properties fo:color="#000000"/>
    </style:style>
    <style:style style:name="T38_25" style:family="text">
      <style:text-properties fo:color="#000000"/>
    </style:style>
    <style:style style:name="T38_26" style:family="text">
      <style:text-properties fo:color="#000000"/>
    </style:style>
    <style:style style:name="T38_27" style:family="text">
      <style:text-properties fo:color="#000000"/>
    </style:style>
    <style:style style:name="T38_28" style:family="text">
      <style:text-properties fo:color="#000000"/>
    </style:style>
    <style:style style:name="T38_29" style:family="text">
      <style:text-properties fo:color="#000000"/>
    </style:style>
    <style:style style:name="T38_30" style:family="text">
      <style:text-properties fo:color="#000000"/>
    </style:style>
    <style:style style:name="T38_31" style:family="text">
      <style:text-properties fo:color="#000000"/>
    </style:style>
    <style:style style:name="T38_32" style:family="text">
      <style:text-properties fo:color="#000000"/>
    </style:style>
    <style:style style:name="T38_33" style:family="text">
      <style:text-properties fo:color="#000000"/>
    </style:style>
    <style:style style:name="T38_34" style:family="text">
      <style:text-properties fo:color="#000000"/>
    </style:style>
    <style:style style:name="T38_35" style:family="text">
      <style:text-properties fo:color="#000000"/>
    </style:style>
    <style:style style:name="T38_36" style:family="text">
      <style:text-properties fo:color="#000000"/>
    </style:style>
    <style:style style:name="T38_37" style:family="text">
      <style:text-properties fo:color="#000000"/>
    </style:style>
    <style:style style:name="T38_38" style:family="text">
      <style:text-properties fo:color="#000000"/>
    </style:style>
    <style:style style:name="T38_39" style:family="text">
      <style:text-properties fo:color="#000000"/>
    </style:style>
    <style:style style:name="T38_40" style:family="text">
      <style:text-properties fo:color="#000000"/>
    </style:style>
    <style:style style:name="T38_41" style:family="text">
      <style:text-properties fo:color="#000000"/>
    </style:style>
    <style:style style:name="T38_42" style:family="text">
      <style:text-properties fo:color="#000000"/>
    </style:style>
    <style:style style:name="T38_43" style:family="text">
      <style:text-properties fo:color="#000000"/>
    </style:style>
    <style:style style:name="T38_44" style:family="text">
      <style:text-properties fo:color="#000000"/>
    </style:style>
    <style:style style:name="T38_45" style:family="text">
      <style:text-properties fo:color="#000000"/>
    </style:style>
    <style:style style:name="T38_46" style:family="text">
      <style:text-properties fo:color="#000000"/>
    </style:style>
    <style:style style:name="T38_47" style:family="text">
      <style:text-properties fo:color="#000000"/>
    </style:style>
    <style:style style:name="T38_48" style:family="text">
      <style:text-properties fo:color="#000000"/>
    </style:style>
    <style:style style:name="T38_49" style:family="text">
      <style:text-properties fo:color="#000000"/>
    </style:style>
    <style:style style:name="T38_50" style:family="text">
      <style:text-properties fo:color="#000000"/>
    </style:style>
    <style:style style:name="T38_51" style:family="text">
      <style:text-properties fo:color="#000000"/>
    </style:style>
    <style:style style:name="T38_52" style:family="text">
      <style:text-properties fo:color="#000000"/>
    </style:style>
    <style:style style:name="T38_53" style:family="text">
      <style:text-properties fo:color="#000000"/>
    </style:style>
    <style:style style:name="T38_54" style:family="text">
      <style:text-properties fo:color="#000000"/>
    </style:style>
    <style:style style:name="T38_55" style:family="text">
      <style:text-properties fo:color="#000000"/>
    </style:style>
    <style:style style:name="T38_56" style:family="text">
      <style:text-properties fo:color="#000000"/>
    </style:style>
    <style:style style:name="T38_57" style:family="text">
      <style:text-properties fo:color="#000000"/>
    </style:style>
    <style:style style:name="T38_58" style:family="text">
      <style:text-properties fo:color="#000000"/>
    </style:style>
    <style:style style:name="T38_59" style:family="text">
      <style:text-properties fo:color="#000000"/>
    </style:style>
    <style:style style:name="T38_60" style:family="text">
      <style:text-properties fo:color="#000000"/>
    </style:style>
    <style:style style:name="T38_61" style:family="text">
      <style:text-properties fo:color="#000000"/>
    </style:style>
    <style:style style:name="T38_62" style:family="text">
      <style:text-properties fo:color="#000000"/>
    </style:style>
    <style:style style:name="T38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_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_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_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_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_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_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_7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_7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_7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_7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_7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_7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_7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_7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_7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_8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_8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_8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_8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_8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_8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_8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_8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break-before="auto" fo:text-indent="0cm" fo:line-height="100%" fo:margin-left="1.27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break-before="auto" fo:text-indent="0cm" fo:line-height="100%" fo:margin-left="1.27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break-before="auto" fo:text-indent="0cm" fo:line-height="100%" fo:margin-left="0.079cm" style:writing-mode="lr-tb"/>
    </style:style>
    <style:style style:name="P42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break-before="auto" fo:text-indent="0cm" fo:line-height="100%" fo:margin-left="1.905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>
      <style:text-properties fo:color="#000000"/>
    </style:style>
    <style:style style:name="T43_52" style:family="text">
      <style:text-properties fo:color="#000000"/>
    </style:style>
    <style:style style:name="T43_53" style:family="text">
      <style:text-properties fo:color="#000000"/>
    </style:style>
    <style:style style:name="T43_54" style:family="text">
      <style:text-properties fo:color="#000000"/>
    </style:style>
    <style:style style:name="T43_55" style:family="text">
      <style:text-properties fo:color="#000000"/>
    </style:style>
    <style:style style:name="T43_56" style:family="text">
      <style:text-properties fo:color="#000000"/>
    </style:style>
    <style:style style:name="T43_57" style:family="text">
      <style:text-properties fo:color="#000000"/>
    </style:style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T43_65" style:family="text"/>
    <style:style style:name="T43_66" style:family="text"/>
    <style:style style:name="T43_67" style:family="text"/>
    <style:style style:name="T43_68" style:family="text"/>
    <style:style style:name="T43_69" style:family="text"/>
    <style:style style:name="T43_70" style:family="text"/>
    <style:style style:name="T43_71" style:family="text"/>
    <style:style style:name="T43_72" style:family="text"/>
    <style:style style:name="T43_73" style:family="text"/>
    <style:style style:name="T43_74" style:family="text"/>
    <style:style style:name="T43_75" style:family="text"/>
    <style:style style:name="T43_76" style:family="text"/>
    <style:style style:name="T43_77" style:family="text"/>
    <style:style style:name="T43_78" style:family="text"/>
    <style:style style:name="T43_79" style:family="text"/>
    <style:style style:name="T43_80" style:family="text"/>
    <style:style style:name="T43_81" style:family="text"/>
    <style:style style:name="T43_82" style:family="text"/>
    <style:style style:name="T43_83" style:family="text"/>
    <style:style style:name="T43_84" style:family="text"/>
    <style:style style:name="T43_85" style:family="text"/>
    <style:style style:name="T43_86" style:family="text"/>
    <style:style style:name="T43_87" style:family="text"/>
    <style:style style:name="T43_88" style:family="text"/>
    <style:style style:name="T43_89" style:family="text"/>
    <style:style style:name="T43_90" style:family="text"/>
    <style:style style:name="T43_91" style:family="text"/>
    <style:style style:name="T43_92" style:family="text"/>
    <style:style style:name="T43_9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9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9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9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9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9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9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10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10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10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10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10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10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10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10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10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10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1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1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1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1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break-before="auto" fo:text-indent="0cm" fo:line-height="100%" fo:margin-left="1.905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T44_47" style:family="text"/>
    <style:style style:name="T44_48" style:family="text"/>
    <style:style style:name="T44_49" style:family="text"/>
    <style:style style:name="T44_50" style:family="text"/>
    <style:style style:name="T44_51" style:family="text"/>
    <style:style style:name="T44_52" style:family="text"/>
    <style:style style:name="T44_53" style:family="text"/>
    <style:style style:name="T44_54" style:family="text"/>
    <style:style style:name="T44_55" style:family="text"/>
    <style:style style:name="T44_56" style:family="text"/>
    <style:style style:name="T44_57" style:family="text"/>
    <style:style style:name="T44_58" style:family="text"/>
    <style:style style:name="T44_59" style:family="text"/>
    <style:style style:name="T44_60" style:family="text"/>
    <style:style style:name="T44_61" style:family="text"/>
    <style:style style:name="T44_62" style:family="text"/>
    <style:style style:name="T44_63" style:family="text"/>
    <style:style style:name="T44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7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7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7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7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7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7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7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7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7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8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8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8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8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8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break-before="auto" fo:text-indent="0cm" fo:line-height="100%" fo:margin-left="1.905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break-before="auto" fo:text-indent="0cm" fo:line-height="100%" fo:margin-left="1.905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break-before="auto" fo:text-indent="0cm" fo:line-height="100%" fo:margin-left="1.905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break-before="auto" fo:text-indent="0cm" fo:line-height="100%" fo:margin-left="1.905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break-before="auto" fo:text-indent="0cm" fo:line-height="100%" fo:margin-left="1.905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break-before="auto" fo:text-indent="0cm" fo:line-height="100%" fo:margin-left="1.905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break-before="auto" fo:text-indent="0cm" fo:line-height="100%" fo:margin-left="1.905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break-before="auto" fo:text-indent="0cm" fo:line-height="100%" fo:margin-left="1.905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break-before="auto" fo:text-indent="0cm" fo:line-height="100%" fo:margin-left="0.079cm" style:writing-mode="lr-tb"/>
    </style:style>
    <style:style style:name="P54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54_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4_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4_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4_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4_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4_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4_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4_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55" style:family="paragraph" style:parent-style-name="Standard">
      <style:paragraph-properties fo:break-before="auto" fo:text-indent="0cm" fo:line-height="100%" fo:margin-left="1.27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break-before="auto" fo:text-indent="0cm" fo:line-height="100%" fo:margin-left="1.27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break-before="auto" fo:text-indent="0cm" fo:line-height="100%" fo:margin-left="1.27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break-before="auto" fo:text-indent="0cm" fo:line-height="100%" fo:margin-left="1.27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break-before="auto" fo:text-indent="0cm" fo:line-height="100%" fo:margin-left="1.27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break-before="auto" fo:text-indent="0cm" fo:line-height="100%" fo:margin-left="1.27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break-before="auto" fo:text-indent="0cm" fo:line-height="100%" fo:margin-left="1.27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7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7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7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7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7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7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7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7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7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8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8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8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8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8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8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8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8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8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8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9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9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9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9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9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9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9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9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9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9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0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0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0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0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0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0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0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0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0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0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7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7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7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7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7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7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7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7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7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8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8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8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8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8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8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8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8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8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8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9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9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9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9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9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9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9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9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9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19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20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20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20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20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20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20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20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20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20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20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2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2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2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2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2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2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2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2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2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2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2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2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2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2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2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2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2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2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2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2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break-before="auto" fo:text-indent="0cm" fo:line-height="100%" fo:margin-left="1.27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7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7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7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7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7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7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7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7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7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8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8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break-before="auto" fo:text-indent="0cm" fo:line-height="100%" fo:margin-left="0.079cm" style:writing-mode="lr-tb"/>
    </style:style>
    <style:style style:name="P64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break-before="auto" fo:text-indent="0cm" fo:line-height="100%" fo:margin-left="1.905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break-before="auto" fo:text-indent="0cm" fo:line-height="100%" fo:margin-left="1.905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break-before="auto" fo:text-indent="0cm" fo:line-height="100%" fo:margin-left="1.905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break-before="auto" fo:text-indent="0cm" fo:line-height="100%" fo:margin-left="0.079cm" style:writing-mode="lr-tb"/>
    </style:style>
    <style:style style:name="P69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69_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9_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9_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9_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9_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9_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9_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9_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9_9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9_10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9_1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9_1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70" style:family="paragraph" style:parent-style-name="Standard">
      <style:paragraph-properties fo:break-before="auto" fo:text-indent="0cm" fo:line-height="100%" fo:margin-left="1.27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>
      <style:text-properties fo:color="#000000"/>
    </style:style>
    <style:style style:name="T70_6" style:family="text">
      <style:text-properties fo:color="#000000"/>
    </style:style>
    <style:style style:name="T70_7" style:family="text">
      <style:text-properties fo:color="#000000"/>
    </style:style>
    <style:style style:name="T70_8" style:family="text">
      <style:text-properties fo:color="#000000"/>
    </style:style>
    <style:style style:name="T70_9" style:family="text">
      <style:text-properties fo:color="#000000"/>
    </style:style>
    <style:style style:name="T70_10" style:family="text">
      <style:text-properties fo:color="#000000"/>
    </style:style>
    <style:style style:name="T70_11" style:family="text">
      <style:text-properties fo:color="#000000"/>
    </style:style>
    <style:style style:name="T70_12" style:family="text">
      <style:text-properties fo:color="#000000"/>
    </style:style>
    <style:style style:name="T70_13" style:family="text">
      <style:text-properties fo:color="#000000"/>
    </style:style>
    <style:style style:name="T70_14" style:family="text">
      <style:text-properties fo:color="#000000"/>
    </style:style>
    <style:style style:name="T70_15" style:family="text">
      <style:text-properties fo:color="#000000"/>
    </style:style>
    <style:style style:name="T70_16" style:family="text">
      <style:text-properties fo:color="#000000"/>
    </style:style>
    <style:style style:name="T70_17" style:family="text">
      <style:text-properties fo:color="#000000"/>
    </style:style>
    <style:style style:name="T70_18" style:family="text">
      <style:text-properties fo:color="#000000"/>
    </style:style>
    <style:style style:name="T70_19" style:family="text">
      <style:text-properties fo:color="#000000"/>
    </style:style>
    <style:style style:name="T70_20" style:family="text">
      <style:text-properties fo:color="#000000"/>
    </style:style>
    <style:style style:name="T70_21" style:family="text">
      <style:text-properties fo:color="#000000"/>
    </style:style>
    <style:style style:name="T70_22" style:family="text">
      <style:text-properties fo:color="#000000"/>
    </style:style>
    <style:style style:name="T70_23" style:family="text">
      <style:text-properties fo:color="#000000"/>
    </style:style>
    <style:style style:name="T70_24" style:family="text">
      <style:text-properties fo:color="#000000"/>
    </style:style>
    <style:style style:name="T70_25" style:family="text">
      <style:text-properties fo:color="#000000"/>
    </style:style>
    <style:style style:name="T70_26" style:family="text">
      <style:text-properties fo:color="#000000"/>
    </style:style>
    <style:style style:name="T70_27" style:family="text">
      <style:text-properties fo:color="#000000"/>
    </style:style>
    <style:style style:name="T70_28" style:family="text">
      <style:text-properties fo:color="#000000"/>
    </style:style>
    <style:style style:name="T70_29" style:family="text">
      <style:text-properties fo:color="#000000"/>
    </style:style>
    <style:style style:name="T70_30" style:family="text">
      <style:text-properties fo:color="#000000"/>
    </style:style>
    <style:style style:name="T70_31" style:family="text">
      <style:text-properties fo:color="#000000"/>
    </style:style>
    <style:style style:name="T70_32" style:family="text">
      <style:text-properties fo:color="#000000"/>
    </style:style>
    <style:style style:name="T70_33" style:family="text">
      <style:text-properties fo:color="#000000"/>
    </style:style>
    <style:style style:name="T70_34" style:family="text">
      <style:text-properties fo:color="#000000"/>
    </style:style>
    <style:style style:name="T70_35" style:family="text">
      <style:text-properties fo:color="#000000"/>
    </style:style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break-before="auto" fo:text-indent="0cm" fo:line-height="100%" fo:margin-left="1.27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break-before="auto" fo:text-indent="0cm" fo:line-height="100%" fo:margin-left="1.27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break-before="auto" fo:text-indent="0cm" fo:line-height="100%" fo:margin-left="1.27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T73_46" style:family="text"/>
    <style:style style:name="T73_47" style:family="text"/>
    <style:style style:name="T73_48" style:family="text"/>
    <style:style style:name="T73_49" style:family="text"/>
    <style:style style:name="T73_50" style:family="text"/>
    <style:style style:name="T73_51" style:family="text"/>
    <style:style style:name="T73_52" style:family="text"/>
    <style:style style:name="T73_53" style:family="text"/>
    <style:style style:name="T73_54" style:family="text"/>
    <style:style style:name="T73_55" style:family="text"/>
    <style:style style:name="T73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57" style:family="text"/>
    <style:style style:name="T73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59" style:family="text"/>
    <style:style style:name="T73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61" style:family="text"/>
    <style:style style:name="T73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63" style:family="text"/>
    <style:style style:name="T73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65" style:family="text"/>
    <style:style style:name="T73_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67" style:family="text"/>
    <style:style style:name="T73_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69" style:family="text"/>
    <style:style style:name="T73_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71" style:family="text"/>
    <style:style style:name="T73_7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73" style:family="text"/>
    <style:style style:name="T73_7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75" style:family="text"/>
    <style:style style:name="T73_7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77" style:family="text"/>
    <style:style style:name="T73_7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break-before="auto" fo:text-indent="0cm" fo:line-height="100%" fo:margin-left="1.27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break-before="auto" fo:line-height="100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T75_46" style:family="text"/>
    <style:style style:name="T75_47" style:family="text"/>
    <style:style style:name="T75_48" style:family="text"/>
    <style:style style:name="T75_49" style:family="text"/>
    <style:style style:name="T75_50" style:family="text"/>
    <style:style style:name="T75_51" style:family="text"/>
    <style:style style:name="T75_52" style:family="text"/>
    <style:style style:name="T75_53" style:family="text"/>
    <style:style style:name="T75_54" style:family="text"/>
    <style:style style:name="T75_55" style:family="text"/>
    <style:style style:name="T75_56" style:family="text"/>
    <style:style style:name="T75_57" style:family="text"/>
    <style:style style:name="T75_58" style:family="text"/>
    <style:style style:name="T75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60" style:family="text"/>
    <style:style style:name="T75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62" style:family="text"/>
    <style:style style:name="T75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64" style:family="text"/>
    <style:style style:name="T75_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66" style:family="text"/>
    <style:style style:name="T75_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68" style:family="text"/>
    <style:style style:name="T75_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break-before="auto" fo:line-height="100%" fo:margin-top="0cm" fo:margin-bottom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break-before="auto" fo:text-indent="0cm" fo:line-height="100%" fo:margin-left="1.27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7_48" style:family="text"/>
    <style:style style:name="T77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7_50" style:family="text"/>
    <style:style style:name="T77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7_52" style:family="text"/>
    <style:style style:name="T77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7_54" style:family="text"/>
    <style:style style:name="T77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7_56" style:family="text"/>
    <style:style style:name="T77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break-before="auto" fo:text-indent="0cm" fo:line-height="100%" fo:margin-left="1.27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7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7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7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7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7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7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7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7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7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8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8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8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8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8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8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break-before="auto" fo:text-indent="0cm" fo:line-height="100%" fo:margin-left="0.079cm" style:writing-mode="lr-tb"/>
    </style:style>
    <style:style style:name="P80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80_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80_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80_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80_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81" style:family="paragraph" style:parent-style-name="Standard">
      <style:paragraph-properties fo:break-before="auto" fo:text-indent="0cm" fo:line-height="100%" fo:margin-left="1.27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break-before="auto" fo:text-indent="0cm" fo:line-height="100%" fo:margin-left="0.079cm" style:writing-mode="lr-tb"/>
    </style:style>
    <style:style style:name="P83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83_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83_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83_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83_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84" style:family="paragraph" style:parent-style-name="Standard">
      <style:paragraph-properties fo:break-before="auto" fo:text-indent="0cm" fo:line-height="100%" fo:margin-left="1.27cm" style:writing-mode="lr-tb"/>
    </style:style>
    <style:style style:name="T84_1" style:family="text">
      <style:text-properties style:text-line-through-style="none" fo:font-style="normal" style:font-style-asian="normal" style:font-style-complex="normal" fo:color="#ff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break-before="auto" fo:text-indent="0cm" fo:line-height="100%" fo:margin-left="1.27cm" style:writing-mode="lr-tb"/>
    </style:style>
    <style:style style:name="T85_1" style:family="text">
      <style:text-properties fo:color="#000000"/>
    </style:style>
    <style:style style:name="T85_2" style:family="text">
      <style:text-properties fo:color="#000000"/>
    </style:style>
    <style:style style:name="T85_3" style:family="text">
      <style:text-properties fo:color="#000000"/>
    </style:style>
    <style:style style:name="T85_4" style:family="text">
      <style:text-properties fo:color="#000000"/>
    </style:style>
    <style:style style:name="T85_5" style:family="text">
      <style:text-properties fo:color="#000000"/>
    </style:style>
    <style:style style:name="T85_6" style:family="text">
      <style:text-properties fo:color="#000000"/>
    </style:style>
    <style:style style:name="T85_7" style:family="text">
      <style:text-properties fo:color="#000000"/>
    </style:style>
    <style:style style:name="T85_8" style:family="text">
      <style:text-properties fo:color="#000000"/>
    </style:style>
    <style:style style:name="T85_9" style:family="text">
      <style:text-properties fo:color="#000000"/>
    </style:style>
    <style:style style:name="T85_10" style:family="text">
      <style:text-properties fo:color="#000000"/>
    </style:style>
    <style:style style:name="T85_11" style:family="text">
      <style:text-properties fo:color="#000000"/>
    </style:style>
    <style:style style:name="T85_12" style:family="text"/>
    <style:style style:name="T85_13" style:family="text">
      <style:text-properties fo:color="#000000"/>
    </style:style>
    <style:style style:name="T85_14" style:family="text"/>
    <style:style style:name="T85_15" style:family="text">
      <style:text-properties fo:color="#000000"/>
    </style:style>
    <style:style style:name="T85_16" style:family="text"/>
    <style:style style:name="T85_17" style:family="text">
      <style:text-properties fo:color="#000000"/>
    </style:style>
    <style:style style:name="T85_18" style:family="text"/>
    <style:style style:name="T85_19" style:family="text">
      <style:text-properties fo:color="#000000"/>
    </style:style>
    <style:style style:name="T85_20" style:family="text"/>
    <style:style style:name="T85_21" style:family="text">
      <style:text-properties fo:color="#000000"/>
    </style:style>
    <style:style style:name="T85_22" style:family="text"/>
    <style:style style:name="T85_23" style:family="text">
      <style:text-properties fo:color="#000000"/>
    </style:style>
    <style:style style:name="T85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break-before="auto" fo:text-indent="0cm" fo:line-height="100%" fo:margin-left="1.27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break-before="auto" fo:text-indent="0cm" fo:line-height="100%" fo:margin-left="0.079cm" style:writing-mode="lr-tb"/>
    </style:style>
    <style:style style:name="P88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88_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88_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88_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88_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89" style:family="paragraph" style:parent-style-name="Standard">
      <style:paragraph-properties fo:break-before="auto" fo:text-indent="0cm" fo:line-height="100%" fo:margin-left="1.27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break-before="auto" fo:text-indent="0cm" fo:line-height="100%" fo:margin-left="1.27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7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7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7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7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7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7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7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7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7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8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8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break-before="auto" fo:text-indent="0cm" fo:line-height="100%" fo:margin-left="1.27cm" style:writing-mode="lr-tb"/>
    </style:style>
    <style:style style:name="T91_1" style:family="text"/>
    <style:style style:name="T91_2" style:family="text"/>
    <style:style style:name="T9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break-before="auto" fo:text-indent="0cm" fo:line-height="100%" fo:margin-left="1.27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7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7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7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7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7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break-before="auto" fo:text-indent="0cm" fo:line-height="100%" fo:margin-left="1.27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7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7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7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7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7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7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7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7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7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8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8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8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8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8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8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8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8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8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8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9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9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9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9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9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9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9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9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9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9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10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10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10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10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10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10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break-before="auto" fo:text-indent="0cm" fo:line-height="100%" fo:margin-left="1.27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break-before="auto" fo:text-indent="0cm" fo:line-height="100%" fo:margin-left="1.27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break-before="auto" fo:text-indent="0cm" fo:line-height="100%" fo:margin-left="1.27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break-before="auto" fo:text-indent="0cm" fo:line-height="100%" fo:margin-left="1.27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break-before="auto" fo:text-indent="0cm" fo:line-height="100%" fo:margin-left="1.27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break-before="auto" fo:text-indent="0cm" fo:line-height="100%" fo:margin-left="1.27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break-before="auto" fo:text-indent="0cm" fo:line-height="100%" fo:margin-left="1.27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break-before="auto" fo:text-indent="0cm" fo:line-height="100%" fo:margin-left="1.27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break-before="auto" fo:text-indent="0cm" fo:line-height="100%" fo:margin-left="1.27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break-before="auto" fo:text-indent="0cm" fo:line-height="100%" fo:margin-left="1.27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7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7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7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7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7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7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7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7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7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8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8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8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8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8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8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8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8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8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8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9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9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9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9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9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9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9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9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9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9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10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10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10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10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10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10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10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10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10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10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1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1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break-before="auto" fo:text-indent="0cm" fo:line-height="100%" fo:margin-left="1.27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break-before="auto" fo:text-indent="0cm" fo:line-height="100%" fo:margin-left="1.27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7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7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7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7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7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7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7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7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7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8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8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8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8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8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8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8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8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8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8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9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9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9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9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9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9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9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9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9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9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0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0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0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0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0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0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0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0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0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0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1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break-before="auto" fo:text-indent="0cm" fo:line-height="100%" fo:margin-left="1.27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7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7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7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7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7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7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7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7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7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8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8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8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8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8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8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8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8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8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8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9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9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9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9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9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9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9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9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9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9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0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0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0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0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0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0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0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0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0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0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7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7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7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7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7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7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7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7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7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8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8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break-before="auto" fo:text-indent="0cm" fo:line-height="100%" fo:margin-left="1.27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break-before="auto" fo:text-indent="0cm" fo:line-height="100%" fo:margin-left="1.27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7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7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7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7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7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break-before="auto" fo:text-indent="0cm" fo:line-height="100%" fo:margin-left="1.27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9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break-before="auto" fo:text-indent="0cm" fo:line-height="100%" fo:margin-left="0.079cm" style:writing-mode="lr-tb"/>
    </style:style>
    <style:style style:name="P111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111_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11_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11_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11_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112" style:family="paragraph" style:parent-style-name="Standard">
      <style:paragraph-properties fo:break-before="auto" fo:text-indent="0cm" fo:line-height="100%" fo:margin-left="1.27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7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7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7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7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7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7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7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7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7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8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8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8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8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8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8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8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8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8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8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break-before="auto" fo:text-indent="0cm" fo:line-height="100%" fo:margin-left="1.27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7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7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7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7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7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7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7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7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7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8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8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8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8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8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8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8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8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8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8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9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9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9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9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9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9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9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9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9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9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0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0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0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0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0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0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0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0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0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0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7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7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7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break-before="auto" fo:text-indent="0cm" fo:line-height="100%" fo:margin-left="1.27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4_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P116" style:family="paragraph" style:parent-style-name="Standard">
      <style:paragraph-properties fo:break-before="auto" fo:text-indent="0cm" fo:line-height="100%" fo:margin-left="1.27cm" style:writing-mode="lr-tb"/>
    </style:style>
    <style:style style:name="T116_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16_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117" style:family="paragraph" style:parent-style-name="Standard">
      <style:paragraph-properties fo:break-before="auto" fo:text-indent="0cm" fo:line-height="100%" fo:margin-left="1.27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7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7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7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7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7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7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7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7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7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8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8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8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8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8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8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8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8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8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8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9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9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break-before="auto" fo:text-indent="0cm" fo:line-height="100%" fo:margin-left="1.27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7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7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7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7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7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7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7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7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7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8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8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8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8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8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8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8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8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8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8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9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9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9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9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9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9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9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9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9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9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0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0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0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0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0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0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0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0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0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0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8_1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break-before="auto" fo:text-indent="0cm" fo:line-height="100%" fo:margin-left="1.27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7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7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7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7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7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7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7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7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7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8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8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8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8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8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8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8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8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8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8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9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9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9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9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9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9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9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9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9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9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10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10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10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10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10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10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10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10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10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10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1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1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1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1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1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1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1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1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1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1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1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1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1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1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break-before="auto" fo:text-indent="0cm" fo:line-height="100%" fo:margin-left="1.27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0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0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0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0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0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0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0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0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0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0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0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0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0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0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0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0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0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0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0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0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0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0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0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0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0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break-before="auto" fo:text-indent="0cm" fo:line-height="100%" fo:margin-left="1.27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1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1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1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1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1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1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1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1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1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1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1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1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1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1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1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1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1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1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1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break-before="auto" fo:text-indent="0cm" fo:line-height="100%" fo:margin-left="1.27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break-before="auto" fo:text-indent="0cm" fo:line-height="100%" fo:margin-left="1.27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3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3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3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break-before="auto" fo:text-indent="0cm" fo:line-height="100%" fo:margin-left="1.27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break-before="auto" fo:text-indent="0cm" fo:line-height="100%" fo:margin-left="1.27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5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break-before="auto" fo:text-indent="0cm" fo:line-height="100%" fo:margin-left="1.27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6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6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6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6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6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6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6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6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6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6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6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6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6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break-before="auto" fo:text-indent="0cm" fo:line-height="100%" fo:margin-left="1.27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7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7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7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7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7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7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7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7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7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7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break-before="auto" fo:text-indent="0cm" fo:line-height="100%" fo:margin-left="1.27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7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break-before="auto" fo:text-indent="0cm" fo:line-height="100%" fo:margin-left="1.27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break-before="auto" fo:text-indent="0cm" fo:line-height="100%" fo:margin-left="0.079cm" style:writing-mode="lr-tb"/>
      <style:text-properties fo:color="#000000"/>
    </style:style>
    <style:style style:name="P131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131_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31_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132" style:family="paragraph" style:parent-style-name="Standard">
      <style:paragraph-properties fo:break-before="auto" fo:text-indent="0cm" fo:line-height="100%" fo:margin-left="1.27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2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2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2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2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2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2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2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2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2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2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2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2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2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2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2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2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2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2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2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2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2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2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2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2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2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2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2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2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break-before="auto" fo:text-indent="0cm" fo:line-height="100%" fo:margin-left="1.27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3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3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3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3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3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3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3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3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3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3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3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3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3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3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3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3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3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3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3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3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3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3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3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3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3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3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3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3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3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3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3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3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3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3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3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3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3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break-before="auto" fo:text-indent="0cm" fo:line-height="100%" fo:margin-left="1.27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break-before="auto" fo:text-indent="0cm" fo:line-height="100%" fo:margin-left="1.27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break-before="auto" fo:text-indent="0cm" fo:line-height="100%" fo:margin-left="1.27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7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7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7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7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7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7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7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7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7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8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8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8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8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8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8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8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8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8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8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9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9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9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9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9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9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9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9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9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9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10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10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10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10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10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10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10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10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10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10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1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1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1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1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1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1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1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1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1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1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1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1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1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1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1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1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break-before="auto" fo:text-indent="0cm" fo:line-height="100%" fo:margin-left="1.27cm" style:writing-mode="lr-tb"/>
    </style:style>
    <style:style style:name="T137_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37_2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37_3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37_4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37_5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37_6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37_7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37_8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37_9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37_10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37_11" style:family="text">
      <style:text-properties style:text-line-through-style="none"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138" style:family="paragraph" style:parent-style-name="Standard">
      <style:paragraph-properties fo:break-before="auto" fo:text-indent="0cm" fo:line-height="100%" fo:margin-left="1.27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7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7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7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7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7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7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7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7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7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8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8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8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8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8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8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8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8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8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8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9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9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9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9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9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9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9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9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9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9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0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0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0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0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0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0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0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0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0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0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7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7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7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7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7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7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7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7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7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8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8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8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8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8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8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8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8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8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8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9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9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9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9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break-before="auto" fo:text-indent="0cm" fo:line-height="100%" fo:margin-left="1.27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9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9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9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9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9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9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9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9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9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9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9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9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9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9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9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9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9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9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9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9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9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9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9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break-before="auto" fo:text-indent="0cm" fo:line-height="100%" fo:margin-left="1.27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7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7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7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7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7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break-before="auto" fo:text-indent="0cm" fo:line-height="100%" fo:margin-left="1.27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break-before="auto" fo:text-indent="0cm" fo:line-height="100%" fo:margin-left="1.27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break-before="auto" fo:text-indent="0cm" fo:line-height="100%" fo:margin-left="1.27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break-before="auto" fo:text-indent="0cm" fo:line-height="100%" fo:margin-left="1.27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break-before="auto" fo:text-indent="0cm" fo:line-height="100%" fo:margin-left="0.079cm" style:writing-mode="lr-tb"/>
      <style:text-properties fo:color="#000000"/>
    </style:style>
    <style:style style:name="P146" style:family="paragraph" style:parent-style-name="Standard">
      <style:paragraph-properties fo:break-before="auto" fo:text-indent="0cm" fo:line-height="100%" fo:margin-top="0cm" fo:margin-bottom="0cm" style:writing-mode="lr-tb"/>
      <style:text-properties fo:color="#000000"/>
    </style:style>
    <style:style style:name="P147" style:family="paragraph" style:parent-style-name="Standard">
      <style:paragraph-properties fo:break-before="auto" fo:text-indent="0cm" fo:line-height="100%" fo:margin-left="1.27cm" style:writing-mode="lr-tb"/>
      <style:text-properties fo:color="#000000"/>
    </style:style>
    <style:style style:name="P148" style:family="paragraph" style:parent-style-name="Standard">
      <style:paragraph-properties fo:break-before="auto" fo:text-indent="0cm" fo:line-height="100%" fo:margin-left="1.27cm" style:writing-mode="lr-tb"/>
    </style:style>
    <style:style style:name="T148_1" style:family="text">
      <style:text-properties style:text-line-through-style="none" fo:font-style="normal" style:font-style-asian="normal" style:font-style-complex="normal" fo:color="#ff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break-before="auto" fo:text-indent="0cm" fo:line-height="100%" fo:margin-left="1.27cm" style:writing-mode="lr-tb"/>
      <style:text-properties fo:color="#ff0000"/>
    </style:style>
    <style:style style:name="P150" style:family="paragraph" style:parent-style-name="Standard">
      <style:paragraph-properties fo:break-before="auto" fo:text-indent="0cm" fo:line-height="100%" fo:margin-left="1.27cm" style:writing-mode="lr-tb"/>
      <style:text-properties fo:color="#ff0000"/>
    </style:style>
    <style:style style:name="P151" style:family="paragraph" style:parent-style-name="Standard">
      <style:paragraph-properties fo:break-before="auto" fo:text-indent="0cm" fo:line-height="100%" fo:margin-left="1.27cm" style:writing-mode="lr-tb"/>
      <style:text-properties fo:color="#ff0000"/>
    </style:style>
    <style:style style:name="P152" style:family="paragraph" style:parent-style-name="Standard">
      <style:paragraph-properties fo:break-before="auto" fo:text-indent="0cm" fo:line-height="100%" fo:margin-left="1.27cm" style:writing-mode="lr-tb"/>
      <style:text-properties fo:color="#ff0000"/>
    </style:style>
    <style:style style:name="P153" style:family="paragraph" style:parent-style-name="Standard">
      <style:paragraph-properties fo:break-before="auto" fo:text-indent="0cm" fo:line-height="100%" fo:margin-left="1.27cm" style:writing-mode="lr-tb"/>
      <style:text-properties fo:color="#ff0000"/>
    </style:style>
    <style:style style:name="P154" style:family="paragraph" style:parent-style-name="Standard">
      <style:paragraph-properties fo:break-before="auto" fo:text-indent="0cm" fo:line-height="100%" fo:margin-left="1.27cm" style:writing-mode="lr-tb"/>
      <style:text-properties fo:color="#ff0000"/>
    </style:style>
    <style:style style:name="P155" style:family="paragraph" style:parent-style-name="Standard">
      <style:paragraph-properties fo:break-before="auto" fo:text-indent="0cm" fo:line-height="100%" fo:margin-left="1.27cm" style:writing-mode="lr-tb"/>
      <style:text-properties fo:color="#ff0000"/>
    </style:style>
  </office:automatic-styles>
  <office:body>
    <office:text>
      <text:p text:style-name="P1"><text:span text:style-name="T1_1">Условия</text:span><text:span text:style-name="T1_2"><text:s/></text:span><text:span text:style-name="T1_3">предоставления</text:span><text:span text:style-name="T1_4"><text:s/></text:span><text:span text:style-name="T1_5">в</text:span><text:span text:style-name="T1_6"><text:s/></text:span><text:span text:style-name="T1_7">пользование</text:span><text:span text:style-name="T1_8"><text:s/></text:span><text:span text:style-name="T1_9">программного</text:span><text:span text:style-name="T1_10"><text:s/></text:span><text:span text:style-name="T1_11">обеспечения</text:span><text:span text:style-name="T1_12"><text:s/>(</text:span><text:span text:style-name="T1_13">публичная</text:span><text:span text:style-name="T1_14"><text:s/></text:span><text:span text:style-name="T1_15">оферта</text:span><text:span text:style-name="T1_16"><text:s/></text:span><text:span text:style-name="T1_17">для</text:span><text:span text:style-name="T1_18"><text:s/></text:span><text:span text:style-name="T1_19">физических</text:span><text:span text:style-name="T1_20"><text:s/></text:span><text:span text:style-name="T1_21">лиц</text:span><text:span text:style-name="T1_22">,<text:s/></text:span><text:span text:style-name="T1_23">юридических</text:span><text:span text:style-name="T1_24"><text:s/></text:span><text:span text:style-name="T1_25">лиц</text:span><text:span text:style-name="T1_26"><text:s/></text:span><text:span text:style-name="T1_27">и</text:span><text:span text:style-name="T1_28"><text:s/></text:span><text:span text:style-name="T1_29">ИП</text:span><text:span text:style-name="T1_30">)</text:span></text:p>
      <text:p text:style-name="P2"/>
      <text:p text:style-name="P3"><text:span text:style-name="T3_1">г</text:span><text:span text:style-name="T3_2">.<text:s/></text:span><text:span text:style-name="T3_3">Хабаровск</text:span><text:span text:style-name="T3_4"><text:s text:c="77"/></text:span><text:span text:style-name="T3_5">Введены</text:span><text:span text:style-name="T3_6"><text:s/></text:span><text:span text:style-name="T3_7">в</text:span><text:span text:style-name="T3_8"><text:s/></text:span><text:span text:style-name="T3_9">действие</text:span><text:span text:style-name="T3_10"><text:s/></text:span><text:span text:style-name="T3_11">приказом</text:span><text:span text:style-name="T3_12"><text:s/>№1</text:span></text:p>
      <text:p text:style-name="P4"><text:span text:style-name="T4_1"><text:s text:c="117"/></text:span><text:span text:style-name="T4_2">от</text:span><text:span text:style-name="T4_3"><text:s/>19<text:s/></text:span><text:span text:style-name="T4_4">июля</text:span><text:span text:style-name="T4_5"><text:s/>2016<text:s/></text:span><text:span text:style-name="T4_6">г</text:span><text:span text:style-name="T4_7">.</text:span></text:p>
      <text:p text:style-name="P5"/>
      <text:p text:style-name="P6"/>
      <text:p text:style-name="P7"><text:span text:style-name="T7_1">1.<text:s/></text:span><text:span text:style-name="T7_2">Общие</text:span><text:span text:style-name="T7_3"><text:s/></text:span><text:span text:style-name="T7_4">положения</text:span></text:p>
      <text:list text:style-name="LS1" xml:id="list0">
        <text:list-item>
          <text:p text:style-name="P8"><text:span text:style-name="T8_1">1.1.<text:s/></text:span><text:span text:style-name="T8_2">Настоящие</text:span><text:span text:style-name="T8_3"><text:s/></text:span><text:span text:style-name="T8_4">Условия</text:span><text:span text:style-name="T8_5">,<text:s/></text:span><text:span text:style-name="T8_6">в</text:span><text:span text:style-name="T8_7"><text:s/></text:span><text:span text:style-name="T8_8">соответствии</text:span><text:span text:style-name="T8_9"><text:s/></text:span><text:span text:style-name="T8_10">со</text:span><text:span text:style-name="T8_11"><text:s/></text:span><text:span text:style-name="T8_12">ст</text:span><text:span text:style-name="T8_13">.<text:s/>435,<text:s/>437<text:s/></text:span><text:span text:style-name="T8_14">Гражданского</text:span><text:span text:style-name="T8_15"><text:s/></text:span><text:span text:style-name="T8_16">Кодекса</text:span><text:span text:style-name="T8_17"><text:s/></text:span><text:span text:style-name="T8_18">РФ</text:span><text:span text:style-name="T8_19">,<text:s/></text:span><text:span text:style-name="T8_20">являются</text:span><text:span text:style-name="T8_21"><text:s/></text:span><text:span text:style-name="T8_22">публичной</text:span><text:span text:style-name="T8_23"><text:s/></text:span><text:span text:style-name="T8_24">офертой</text:span><text:span text:style-name="T8_25"><text:s/>(</text:span><text:span text:style-name="T8_26">предложением</text:span><text:span text:style-name="T8_27">)<text:s/></text:span><text:span text:style-name="T8_28">Исполнителя</text:span><text:span text:style-name="T8_29"><text:s/></text:span><text:span text:style-name="T8_30">в</text:span><text:span text:style-name="T8_31"><text:s/></text:span><text:span text:style-name="T8_32">адрес</text:span><text:span text:style-name="T8_33"><text:s/></text:span><text:span text:style-name="T8_34">физических</text:span><text:span text:style-name="T8_35"><text:s/></text:span><text:span text:style-name="T8_36">лиц</text:span><text:span text:style-name="T8_37">,<text:s/></text:span><text:span text:style-name="T8_38">юридических</text:span><text:span text:style-name="T8_39"><text:s/></text:span><text:span text:style-name="T8_40">лиц</text:span><text:span text:style-name="T8_41"><text:s/></text:span><text:span text:style-name="T8_42">и</text:span><text:span text:style-name="T8_43"><text:s/></text:span><text:span text:style-name="T8_44">индивидуальных</text:span><text:span text:style-name="T8_45"><text:s/></text:span><text:span text:style-name="T8_46">предпринимателей</text:span><text:span text:style-name="T8_47">,<text:s/></text:span><text:span text:style-name="T8_48">содержащей</text:span><text:span text:style-name="T8_49"><text:s/></text:span><text:span text:style-name="T8_50">существенные</text:span><text:span text:style-name="T8_51"><text:s/></text:span><text:span text:style-name="T8_52">условия</text:span><text:span text:style-name="T8_53"><text:s/></text:span><text:span text:style-name="T8_54">договора</text:span><text:span text:style-name="T8_55"><text:s/></text:span><text:span text:style-name="T8_56">возмездного</text:span><text:span text:style-name="T8_57"><text:s/></text:span><text:span text:style-name="T8_58">оказания</text:span><text:span text:style-name="T8_59"><text:s/></text:span><text:span text:style-name="T8_60">услуг</text:span><text:span text:style-name="T8_61">.</text:span></text:p>
        </text:list-item>
      </text:list>
      <text:p text:style-name="P9"><text:span text:style-name="T9_1">1.2.<text:s/></text:span><text:span text:style-name="T9_2">Полным</text:span><text:span text:style-name="T9_3"><text:s/></text:span><text:span text:style-name="T9_4">и</text:span><text:span text:style-name="T9_5"><text:s/></text:span><text:span text:style-name="T9_6">безоговорочным</text:span><text:span text:style-name="T9_7"><text:s/></text:span><text:span text:style-name="T9_8">акцептом</text:span><text:span text:style-name="T9_9"><text:s/></text:span><text:span text:style-name="T9_10">настоящей</text:span><text:span text:style-name="T9_11"><text:s/></text:span><text:span text:style-name="T9_12">оферты</text:span><text:span text:style-name="T9_13"><text:s/></text:span><text:span text:style-name="T9_14">является</text:span><text:span text:style-name="T9_15"><text:s/></text:span><text:span text:style-name="T9_16">оплата</text:span><text:span text:style-name="T9_17"><text:s/></text:span><text:span text:style-name="T9_18">услуг</text:span><text:span text:style-name="T9_19"><text:s/></text:span><text:span text:style-name="T9_20">предусмотренным</text:span><text:span text:style-name="T9_21"><text:s/></text:span><text:span text:style-name="T9_22">настоящей</text:span><text:span text:style-name="T9_23"><text:s/></text:span><text:span text:style-name="T9_24">офертой</text:span><text:span text:style-name="T9_25"><text:s/></text:span><text:span text:style-name="T9_26">способом</text:span><text:span text:style-name="T9_27">,<text:s/></text:span><text:span text:style-name="T9_28">а</text:span><text:span text:style-name="T9_29"><text:s/></text:span><text:span text:style-name="T9_30">также</text:span><text:span text:style-name="T9_31"><text:s/></text:span><text:span text:style-name="T9_32">иные</text:span><text:span text:style-name="T9_33"><text:s/></text:span><text:span text:style-name="T9_34">аналогичные</text:span><text:span text:style-name="T9_35"><text:s/></text:span><text:span text:style-name="T9_36">действия</text:span><text:span text:style-name="T9_37">,<text:s/></text:span><text:span text:style-name="T9_38">подтверждающие</text:span><text:span text:style-name="T9_39"><text:s/></text:span><text:span text:style-name="T9_40">намерения</text:span><text:span text:style-name="T9_41"><text:s/></text:span><text:span text:style-name="T9_42">лица</text:span><text:span text:style-name="T9_43"><text:s/></text:span><text:span text:style-name="T9_44">пользоваться</text:span><text:span text:style-name="T9_45"><text:s/></text:span><text:span text:style-name="T9_46">услугами</text:span><text:span text:style-name="T9_47">.</text:span></text:p>
      <text:p text:style-name="P10"><text:span text:style-name="T10_1">1.3.<text:s/></text:span><text:span text:style-name="T10_2">С</text:span><text:span text:style-name="T10_3"><text:s/></text:span><text:span text:style-name="T10_4">момента</text:span><text:span text:style-name="T10_5"><text:s/></text:span><text:span text:style-name="T10_6">совершения</text:span><text:span text:style-name="T10_7"><text:s/></text:span><text:span text:style-name="T10_8">акцепта</text:span><text:span text:style-name="T10_9"><text:s/></text:span><text:span text:style-name="T10_10">Заказчик</text:span><text:span text:style-name="T10_11"><text:s/></text:span><text:span text:style-name="T10_12">считается</text:span><text:span text:style-name="T10_13"><text:s/></text:span><text:span text:style-name="T10_14">ознакомившимся</text:span><text:span text:style-name="T10_15"><text:s/></text:span><text:span text:style-name="T10_16">и</text:span><text:span text:style-name="T10_17"><text:s/></text:span><text:span text:style-name="T10_18">согласившимся</text:span><text:span text:style-name="T10_19"><text:s/></text:span><text:span text:style-name="T10_20">с</text:span><text:span text:style-name="T10_21"><text:s/></text:span><text:span text:style-name="T10_22">настоящей</text:span><text:span text:style-name="T10_23"><text:s/></text:span><text:span text:style-name="T10_24">офертой</text:span><text:span text:style-name="T10_25"><text:s/></text:span><text:span text:style-name="T10_26">и</text:span><text:span text:style-name="T10_27"><text:s/></text:span><text:span text:style-name="T10_28">в</text:span><text:span text:style-name="T10_29"><text:s/></text:span><text:span text:style-name="T10_30">соответствии</text:span><text:span text:style-name="T10_31"><text:s/></text:span><text:span text:style-name="T10_32">с</text:span><text:span text:style-name="T10_33"><text:s/></text:span><text:span text:style-name="T10_34">Гражданским</text:span><text:span text:style-name="T10_35"><text:s/></text:span><text:span text:style-name="T10_36">Кодексом</text:span><text:span text:style-name="T10_37"><text:s/></text:span><text:span text:style-name="T10_38">РФ</text:span><text:span text:style-name="T10_39"><text:s/></text:span><text:span text:style-name="T10_40">считается</text:span><text:span text:style-name="T10_41"><text:s/></text:span><text:span text:style-name="T10_42">вступившим</text:span><text:span text:style-name="T10_43"><text:s/></text:span><text:span text:style-name="T10_44">с</text:span><text:span text:style-name="T10_45"><text:s/></text:span><text:span text:style-name="T10_46">Исполнителем</text:span><text:span text:style-name="T10_47"><text:s/></text:span><text:span text:style-name="T10_48">в</text:span><text:span text:style-name="T10_49"><text:s/></text:span><text:span text:style-name="T10_50">договорные</text:span><text:span text:style-name="T10_51"><text:s/></text:span><text:span text:style-name="T10_52">отношения</text:span><text:span text:style-name="T10_53"><text:s/></text:span><text:span text:style-name="T10_54">в</text:span><text:span text:style-name="T10_55"><text:s/></text:span><text:span text:style-name="T10_56">соответствии</text:span><text:span text:style-name="T10_57"><text:s/></text:span><text:span text:style-name="T10_58">с</text:span><text:span text:style-name="T10_59"><text:s/></text:span><text:span text:style-name="T10_60">настоящими</text:span><text:span text:style-name="T10_61"><text:s/></text:span><text:span text:style-name="T10_62">Условиями</text:span><text:span text:style-name="T10_63">.</text:span></text:p>
      <text:p text:style-name="P11"/>
      <text:list text:style-name="LS2" xml:id="list1">
        <text:list-item>
          <text:p text:style-name="P12"><text:span text:style-name="T12_1">2.<text:s/></text:span><text:span text:style-name="T12_2">Используемые</text:span><text:span text:style-name="T12_3"><text:s/></text:span><text:span text:style-name="T12_4">понятия</text:span><text:span text:style-name="T12_5"><text:s/></text:span><text:span text:style-name="T12_6">и</text:span><text:span text:style-name="T12_7"><text:s/></text:span><text:span text:style-name="T12_8">определения</text:span></text:p>
        </text:list-item>
      </text:list>
      <text:p text:style-name="P13"><text:span text:style-name="T13_1">Понятия</text:span><text:span text:style-name="T13_2"><text:s/></text:span><text:span text:style-name="T13_3">и</text:span><text:span text:style-name="T13_4"><text:s/></text:span><text:span text:style-name="T13_5">определения</text:span><text:span text:style-name="T13_6">,<text:s/></text:span><text:span text:style-name="T13_7">используемые</text:span><text:span text:style-name="T13_8"><text:s/></text:span><text:span text:style-name="T13_9">в</text:span><text:span text:style-name="T13_10"><text:s/></text:span><text:span text:style-name="T13_11">настоящих</text:span><text:span text:style-name="T13_12"><text:s/></text:span><text:span text:style-name="T13_13">Условиях</text:span><text:span text:style-name="T13_14">,<text:s/></text:span><text:span text:style-name="T13_15">имеют</text:span><text:span text:style-name="T13_16"><text:s/></text:span><text:span text:style-name="T13_17">следующее</text:span><text:span text:style-name="T13_18"><text:s/></text:span><text:span text:style-name="T13_19">значение</text:span><text:span text:style-name="T13_20">:</text:span></text:p>
      <text:p text:style-name="P14"><text:span text:style-name="T14_1">2.1.<text:s/></text:span><text:span text:style-name="T14_2">Услуга</text:span><text:span text:style-name="T14_3"><text:s/></text:span><text:span text:style-name="T14_4">предоставления</text:span><text:span text:style-name="T14_5"><text:s/></text:span><text:span text:style-name="T14_6">в</text:span><text:span text:style-name="T14_7"><text:s/></text:span><text:span text:style-name="T14_8">пользование</text:span><text:span text:style-name="T14_9"><text:s/></text:span><text:span text:style-name="T14_10">программного</text:span><text:span text:style-name="T14_11"><text:s/></text:span><text:span text:style-name="T14_12">обеспечения</text:span><text:span text:style-name="T14_13"><text:s/>(</text:span><text:span text:style-name="T14_14">RplusMgmt</text:span><text:span text:style-name="T14_15"><text:s/>)<text:s/>–<text:s/></text:span><text:span text:style-name="T14_16">услуга</text:span><text:span text:style-name="T14_17">,<text:s/></text:span><text:span text:style-name="T14_18">выражающаяся</text:span><text:span text:style-name="T14_19"><text:s/></text:span><text:span text:style-name="T14_20">в</text:span><text:span text:style-name="T14_21"><text:s/></text:span><text:span text:style-name="T14_22">предоставлении</text:span><text:span text:style-name="T14_23"><text:s/></text:span><text:span text:style-name="T14_24">потребителю</text:span><text:span text:style-name="T14_25"><text:s/></text:span><text:span text:style-name="T14_26">возможности</text:span><text:span text:style-name="T14_27"><text:s/></text:span><text:span text:style-name="T14_28">использования</text:span><text:span text:style-name="T14_29"><text:s/></text:span><text:span text:style-name="T14_30">программного</text:span><text:span text:style-name="T14_31"><text:s/></text:span><text:span text:style-name="T14_32">обеспечения</text:span><text:span text:style-name="T14_33"><text:s/></text:span><text:span text:style-name="T14_34">Заказчика</text:span><text:span text:style-name="T14_35"><text:s/></text:span><text:span text:style-name="T14_36">посредством</text:span><text:span text:style-name="T14_37"><text:s/></text:span><text:span text:style-name="T14_38">предоставления</text:span><text:span text:style-name="T14_39"><text:s/></text:span><text:span text:style-name="T14_40">доступа</text:span><text:span text:style-name="T14_41"><text:s/></text:span><text:span text:style-name="T14_42">к</text:span><text:span text:style-name="T14_43"><text:s/></text:span><text:span text:style-name="T14_44">программному</text:span><text:span text:style-name="T14_45"><text:s/></text:span><text:span text:style-name="T14_46">обеспечению</text:span><text:span text:style-name="T14_47"><text:s/></text:span><text:span text:style-name="T14_48">через</text:span><text:span text:style-name="T14_49"><text:s/></text:span><text:span text:style-name="T14_50">сеть</text:span><text:span text:style-name="T14_51"><text:s/></text:span><text:span text:style-name="T14_52">Интернет</text:span><text:span text:style-name="T14_53">;<text:s/></text:span><text:span text:style-name="T14_54">при</text:span><text:span text:style-name="T14_55"><text:s/></text:span><text:span text:style-name="T14_56">такой</text:span><text:span text:style-name="T14_57"><text:s/></text:span><text:span text:style-name="T14_58">форме</text:span><text:span text:style-name="T14_59"><text:s/></text:span><text:span text:style-name="T14_60">распространения</text:span><text:span text:style-name="T14_61"><text:s/></text:span><text:span text:style-name="T14_62">программного</text:span><text:span text:style-name="T14_63"><text:s/></text:span><text:span text:style-name="T14_64">продукта</text:span><text:span text:style-name="T14_65"><text:s/></text:span><text:span text:style-name="T14_66">потребитель</text:span><text:span text:style-name="T14_67"><text:s/></text:span><text:span text:style-name="T14_68">вносит</text:span><text:span text:style-name="T14_69"><text:s/></text:span><text:span text:style-name="T14_70">плату</text:span><text:span text:style-name="T14_71"><text:s/></text:span><text:span text:style-name="T14_72">за</text:span><text:span text:style-name="T14_73"><text:s/></text:span><text:span text:style-name="T14_74">предоставленные</text:span><text:span text:style-name="T14_75"><text:s/></text:span><text:span text:style-name="T14_76">услуги</text:span><text:span text:style-name="T14_77">,<text:s/></text:span><text:span text:style-name="T14_78">а</text:span><text:span text:style-name="T14_79"><text:s/></text:span><text:span text:style-name="T14_80">не</text:span><text:span text:style-name="T14_81"><text:s/></text:span><text:span text:style-name="T14_82">за</text:span><text:span text:style-name="T14_83"><text:s/></text:span><text:span text:style-name="T14_84">приобретение</text:span><text:span text:style-name="T14_85"><text:s/></text:span><text:span text:style-name="T14_86">неисключительной</text:span><text:span text:style-name="T14_87"><text:s/></text:span><text:span text:style-name="T14_88">лицензии</text:span><text:span text:style-name="T14_89">.</text:span></text:p>
      <text:p text:style-name="P15"><text:span text:style-name="T15_1">2.2.</text:span><text:span text:style-name="T15_2"><text:s/></text:span><text:span text:style-name="T15_3">RplusMgmt</text:span><text:span text:style-name="T15_4"><text:s text:c="2"/>–<text:s/></text:span><text:span text:style-name="T15_5">программное</text:span><text:span text:style-name="T15_6"><text:s/></text:span><text:span text:style-name="T15_7">обеспечение</text:span><text:span text:style-name="T15_8">.</text:span></text:p>
      <text:p text:style-name="P16"><text:span text:style-name="T16_1">2.4.<text:s/></text:span><text:span text:style-name="T16_2">Заказчик</text:span><text:span text:style-name="T16_3"><text:s/>-<text:s/></text:span><text:span text:style-name="T16_4">физическое</text:span><text:span text:style-name="T16_5"><text:s/></text:span><text:span text:style-name="T16_6">или</text:span><text:span text:style-name="T16_7"><text:s/></text:span><text:span text:style-name="T16_8">юридическое</text:span><text:span text:style-name="T16_9"><text:s/></text:span><text:span text:style-name="T16_10">лицо</text:span><text:span text:style-name="T16_11"><text:s/></text:span><text:span text:style-name="T16_12">или</text:span><text:span text:style-name="T16_13"><text:s/></text:span><text:span text:style-name="T16_14">индивидуальный</text:span><text:span text:style-name="T16_15"><text:s/></text:span><text:span text:style-name="T16_16">предприниматель</text:span><text:span text:style-name="T16_17">,<text:s/></text:span><text:span text:style-name="T16_18">совершившее</text:span><text:span text:style-name="T16_19"><text:s/></text:span><text:span text:style-name="T16_20">акцепт</text:span><text:span text:style-name="T16_21"><text:s/></text:span><text:span text:style-name="T16_22">настоящей</text:span><text:span text:style-name="T16_23"><text:s/></text:span><text:span text:style-name="T16_24">оферты</text:span><text:span text:style-name="T16_25"><text:s/></text:span><text:span text:style-name="T16_26">в</text:span><text:span text:style-name="T16_27"><text:s/></text:span><text:span text:style-name="T16_28">соответствии</text:span><text:span text:style-name="T16_29"><text:s/></text:span><text:span text:style-name="T16_30">со</text:span><text:span text:style-name="T16_31"><text:s/></text:span><text:span text:style-name="T16_32">ст</text:span><text:span text:style-name="T16_33">.<text:s/>1<text:s/></text:span><text:span text:style-name="T16_34">настоящих</text:span><text:span text:style-name="T16_35"><text:s/></text:span><text:span text:style-name="T16_36">Условий</text:span><text:span text:style-name="T16_37">.</text:span></text:p>
      <text:p text:style-name="P17"><text:span text:style-name="T17_1">2.5.<text:s/></text:span><text:span text:style-name="T17_2">Тарифы</text:span><text:span text:style-name="T17_3"><text:s/>—<text:s/></text:span><text:span text:style-name="T17_4">действующий</text:span><text:span text:style-name="T17_5"><text:s/></text:span><text:span text:style-name="T17_6">систематизированный</text:span><text:span text:style-name="T17_7"><text:s/></text:span><text:span text:style-name="T17_8">перечень</text:span><text:span text:style-name="T17_9"><text:s/></text:span><text:span text:style-name="T17_10">цен</text:span><text:span text:style-name="T17_11">,<text:s/></text:span><text:span text:style-name="T17_12">публикуемый</text:span><text:span text:style-name="T17_13"><text:s/></text:span><text:span text:style-name="T17_14">на</text:span><text:span text:style-name="T17_15"><text:s/></text:span><text:span text:style-name="T17_16">сайте</text:span><text:span text:style-name="T17_17"><text:s/></text:span><text:span text:style-name="T17_18">по</text:span><text:span text:style-name="T17_19"><text:s/></text:span><text:span text:style-name="T17_20">адресу</text:span><text:span text:style-name="T17_21">:<text:s/></text:span><text:span text:style-name="T17_22"><text:a xlink:type="simple" xlink:href="http://rplusmgmt.com/"><text:span text:style-name="T17_23">http</text:span></text:a></text:span><text:span text:style-name="T17_24"><text:a xlink:type="simple" xlink:href="http://rplusmgmt.com/"><text:span text:style-name="T17_25">://</text:span></text:a></text:span><text:span text:style-name="T17_26"><text:a xlink:type="simple" xlink:href="http://rplusmgmt.com/"><text:span text:style-name="T17_27">rplusmgmt</text:span></text:a></text:span><text:span text:style-name="T17_28"><text:a xlink:type="simple" xlink:href="http://rplusmgmt.com/"><text:span text:style-name="T17_29">.</text:span></text:a></text:span><text:span text:style-name="T17_30"><text:a xlink:type="simple" xlink:href="http://rplusmgmt.com/"><text:span text:style-name="T17_31">com</text:span></text:a></text:span><text:span text:style-name="T17_32"><text:a xlink:type="simple" xlink:href="http://rplusmgmt.com/"><text:span text:style-name="T17_33">/</text:span></text:a></text:span><text:span text:style-name="T17_34"><text:s/>.</text:span></text:p>
      <text:p text:style-name="P18"><text:span text:style-name="T18_1">2.6.<text:s/></text:span><text:span text:style-name="T18_2">Контент</text:span><text:span text:style-name="T18_3"><text:s/>—<text:s/></text:span><text:span text:style-name="T18_4">любое</text:span><text:span text:style-name="T18_5"><text:s/></text:span><text:span text:style-name="T18_6">информационно</text:span><text:span text:style-name="T18_7"><text:s/></text:span><text:span text:style-name="T18_8">значимое</text:span><text:span text:style-name="T18_9"><text:s/></text:span><text:span text:style-name="T18_10">содержание</text:span><text:span text:style-name="T18_11"><text:s/></text:span><text:span text:style-name="T18_12">веб</text:span><text:span text:style-name="T18_13">-</text:span><text:span text:style-name="T18_14">сайта</text:span><text:span text:style-name="T18_15"><text:s/></text:span><text:span text:style-name="T18_16">в</text:span><text:span text:style-name="T18_17"><text:s/></text:span><text:span text:style-name="T18_18">различных</text:span><text:span text:style-name="T18_19"><text:s/></text:span><text:span text:style-name="T18_20">формах</text:span><text:span text:style-name="T18_21">:<text:s/></text:span><text:span text:style-name="T18_22">тексты</text:span><text:span text:style-name="T18_23">,<text:s/></text:span><text:span text:style-name="T18_24">графические</text:span><text:span text:style-name="T18_25"><text:s/></text:span><text:span text:style-name="T18_26">произведения</text:span><text:span text:style-name="T18_27">,<text:s/></text:span><text:span text:style-name="T18_28">в</text:span><text:span text:style-name="T18_29"><text:s/></text:span><text:span text:style-name="T18_30">том</text:span><text:span text:style-name="T18_31"><text:s/></text:span><text:span text:style-name="T18_32">числе</text:span><text:span text:style-name="T18_33"><text:s/></text:span><text:span text:style-name="T18_34">фотографии</text:span><text:span text:style-name="T18_35">.</text:span></text:p>
      <text:p text:style-name="P19"><text:span text:style-name="T19_1">2.7.<text:s/></text:span><text:span text:style-name="T19_2">Заказчик</text:span><text:span text:style-name="T19_3"><text:s/>—<text:s/></text:span><text:span text:style-name="T19_4">лицо</text:span><text:span text:style-name="T19_5">,<text:s/></text:span><text:span text:style-name="T19_6">осуществившее</text:span><text:span text:style-name="T19_7"><text:s/></text:span><text:span text:style-name="T19_8">акцепт</text:span><text:span text:style-name="T19_9"><text:s/></text:span><text:span text:style-name="T19_10">оферты</text:span><text:span text:style-name="T19_11"><text:s/></text:span><text:span text:style-name="T19_12">и</text:span><text:span text:style-name="T19_13"><text:s/></text:span><text:span text:style-name="T19_14">являющееся</text:span><text:span text:style-name="T19_15"><text:s/></text:span><text:span text:style-name="T19_16">потребителем</text:span><text:span text:style-name="T19_17"><text:s/></text:span><text:span text:style-name="T19_18">услуг</text:span><text:span text:style-name="T19_19"><text:s/></text:span><text:span text:style-name="T19_20">по</text:span><text:span text:style-name="T19_21"><text:s/></text:span><text:span text:style-name="T19_22">заключенному</text:span><text:span text:style-name="T19_23"><text:s/></text:span><text:span text:style-name="T19_24">договору</text:span><text:span text:style-name="T19_25">.</text:span></text:p>
      <text:p text:style-name="P20"><text:span text:style-name="T20_1">2.8.<text:s/></text:span><text:span text:style-name="T20_2">Договор</text:span><text:span text:style-name="T20_3"><text:s/>-<text:s/></text:span><text:span text:style-name="T20_4">договор</text:span><text:span text:style-name="T20_5"><text:s/></text:span><text:span text:style-name="T20_6">между</text:span><text:span text:style-name="T20_7"><text:s/></text:span><text:span text:style-name="T20_8">Заказчиком</text:span><text:span text:style-name="T20_9"><text:s/></text:span><text:span text:style-name="T20_10">и</text:span><text:span text:style-name="T20_11"><text:s/></text:span><text:span text:style-name="T20_12">Исполнителем</text:span><text:span text:style-name="T20_13"><text:s/></text:span><text:span text:style-name="T20_14">на</text:span><text:span text:style-name="T20_15"><text:s/></text:span><text:span text:style-name="T20_16">предоставление</text:span><text:span text:style-name="T20_17"><text:s/></text:span><text:span text:style-name="T20_18">услуг</text:span><text:span text:style-name="T20_19">,<text:s/></text:span><text:span text:style-name="T20_20">который</text:span><text:span text:style-name="T20_21"><text:s/></text:span><text:span text:style-name="T20_22">заключается</text:span><text:span text:style-name="T20_23"><text:s/></text:span><text:span text:style-name="T20_24">посредством</text:span><text:span text:style-name="T20_25"><text:s/></text:span><text:span text:style-name="T20_26">акцепта</text:span><text:span text:style-name="T20_27"><text:s/></text:span><text:span text:style-name="T20_28">оферты</text:span><text:span text:style-name="T20_29">.</text:span></text:p>
      <text:p text:style-name="P21"><text:span text:style-name="T21_1">2.9.<text:s/></text:span><text:span text:style-name="T21_2">Стороны</text:span><text:span text:style-name="T21_3"><text:s/>–<text:s/></text:span><text:span text:style-name="T21_4">Заказчик</text:span><text:span text:style-name="T21_5"><text:s/></text:span><text:span text:style-name="T21_6">и</text:span><text:span text:style-name="T21_7"><text:s/></text:span><text:span text:style-name="T21_8">Исполнитель</text:span><text:span text:style-name="T21_9"><text:s/></text:span><text:span text:style-name="T21_10">в</text:span><text:span text:style-name="T21_11"><text:s/></text:span><text:span text:style-name="T21_12">рамках</text:span><text:span text:style-name="T21_13"><text:s/></text:span><text:span text:style-name="T21_14">настоящей</text:span><text:span text:style-name="T21_15"><text:s/></text:span><text:span text:style-name="T21_16">оферты</text:span><text:span text:style-name="T21_17">.</text:span></text:p>
      <text:p text:style-name="P22"><text:span text:style-name="T22_1">2.10.<text:s/></text:span><text:span text:style-name="T22_2">Провайдер</text:span><text:span text:style-name="T22_3"><text:s/>–<text:s/></text:span><text:span text:style-name="T22_4">компания</text:span><text:span text:style-name="T22_5">,<text:s/></text:span><text:span text:style-name="T22_6">осуществляющая</text:span><text:span text:style-name="T22_7"><text:s/></text:span><text:span text:style-name="T22_8">хостинг</text:span><text:span text:style-name="T22_9"><text:s/></text:span><text:span text:style-name="T22_10">программного</text:span><text:span text:style-name="T22_11"><text:s/></text:span><text:span text:style-name="T22_12">обеспечения</text:span><text:span text:style-name="T22_13"><text:s/></text:span><text:span text:style-name="T22_14">Заказчика</text:span><text:span text:style-name="T22_15">.</text:span></text:p>
      <text:p text:style-name="P23"><text:span text:style-name="T23_1">2.11.</text:span><text:span text:style-name="T23_2"><text:s/></text:span><text:span text:style-name="T23_3">Аккаунт</text:span><text:span text:style-name="T23_4"><text:s/>—<text:s/></text:span><text:span text:style-name="T23_5">структура</text:span><text:span text:style-name="T23_6"><text:s/></text:span><text:span text:style-name="T23_7">конкретных</text:span><text:span text:style-name="T23_8"><text:s/></text:span><text:span text:style-name="T23_9">данных</text:span><text:span text:style-name="T23_10">,<text:s/></text:span><text:span text:style-name="T23_11">информации</text:span><text:span text:style-name="T23_12">,<text:s/></text:span><text:span text:style-name="T23_13">объема</text:span><text:span text:style-name="T23_14"><text:s/></text:span><text:span text:style-name="T23_15">Услуг</text:span><text:span text:style-name="T23_16"><text:s/></text:span><text:span text:style-name="T23_17">и</text:span><text:span text:style-name="T23_18"><text:s/></text:span><text:span text:style-name="T23_19">Лицевого</text:span><text:span text:style-name="T23_20"><text:s/></text:span><text:span text:style-name="T23_21">счета</text:span><text:span text:style-name="T23_22">,<text:s/></text:span><text:span text:style-name="T23_23">совокупно</text:span><text:span text:style-name="T23_24"><text:s/></text:span><text:span text:style-name="T23_25">относящихся</text:span><text:span text:style-name="T23_26"><text:s/></text:span><text:span text:style-name="T23_27">к</text:span><text:span text:style-name="T23_28"><text:s/></text:span><text:span text:style-name="T23_29">единому</text:span><text:span text:style-name="T23_30"><text:s/></text:span><text:span text:style-name="T23_31">элементу</text:span><text:span text:style-name="T23_32"><text:s/></text:span><text:span text:style-name="T23_33">базы</text:span><text:span text:style-name="T23_34"><text:s/></text:span><text:span text:style-name="T23_35">данных</text:span><text:span text:style-name="T23_36"><text:s/></text:span><text:span text:style-name="T23_37">и</text:span><text:span text:style-name="T23_38"><text:s/></text:span><text:span text:style-name="T23_39">индивидуализируемая</text:span><text:span text:style-name="T23_40"><text:s/></text:span><text:span text:style-name="T23_41">учетными</text:span><text:span text:style-name="T23_42"><text:s/></text:span><text:span text:style-name="T23_43">данными</text:span><text:span text:style-name="T23_44">,<text:s/></text:span><text:span text:style-name="T23_45">указанными</text:span><text:span text:style-name="T23_46"><text:s/></text:span><text:span text:style-name="T23_47">Клиентом</text:span><text:span text:style-name="T23_48"><text:s/></text:span><text:span text:style-name="T23_49">при</text:span><text:span text:style-name="T23_50"><text:s/></text:span><text:span text:style-name="T23_51">регистрации</text:span><text:span text:style-name="T23_52"><text:s/></text:span><text:span text:style-name="T23_53">в</text:span><text:span text:style-name="T23_54"><text:s/></text:span><text:span text:style-name="T23_55">системе</text:span><text:span text:style-name="T23_56"><text:s/>«</text:span><text:span text:style-name="T23_57">RplusMgmt</text:span><text:span text:style-name="T23_58">». </text:span></text:p>
      <text:p text:style-name="P24"><text:span text:style-name="T24_1">2.12.<text:s/></text:span><text:span text:style-name="T24_2">Представитель</text:span><text:span text:style-name="T24_3"><text:s/></text:span><text:span text:style-name="T24_4">заказчика</text:span><text:span text:style-name="T24_5"><text:s/>—<text:s/>(</text:span><text:span text:style-name="T24_6">контактное</text:span><text:span text:style-name="T24_7"><text:s/></text:span><text:span text:style-name="T24_8">лицо</text:span><text:span text:style-name="T24_9"><text:s/></text:span><text:span text:style-name="T24_10">ЗАКАЗЧИКА</text:span><text:span text:style-name="T24_11">)<text:s/>—<text:s/></text:span><text:span text:style-name="T24_12">лицо</text:span><text:span text:style-name="T24_13">,<text:s/></text:span><text:span text:style-name="T24_14">уполномоченное</text:span><text:span text:style-name="T24_15"><text:s/></text:span><text:span text:style-name="T24_16">ЗАКАЗЧИКОМ</text:span><text:span text:style-name="T24_17"><text:s/></text:span><text:span text:style-name="T24_18">представлять</text:span><text:span text:style-name="T24_19"><text:s/></text:span><text:span text:style-name="T24_20">интересы</text:span><text:span text:style-name="T24_21"><text:s/></text:span><text:span text:style-name="T24_22">ЗАКАЗЧИКА</text:span><text:span text:style-name="T24_23"><text:s/></text:span><text:span text:style-name="T24_24">по</text:span><text:span text:style-name="T24_25"><text:s/></text:span><text:span text:style-name="T24_26">всем</text:span><text:span text:style-name="T24_27"><text:s/></text:span><text:span text:style-name="T24_28">техническим</text:span><text:span text:style-name="T24_29"><text:s/></text:span><text:span text:style-name="T24_30">и</text:span><text:span text:style-name="T24_31"><text:s/></text:span><text:span text:style-name="T24_32">организационным</text:span><text:span text:style-name="T24_33"><text:s/></text:span><text:span text:style-name="T24_34">вопросам</text:span><text:span text:style-name="T24_35">,<text:s/></text:span><text:span text:style-name="T24_36">связанным</text:span><text:span text:style-name="T24_37"><text:s/></text:span><text:span text:style-name="T24_38">с</text:span><text:span text:style-name="T24_39"><text:s/></text:span><text:span text:style-name="T24_40">исполнением</text:span><text:span text:style-name="T24_41"><text:s/></text:span><text:span text:style-name="T24_42">настоящего</text:span><text:span text:style-name="T24_43"><text:s/></text:span><text:span text:style-name="T24_44">СОГЛАШЕНИЯ</text:span><text:span text:style-name="T24_45">.</text:span></text:p>
      <text:p text:style-name="P25"/>
      <text:p text:style-name="P26"><text:span text:style-name="T26_1">Прочие</text:span><text:span text:style-name="T26_2"><text:s/></text:span><text:span text:style-name="T26_3">понятия</text:span><text:span text:style-name="T26_4"><text:s/></text:span><text:span text:style-name="T26_5">и</text:span><text:span text:style-name="T26_6"><text:s/></text:span><text:span text:style-name="T26_7">определения</text:span><text:span text:style-name="T26_8">,<text:s/></text:span><text:span text:style-name="T26_9">прямо</text:span><text:span text:style-name="T26_10"><text:s/></text:span><text:span text:style-name="T26_11">не</text:span><text:span text:style-name="T26_12"><text:s/></text:span><text:span text:style-name="T26_13">определенные</text:span><text:span text:style-name="T26_14"><text:s/></text:span><text:span text:style-name="T26_15">в</text:span><text:span text:style-name="T26_16"><text:s/></text:span><text:span text:style-name="T26_17">настоящих</text:span><text:span text:style-name="T26_18"><text:s/></text:span><text:span text:style-name="T26_19">Условиях</text:span><text:span text:style-name="T26_20">,<text:s/></text:span><text:span text:style-name="T26_21">трактуются</text:span><text:span text:style-name="T26_22"><text:s/></text:span><text:span text:style-name="T26_23">в</text:span><text:span text:style-name="T26_24"><text:s/></text:span><text:span text:style-name="T26_25">соответствии</text:span><text:span text:style-name="T26_26"><text:s/></text:span><text:span text:style-name="T26_27">с</text:span><text:span text:style-name="T26_28"><text:s/></text:span><text:span text:style-name="T26_29">законодательством</text:span><text:span text:style-name="T26_30"><text:s/></text:span><text:span text:style-name="T26_31">РФ</text:span><text:span text:style-name="T26_32"><text:s/></text:span><text:span text:style-name="T26_33">и</text:span><text:span text:style-name="T26_34"><text:s/></text:span><text:span text:style-name="T26_35">обычаями</text:span><text:span text:style-name="T26_36"><text:s/></text:span><text:span text:style-name="T26_37">делового</text:span><text:span text:style-name="T26_38"><text:s/></text:span><text:span text:style-name="T26_39">оборота</text:span><text:span text:style-name="T26_40">.</text:span></text:p>
      <text:p text:style-name="P27"/>
      <text:list text:style-name="LS3" xml:id="list2">
        <text:list-item>
          <text:p text:style-name="P28"><text:span text:style-name="T28_1">3.<text:s/></text:span><text:span text:style-name="T28_2">Предмет</text:span><text:span text:style-name="T28_3"><text:s/></text:span><text:span text:style-name="T28_4">Договора</text:span></text:p>
        </text:list-item>
      </text:list>
      <text:p text:style-name="P29"><text:span text:style-name="T29_1">3.1.<text:s/></text:span><text:span text:style-name="T29_2">Исполнитель</text:span><text:span text:style-name="T29_3"><text:s/></text:span><text:span text:style-name="T29_4">предлагает</text:span><text:span text:style-name="T29_5"><text:s/></text:span><text:span text:style-name="T29_6">Услуги</text:span><text:span text:style-name="T29_7"><text:s/></text:span><text:span text:style-name="T29_8">предоставления</text:span><text:span text:style-name="T29_9"><text:s/></text:span><text:span text:style-name="T29_10">в</text:span><text:span text:style-name="T29_11"><text:s/></text:span><text:span text:style-name="T29_12">пользование</text:span><text:span text:style-name="T29_13"><text:s/></text:span><text:span text:style-name="T29_14">программного</text:span><text:span text:style-name="T29_15"><text:s/></text:span><text:span text:style-name="T29_16">обеспечения</text:span><text:span text:style-name="T29_17"><text:s/></text:span><text:span text:style-name="T29_18">RplusMgmt</text:span><text:span text:style-name="T29_19">,<text:s/></text:span><text:span text:style-name="T29_20">а</text:span><text:span text:style-name="T29_21"><text:s/></text:span><text:span text:style-name="T29_22">также</text:span><text:span text:style-name="T29_23"><text:s/></text:span><text:span text:style-name="T29_24">иные</text:span><text:span text:style-name="T29_25"><text:s/></text:span><text:span text:style-name="T29_26">сопутствующие</text:span><text:span text:style-name="T29_27"><text:s/></text:span><text:span text:style-name="T29_28">услуги</text:span><text:span text:style-name="T29_29"><text:s/>(</text:span><text:span text:style-name="T29_30">техническая</text:span><text:span text:style-name="T29_31"><text:s/></text:span><text:span text:style-name="T29_32">поддержка</text:span><text:span text:style-name="T29_33"><text:s/></text:span><text:span text:style-name="T29_34">в</text:span><text:span text:style-name="T29_35"><text:s/></text:span><text:span text:style-name="T29_36">рамках</text:span><text:span text:style-name="T29_37"><text:s/></text:span><text:span text:style-name="T29_38">данного</text:span><text:span text:style-name="T29_39"><text:s/></text:span><text:span text:style-name="T29_40">продукта</text:span><text:span text:style-name="T29_41">),<text:s/></text:span><text:span text:style-name="T29_42">а</text:span><text:span text:style-name="T29_43"><text:s/></text:span><text:span text:style-name="T29_44">Заказчик</text:span><text:span text:style-name="T29_45"><text:s/></text:span><text:span text:style-name="T29_46">обязуется</text:span><text:span text:style-name="T29_47"><text:s/></text:span><text:span text:style-name="T29_48">оплатить</text:span><text:span text:style-name="T29_49"><text:s/></text:span><text:span text:style-name="T29_50">эти</text:span><text:span text:style-name="T29_51"><text:s/></text:span><text:span text:style-name="T29_52">Услуги</text:span><text:span text:style-name="T29_53"><text:s/></text:span><text:span text:style-name="T29_54">в</text:span><text:span text:style-name="T29_55"><text:s/></text:span><text:span text:style-name="T29_56">соответствии</text:span><text:span text:style-name="T29_57"><text:s/></text:span><text:span text:style-name="T29_58">с</text:span><text:span text:style-name="T29_59"><text:s/></text:span><text:span text:style-name="T29_60">выбранным</text:span><text:span text:style-name="T29_61"><text:s/></text:span><text:span text:style-name="T29_62">тарифным</text:span><text:span text:style-name="T29_63"><text:s/></text:span><text:span text:style-name="T29_64">планом</text:span><text:span text:style-name="T29_65">.</text:span></text:p>
      <text:p text:style-name="P30"><text:span text:style-name="T30_1">3.2.<text:s/></text:span><text:span text:style-name="T30_2">Услуги</text:span><text:span text:style-name="T30_3"><text:s/></text:span><text:span text:style-name="T30_4">предоставляются</text:span><text:span text:style-name="T30_5"><text:s/></text:span><text:span text:style-name="T30_6">посредством</text:span><text:span text:style-name="T30_7"><text:s/></text:span><text:span text:style-name="T30_8">выделения</text:span><text:span text:style-name="T30_9"><text:s/></text:span><text:span text:style-name="T30_10">Исполнителем</text:span><text:span text:style-name="T30_11"><text:s/></text:span><text:span text:style-name="T30_12">Заказчику</text:span><text:span text:style-name="T30_13"><text:s/></text:span><text:span text:style-name="T30_14">ресурсов</text:span><text:span text:style-name="T30_15"><text:s/></text:span><text:span text:style-name="T30_16">на</text:span><text:span text:style-name="T30_17"><text:s/></text:span><text:span text:style-name="T30_18">сервере</text:span><text:span text:style-name="T30_19"><text:s/></text:span><text:span text:style-name="T30_20">и</text:span><text:span text:style-name="T30_21"><text:s/></text:span><text:span text:style-name="T30_22">предоставления</text:span><text:span text:style-name="T30_23"><text:s/></text:span><text:span text:style-name="T30_24">Заказчику</text:span><text:span text:style-name="T30_25"><text:s/></text:span><text:span text:style-name="T30_26">доступа</text:span><text:span text:style-name="T30_27"><text:s/></text:span><text:span text:style-name="T30_28">к</text:span><text:span text:style-name="T30_29"><text:s/></text:span><text:span text:style-name="T30_30">этим</text:span><text:span text:style-name="T30_31"><text:s/></text:span><text:span text:style-name="T30_32">ресурсам</text:span><text:span text:style-name="T30_33"><text:s/></text:span><text:span text:style-name="T30_34">через</text:span><text:span text:style-name="T30_35"><text:s/></text:span><text:span text:style-name="T30_36">сеть</text:span><text:span text:style-name="T30_37"><text:s/></text:span><text:span text:style-name="T30_38">Интернет</text:span><text:span text:style-name="T30_39">,<text:s/></text:span><text:span text:style-name="T30_40">необходимого</text:span><text:span text:style-name="T30_41"><text:s/></text:span><text:span text:style-name="T30_42">для</text:span><text:span text:style-name="T30_43"><text:s/></text:span><text:span text:style-name="T30_44">использования</text:span><text:span text:style-name="T30_45"><text:s/></text:span><text:span text:style-name="T30_46">программного</text:span><text:span text:style-name="T30_47"><text:s/></text:span><text:span text:style-name="T30_48">обеспечения</text:span><text:span text:style-name="T30_49"><text:s/></text:span><text:span text:style-name="T30_50">в</text:span><text:span text:style-name="T30_51"><text:s/></text:span><text:span text:style-name="T30_52">соответствии</text:span><text:span text:style-name="T30_53"><text:s/></text:span><text:span text:style-name="T30_54">с</text:span><text:span text:style-name="T30_55"><text:s/></text:span><text:span text:style-name="T30_56">выбранным</text:span><text:span text:style-name="T30_57"><text:s/></text:span><text:span text:style-name="T30_58">тарифным</text:span><text:span text:style-name="T30_59"><text:s/></text:span><text:span text:style-name="T30_60">планом</text:span><text:span text:style-name="T30_61">.</text:span></text:p>
      <text:p text:style-name="P31"><text:span text:style-name="T31_1">3.3.<text:s/></text:span><text:span text:style-name="T31_2">Обязанности</text:span><text:span text:style-name="T31_3"><text:s/></text:span><text:span text:style-name="T31_4">Исполнителя</text:span><text:span text:style-name="T31_5"><text:s/></text:span><text:span text:style-name="T31_6">ограничиваются</text:span><text:span text:style-name="T31_7"><text:s/></text:span><text:span text:style-name="T31_8">условиями</text:span><text:span text:style-name="T31_9"><text:s/></text:span><text:span text:style-name="T31_10">настоящего</text:span><text:span text:style-name="T31_11"><text:s/></text:span><text:span text:style-name="T31_12">Договора</text:span><text:span text:style-name="T31_13">.<text:s/></text:span><text:span text:style-name="T31_14">В</text:span><text:span text:style-name="T31_15"><text:s/></text:span><text:span text:style-name="T31_16">частности</text:span><text:span text:style-name="T31_17">,<text:s/></text:span><text:span text:style-name="T31_18">в</text:span><text:span text:style-name="T31_19"><text:s/></text:span><text:span text:style-name="T31_20">обязанности</text:span><text:span text:style-name="T31_21"><text:s/></text:span><text:span text:style-name="T31_22">Исполнителя</text:span><text:span text:style-name="T31_23"><text:s/></text:span><text:span text:style-name="T31_24">не</text:span><text:span text:style-name="T31_25"><text:s/></text:span><text:span text:style-name="T31_26">входит</text:span><text:span text:style-name="T31_27"><text:s/></text:span><text:span text:style-name="T31_28">оказание</text:span><text:span text:style-name="T31_29"><text:s/></text:span><text:span text:style-name="T31_30">услуг</text:span><text:span text:style-name="T31_31"><text:s/></text:span><text:span text:style-name="T31_32">Заказчику</text:span><text:span text:style-name="T31_33"><text:s/></text:span><text:span text:style-name="T31_34">по</text:span><text:span text:style-name="T31_35"><text:s/></text:span><text:span text:style-name="T31_36">предоставлению</text:span><text:span text:style-name="T31_37"><text:s/></text:span><text:span text:style-name="T31_38">доступа</text:span><text:span text:style-name="T31_39"><text:s/></text:span><text:span text:style-name="T31_40">в</text:span><text:span text:style-name="T31_41"><text:s/></text:span><text:span text:style-name="T31_42">сеть</text:span><text:span text:style-name="T31_43"><text:s/></text:span><text:span text:style-name="T31_44">Интернет</text:span><text:span text:style-name="T31_45">,<text:s/></text:span><text:span text:style-name="T31_46">по</text:span><text:span text:style-name="T31_47"><text:s/></text:span><text:span text:style-name="T31_48">настройке</text:span><text:span text:style-name="T31_49"><text:s/></text:span><text:span text:style-name="T31_50">и</text:span><text:span text:style-name="T31_51">/</text:span><text:span text:style-name="T31_52">или</text:span><text:span text:style-name="T31_53"><text:s/></text:span><text:span text:style-name="T31_54">диагностике</text:span><text:span text:style-name="T31_55"><text:s/></text:span><text:span text:style-name="T31_56">компьютерного</text:span><text:span text:style-name="T31_57"><text:s/></text:span><text:span text:style-name="T31_58">оборудования</text:span><text:span text:style-name="T31_59"><text:s/></text:span><text:span text:style-name="T31_60">и</text:span><text:span text:style-name="T31_61"><text:s/></text:span><text:span text:style-name="T31_62">программного</text:span><text:span text:style-name="T31_63"><text:s/></text:span><text:span text:style-name="T31_64">обеспечения</text:span><text:span text:style-name="T31_65">,<text:s/></text:span><text:span text:style-name="T31_66">а</text:span><text:span text:style-name="T31_67"><text:s/></text:span><text:span text:style-name="T31_68">также</text:span><text:span text:style-name="T31_69"><text:s/></text:span><text:span text:style-name="T31_70">обучение</text:span><text:span text:style-name="T31_71"><text:s/></text:span><text:span text:style-name="T31_72">Заказчика</text:span><text:span text:style-name="T31_73"><text:s/></text:span><text:span text:style-name="T31_74">и</text:span><text:span text:style-name="T31_75">/</text:span><text:span text:style-name="T31_76">или</text:span><text:span text:style-name="T31_77"><text:s/></text:span><text:span text:style-name="T31_78">сотрудников</text:span><text:span text:style-name="T31_79"><text:s/></text:span><text:span text:style-name="T31_80">Заказчика</text:span><text:span text:style-name="T31_81"><text:s/></text:span><text:span text:style-name="T31_82">работе</text:span><text:span text:style-name="T31_83"><text:s/></text:span><text:span text:style-name="T31_84">с</text:span><text:span text:style-name="T31_85"><text:s/></text:span><text:span text:style-name="T31_86">программным</text:span><text:span text:style-name="T31_87"><text:s/></text:span><text:span text:style-name="T31_88">и</text:span><text:span text:style-name="T31_89"><text:s/></text:span><text:span text:style-name="T31_90">аппаратным</text:span><text:span text:style-name="T31_91"><text:s/></text:span><text:span text:style-name="T31_92">обеспечением</text:span><text:span text:style-name="T31_93">.</text:span></text:p>
      <text:p text:style-name="P32"><text:span text:style-name="T32_1">3.4.<text:s/></text:span><text:span text:style-name="T32_2">Все</text:span><text:span text:style-name="T32_3"><text:s/></text:span><text:span text:style-name="T32_4">вопросы</text:span><text:span text:style-name="T32_5"><text:s/></text:span><text:span text:style-name="T32_6">по</text:span><text:span text:style-name="T32_7"><text:s/></text:span><text:span text:style-name="T32_8">оказанию</text:span><text:span text:style-name="T32_9"><text:s/></text:span><text:span text:style-name="T32_10">Услуг</text:span><text:span text:style-name="T32_11"><text:s/></text:span><text:span text:style-name="T32_12">направляются</text:span><text:span text:style-name="T32_13"><text:s/></text:span><text:span text:style-name="T32_14">Исполнителю</text:span><text:span text:style-name="T32_15"><text:s/></text:span><text:span text:style-name="T32_16">по</text:span><text:span text:style-name="T32_17"><text:s/></text:span><text:span text:style-name="T32_18">контактным</text:span><text:span text:style-name="T32_19"><text:s/></text:span><text:span text:style-name="T32_20">данным</text:span><text:span text:style-name="T32_21">,<text:s/></text:span><text:span text:style-name="T32_22">указанным</text:span><text:span text:style-name="T32_23"><text:s/></text:span><text:span text:style-name="T32_24">в</text:span><text:span text:style-name="T32_25"><text:s/></text:span><text:span text:style-name="T32_26">разделе</text:span><text:span text:style-name="T32_27"><text:s/>«</text:span><text:span text:style-name="T32_28">Реквизиты</text:span><text:span text:style-name="T32_29"><text:s/></text:span><text:span text:style-name="T32_30">Исполнителя</text:span><text:span text:style-name="T32_31">»<text:s/></text:span><text:span text:style-name="T32_32">настоящего</text:span><text:span text:style-name="T32_33"><text:s/></text:span><text:span text:style-name="T32_34">Договора</text:span><text:span text:style-name="T32_35">.</text:span></text:p>
      <text:p text:style-name="P33"><text:span text:style-name="T33_1">3.5.</text:span><text:span text:style-name="T33_2"><text:s/></text:span><text:span text:style-name="T33_3">Регистрация</text:span><text:span text:style-name="T33_4"><text:s/></text:span><text:span text:style-name="T33_5">Аккаунта</text:span><text:span text:style-name="T33_6"><text:s/></text:span><text:span text:style-name="T33_7">в</text:span><text:span text:style-name="T33_8"><text:s/></text:span><text:span text:style-name="T33_9">системе</text:span><text:span text:style-name="T33_10"><text:s/>«</text:span><text:span text:style-name="T33_11">RplusMgmt</text:span><text:span text:style-name="T33_12">»<text:s/></text:span><text:span text:style-name="T33_13">осуществляется</text:span><text:span text:style-name="T33_14"><text:s/></text:span><text:span text:style-name="T33_15">Клиентом</text:span><text:span text:style-name="T33_16"><text:s/></text:span><text:span text:style-name="T33_17">самостоятельно</text:span><text:span text:style-name="T33_18"><text:s/></text:span><text:span text:style-name="T33_19">на</text:span><text:span text:style-name="T33_20"><text:s/></text:span><text:span text:style-name="T33_21">сайте</text:span><text:span text:style-name="T33_22"><text:s/></text:span><text:span text:style-name="T33_23">Исполнителя</text:span><text:span text:style-name="T33_24"><text:s/></text:span><text:span text:style-name="T33_25">путем</text:span><text:span text:style-name="T33_26"><text:s/></text:span><text:span text:style-name="T33_27">указания</text:span><text:span text:style-name="T33_28"><text:s/></text:span><text:span text:style-name="T33_29">своих</text:span><text:span text:style-name="T33_30"><text:s/></text:span><text:span text:style-name="T33_31">учетных</text:span><text:span text:style-name="T33_32"><text:s/></text:span><text:span text:style-name="T33_33">данных</text:span><text:span text:style-name="T33_34"><text:s/></text:span><text:span text:style-name="T33_35">в</text:span><text:span text:style-name="T33_36"><text:s/></text:span><text:span text:style-name="T33_37">соответствии</text:span><text:span text:style-name="T33_38"><text:s/></text:span><text:span text:style-name="T33_39">с</text:span><text:span text:style-name="T33_40"><text:s/></text:span><text:span text:style-name="T33_41">инструкцией</text:span><text:span text:style-name="T33_42"><text:s/></text:span><text:span text:style-name="T33_43">системы</text:span><text:span text:style-name="T33_44">.<text:s/></text:span><text:span text:style-name="T33_45">Основными</text:span><text:span text:style-name="T33_46"><text:s/></text:span><text:span text:style-name="T33_47">элементами</text:span><text:span text:style-name="T33_48">,<text:s/></text:span><text:span text:style-name="T33_49">идентифицирующими</text:span><text:span text:style-name="T33_50"><text:s/></text:span><text:span text:style-name="T33_51">Клиента</text:span><text:span text:style-name="T33_52"><text:s/></text:span><text:span text:style-name="T33_53">в</text:span><text:span text:style-name="T33_54"><text:s/></text:span><text:span text:style-name="T33_55">системе</text:span><text:span text:style-name="T33_56"><text:s/>«</text:span><text:span text:style-name="T33_57">RplusMgmt</text:span><text:span text:style-name="T33_58">»,<text:s/></text:span><text:span text:style-name="T33_59">являются</text:span><text:span text:style-name="T33_60"><text:s/></text:span><text:span text:style-name="T33_61">логин</text:span><text:span text:style-name="T33_62"><text:s/></text:span><text:span text:style-name="T33_63">и</text:span><text:span text:style-name="T33_64"><text:s/></text:span><text:span text:style-name="T33_65">пароль</text:span><text:span text:style-name="T33_66">,<text:s/></text:span><text:span text:style-name="T33_67">указанные</text:span><text:span text:style-name="T33_68"><text:s/></text:span><text:span text:style-name="T33_69">при</text:span><text:span text:style-name="T33_70"><text:s/></text:span><text:span text:style-name="T33_71">регистрации</text:span><text:span text:style-name="T33_72"><text:s/>(</text:span><text:span text:style-name="T33_73">учетные</text:span><text:span text:style-name="T33_74"><text:s/></text:span><text:span text:style-name="T33_75">данные</text:span><text:span text:style-name="T33_76">).<text:s/></text:span><text:span text:style-name="T33_77">Регистрация</text:span><text:span text:style-name="T33_78"><text:s/></text:span><text:span text:style-name="T33_79">Аккаунта</text:span><text:span text:style-name="T33_80"><text:s/></text:span><text:span text:style-name="T33_81">является</text:span><text:span text:style-name="T33_82"><text:s/></text:span><text:span text:style-name="T33_83">бесплатной</text:span><text:span text:style-name="T33_84">. <text:line-break/><text:line-break/></text:span><text:span text:style-name="T33_85">Исполнитель</text:span><text:span text:style-name="T33_86"><text:s/></text:span><text:span text:style-name="T33_87">не</text:span><text:span text:style-name="T33_88"><text:s/></text:span><text:span text:style-name="T33_89">осуществляет</text:span><text:span text:style-name="T33_90"><text:s/></text:span><text:span text:style-name="T33_91">проверку</text:span><text:span text:style-name="T33_92"><text:s/></text:span><text:span text:style-name="T33_93">данных</text:span><text:span text:style-name="T33_94"><text:s/></text:span><text:span text:style-name="T33_95">Клиента</text:span><text:span text:style-name="T33_96">,<text:s/></text:span><text:span text:style-name="T33_97">однако</text:span><text:span text:style-name="T33_98">,<text:s/></text:span><text:span text:style-name="T33_99">имеет</text:span><text:span text:style-name="T33_100"><text:s/></text:span><text:span text:style-name="T33_101">право</text:span><text:span text:style-name="T33_102"><text:s/></text:span><text:span text:style-name="T33_103">в</text:span><text:span text:style-name="T33_104"><text:s/></text:span><text:span text:style-name="T33_105">любое</text:span><text:span text:style-name="T33_106"><text:s/></text:span><text:span text:style-name="T33_107">время</text:span><text:span text:style-name="T33_108"><text:s/></text:span><text:span text:style-name="T33_109">запросить</text:span><text:span text:style-name="T33_110"><text:s/></text:span><text:span text:style-name="T33_111">подтверждение</text:span><text:span text:style-name="T33_112"><text:s/></text:span><text:span text:style-name="T33_113">правильности</text:span><text:span text:style-name="T33_114"><text:s/></text:span><text:span text:style-name="T33_115">введенных</text:span><text:span text:style-name="T33_116"><text:s/></text:span><text:span text:style-name="T33_117">данных</text:span><text:span text:style-name="T33_118"><text:s/></text:span><text:span text:style-name="T33_119">или</text:span><text:span text:style-name="T33_120"><text:s/></text:span><text:span text:style-name="T33_121">предоставление</text:span><text:span text:style-name="T33_122"><text:s/></text:span><text:span text:style-name="T33_123">не</text:span><text:span text:style-name="T33_124"><text:s/></text:span><text:span text:style-name="T33_125">введенных</text:span><text:span text:style-name="T33_126"><text:s/></text:span><text:span text:style-name="T33_127">данных</text:span><text:span text:style-name="T33_128"><text:s/>(</text:span><text:span text:style-name="T33_129">путем</text:span><text:span text:style-name="T33_130"><text:s/></text:span><text:span text:style-name="T33_131">предоставления</text:span><text:span text:style-name="T33_132"><text:s/></text:span><text:span text:style-name="T33_133">копий</text:span><text:span text:style-name="T33_134"><text:s/></text:span><text:span text:style-name="T33_135">либо</text:span><text:span text:style-name="T33_136"><text:s/></text:span><text:span text:style-name="T33_137">оригиналов</text:span><text:span text:style-name="T33_138"><text:s/></text:span><text:span text:style-name="T33_139">подтверждающих</text:span><text:span text:style-name="T33_140"><text:s/></text:span><text:span text:style-name="T33_141">документов</text:span><text:span text:style-name="T33_142">)<text:s/></text:span><text:span text:style-name="T33_143">и</text:span><text:span text:style-name="T33_144"><text:s/></text:span><text:span text:style-name="T33_145">приостановить</text:span><text:span text:style-name="T33_146"><text:s/></text:span><text:span text:style-name="T33_147">оказание</text:span><text:span text:style-name="T33_148"><text:s/></text:span><text:span text:style-name="T33_149">Услуг</text:span><text:span text:style-name="T33_150"><text:s/></text:span><text:span text:style-name="T33_151">до</text:span><text:span text:style-name="T33_152"><text:s/></text:span><text:span text:style-name="T33_153">момента</text:span><text:span text:style-name="T33_154"><text:s/></text:span><text:span text:style-name="T33_155">предоставления</text:span><text:span text:style-name="T33_156"><text:s/></text:span><text:span text:style-name="T33_157">подтверждающих</text:span><text:span text:style-name="T33_158"><text:s/></text:span><text:span text:style-name="T33_159">документов</text:span><text:span text:style-name="T33_160"><text:s/></text:span><text:span text:style-name="T33_161">и</text:span><text:span text:style-name="T33_162"><text:s/></text:span><text:span text:style-name="T33_163">изменения</text:span><text:span text:style-name="T33_164"><text:s/></text:span><text:span text:style-name="T33_165">и</text:span><text:span text:style-name="T33_166">/</text:span><text:span text:style-name="T33_167">или</text:span><text:span text:style-name="T33_168"><text:s/></text:span><text:span text:style-name="T33_169">дополнения</text:span><text:span text:style-name="T33_170"><text:s/></text:span><text:span text:style-name="T33_171">Клиентом</text:span><text:span text:style-name="T33_172"><text:s/></text:span><text:span text:style-name="T33_173">запрашиваемых</text:span><text:span text:style-name="T33_174"><text:s/></text:span><text:span text:style-name="T33_175">данных</text:span><text:span text:style-name="T33_176">.</text:span></text:p>
      <text:p text:style-name="P34"/>
      <text:list text:style-name="LS4" xml:id="list3">
        <text:list-item>
          <text:p text:style-name="P35"><text:span text:style-name="T35_1">4.<text:s/></text:span><text:span text:style-name="T35_2">Права</text:span><text:span text:style-name="T35_3"><text:s/></text:span><text:span text:style-name="T35_4">и</text:span><text:span text:style-name="T35_5"><text:s/></text:span><text:span text:style-name="T35_6">обязанности</text:span><text:span text:style-name="T35_7"><text:s/></text:span><text:span text:style-name="T35_8">Исполнителя</text:span></text:p>
        </text:list-item>
      </text:list>
      <text:p text:style-name="P36"><text:span text:style-name="T36_1">4.1.<text:s/></text:span><text:span text:style-name="T36_2">Исполнитель</text:span><text:span text:style-name="T36_3"><text:s/></text:span><text:span text:style-name="T36_4">обязуется</text:span><text:span text:style-name="T36_5">:</text:span></text:p>
      <text:p text:style-name="P37"><text:span text:style-name="T37_1">4.1.1.<text:s/></text:span><text:span text:style-name="T37_2">Предоставить</text:span><text:span text:style-name="T37_3"><text:s/></text:span><text:span text:style-name="T37_4">Заказчику</text:span><text:span text:style-name="T37_5"><text:s/></text:span><text:span text:style-name="T37_6">после</text:span><text:span text:style-name="T37_7"><text:s/></text:span><text:span text:style-name="T37_8">оплаты</text:span><text:span text:style-name="T37_9"><text:s/></text:span><text:span text:style-name="T37_10">Услуг</text:span><text:span text:style-name="T37_11"><text:s/></text:span><text:span text:style-name="T37_12">информацию</text:span><text:span text:style-name="T37_13">,<text:s/></text:span><text:span text:style-name="T37_14">необходимую</text:span><text:span text:style-name="T37_15"><text:s/></text:span><text:span text:style-name="T37_16">для</text:span><text:span text:style-name="T37_17"><text:s/></text:span><text:span text:style-name="T37_18">доступа</text:span><text:span text:style-name="T37_19"><text:s/></text:span><text:span text:style-name="T37_20">к</text:span><text:span text:style-name="T37_21"><text:s/></text:span><text:span text:style-name="T37_22">программному</text:span><text:span text:style-name="T37_23"><text:s/></text:span><text:span text:style-name="T37_24">обеспечению</text:span><text:span text:style-name="T37_25"><text:s/></text:span><text:span text:style-name="T37_26">через</text:span><text:span text:style-name="T37_27"><text:s/></text:span><text:span text:style-name="T37_28">сеть</text:span><text:span text:style-name="T37_29"><text:s/></text:span><text:span text:style-name="T37_30">Интернет</text:span><text:span text:style-name="T37_31">.</text:span></text:p>
      <text:p text:style-name="P38"><text:span text:style-name="T38_1">4.1.2.<text:s/></text:span><text:span text:style-name="T38_2">Публиковать</text:span><text:span text:style-name="T38_3"><text:s/></text:span><text:span text:style-name="T38_4">на</text:span><text:span text:style-name="T38_5"><text:s/></text:span><text:span text:style-name="T38_6">своем</text:span><text:span text:style-name="T38_7"><text:s/></text:span><text:span text:style-name="T38_8">сайте</text:span><text:span text:style-name="T38_9"><text:s/></text:span><text:span text:style-name="T38_10"><text:a xlink:type="simple" xlink:href=""><text:span text:style-name="T38_11">http</text:span></text:a></text:span><text:span text:style-name="T38_12"><text:a xlink:type="simple" xlink:href=""><text:span text:style-name="T38_13">://</text:span></text:a></text:span><text:span text:style-name="T38_14"><text:a xlink:type="simple" xlink:href=""><text:span text:style-name="T38_15">rplusmgmt</text:span></text:a></text:span><text:span text:style-name="T38_16"><text:a xlink:type="simple" xlink:href=""><text:span text:style-name="T38_17">.</text:span></text:a></text:span><text:span text:style-name="T38_18"><text:a xlink:type="simple" xlink:href=""><text:span text:style-name="T38_19">com</text:span></text:a></text:span><text:span text:style-name="T38_20">/</text:span><text:span text:style-name="T38_21">все</text:span><text:span text:style-name="T38_22"><text:s/></text:span><text:span text:style-name="T38_23">изменения</text:span><text:span text:style-name="T38_24"><text:s/></text:span><text:span text:style-name="T38_25">и</text:span><text:span text:style-name="T38_26"><text:s/></text:span><text:span text:style-name="T38_27">дополнения</text:span><text:span text:style-name="T38_28"><text:s/></text:span><text:span text:style-name="T38_29">к</text:span><text:span text:style-name="T38_30"><text:s/></text:span><text:span text:style-name="T38_31">настоящему</text:span><text:span text:style-name="T38_32"><text:s/></text:span><text:span text:style-name="T38_33">Договору</text:span><text:span text:style-name="T38_34">,<text:s/></text:span><text:span text:style-name="T38_35">включая</text:span><text:span text:style-name="T38_36"><text:s/></text:span><text:span text:style-name="T38_37">изменения</text:span><text:span text:style-name="T38_38"><text:s/></text:span><text:span text:style-name="T38_39">в</text:span><text:span text:style-name="T38_40"><text:s/></text:span><text:span text:style-name="T38_41">тарифах</text:span><text:span text:style-name="T38_42"><text:s/></text:span><text:span text:style-name="T38_43">не</text:span><text:span text:style-name="T38_44"><text:s/></text:span><text:span text:style-name="T38_45">менее</text:span><text:span text:style-name="T38_46"><text:s/></text:span><text:span text:style-name="T38_47">чем</text:span><text:span text:style-name="T38_48"><text:s/></text:span><text:span text:style-name="T38_49">за</text:span><text:span text:style-name="T38_50"><text:s/>10<text:s/>(</text:span><text:span text:style-name="T38_51">десять</text:span><text:span text:style-name="T38_52">)<text:s/></text:span><text:span text:style-name="T38_53">дней</text:span><text:span text:style-name="T38_54"><text:s/></text:span><text:span text:style-name="T38_55">до</text:span><text:span text:style-name="T38_56"><text:s/></text:span><text:span text:style-name="T38_57">начала</text:span><text:span text:style-name="T38_58"><text:s/></text:span><text:span text:style-name="T38_59">их</text:span><text:span text:style-name="T38_60"><text:s/></text:span><text:span text:style-name="T38_61">действия</text:span><text:span text:style-name="T38_62">.</text:span><text:span text:style-name="T38_63"><text:s/></text:span><text:span text:style-name="T38_64">Своевременно</text:span><text:span text:style-name="T38_65"><text:s/></text:span><text:span text:style-name="T38_66">извещать</text:span><text:span text:style-name="T38_67"><text:s/></text:span><text:span text:style-name="T38_68">Заказчика</text:span><text:span text:style-name="T38_69"><text:s/></text:span><text:span text:style-name="T38_70">по</text:span><text:span text:style-name="T38_71"><text:s/></text:span><text:span text:style-name="T38_72">электронной</text:span><text:span text:style-name="T38_73"><text:s/></text:span><text:span text:style-name="T38_74">почте</text:span><text:span text:style-name="T38_75"><text:s/></text:span><text:span text:style-name="T38_76">обо</text:span><text:span text:style-name="T38_77"><text:s/></text:span><text:span text:style-name="T38_78">всех</text:span><text:span text:style-name="T38_79"><text:s/></text:span><text:span text:style-name="T38_80">ситуациях</text:span><text:span text:style-name="T38_81">,<text:s/></text:span><text:span text:style-name="T38_82">требующих</text:span><text:span text:style-name="T38_83"><text:s/></text:span><text:span text:style-name="T38_84">дополнительного</text:span><text:span text:style-name="T38_85"><text:s/></text:span><text:span text:style-name="T38_86">согласования</text:span><text:span text:style-name="T38_87">.</text:span></text:p>
      <text:p text:style-name="P39"><text:span text:style-name="T39_1">4.1.3.<text:s/></text:span><text:span text:style-name="T39_2">В</text:span><text:span text:style-name="T39_3"><text:s/></text:span><text:span text:style-name="T39_4">случае</text:span><text:span text:style-name="T39_5"><text:s/></text:span><text:span text:style-name="T39_6">изменения</text:span><text:span text:style-name="T39_7"><text:s/></text:span><text:span text:style-name="T39_8">реквизитов</text:span><text:span text:style-name="T39_9">,<text:s/></text:span><text:span text:style-name="T39_10">незамедлительно</text:span><text:span text:style-name="T39_11"><text:s/></text:span><text:span text:style-name="T39_12">уведомлять</text:span><text:span text:style-name="T39_13"><text:s/></text:span><text:span text:style-name="T39_14">об</text:span><text:span text:style-name="T39_15"><text:s/></text:span><text:span text:style-name="T39_16">этом</text:span><text:span text:style-name="T39_17"><text:s/></text:span><text:span text:style-name="T39_18">Заказчика</text:span><text:span text:style-name="T39_19"><text:s/></text:span><text:span text:style-name="T39_20">по</text:span><text:span text:style-name="T39_21"><text:s/></text:span><text:span text:style-name="T39_22">электронной</text:span><text:span text:style-name="T39_23"><text:s/></text:span><text:span text:style-name="T39_24">почте</text:span><text:span text:style-name="T39_25">.</text:span></text:p>
      <text:p text:style-name="P40"><text:span text:style-name="T40_1">4.1.4.<text:s/></text:span><text:span text:style-name="T40_2">Оказать</text:span><text:span text:style-name="T40_3"><text:s/></text:span><text:span text:style-name="T40_4">Заказчику</text:span><text:span text:style-name="T40_5"><text:s/></text:span><text:span text:style-name="T40_6">Услуги</text:span><text:span text:style-name="T40_7"><text:s/></text:span><text:span text:style-name="T40_8">в</text:span><text:span text:style-name="T40_9"><text:s/></text:span><text:span text:style-name="T40_10">соответствии</text:span><text:span text:style-name="T40_11"><text:s/></text:span><text:span text:style-name="T40_12">с</text:span><text:span text:style-name="T40_13"><text:s/></text:span><text:span text:style-name="T40_14">условиями</text:span><text:span text:style-name="T40_15"><text:s/></text:span><text:span text:style-name="T40_16">настоящего</text:span><text:span text:style-name="T40_17"><text:s/></text:span><text:span text:style-name="T40_18">Договора</text:span><text:span text:style-name="T40_19"><text:s/></text:span><text:span text:style-name="T40_20">и</text:span><text:span text:style-name="T40_21"><text:s/></text:span><text:span text:style-name="T40_22">по</text:span><text:span text:style-name="T40_23"><text:s/></text:span><text:span text:style-name="T40_24">выбранному</text:span><text:span text:style-name="T40_25"><text:s/></text:span><text:span text:style-name="T40_26">тарифу</text:span><text:span text:style-name="T40_27">,<text:s/></text:span><text:span text:style-name="T40_28">при</text:span><text:span text:style-name="T40_29"><text:s/></text:span><text:span text:style-name="T40_30">условии</text:span><text:span text:style-name="T40_31"><text:s/></text:span><text:span text:style-name="T40_32">оплаты</text:span><text:span text:style-name="T40_33"><text:s/></text:span><text:span text:style-name="T40_34">Заказчиком</text:span><text:span text:style-name="T40_35"><text:s/></text:span><text:span text:style-name="T40_36">периода</text:span><text:span text:style-name="T40_37"><text:s/></text:span><text:span text:style-name="T40_38">оказания</text:span><text:span text:style-name="T40_39"><text:s/></text:span><text:span text:style-name="T40_40">Услуг</text:span><text:span text:style-name="T40_41">.</text:span></text:p>
      <text:p text:style-name="P41"/>
      <text:list text:style-name="LS5" xml:id="list4">
        <text:list-item>
          <text:list>
            <text:list-item>
              <text:p text:style-name="P42"><text:span text:style-name="T42_1">4.2.<text:s/></text:span><text:span text:style-name="T42_2">Исполнитель</text:span><text:span text:style-name="T42_3"><text:s/></text:span><text:span text:style-name="T42_4">вправе</text:span><text:span text:style-name="T42_5">:</text:span></text:p>
            </text:list-item>
          </text:list>
        </text:list-item>
      </text:list>
      <text:p text:style-name="P43"><text:span text:style-name="T43_1">4.2.1.<text:s/></text:span><text:span text:style-name="T43_2">После</text:span><text:span text:style-name="T43_3"><text:s/></text:span><text:span text:style-name="T43_4">окончания</text:span><text:span text:style-name="T43_5"><text:s/></text:span><text:span text:style-name="T43_6">оплаченного</text:span><text:span text:style-name="T43_7"><text:s/></text:span><text:span text:style-name="T43_8">периода</text:span><text:span text:style-name="T43_9"><text:s/></text:span><text:span text:style-name="T43_10">приостановить</text:span><text:span text:style-name="T43_11"><text:s/></text:span><text:span text:style-name="T43_12">оказание</text:span><text:span text:style-name="T43_13"><text:s/></text:span><text:span text:style-name="T43_14">Услуг</text:span><text:span text:style-name="T43_15"><text:s/></text:span><text:span text:style-name="T43_16">по</text:span><text:span text:style-name="T43_17"><text:s/></text:span><text:span text:style-name="T43_18">настоящему</text:span><text:span text:style-name="T43_19"><text:s/></text:span><text:span text:style-name="T43_20">Договору</text:span><text:span text:style-name="T43_21">.<text:s/></text:span><text:span text:style-name="T43_22">В</text:span><text:span text:style-name="T43_23"><text:s/></text:span><text:span text:style-name="T43_24">случае</text:span><text:span text:style-name="T43_25"><text:s/></text:span><text:span text:style-name="T43_26">приостановки</text:span><text:span text:style-name="T43_27"><text:s/></text:span><text:span text:style-name="T43_28">оказания</text:span><text:span text:style-name="T43_29"><text:s/></text:span><text:span text:style-name="T43_30">Услуг</text:span><text:span text:style-name="T43_31"><text:s/></text:span><text:span text:style-name="T43_32">из</text:span><text:span text:style-name="T43_33">-</text:span><text:span text:style-name="T43_34">за</text:span><text:span text:style-name="T43_35"><text:s/></text:span><text:span text:style-name="T43_36">несвоевременной</text:span><text:span text:style-name="T43_37"><text:s/></text:span><text:span text:style-name="T43_38">оплаты</text:span><text:span text:style-name="T43_39"><text:s/></text:span><text:span text:style-name="T43_40">Исполнитель</text:span><text:span text:style-name="T43_41"><text:s/></text:span><text:span text:style-name="T43_42">сохраняет</text:span><text:span text:style-name="T43_43"><text:s/></text:span><text:span text:style-name="T43_44">контент</text:span><text:span text:style-name="T43_45"><text:s/></text:span><text:span text:style-name="T43_46">Заказчика</text:span><text:span text:style-name="T43_47"><text:s/></text:span><text:span text:style-name="T43_48">в</text:span><text:span text:style-name="T43_49"><text:s/></text:span><text:span text:style-name="T43_50">течение</text:span><text:span text:style-name="T43_51"><text:s/>30<text:s/>(</text:span><text:span text:style-name="T43_52">тридцати</text:span><text:span text:style-name="T43_53">)<text:s/></text:span><text:span text:style-name="T43_54">календарных</text:span><text:span text:style-name="T43_55"><text:s/></text:span><text:span text:style-name="T43_56">дней</text:span><text:span text:style-name="T43_57">.</text:span><text:span text:style-name="T43_58"><text:s/></text:span><text:span text:style-name="T43_59">Оказание</text:span><text:span text:style-name="T43_60"><text:s/></text:span><text:span text:style-name="T43_61">Услуг</text:span><text:span text:style-name="T43_62"><text:s/></text:span><text:span text:style-name="T43_63">может</text:span><text:span text:style-name="T43_64"><text:s/></text:span><text:span text:style-name="T43_65">быть</text:span><text:span text:style-name="T43_66"><text:s/></text:span><text:span text:style-name="T43_67">возобновлено</text:span><text:span text:style-name="T43_68"><text:s/></text:span><text:span text:style-name="T43_69">при</text:span><text:span text:style-name="T43_70"><text:s/></text:span><text:span text:style-name="T43_71">поступлении</text:span><text:span text:style-name="T43_72"><text:s/></text:span><text:span text:style-name="T43_73">оплаты</text:span><text:span text:style-name="T43_74"><text:s/></text:span><text:span text:style-name="T43_75">за</text:span><text:span text:style-name="T43_76"><text:s/></text:span><text:span text:style-name="T43_77">следующий</text:span><text:span text:style-name="T43_78"><text:s/></text:span><text:span text:style-name="T43_79">период</text:span><text:span text:style-name="T43_80"><text:s/></text:span><text:span text:style-name="T43_81">оказания</text:span><text:span text:style-name="T43_82"><text:s/></text:span><text:span text:style-name="T43_83">Услуг</text:span><text:span text:style-name="T43_84"><text:s/></text:span><text:span text:style-name="T43_85">согласно</text:span><text:span text:style-name="T43_86"><text:s/></text:span><text:span text:style-name="T43_87">выбранному</text:span><text:span text:style-name="T43_88"><text:s/></text:span><text:span text:style-name="T43_89">Заказчиком</text:span><text:span text:style-name="T43_90"><text:s/></text:span><text:span text:style-name="T43_91">тарифу</text:span><text:span text:style-name="T43_92">.</text:span><text:span text:style-name="T43_93"><text:s/></text:span><text:span text:style-name="T43_94">После</text:span><text:span text:style-name="T43_95"><text:s/></text:span><text:span text:style-name="T43_96">истечения</text:span><text:span text:style-name="T43_97"><text:s/></text:span><text:span text:style-name="T43_98">данного</text:span><text:span text:style-name="T43_99"><text:s/></text:span><text:span text:style-name="T43_100">срока</text:span><text:span text:style-name="T43_101"><text:s/></text:span><text:span text:style-name="T43_102">Исполнитель</text:span><text:span text:style-name="T43_103"><text:s/></text:span><text:span text:style-name="T43_104">вправе</text:span><text:span text:style-name="T43_105"><text:s/></text:span><text:span text:style-name="T43_106">полностью</text:span><text:span text:style-name="T43_107"><text:s/></text:span><text:span text:style-name="T43_108">удалить</text:span><text:span text:style-name="T43_109"><text:s/></text:span><text:span text:style-name="T43_110">контент</text:span><text:span text:style-name="T43_111"><text:s/></text:span><text:span text:style-name="T43_112">Заказчика</text:span><text:span text:style-name="T43_113">.</text:span></text:p>
      <text:p text:style-name="P44"><text:span text:style-name="T44_1">4.2.2.<text:s/></text:span><text:span text:style-name="T44_2">Изменять</text:span><text:span text:style-name="T44_3"><text:s/></text:span><text:span text:style-name="T44_4">тарифы</text:span><text:span text:style-name="T44_5">,<text:s/></text:span><text:span text:style-name="T44_6">условия</text:span><text:span text:style-name="T44_7"><text:s/></text:span><text:span text:style-name="T44_8">настоящего</text:span><text:span text:style-name="T44_9"><text:s/></text:span><text:span text:style-name="T44_10">Договора</text:span><text:span text:style-name="T44_11"><text:s/></text:span><text:span text:style-name="T44_12">и</text:span><text:span text:style-name="T44_13"><text:s/></text:span><text:span text:style-name="T44_14">приложений</text:span><text:span text:style-name="T44_15"><text:s/></text:span><text:span text:style-name="T44_16">к</text:span><text:span text:style-name="T44_17"><text:s/></text:span><text:span text:style-name="T44_18">нему</text:span><text:span text:style-name="T44_19"><text:s/></text:span><text:span text:style-name="T44_20">без</text:span><text:span text:style-name="T44_21"><text:s/></text:span><text:span text:style-name="T44_22">предварительного</text:span><text:span text:style-name="T44_23"><text:s/></text:span><text:span text:style-name="T44_24">согласования</text:span><text:span text:style-name="T44_25"><text:s/></text:span><text:span text:style-name="T44_26">с</text:span><text:span text:style-name="T44_27"><text:s/></text:span><text:span text:style-name="T44_28">Заказчиком</text:span><text:span text:style-name="T44_29">,<text:s/></text:span><text:span text:style-name="T44_30">обеспечивая</text:span><text:span text:style-name="T44_31"><text:s/></text:span><text:span text:style-name="T44_32">при</text:span><text:span text:style-name="T44_33"><text:s/></text:span><text:span text:style-name="T44_34">этом</text:span><text:span text:style-name="T44_35"><text:s/></text:span><text:span text:style-name="T44_36">публикацию</text:span><text:span text:style-name="T44_37"><text:s/></text:span><text:span text:style-name="T44_38">измененных</text:span><text:span text:style-name="T44_39"><text:s/></text:span><text:span text:style-name="T44_40">условий</text:span><text:span text:style-name="T44_41"><text:s/></text:span><text:span text:style-name="T44_42">на</text:span><text:span text:style-name="T44_43"><text:s/></text:span><text:span text:style-name="T44_44">своем</text:span><text:span text:style-name="T44_45"><text:s/></text:span><text:span text:style-name="T44_46">сайте</text:span><text:span text:style-name="T44_47"><text:s/></text:span><text:span text:style-name="T44_48">по</text:span><text:span text:style-name="T44_49"><text:s/></text:span><text:span text:style-name="T44_50">адресу</text:span><text:span text:style-name="T44_51"><text:s/></text:span><text:span text:style-name="T44_52"><text:a xlink:type="simple" xlink:href="http://rplusmgmt.com/"><text:span text:style-name="T44_53">http</text:span></text:a></text:span><text:span text:style-name="T44_54"><text:a xlink:type="simple" xlink:href="http://rplusmgmt.com/"><text:span text:style-name="T44_55">://</text:span></text:a></text:span><text:span text:style-name="T44_56"><text:a xlink:type="simple" xlink:href="http://rplusmgmt.com/"><text:span text:style-name="T44_57">rplusmgmt</text:span></text:a></text:span><text:span text:style-name="T44_58"><text:a xlink:type="simple" xlink:href="http://rplusmgmt.com/"><text:span text:style-name="T44_59">.</text:span></text:a></text:span><text:span text:style-name="T44_60"><text:a xlink:type="simple" xlink:href="http://rplusmgmt.com/"><text:span text:style-name="T44_61">com</text:span></text:a></text:span><text:span text:style-name="T44_62"><text:a xlink:type="simple" xlink:href="http://rplusmgmt.com/"><text:span text:style-name="T44_63">/</text:span></text:a></text:span><text:span text:style-name="T44_64"><text:s/></text:span><text:span text:style-name="T44_65">не</text:span><text:span text:style-name="T44_66"><text:s/></text:span><text:span text:style-name="T44_67">менее</text:span><text:span text:style-name="T44_68"><text:s/></text:span><text:span text:style-name="T44_69">чем</text:span><text:span text:style-name="T44_70"><text:s/></text:span><text:span text:style-name="T44_71">за</text:span><text:span text:style-name="T44_72"><text:s/>10<text:s/>(</text:span><text:span text:style-name="T44_73">десять</text:span><text:span text:style-name="T44_74">)<text:s/></text:span><text:span text:style-name="T44_75">дней</text:span><text:span text:style-name="T44_76"><text:s/></text:span><text:span text:style-name="T44_77">до</text:span><text:span text:style-name="T44_78"><text:s/></text:span><text:span text:style-name="T44_79">начала</text:span><text:span text:style-name="T44_80"><text:s/></text:span><text:span text:style-name="T44_81">их</text:span><text:span text:style-name="T44_82"><text:s/></text:span><text:span text:style-name="T44_83">действия</text:span><text:span text:style-name="T44_84">.</text:span></text:p>
      <text:p text:style-name="P45"><text:span text:style-name="T45_1">4.2.3.<text:s/></text:span><text:span text:style-name="T45_2">Отказать</text:span><text:span text:style-name="T45_3"><text:s/></text:span><text:span text:style-name="T45_4">Заказчику</text:span><text:span text:style-name="T45_5"><text:s/></text:span><text:span text:style-name="T45_6">в</text:span><text:span text:style-name="T45_7"><text:s/></text:span><text:span text:style-name="T45_8">предоставлении</text:span><text:span text:style-name="T45_9"><text:s/></text:span><text:span text:style-name="T45_10">Услуг</text:span><text:span text:style-name="T45_11"><text:s/></text:span><text:span text:style-name="T45_12">в</text:span><text:span text:style-name="T45_13"><text:s/></text:span><text:span text:style-name="T45_14">следующих</text:span><text:span text:style-name="T45_15"><text:s/></text:span><text:span text:style-name="T45_16">случаях</text:span><text:span text:style-name="T45_17">:</text:span></text:p>
      <text:p text:style-name="P46"><text:span text:style-name="T46_1">●<text:s/></text:span><text:span text:style-name="T46_2">Заказчик</text:span><text:span text:style-name="T46_3"><text:s/></text:span><text:span text:style-name="T46_4">создает</text:span><text:span text:style-name="T46_5"><text:s/></text:span><text:span text:style-name="T46_6">угрозу</text:span><text:span text:style-name="T46_7"><text:s/></text:span><text:span text:style-name="T46_8">безопасности</text:span><text:span text:style-name="T46_9"><text:s/></text:span><text:span text:style-name="T46_10">и</text:span><text:span text:style-name="T46_11"><text:s/></text:span><text:span text:style-name="T46_12">обороноспособности</text:span><text:span text:style-name="T46_13"><text:s/></text:span><text:span text:style-name="T46_14">РФ</text:span><text:span text:style-name="T46_15">,<text:s/></text:span><text:span text:style-name="T46_16">здоровью</text:span><text:span text:style-name="T46_17"><text:s/></text:span><text:span text:style-name="T46_18">и</text:span><text:span text:style-name="T46_19"><text:s/></text:span><text:span text:style-name="T46_20">безопасности</text:span><text:span text:style-name="T46_21"><text:s/></text:span><text:span text:style-name="T46_22">людей</text:span><text:span text:style-name="T46_23"><text:s/></text:span><text:span text:style-name="T46_24">на</text:span><text:span text:style-name="T46_25"><text:s/></text:span><text:span text:style-name="T46_26">территории</text:span><text:span text:style-name="T46_27"><text:s/></text:span><text:span text:style-name="T46_28">РФ</text:span><text:span text:style-name="T46_29">;</text:span></text:p>
      <text:p text:style-name="P47"><text:span text:style-name="T47_1">●<text:s/></text:span><text:span text:style-name="T47_2">предоставление</text:span><text:span text:style-name="T47_3"><text:s/></text:span><text:span text:style-name="T47_4">Услуг</text:span><text:span text:style-name="T47_5"><text:s/></text:span><text:span text:style-name="T47_6">невозможно</text:span><text:span text:style-name="T47_7"><text:s/></text:span><text:span text:style-name="T47_8">из</text:span><text:span text:style-name="T47_9">-</text:span><text:span text:style-name="T47_10">за</text:span><text:span text:style-name="T47_11"><text:s/></text:span><text:span text:style-name="T47_12">физических</text:span><text:span text:style-name="T47_13">,<text:s/></text:span><text:span text:style-name="T47_14">топографических</text:span><text:span text:style-name="T47_15"><text:s/></text:span><text:span text:style-name="T47_16">или</text:span><text:span text:style-name="T47_17"><text:s/></text:span><text:span text:style-name="T47_18">иных</text:span><text:span text:style-name="T47_19"><text:s/></text:span><text:span text:style-name="T47_20">естественных</text:span><text:span text:style-name="T47_21"><text:s/></text:span><text:span text:style-name="T47_22">препятствий</text:span><text:span text:style-name="T47_23">;</text:span></text:p>
      <text:p text:style-name="P48"><text:span text:style-name="T48_1">●<text:s/></text:span><text:span text:style-name="T48_2">Заказчик</text:span><text:span text:style-name="T48_3"><text:s/></text:span><text:span text:style-name="T48_4">отказывается</text:span><text:span text:style-name="T48_5"><text:s/></text:span><text:span text:style-name="T48_6">от</text:span><text:span text:style-name="T48_7"><text:s/></text:span><text:span text:style-name="T48_8">платежей</text:span><text:span text:style-name="T48_9"><text:s/></text:span><text:span text:style-name="T48_10">за</text:span><text:span text:style-name="T48_11"><text:s/></text:span><text:span text:style-name="T48_12">предоставленные</text:span><text:span text:style-name="T48_13"><text:s/></text:span><text:span text:style-name="T48_14">Услуги</text:span><text:span text:style-name="T48_15"><text:s/></text:span><text:span text:style-name="T48_16">или</text:span><text:span text:style-name="T48_17"><text:s/></text:span><text:span text:style-name="T48_18">отказывается</text:span><text:span text:style-name="T48_19"><text:s/></text:span><text:span text:style-name="T48_20">от</text:span><text:span text:style-name="T48_21"><text:s/></text:span><text:span text:style-name="T48_22">выполнения</text:span><text:span text:style-name="T48_23"><text:s/></text:span><text:span text:style-name="T48_24">условий</text:span><text:span text:style-name="T48_25"><text:s/></text:span><text:span text:style-name="T48_26">предоставления</text:span><text:span text:style-name="T48_27"><text:s/></text:span><text:span text:style-name="T48_28">Услуг</text:span><text:span text:style-name="T48_29">;</text:span></text:p>
      <text:p text:style-name="P49"><text:span text:style-name="T49_1">●<text:s/></text:span><text:span text:style-name="T49_2">Заказчик</text:span><text:span text:style-name="T49_3"><text:s/></text:span><text:span text:style-name="T49_4">или</text:span><text:span text:style-name="T49_5"><text:s/></text:span><text:span text:style-name="T49_6">конечный</text:span><text:span text:style-name="T49_7"><text:s/></text:span><text:span text:style-name="T49_8">пользователь</text:span><text:span text:style-name="T49_9"><text:s/></text:span><text:span text:style-name="T49_10">программного</text:span><text:span text:style-name="T49_11"><text:s/></text:span><text:span text:style-name="T49_12">обеспечения</text:span><text:span text:style-name="T49_13">,<text:s/></text:span><text:span text:style-name="T49_14">используемого</text:span><text:span text:style-name="T49_15"><text:s/></text:span><text:span text:style-name="T49_16">Заказчиком</text:span><text:span text:style-name="T49_17">,<text:s/></text:span><text:span text:style-name="T49_18">использует</text:span><text:span text:style-name="T49_19"><text:s/></text:span><text:span text:style-name="T49_20">предоставленные</text:span><text:span text:style-name="T49_21"><text:s/></text:span><text:span text:style-name="T49_22">Услуги</text:span><text:span text:style-name="T49_23"><text:s/></text:span><text:span text:style-name="T49_24">незаконно</text:span><text:span text:style-name="T49_25"><text:s/></text:span><text:span text:style-name="T49_26">или</text:span><text:span text:style-name="T49_27"><text:s/></text:span><text:span text:style-name="T49_28">незаконным</text:span><text:span text:style-name="T49_29"><text:s/></text:span><text:span text:style-name="T49_30">способом</text:span><text:span text:style-name="T49_31">,<text:s/></text:span><text:span text:style-name="T49_32">нанося</text:span><text:span text:style-name="T49_33"><text:s/></text:span><text:span text:style-name="T49_34">тем</text:span><text:span text:style-name="T49_35"><text:s/></text:span><text:span text:style-name="T49_36">самым</text:span><text:span text:style-name="T49_37"><text:s/></text:span><text:span text:style-name="T49_38">ущерб</text:span><text:span text:style-name="T49_39"><text:s/></text:span><text:span text:style-name="T49_40">Исполнителю</text:span><text:span text:style-name="T49_41"><text:s/></text:span><text:span text:style-name="T49_42">или</text:span><text:span text:style-name="T49_43"><text:s/></text:span><text:span text:style-name="T49_44">третьим</text:span><text:span text:style-name="T49_45"><text:s/></text:span><text:span text:style-name="T49_46">лицам</text:span><text:span text:style-name="T49_47">.</text:span></text:p>
      <text:p text:style-name="P50"><text:span text:style-name="T50_1">4.2.4.<text:s/></text:span><text:span text:style-name="T50_2">По</text:span><text:span text:style-name="T50_3"><text:s/></text:span><text:span text:style-name="T50_4">своему</text:span><text:span text:style-name="T50_5"><text:s/></text:span><text:span text:style-name="T50_6">усмотрению</text:span><text:span text:style-name="T50_7"><text:s/></text:span><text:span text:style-name="T50_8">нанимать</text:span><text:span text:style-name="T50_9"><text:s/></text:span><text:span text:style-name="T50_10">специалистов</text:span><text:span text:style-name="T50_11"><text:s/></text:span><text:span text:style-name="T50_12">и</text:span><text:span text:style-name="T50_13"><text:s/></text:span><text:span text:style-name="T50_14">привлекать</text:span><text:span text:style-name="T50_15"><text:s/></text:span><text:span text:style-name="T50_16">подрядчиков</text:span><text:span text:style-name="T50_17">,<text:s/></text:span><text:span text:style-name="T50_18">задействованных</text:span><text:span text:style-name="T50_19"><text:s/></text:span><text:span text:style-name="T50_20">в</text:span><text:span text:style-name="T50_21"><text:s/></text:span><text:span text:style-name="T50_22">предоставлении</text:span><text:span text:style-name="T50_23"><text:s/></text:span><text:span text:style-name="T50_24">Услуг</text:span><text:span text:style-name="T50_25"><text:s/></text:span><text:span text:style-name="T50_26">по</text:span><text:span text:style-name="T50_27"><text:s/></text:span><text:span text:style-name="T50_28">настоящему</text:span><text:span text:style-name="T50_29"><text:s/></text:span><text:span text:style-name="T50_30">Договору</text:span></text:p>
      <text:p text:style-name="P51"><text:span text:style-name="T51_1"><text:s/>4.2.5.<text:s/></text:span><text:span text:style-name="T51_2">Отказать</text:span><text:span text:style-name="T51_3"><text:s/></text:span><text:span text:style-name="T51_4">в</text:span><text:span text:style-name="T51_5"><text:s/></text:span><text:span text:style-name="T51_6">предоставлении</text:span><text:span text:style-name="T51_7"><text:s/></text:span><text:span text:style-name="T51_8">Услуг</text:span><text:span text:style-name="T51_9"><text:s/></text:span><text:span text:style-name="T51_10">компаниям</text:span><text:span text:style-name="T51_11">,<text:s/></text:span><text:span text:style-name="T51_12">использующим</text:span><text:span text:style-name="T51_13"><text:s/></text:span><text:span text:style-name="T51_14">рассылки</text:span><text:span text:style-name="T51_15"><text:s/></text:span><text:span text:style-name="T51_16">массовой</text:span><text:span text:style-name="T51_17"><text:s/></text:span><text:span text:style-name="T51_18">незапрошенной</text:span><text:span text:style-name="T51_19"><text:s/></text:span><text:span text:style-name="T51_20">корреспонденции</text:span><text:span text:style-name="T51_21"><text:s/>(</text:span><text:span text:style-name="T51_22">СПАМ</text:span><text:span text:style-name="T51_23">)<text:s/></text:span><text:span text:style-name="T51_24">для</text:span><text:span text:style-name="T51_25"><text:s/></text:span><text:span text:style-name="T51_26">рекламы</text:span><text:span text:style-name="T51_27"><text:s/></text:span><text:span text:style-name="T51_28">своих</text:span><text:span text:style-name="T51_29"><text:s/></text:span><text:span text:style-name="T51_30">товаров</text:span><text:span text:style-name="T51_31"><text:s/></text:span><text:span text:style-name="T51_32">и</text:span><text:span text:style-name="T51_33"><text:s/></text:span><text:span text:style-name="T51_34">услуг</text:span><text:span text:style-name="T51_35">.</text:span></text:p>
      <text:p text:style-name="P52"><text:span text:style-name="T52_1">4.2.6.<text:s/></text:span><text:span text:style-name="T52_2">Проверять</text:span><text:span text:style-name="T52_3"><text:s/></text:span><text:span text:style-name="T52_4">соблюдение</text:span><text:span text:style-name="T52_5"><text:s/></text:span><text:span text:style-name="T52_6">Заказчиком</text:span><text:span text:style-name="T52_7"><text:s/></text:span><text:span text:style-name="T52_8">условий</text:span><text:span text:style-name="T52_9"><text:s/></text:span><text:span text:style-name="T52_10">пользования</text:span><text:span text:style-name="T52_11"><text:s/></text:span><text:span text:style-name="T52_12">Услугами</text:span><text:span text:style-name="T52_13">,<text:s/></text:span><text:span text:style-name="T52_14">в</text:span><text:span text:style-name="T52_15"><text:s/></text:span><text:span text:style-name="T52_16">частности</text:span><text:span text:style-name="T52_17">,<text:s/></text:span><text:span text:style-name="T52_18">указанных</text:span><text:span text:style-name="T52_19"><text:s/></text:span><text:span text:style-name="T52_20">в</text:span><text:span text:style-name="T52_21"><text:s/></text:span><text:span text:style-name="T52_22">пунктах</text:span><text:span text:style-name="T52_23"><text:s/>4.2.3,<text:s/>4.2.5<text:s/></text:span><text:span text:style-name="T52_24">и</text:span><text:span text:style-name="T52_25"><text:s/>5.1.5<text:s/></text:span><text:span text:style-name="T52_26">настоящего</text:span><text:span text:style-name="T52_27"><text:s/></text:span><text:span text:style-name="T52_28">Договора</text:span><text:span text:style-name="T52_29">.</text:span></text:p>
      <text:p text:style-name="P53"/>
      <text:list text:style-name="LS6" xml:id="list5">
        <text:list-item>
          <text:p text:style-name="P54"><text:span text:style-name="T54_1">5.<text:s/></text:span><text:span text:style-name="T54_2">Права</text:span><text:span text:style-name="T54_3"><text:s/></text:span><text:span text:style-name="T54_4">и</text:span><text:span text:style-name="T54_5"><text:s/></text:span><text:span text:style-name="T54_6">обязанности</text:span><text:span text:style-name="T54_7"><text:s/></text:span><text:span text:style-name="T54_8">Заказчика</text:span></text:p>
        </text:list-item>
      </text:list>
      <text:p text:style-name="P55"><text:span text:style-name="T55_1">5.1.<text:s/></text:span><text:span text:style-name="T55_2">Заказчик</text:span><text:span text:style-name="T55_3"><text:s/></text:span><text:span text:style-name="T55_4">обязуется</text:span><text:span text:style-name="T55_5">:</text:span></text:p>
      <text:p text:style-name="P56"><text:span text:style-name="T56_1">5.1.1.<text:s/></text:span><text:span text:style-name="T56_2">Внимательно</text:span><text:span text:style-name="T56_3"><text:s/></text:span><text:span text:style-name="T56_4">ознакомиться</text:span><text:span text:style-name="T56_5"><text:s/></text:span><text:span text:style-name="T56_6">с</text:span><text:span text:style-name="T56_7"><text:s/></text:span><text:span text:style-name="T56_8">настоящим</text:span><text:span text:style-name="T56_9"><text:s/></text:span><text:span text:style-name="T56_10">Договором</text:span><text:span text:style-name="T56_11">,<text:s/></text:span><text:span text:style-name="T56_12">приложениями</text:span><text:span text:style-name="T56_13"><text:s/></text:span><text:span text:style-name="T56_14">к</text:span><text:span text:style-name="T56_15"><text:s/></text:span><text:span text:style-name="T56_16">нему</text:span><text:span text:style-name="T56_17">,<text:s/></text:span><text:span text:style-name="T56_18">включая</text:span><text:span text:style-name="T56_19"><text:s/></text:span><text:span text:style-name="T56_20">тарифы</text:span><text:span text:style-name="T56_21">,<text:s/></text:span><text:span text:style-name="T56_22">до</text:span><text:span text:style-name="T56_23"><text:s/></text:span><text:span text:style-name="T56_24">момента</text:span><text:span text:style-name="T56_25"><text:s/></text:span><text:span text:style-name="T56_26">заключения</text:span><text:span text:style-name="T56_27"><text:s/></text:span><text:span text:style-name="T56_28">Договора</text:span><text:span text:style-name="T56_29">.</text:span></text:p>
      <text:p text:style-name="P57"><text:span text:style-name="T57_1">5.1.2.<text:s/></text:span><text:span text:style-name="T57_2">Выполнять</text:span><text:span text:style-name="T57_3"><text:s/></text:span><text:span text:style-name="T57_4">требования</text:span><text:span text:style-name="T57_5">,<text:s/></text:span><text:span text:style-name="T57_6">изложенные</text:span><text:span text:style-name="T57_7"><text:s/></text:span><text:span text:style-name="T57_8">в</text:span><text:span text:style-name="T57_9"><text:s/></text:span><text:span text:style-name="T57_10">настоящем</text:span><text:span text:style-name="T57_11"><text:s/></text:span><text:span text:style-name="T57_12">Договоре</text:span><text:span text:style-name="T57_13">,<text:s/></text:span><text:span text:style-name="T57_14">приложениях</text:span><text:span text:style-name="T57_15"><text:s/></text:span><text:span text:style-name="T57_16">к</text:span><text:span text:style-name="T57_17"><text:s/></text:span><text:span text:style-name="T57_18">нему</text:span><text:span text:style-name="T57_19">,<text:s/></text:span><text:span text:style-name="T57_20">являющихся</text:span><text:span text:style-name="T57_21"><text:s/></text:span><text:span text:style-name="T57_22">неотъемлемой</text:span><text:span text:style-name="T57_23"><text:s/></text:span><text:span text:style-name="T57_24">частью</text:span><text:span text:style-name="T57_25"><text:s/></text:span><text:span text:style-name="T57_26">настоящего</text:span><text:span text:style-name="T57_27"><text:s/></text:span><text:span text:style-name="T57_28">Договора</text:span><text:span text:style-name="T57_29">.</text:span></text:p>
      <text:p text:style-name="P58"><text:span text:style-name="T58_1">5.1.3.<text:s/></text:span><text:span text:style-name="T58_2">Своевременно</text:span><text:span text:style-name="T58_3">,<text:s/></text:span><text:span text:style-name="T58_4">в</text:span><text:span text:style-name="T58_5"><text:s/></text:span><text:span text:style-name="T58_6">соответствии</text:span><text:span text:style-name="T58_7"><text:s/></text:span><text:span text:style-name="T58_8">с</text:span><text:span text:style-name="T58_9"><text:s/></text:span><text:span text:style-name="T58_10">условиями</text:span><text:span text:style-name="T58_11"><text:s/></text:span><text:span text:style-name="T58_12">настоящего</text:span><text:span text:style-name="T58_13"><text:s/></text:span><text:span text:style-name="T58_14">Договора</text:span><text:span text:style-name="T58_15">,<text:s/></text:span><text:span text:style-name="T58_16">оплатить</text:span><text:span text:style-name="T58_17"><text:s/></text:span><text:span text:style-name="T58_18">и</text:span><text:span text:style-name="T58_19"><text:s/></text:span><text:span text:style-name="T58_20">принять</text:span><text:span text:style-name="T58_21"><text:s/></text:span><text:span text:style-name="T58_22">Услуги</text:span><text:span text:style-name="T58_23"><text:s/></text:span><text:span text:style-name="T58_24">Исполнителя</text:span><text:span text:style-name="T58_25"><text:s/></text:span><text:span text:style-name="T58_26">в</text:span><text:span text:style-name="T58_27"><text:s/></text:span><text:span text:style-name="T58_28">соответствии</text:span><text:span text:style-name="T58_29"><text:s/></text:span><text:span text:style-name="T58_30">с</text:span><text:span text:style-name="T58_31"><text:s/></text:span><text:span text:style-name="T58_32">действующим</text:span><text:span text:style-name="T58_33"><text:s/></text:span><text:span text:style-name="T58_34">выбранным</text:span><text:span text:style-name="T58_35"><text:s/></text:span><text:span text:style-name="T58_36">тарифом</text:span><text:span text:style-name="T58_37">.</text:span></text:p>
      <text:p text:style-name="P59"><text:span text:style-name="T59_1">5.1.4.<text:s/></text:span><text:span text:style-name="T59_2">Не</text:span><text:span text:style-name="T59_3"><text:s/></text:span><text:span text:style-name="T59_4">передавать</text:span><text:span text:style-name="T59_5"><text:s/></text:span><text:span text:style-name="T59_6">свои</text:span><text:span text:style-name="T59_7"><text:s/></text:span><text:span text:style-name="T59_8">права</text:span><text:span text:style-name="T59_9"><text:s/></text:span><text:span text:style-name="T59_10">по</text:span><text:span text:style-name="T59_11"><text:s/></text:span><text:span text:style-name="T59_12">настоящему</text:span><text:span text:style-name="T59_13"><text:s/></text:span><text:span text:style-name="T59_14">Договору</text:span><text:span text:style-name="T59_15"><text:s/></text:span><text:span text:style-name="T59_16">какому</text:span><text:span text:style-name="T59_17">-</text:span><text:span text:style-name="T59_18">либо</text:span><text:span text:style-name="T59_19"><text:s/></text:span><text:span text:style-name="T59_20">третьему</text:span><text:span text:style-name="T59_21"><text:s/></text:span><text:span text:style-name="T59_22">лицу</text:span><text:span text:style-name="T59_23"><text:s/></text:span><text:span text:style-name="T59_24">без</text:span><text:span text:style-name="T59_25"><text:s/></text:span><text:span text:style-name="T59_26">письменного</text:span><text:span text:style-name="T59_27"><text:s/></text:span><text:span text:style-name="T59_28">согласия</text:span><text:span text:style-name="T59_29"><text:s/></text:span><text:span text:style-name="T59_30">Исполнителя</text:span><text:span text:style-name="T59_31">.</text:span></text:p>
      <text:p text:style-name="P60"><text:span text:style-name="T60_1">5.1.5.<text:s/></text:span><text:span text:style-name="T60_2">Всю</text:span><text:span text:style-name="T60_3"><text:s/></text:span><text:span text:style-name="T60_4">полноту</text:span><text:span text:style-name="T60_5"><text:s/></text:span><text:span text:style-name="T60_6">ответственности</text:span><text:span text:style-name="T60_7"><text:s/></text:span><text:span text:style-name="T60_8">за</text:span><text:span text:style-name="T60_9"><text:s/></text:span><text:span text:style-name="T60_10">соблюдение</text:span><text:span text:style-name="T60_11"><text:s/></text:span><text:span text:style-name="T60_12">лицензионных</text:span><text:span text:style-name="T60_13"><text:s/></text:span><text:span text:style-name="T60_14">условий</text:span><text:span text:style-name="T60_15"><text:s/></text:span><text:span text:style-name="T60_16">и</text:span><text:span text:style-name="T60_17"><text:s/></text:span><text:span text:style-name="T60_18">иных</text:span><text:span text:style-name="T60_19"><text:s/></text:span><text:span text:style-name="T60_20">ограничений</text:span><text:span text:style-name="T60_21"><text:s/></text:span><text:span text:style-name="T60_22">деятельности</text:span><text:span text:style-name="T60_23"><text:s/></text:span><text:span text:style-name="T60_24">Заказчик</text:span><text:span text:style-name="T60_25"><text:s/></text:span><text:span text:style-name="T60_26">несет</text:span><text:span text:style-name="T60_27"><text:s/></text:span><text:span text:style-name="T60_28">самостоятельно</text:span><text:span text:style-name="T60_29">.</text:span></text:p>
      <text:p text:style-name="P61"><text:span text:style-name="T61_1">5.1.6.<text:s/></text:span><text:span text:style-name="T61_2">В</text:span><text:span text:style-name="T61_3"><text:s/></text:span><text:span text:style-name="T61_4">случае</text:span><text:span text:style-name="T61_5"><text:s/></text:span><text:span text:style-name="T61_6">изменения</text:span><text:span text:style-name="T61_7"><text:s/></text:span><text:span text:style-name="T61_8">контактных</text:span><text:span text:style-name="T61_9"><text:s/></text:span><text:span text:style-name="T61_10">данных</text:span><text:span text:style-name="T61_11">,<text:s/></text:span><text:span text:style-name="T61_12">почтового</text:span><text:span text:style-name="T61_13"><text:s/></text:span><text:span text:style-name="T61_14">адреса</text:span><text:span text:style-name="T61_15">,<text:s/></text:span><text:span text:style-name="T61_16">адреса</text:span><text:span text:style-name="T61_17"><text:s/></text:span><text:span text:style-name="T61_18">места</text:span><text:span text:style-name="T61_19"><text:s/></text:span><text:span text:style-name="T61_20">расположения</text:span><text:span text:style-name="T61_21">,<text:s/></text:span><text:span text:style-name="T61_22">наименования</text:span><text:span text:style-name="T61_23"><text:s/></text:span><text:span text:style-name="T61_24">и</text:span><text:span text:style-name="T61_25"><text:s/></text:span><text:span text:style-name="T61_26">реквизитов</text:span><text:span text:style-name="T61_27"><text:s/></text:span><text:span text:style-name="T61_28">организации</text:span><text:span text:style-name="T61_29">,<text:s/></text:span><text:span text:style-name="T61_30">и</text:span><text:span text:style-name="T61_31"><text:s/></text:span><text:span text:style-name="T61_32">другой</text:span><text:span text:style-name="T61_33"><text:s/></text:span><text:span text:style-name="T61_34">значимой</text:span><text:span text:style-name="T61_35"><text:s/></text:span><text:span text:style-name="T61_36">информации</text:span><text:span text:style-name="T61_37">,<text:s/></text:span><text:span text:style-name="T61_38">незамедлительно</text:span><text:span text:style-name="T61_39"><text:s/></text:span><text:span text:style-name="T61_40">уведомить</text:span><text:span text:style-name="T61_41"><text:s/></text:span><text:span text:style-name="T61_42">Исполнителя</text:span><text:span text:style-name="T61_43"><text:s/></text:span><text:span text:style-name="T61_44">любым</text:span><text:span text:style-name="T61_45"><text:s/></text:span><text:span text:style-name="T61_46">доступным</text:span><text:span text:style-name="T61_47"><text:s/></text:span><text:span text:style-name="T61_48">способом</text:span><text:span text:style-name="T61_49">,<text:s/></text:span><text:span text:style-name="T61_50">а</text:span><text:span text:style-name="T61_51"><text:s/></text:span><text:span text:style-name="T61_52">также</text:span><text:span text:style-name="T61_53"><text:s/></text:span><text:span text:style-name="T61_54">выслать</text:span><text:span text:style-name="T61_55"><text:s/></text:span><text:span text:style-name="T61_56">письменное</text:span><text:span text:style-name="T61_57"><text:s/></text:span><text:span text:style-name="T61_58">уведомление</text:span><text:span text:style-name="T61_59"><text:s/></text:span><text:span text:style-name="T61_60">за</text:span><text:span text:style-name="T61_61"><text:s/></text:span><text:span text:style-name="T61_62">подписью</text:span><text:span text:style-name="T61_63"><text:s/></text:span><text:span text:style-name="T61_64">руководителя</text:span><text:span text:style-name="T61_65"><text:s/></text:span><text:span text:style-name="T61_66">организации</text:span><text:span text:style-name="T61_67"><text:s/></text:span><text:span text:style-name="T61_68">с</text:span><text:span text:style-name="T61_69"><text:s/></text:span><text:span text:style-name="T61_70">приложением</text:span><text:span text:style-name="T61_71"><text:s/></text:span><text:span text:style-name="T61_72">печати</text:span><text:span text:style-name="T61_73">.<text:s/>5.1.7.<text:s/></text:span><text:span text:style-name="T61_74">Назначить</text:span><text:span text:style-name="T61_75"><text:s/></text:span><text:span text:style-name="T61_76">и</text:span><text:span text:style-name="T61_77"><text:s/></text:span><text:span text:style-name="T61_78">сообщить</text:span><text:span text:style-name="T61_79"><text:s/></text:span><text:span text:style-name="T61_80">Исполнителю</text:span><text:span text:style-name="T61_81"><text:s/></text:span><text:span text:style-name="T61_82">контактные</text:span><text:span text:style-name="T61_83"><text:s/></text:span><text:span text:style-name="T61_84">данные</text:span><text:span text:style-name="T61_85"><text:s/></text:span><text:span text:style-name="T61_86">своего</text:span><text:span text:style-name="T61_87"><text:s/></text:span><text:span text:style-name="T61_88">представителя</text:span><text:span text:style-name="T61_89"><text:s/>(</text:span><text:span text:style-name="T61_90">Представителя</text:span><text:span text:style-name="T61_91"><text:s/></text:span><text:span text:style-name="T61_92">заказчика</text:span><text:span text:style-name="T61_93">)<text:s/>-<text:s/></text:span><text:span text:style-name="T61_94">лица</text:span><text:span text:style-name="T61_95">,<text:s/></text:span><text:span text:style-name="T61_96">представляющего</text:span><text:span text:style-name="T61_97"><text:s/></text:span><text:span text:style-name="T61_98">ЗАКАЗЧИКА</text:span><text:span text:style-name="T61_99"><text:s/></text:span><text:span text:style-name="T61_100">по</text:span><text:span text:style-name="T61_101"><text:s/></text:span><text:span text:style-name="T61_102">всем</text:span><text:span text:style-name="T61_103"><text:s/></text:span><text:span text:style-name="T61_104">техническим</text:span><text:span text:style-name="T61_105"><text:s/></text:span><text:span text:style-name="T61_106">и</text:span><text:span text:style-name="T61_107"><text:s/></text:span><text:span text:style-name="T61_108">организационным</text:span><text:span text:style-name="T61_109"><text:s/></text:span><text:span text:style-name="T61_110">вопросам</text:span><text:span text:style-name="T61_111">,<text:s/></text:span><text:span text:style-name="T61_112">связанным</text:span><text:span text:style-name="T61_113"><text:s/></text:span><text:span text:style-name="T61_114">с</text:span><text:span text:style-name="T61_115"><text:s/></text:span><text:span text:style-name="T61_116">оказанием</text:span><text:span text:style-name="T61_117"><text:s/></text:span><text:span text:style-name="T61_118">УСЛУГ</text:span><text:span text:style-name="T61_119">.<text:s/></text:span><text:span text:style-name="T61_120">Уполномочить</text:span><text:span text:style-name="T61_121"><text:s/></text:span><text:span text:style-name="T61_122">данного</text:span><text:span text:style-name="T61_123"><text:s/></text:span><text:span text:style-name="T61_124">представителя</text:span><text:span text:style-name="T61_125"><text:s/></text:span><text:span text:style-name="T61_126">получать</text:span><text:span text:style-name="T61_127"><text:s/></text:span><text:span text:style-name="T61_128">консультации</text:span><text:span text:style-name="T61_129"><text:s/></text:span><text:span text:style-name="T61_130">и</text:span><text:span text:style-name="T61_131"><text:s/></text:span><text:span text:style-name="T61_132">давать</text:span><text:span text:style-name="T61_133"><text:s/></text:span><text:span text:style-name="T61_134">поручения</text:span><text:span text:style-name="T61_135">,<text:s/></text:span><text:span text:style-name="T61_136">обращаться</text:span><text:span text:style-name="T61_137"><text:s/></text:span><text:span text:style-name="T61_138">в</text:span><text:span text:style-name="T61_139"><text:s/></text:span><text:span text:style-name="T61_140">службу</text:span><text:span text:style-name="T61_141"><text:s/></text:span><text:span text:style-name="T61_142">технический</text:span><text:span text:style-name="T61_143"><text:s/></text:span><text:span text:style-name="T61_144">поддержки</text:span><text:span text:style-name="T61_145"><text:s/></text:span><text:span text:style-name="T61_146">ИСПОЛНИТЕЛЯ</text:span><text:span text:style-name="T61_147"><text:s/></text:span><text:span text:style-name="T61_148">по</text:span><text:span text:style-name="T61_149"><text:s/></text:span><text:span text:style-name="T61_150">предусмотренным</text:span><text:span text:style-name="T61_151"><text:s/></text:span><text:span text:style-name="T61_152">настоящим</text:span><text:span text:style-name="T61_153"><text:s/></text:span><text:span text:style-name="T61_154">СОГЛАШЕНИЕМ</text:span><text:span text:style-name="T61_155"><text:s/></text:span><text:span text:style-name="T61_156">каналам</text:span><text:span text:style-name="T61_157"><text:s/></text:span><text:span text:style-name="T61_158">связи</text:span><text:span text:style-name="T61_159">,<text:s/></text:span><text:span text:style-name="T61_160">а</text:span><text:span text:style-name="T61_161"><text:s/></text:span><text:span text:style-name="T61_162">также</text:span><text:span text:style-name="T61_163"><text:s/></text:span><text:span text:style-name="T61_164">получать</text:span><text:span text:style-name="T61_165"><text:s/></text:span><text:span text:style-name="T61_166">от</text:span><text:span text:style-name="T61_167"><text:s/></text:span><text:span text:style-name="T61_168">ИСПОЛНИТЕЛЯ</text:span><text:span text:style-name="T61_169"><text:s/></text:span><text:span text:style-name="T61_170">и</text:span><text:span text:style-name="T61_171"><text:s/></text:span><text:span text:style-name="T61_172">передавать</text:span><text:span text:style-name="T61_173"><text:s/></text:span><text:span text:style-name="T61_174">ИСПОЛНИТЕЛЮ</text:span><text:span text:style-name="T61_175"><text:s/></text:span><text:span text:style-name="T61_176">реквизиты</text:span><text:span text:style-name="T61_177"><text:s/></text:span><text:span text:style-name="T61_178">доступа</text:span><text:span text:style-name="T61_179"><text:s/>(</text:span><text:span text:style-name="T61_180">пароли</text:span><text:span text:style-name="T61_181">)<text:s/></text:span><text:span text:style-name="T61_182">и</text:span><text:span text:style-name="T61_183"><text:s/></text:span><text:span text:style-name="T61_184">полномочия</text:span><text:span text:style-name="T61_185"><text:s/></text:span><text:span text:style-name="T61_186">в</text:span><text:span text:style-name="T61_187"><text:s/></text:span><text:span text:style-name="T61_188">программных</text:span><text:span text:style-name="T61_189"><text:s/></text:span><text:span text:style-name="T61_190">продуктах</text:span><text:span text:style-name="T61_191"><text:s/></text:span><text:span text:style-name="T61_192">и</text:span><text:span text:style-name="T61_193"><text:s/></text:span><text:span text:style-name="T61_194">на</text:span><text:span text:style-name="T61_195"><text:s/></text:span><text:span text:style-name="T61_196">технических</text:span><text:span text:style-name="T61_197"><text:s/></text:span><text:span text:style-name="T61_198">площадках</text:span><text:span text:style-name="T61_199">,<text:s/></text:span><text:span text:style-name="T61_200">задействованных</text:span><text:span text:style-name="T61_201"><text:s/></text:span><text:span text:style-name="T61_202">в</text:span><text:span text:style-name="T61_203"><text:s/></text:span><text:span text:style-name="T61_204">оказании</text:span><text:span text:style-name="T61_205"><text:s/></text:span><text:span text:style-name="T61_206">УСЛУГ</text:span><text:span text:style-name="T61_207">.<text:s/></text:span><text:span text:style-name="T61_208">Сообщить</text:span><text:span text:style-name="T61_209"><text:s/></text:span><text:span text:style-name="T61_210">номер</text:span><text:span text:style-name="T61_211"><text:s/></text:span><text:span text:style-name="T61_212">мобильного</text:span><text:span text:style-name="T61_213"><text:s/></text:span><text:span text:style-name="T61_214">телефон</text:span><text:span text:style-name="T61_215"><text:s/></text:span><text:span text:style-name="T61_216">для</text:span><text:span text:style-name="T61_217"><text:s/></text:span><text:span text:style-name="T61_218">передачи</text:span><text:span text:style-name="T61_219"><text:s/></text:span><text:span text:style-name="T61_220">паролей</text:span><text:span text:style-name="T61_221"><text:s/></text:span><text:span text:style-name="T61_222">в</text:span><text:span text:style-name="T61_223"><text:s/></text:span><text:span text:style-name="T61_224">рамках</text:span><text:span text:style-name="T61_225"><text:s/></text:span><text:span text:style-name="T61_226">оказания</text:span><text:span text:style-name="T61_227"><text:s/></text:span><text:span text:style-name="T61_228">УСЛУГ</text:span><text:span text:style-name="T61_229">.</text:span></text:p>
      <text:p text:style-name="P62"><text:span text:style-name="T62_1">5.1.8.<text:s/></text:span><text:span text:style-name="T62_2">Гарантировать</text:span><text:span text:style-name="T62_3">,<text:s/></text:span><text:span text:style-name="T62_4">что</text:span><text:span text:style-name="T62_5"><text:s/></text:span><text:span text:style-name="T62_6">назначенный</text:span><text:span text:style-name="T62_7"><text:s/></text:span><text:span text:style-name="T62_8">представитель</text:span><text:span text:style-name="T62_9"><text:s/></text:span><text:span text:style-name="T62_10">заказчика</text:span><text:span text:style-name="T62_11"><text:s/></text:span><text:span text:style-name="T62_12">обладает</text:span><text:span text:style-name="T62_13"><text:s/></text:span><text:span text:style-name="T62_14">компетенциями</text:span><text:span text:style-name="T62_15"><text:s/></text:span><text:span text:style-name="T62_16">уверенного</text:span><text:span text:style-name="T62_17"><text:s/></text:span><text:span text:style-name="T62_18">пользователя</text:span><text:span text:style-name="T62_19"><text:s/></text:span><text:span text:style-name="T62_20">персонального</text:span><text:span text:style-name="T62_21"><text:s/></text:span><text:span text:style-name="T62_22">компьютера</text:span><text:span text:style-name="T62_23">,<text:s/></text:span><text:span text:style-name="T62_24">офисных</text:span><text:span text:style-name="T62_25"><text:s/></text:span><text:span text:style-name="T62_26">пакетов</text:span><text:span text:style-name="T62_27"><text:s/></text:span><text:span text:style-name="T62_28">и</text:span><text:span text:style-name="T62_29"><text:s/></text:span><text:span text:style-name="T62_30">сети</text:span><text:span text:style-name="T62_31"><text:s/></text:span><text:span text:style-name="T62_32">Интернет</text:span><text:span text:style-name="T62_33">;<text:s/></text:span><text:span text:style-name="T62_34">обладает</text:span><text:span text:style-name="T62_35"><text:s/></text:span><text:span text:style-name="T62_36">навыками</text:span><text:span text:style-name="T62_37"><text:s/></text:span><text:span text:style-name="T62_38">работы</text:span><text:span text:style-name="T62_39"><text:s/></text:span><text:span text:style-name="T62_40">с</text:span><text:span text:style-name="T62_41"><text:s/></text:span><text:span text:style-name="T62_42">файловыми</text:span><text:span text:style-name="T62_43"><text:s/></text:span><text:span text:style-name="T62_44">архивами</text:span><text:span text:style-name="T62_45">,<text:s/></text:span><text:span text:style-name="T62_46">форматированным</text:span><text:span text:style-name="T62_47"><text:s/></text:span><text:span text:style-name="T62_48">текстом</text:span><text:span text:style-name="T62_49">,<text:s/></text:span><text:span text:style-name="T62_50">электронной</text:span><text:span text:style-name="T62_51"><text:s/></text:span><text:span text:style-name="T62_52">почтой</text:span><text:span text:style-name="T62_53">,<text:s/></text:span><text:span text:style-name="T62_54">файлами</text:span><text:span text:style-name="T62_55">,<text:s/></text:span><text:span text:style-name="T62_56">папками</text:span><text:span text:style-name="T62_57">.<text:s text:c="2"/></text:span><text:span text:style-name="T62_58">В</text:span><text:span text:style-name="T62_59"><text:s/></text:span><text:span text:style-name="T62_60">случае</text:span><text:span text:style-name="T62_61"><text:s/></text:span><text:span text:style-name="T62_62">несоответствия</text:span><text:span text:style-name="T62_63"><text:s/></text:span><text:span text:style-name="T62_64">представителя</text:span><text:span text:style-name="T62_65"><text:s/></text:span><text:span text:style-name="T62_66">перечисленным</text:span><text:span text:style-name="T62_67"><text:s/></text:span><text:span text:style-name="T62_68">компетенциям</text:span><text:span text:style-name="T62_69"><text:s/>—<text:s/></text:span><text:span text:style-name="T62_70">сменить</text:span><text:span text:style-name="T62_71"><text:s/></text:span><text:span text:style-name="T62_72">представителя</text:span><text:span text:style-name="T62_73"><text:s/></text:span><text:span text:style-name="T62_74">на</text:span><text:span text:style-name="T62_75"><text:s/></text:span><text:span text:style-name="T62_76">обладающего</text:span><text:span text:style-name="T62_77"><text:s/></text:span><text:span text:style-name="T62_78">перечисленными</text:span><text:span text:style-name="T62_79"><text:s/></text:span><text:span text:style-name="T62_80">компетенциями</text:span><text:span text:style-name="T62_81">.</text:span></text:p>
      <text:p text:style-name="P63"/>
      <text:list text:style-name="LS7" xml:id="list6">
        <text:list-item>
          <text:list>
            <text:list-item>
              <text:p text:style-name="P64"><text:span text:style-name="T64_1">5.2.<text:s/></text:span><text:span text:style-name="T64_2">Заказчик</text:span><text:span text:style-name="T64_3"><text:s/></text:span><text:span text:style-name="T64_4">вправе</text:span><text:span text:style-name="T64_5">:</text:span></text:p>
            </text:list-item>
          </text:list>
        </text:list-item>
      </text:list>
      <text:p text:style-name="P65"><text:span text:style-name="T65_1">5.2.1.<text:s/></text:span><text:span text:style-name="T65_2">Отказаться</text:span><text:span text:style-name="T65_3"><text:s/></text:span><text:span text:style-name="T65_4">от</text:span><text:span text:style-name="T65_5"><text:s/></text:span><text:span text:style-name="T65_6">Услуг</text:span><text:span text:style-name="T65_7"><text:s/></text:span><text:span text:style-name="T65_8">Исполнителя</text:span><text:span text:style-name="T65_9"><text:s/></text:span><text:span text:style-name="T65_10">в</text:span><text:span text:style-name="T65_11"><text:s/></text:span><text:span text:style-name="T65_12">течение</text:span><text:span text:style-name="T65_13"><text:s/></text:span><text:span text:style-name="T65_14">срока</text:span><text:span text:style-name="T65_15"><text:s/></text:span><text:span text:style-name="T65_16">действия</text:span><text:span text:style-name="T65_17"><text:s/></text:span><text:span text:style-name="T65_18">настоящего</text:span><text:span text:style-name="T65_19"><text:s/></text:span><text:span text:style-name="T65_20">Договора</text:span><text:span text:style-name="T65_21">,<text:s/></text:span><text:span text:style-name="T65_22">при</text:span><text:span text:style-name="T65_23"><text:s/></text:span><text:span text:style-name="T65_24">этом</text:span><text:span text:style-name="T65_25"><text:s/></text:span><text:span text:style-name="T65_26">оказание</text:span><text:span text:style-name="T65_27"><text:s/></text:span><text:span text:style-name="T65_28">Услуг</text:span><text:span text:style-name="T65_29">,<text:s/></text:span><text:span text:style-name="T65_30">оплаченных</text:span><text:span text:style-name="T65_31"><text:s/></text:span><text:span text:style-name="T65_32">Заказчиком</text:span><text:span text:style-name="T65_33"><text:s/></text:span><text:span text:style-name="T65_34">до</text:span><text:span text:style-name="T65_35"><text:s/></text:span><text:span text:style-name="T65_36">получения</text:span><text:span text:style-name="T65_37"><text:s/></text:span><text:span text:style-name="T65_38">Исполнителем</text:span><text:span text:style-name="T65_39"><text:s/></text:span><text:span text:style-name="T65_40">письменного</text:span><text:span text:style-name="T65_41"><text:s/></text:span><text:span text:style-name="T65_42">отказа</text:span><text:span text:style-name="T65_43"><text:s/></text:span><text:span text:style-name="T65_44">от</text:span><text:span text:style-name="T65_45"><text:s/></text:span><text:span text:style-name="T65_46">Услуг</text:span><text:span text:style-name="T65_47">,<text:s/></text:span><text:span text:style-name="T65_48">должно</text:span><text:span text:style-name="T65_49"><text:s/></text:span><text:span text:style-name="T65_50">быть</text:span><text:span text:style-name="T65_51"><text:s/></text:span><text:span text:style-name="T65_52">завершено</text:span><text:span text:style-name="T65_53"><text:s/></text:span><text:span text:style-name="T65_54">в</text:span><text:span text:style-name="T65_55"><text:s/></text:span><text:span text:style-name="T65_56">полном</text:span><text:span text:style-name="T65_57"><text:s/></text:span><text:span text:style-name="T65_58">объеме</text:span><text:span text:style-name="T65_59">.</text:span></text:p>
      <text:p text:style-name="P66"><text:span text:style-name="T66_1">5.2.2.<text:s/></text:span><text:span text:style-name="T66_2">Пользоваться</text:span><text:span text:style-name="T66_3"><text:s/></text:span><text:span text:style-name="T66_4">услугами</text:span><text:span text:style-name="T66_5"><text:s/></text:span><text:span text:style-name="T66_6">технической</text:span><text:span text:style-name="T66_7"><text:s/></text:span><text:span text:style-name="T66_8">поддержки</text:span><text:span text:style-name="T66_9"><text:s/></text:span><text:span text:style-name="T66_10">в</text:span><text:span text:style-name="T66_11"><text:s/></text:span><text:span text:style-name="T66_12">порядке</text:span><text:span text:style-name="T66_13"><text:s/></text:span><text:span text:style-name="T66_14">и</text:span><text:span text:style-name="T66_15"><text:s/></text:span><text:span text:style-name="T66_16">на</text:span><text:span text:style-name="T66_17"><text:s/></text:span><text:span text:style-name="T66_18">условиях</text:span><text:span text:style-name="T66_19">,<text:s/></text:span><text:span text:style-name="T66_20">определенных</text:span><text:span text:style-name="T66_21"><text:s/></text:span><text:span text:style-name="T66_22">настоящим</text:span><text:span text:style-name="T66_23"><text:s/></text:span><text:span text:style-name="T66_24">Договором</text:span><text:span text:style-name="T66_25"><text:s/></text:span><text:span text:style-name="T66_26">и</text:span><text:span text:style-name="T66_27"><text:s/></text:span><text:span text:style-name="T66_28">приложениями</text:span><text:span text:style-name="T66_29"><text:s/></text:span><text:span text:style-name="T66_30">к</text:span><text:span text:style-name="T66_31"><text:s/></text:span><text:span text:style-name="T66_32">нему</text:span><text:span text:style-name="T66_33">.</text:span></text:p>
      <text:p text:style-name="P67"><text:span text:style-name="T67_1">5.2.3.<text:s/></text:span><text:span text:style-name="T67_2">Проверять</text:span><text:span text:style-name="T67_3"><text:s/></text:span><text:span text:style-name="T67_4">ход</text:span><text:span text:style-name="T67_5"><text:s/></text:span><text:span text:style-name="T67_6">оказания</text:span><text:span text:style-name="T67_7"><text:s/></text:span><text:span text:style-name="T67_8">Услуг</text:span><text:span text:style-name="T67_9">,<text:s/></text:span><text:span text:style-name="T67_10">не</text:span><text:span text:style-name="T67_11"><text:s/></text:span><text:span text:style-name="T67_12">вмешиваясь</text:span><text:span text:style-name="T67_13"><text:s/></text:span><text:span text:style-name="T67_14">в</text:span><text:span text:style-name="T67_15"><text:s/></text:span><text:span text:style-name="T67_16">деятельность</text:span><text:span text:style-name="T67_17"><text:s/></text:span><text:span text:style-name="T67_18">Исполнителя</text:span><text:span text:style-name="T67_19">,<text:s/></text:span><text:span text:style-name="T67_20">путем</text:span><text:span text:style-name="T67_21"><text:s/></text:span><text:span text:style-name="T67_22">направления</text:span><text:span text:style-name="T67_23"><text:s/></text:span><text:span text:style-name="T67_24">запросов</text:span><text:span text:style-name="T67_25"><text:s/></text:span><text:span text:style-name="T67_26">о</text:span><text:span text:style-name="T67_27"><text:s/></text:span><text:span text:style-name="T67_28">предоставлении</text:span><text:span text:style-name="T67_29"><text:s/></text:span><text:span text:style-name="T67_30">информации</text:span><text:span text:style-name="T67_31">.</text:span></text:p>
      <text:p text:style-name="P68"/>
      <text:list text:style-name="LS8" xml:id="list7">
        <text:list-item>
          <text:p text:style-name="P69"><text:span text:style-name="T69_1">6.<text:s/></text:span><text:span text:style-name="T69_2">Акцепт</text:span><text:span text:style-name="T69_3"><text:s/></text:span><text:span text:style-name="T69_4">Оферты</text:span><text:span text:style-name="T69_5">.<text:s/></text:span><text:span text:style-name="T69_6">Стоимость</text:span><text:span text:style-name="T69_7"><text:s/></text:span><text:span text:style-name="T69_8">и</text:span><text:span text:style-name="T69_9"><text:s/></text:span><text:span text:style-name="T69_10">порядок</text:span><text:span text:style-name="T69_11"><text:s/></text:span><text:span text:style-name="T69_12">оплаты</text:span></text:p>
        </text:list-item>
      </text:list>
      <text:p text:style-name="P70"><text:span text:style-name="T70_1">6.1.<text:s/></text:span><text:span text:style-name="T70_2">Стоимость</text:span><text:span text:style-name="T70_3"><text:s/></text:span><text:span text:style-name="T70_4">У</text:span><text:span text:style-name="T70_5">слуг</text:span><text:span text:style-name="T70_6"><text:s/></text:span><text:span text:style-name="T70_7">определяется</text:span><text:span text:style-name="T70_8"><text:s/></text:span><text:span text:style-name="T70_9">в</text:span><text:span text:style-name="T70_10"><text:s/></text:span><text:span text:style-name="T70_11">соответствии</text:span><text:span text:style-name="T70_12"><text:s/></text:span><text:span text:style-name="T70_13">с</text:span><text:span text:style-name="T70_14"><text:s/></text:span><text:span text:style-name="T70_15">Тарифами</text:span><text:span text:style-name="T70_16">,<text:s/></text:span><text:span text:style-name="T70_17">являющимися</text:span><text:span text:style-name="T70_18"><text:s/></text:span><text:span text:style-name="T70_19">неотъемлемой</text:span><text:span text:style-name="T70_20"><text:s/></text:span><text:span text:style-name="T70_21">частью</text:span><text:span text:style-name="T70_22"><text:s/></text:span><text:span text:style-name="T70_23">настоящих</text:span><text:span text:style-name="T70_24"><text:s/></text:span><text:span text:style-name="T70_25">Условий</text:span><text:span text:style-name="T70_26">.<text:s/></text:span><text:span text:style-name="T70_27">Тарифы</text:span><text:span text:style-name="T70_28"><text:s/></text:span><text:span text:style-name="T70_29">размещаются</text:span><text:span text:style-name="T70_30"><text:s/></text:span><text:span text:style-name="T70_31">Исполнителем</text:span><text:span text:style-name="T70_32"><text:s/></text:span><text:span text:style-name="T70_33">на</text:span><text:span text:style-name="T70_34"><text:s/></text:span><text:span text:style-name="T70_35">сайте</text:span><text:span text:style-name="T70_36"><text:s/></text:span><text:span text:style-name="T70_37"><text:a xlink:type="simple" xlink:href="http://rplusmgmt.com/"><text:span text:style-name="T70_38">http</text:span></text:a></text:span><text:span text:style-name="T70_39"><text:a xlink:type="simple" xlink:href="http://rplusmgmt.com/"><text:span text:style-name="T70_40">://</text:span></text:a></text:span><text:span text:style-name="T70_41"><text:a xlink:type="simple" xlink:href="http://rplusmgmt.com/"><text:span text:style-name="T70_42">rplusmgmt</text:span></text:a></text:span><text:span text:style-name="T70_43"><text:a xlink:type="simple" xlink:href="http://rplusmgmt.com/"><text:span text:style-name="T70_44">.</text:span></text:a></text:span><text:span text:style-name="T70_45"><text:a xlink:type="simple" xlink:href="http://rplusmgmt.com/"><text:span text:style-name="T70_46">com</text:span></text:a></text:span><text:span text:style-name="T70_47">.<text:s/></text:span><text:span text:style-name="T70_48">Услуги</text:span><text:span text:style-name="T70_49"><text:s/></text:span><text:span text:style-name="T70_50">оплачиваются</text:span><text:span text:style-name="T70_51"><text:s/></text:span><text:span text:style-name="T70_52">Клиентом</text:span><text:span text:style-name="T70_53"><text:s/></text:span><text:span text:style-name="T70_54">на</text:span><text:span text:style-name="T70_55"><text:s/></text:span><text:span text:style-name="T70_56">условиях</text:span><text:span text:style-name="T70_57"><text:s/></text:span><text:span text:style-name="T70_58">предоплаты</text:span><text:span text:style-name="T70_59">.</text:span></text:p>
      <text:p text:style-name="P71"><text:span text:style-name="T71_1">6.2.<text:s/></text:span><text:span text:style-name="T71_2">Оплата</text:span><text:span text:style-name="T71_3"><text:s/></text:span><text:span text:style-name="T71_4">Услуг</text:span><text:span text:style-name="T71_5"><text:s/></text:span><text:span text:style-name="T71_6">по</text:span><text:span text:style-name="T71_7"><text:s/></text:span><text:span text:style-name="T71_8">настоящему</text:span><text:span text:style-name="T71_9"><text:s/></text:span><text:span text:style-name="T71_10">Договору</text:span><text:span text:style-name="T71_11"><text:s/></text:span><text:span text:style-name="T71_12">осуществляется</text:span><text:span text:style-name="T71_13"><text:s/></text:span><text:span text:style-name="T71_14">путем</text:span><text:span text:style-name="T71_15"><text:s/></text:span><text:span text:style-name="T71_16">внесения</text:span><text:span text:style-name="T71_17"><text:s/></text:span><text:span text:style-name="T71_18">оплаты</text:span><text:span text:style-name="T71_19"><text:s/></text:span><text:span text:style-name="T71_20">в</text:span><text:span text:style-name="T71_21"><text:s/></text:span><text:span text:style-name="T71_22">размере</text:span><text:span text:style-name="T71_23"><text:s/>100%<text:s/></text:span><text:span text:style-name="T71_24">стоимости</text:span><text:span text:style-name="T71_25"><text:s/></text:span><text:span text:style-name="T71_26">Услуг</text:span><text:span text:style-name="T71_27"><text:s/></text:span><text:span text:style-name="T71_28">по</text:span><text:span text:style-name="T71_29"><text:s/></text:span><text:span text:style-name="T71_30">выбранному</text:span><text:span text:style-name="T71_31"><text:s/></text:span><text:span text:style-name="T71_32">Заказчиком</text:span><text:span text:style-name="T71_33"><text:s/></text:span><text:span text:style-name="T71_34">тарифу</text:span><text:span text:style-name="T71_35">.</text:span></text:p>
      <text:p text:style-name="P72"><text:span text:style-name="T72_1">6.3.<text:s/></text:span><text:span text:style-name="T72_2">Моментом</text:span><text:span text:style-name="T72_3"><text:s/></text:span><text:span text:style-name="T72_4">оплаты</text:span><text:span text:style-name="T72_5"><text:s/></text:span><text:span text:style-name="T72_6">Услуг</text:span><text:span text:style-name="T72_7"><text:s/></text:span><text:span text:style-name="T72_8">считается</text:span><text:span text:style-name="T72_9"><text:s/></text:span><text:span text:style-name="T72_10">поступление</text:span><text:span text:style-name="T72_11"><text:s/></text:span><text:span text:style-name="T72_12">денежных</text:span><text:span text:style-name="T72_13"><text:s/></text:span><text:span text:style-name="T72_14">средств</text:span><text:span text:style-name="T72_15"><text:s/></text:span><text:span text:style-name="T72_16">на</text:span><text:span text:style-name="T72_17"><text:s/></text:span><text:span text:style-name="T72_18">счет</text:span><text:span text:style-name="T72_19"><text:s/></text:span><text:span text:style-name="T72_20">Исполнителя</text:span><text:span text:style-name="T72_21">.</text:span></text:p>
      <text:p text:style-name="P73"><text:span text:style-name="T73_1">6.4.<text:s text:c="2"/></text:span><text:span text:style-name="T73_2">Оплата</text:span><text:span text:style-name="T73_3"><text:s/></text:span><text:span text:style-name="T73_4">Услуг</text:span><text:span text:style-name="T73_5"><text:s/></text:span><text:span text:style-name="T73_6">производится</text:span><text:span text:style-name="T73_7"><text:s/></text:span><text:span text:style-name="T73_8">с</text:span><text:span text:style-name="T73_9"><text:s/></text:span><text:span text:style-name="T73_10">использованием</text:span><text:span text:style-name="T73_11"><text:s/></text:span><text:span text:style-name="T73_12">агрегатора</text:span><text:span text:style-name="T73_13"><text:s/></text:span><text:span text:style-name="T73_14">платежных</text:span><text:span text:style-name="T73_15"><text:s/></text:span><text:span text:style-name="T73_16">систем</text:span><text:span text:style-name="T73_17"><text:s/></text:span><text:span text:style-name="T73_18">Wallet</text:span><text:span text:style-name="T73_19"><text:s/></text:span><text:span text:style-name="T73_20">One</text:span><text:span text:style-name="T73_21"><text:s/>(</text:span><text:span text:style-name="T73_22">Единый</text:span><text:span text:style-name="T73_23"><text:s/></text:span><text:span text:style-name="T73_24">кошелек</text:span><text:span text:style-name="T73_25">),<text:s/></text:span><text:span text:style-name="T73_26">который</text:span><text:span text:style-name="T73_27"><text:s/></text:span><text:span text:style-name="T73_28">находится</text:span><text:span text:style-name="T73_29"><text:s/></text:span><text:span text:style-name="T73_30">в</text:span><text:span text:style-name="T73_31"><text:s/></text:span><text:span text:style-name="T73_32">Личном</text:span><text:span text:style-name="T73_33"><text:s/></text:span><text:span text:style-name="T73_34">кабинете</text:span><text:span text:style-name="T73_35"><text:s/></text:span><text:span text:style-name="T73_36">на</text:span><text:span text:style-name="T73_37"><text:s/></text:span><text:span text:style-name="T73_38">Сайте</text:span><text:span text:style-name="T73_39"><text:s/></text:span><text:span text:style-name="T73_40">Исполнителя</text:span><text:span text:style-name="T73_41"><text:s/></text:span><text:span text:style-name="T73_42"><text:a xlink:type="simple" xlink:href="http://rplusmgmt.com/"><text:span text:style-name="T73_43">http</text:span></text:a></text:span><text:span text:style-name="T73_44"><text:a xlink:type="simple" xlink:href="http://rplusmgmt.com/"><text:span text:style-name="T73_45">://</text:span></text:a></text:span><text:span text:style-name="T73_46"><text:a xlink:type="simple" xlink:href="http://rplusmgmt.com/"><text:span text:style-name="T73_47">rplusmgmt</text:span></text:a></text:span><text:span text:style-name="T73_48"><text:a xlink:type="simple" xlink:href="http://rplusmgmt.com/"><text:span text:style-name="T73_49">.</text:span></text:a></text:span><text:span text:style-name="T73_50"><text:a xlink:type="simple" xlink:href="http://rplusmgmt.com/"><text:span text:style-name="T73_51">com</text:span></text:a></text:span><text:span text:style-name="T73_52"><text:a xlink:type="simple" xlink:href="http://rplusmgmt.com/"><text:span text:style-name="T73_53">/,</text:span></text:a></text:span><text:span text:style-name="T73_54"><text:s/></text:span><text:span text:style-name="T73_55"><text:a xlink:type="simple" xlink:href="http://rplusmgmt.com/"><text:span text:style-name="T73_56">который</text:span></text:a></text:span><text:span text:style-name="T73_57"><text:a xlink:type="simple" xlink:href="http://rplusmgmt.com/"><text:span text:style-name="T73_58"><text:s/></text:span></text:a></text:span><text:span text:style-name="T73_59"><text:a xlink:type="simple" xlink:href="http://rplusmgmt.com/"><text:span text:style-name="T73_60">будет</text:span></text:a></text:span><text:span text:style-name="T73_61"><text:a xlink:type="simple" xlink:href="http://rplusmgmt.com/"><text:span text:style-name="T73_62"><text:s/></text:span></text:a></text:span><text:span text:style-name="T73_63"><text:a xlink:type="simple" xlink:href="http://rplusmgmt.com/"><text:span text:style-name="T73_64">доступен</text:span></text:a></text:span><text:span text:style-name="T73_65"><text:a xlink:type="simple" xlink:href="http://rplusmgmt.com/"><text:span text:style-name="T73_66"><text:s/></text:span></text:a></text:span><text:span text:style-name="T73_67"><text:a xlink:type="simple" xlink:href="http://rplusmgmt.com/"><text:span text:style-name="T73_68">с</text:span></text:a></text:span><text:span text:style-name="T73_69"><text:a xlink:type="simple" xlink:href="http://rplusmgmt.com/"><text:span text:style-name="T73_70"><text:s/></text:span></text:a></text:span><text:span text:style-name="T73_71"><text:a xlink:type="simple" xlink:href="http://rplusmgmt.com/"><text:span text:style-name="T73_72">момента</text:span></text:a></text:span><text:span text:style-name="T73_73"><text:a xlink:type="simple" xlink:href="http://rplusmgmt.com/"><text:span text:style-name="T73_74"><text:s/></text:span></text:a></text:span><text:span text:style-name="T73_75"><text:a xlink:type="simple" xlink:href="http://rplusmgmt.com/"><text:span text:style-name="T73_76">регистрации</text:span></text:a></text:span><text:span text:style-name="T73_77"><text:a xlink:type="simple" xlink:href="http://rplusmgmt.com/"><text:span text:style-name="T73_78">.</text:span></text:a></text:span></text:p>
      <text:p text:style-name="P74"><text:span text:style-name="T74_1">Все</text:span><text:span text:style-name="T74_2"><text:s/></text:span><text:span text:style-name="T74_3">банковские</text:span><text:span text:style-name="T74_4"><text:s/></text:span><text:span text:style-name="T74_5">либо</text:span><text:span text:style-name="T74_6"><text:s/></text:span><text:span text:style-name="T74_7">иные</text:span><text:span text:style-name="T74_8"><text:s/></text:span><text:span text:style-name="T74_9">комиссионные</text:span><text:span text:style-name="T74_10"><text:s/></text:span><text:span text:style-name="T74_11">платежи</text:span><text:span text:style-name="T74_12"><text:s/></text:span><text:span text:style-name="T74_13">за</text:span><text:span text:style-name="T74_14"><text:s/></text:span><text:span text:style-name="T74_15">оплату</text:span><text:span text:style-name="T74_16"><text:s/></text:span><text:span text:style-name="T74_17">Услуг</text:span><text:span text:style-name="T74_18"><text:s/></text:span><text:span text:style-name="T74_19">оплачиваются</text:span><text:span text:style-name="T74_20"><text:s/></text:span><text:span text:style-name="T74_21">Заказчиком</text:span><text:span text:style-name="T74_22"><text:s/></text:span><text:span text:style-name="T74_23">самостоятельно</text:span><text:span text:style-name="T74_24">,<text:s/></text:span><text:span text:style-name="T74_25">если</text:span><text:span text:style-name="T74_26"><text:s/></text:span><text:span text:style-name="T74_27">конкретным</text:span><text:span text:style-name="T74_28"><text:s/></text:span><text:span text:style-name="T74_29">способом</text:span><text:span text:style-name="T74_30"><text:s/></text:span><text:span text:style-name="T74_31">оплаты</text:span><text:span text:style-name="T74_32"><text:s/></text:span><text:span text:style-name="T74_33">не</text:span><text:span text:style-name="T74_34"><text:s/></text:span><text:span text:style-name="T74_35">предусмотрено</text:span><text:span text:style-name="T74_36"><text:s/></text:span><text:span text:style-name="T74_37">иное</text:span><text:span text:style-name="T74_38">.</text:span></text:p>
      <text:p text:style-name="P75"><text:span text:style-name="T75_1">6.5.<text:s/></text:span><text:span text:style-name="T75_2">Заказчик</text:span><text:span text:style-name="T75_3"><text:s/></text:span><text:span text:style-name="T75_4">самостоятельно</text:span><text:span text:style-name="T75_5"><text:s/></text:span><text:span text:style-name="T75_6">несет</text:span><text:span text:style-name="T75_7"><text:s/></text:span><text:span text:style-name="T75_8">ответственность</text:span><text:span text:style-name="T75_9"><text:s/></text:span><text:span text:style-name="T75_10">за</text:span><text:span text:style-name="T75_11"><text:s/></text:span><text:span text:style-name="T75_12">правильность</text:span><text:span text:style-name="T75_13"><text:s/></text:span><text:span text:style-name="T75_14">производимых</text:span><text:span text:style-name="T75_15"><text:s/></text:span><text:span text:style-name="T75_16">им</text:span><text:span text:style-name="T75_17"><text:s/></text:span><text:span text:style-name="T75_18">платежей</text:span><text:span text:style-name="T75_19">,<text:s/></text:span><text:span text:style-name="T75_20">в</text:span><text:span text:style-name="T75_21"><text:s/></text:span><text:span text:style-name="T75_22">том</text:span><text:span text:style-name="T75_23"><text:s/></text:span><text:span text:style-name="T75_24">числе</text:span><text:span text:style-name="T75_25"><text:s/></text:span><text:span text:style-name="T75_26">при</text:span><text:span text:style-name="T75_27"><text:s/></text:span><text:span text:style-name="T75_28">изменении</text:span><text:span text:style-name="T75_29"><text:s/></text:span><text:span text:style-name="T75_30">реквизитов</text:span><text:span text:style-name="T75_31"><text:s/></text:span><text:span text:style-name="T75_32">Исполнителя</text:span><text:span text:style-name="T75_33">,<text:s/></text:span><text:span text:style-name="T75_34">с</text:span><text:span text:style-name="T75_35"><text:s/></text:span><text:span text:style-name="T75_36">момента</text:span><text:span text:style-name="T75_37"><text:s/></text:span><text:span text:style-name="T75_38">передачи</text:span><text:span text:style-name="T75_39"><text:s/></text:span><text:span text:style-name="T75_40">Заказчику</text:span><text:span text:style-name="T75_41"><text:s/></text:span><text:span text:style-name="T75_42">новых</text:span><text:span text:style-name="T75_43"><text:s/></text:span><text:span text:style-name="T75_44">реквизитов</text:span><text:span text:style-name="T75_45"><text:s/></text:span><text:span text:style-name="T75_46">путем</text:span><text:span text:style-name="T75_47"><text:s/></text:span><text:span text:style-name="T75_48">публикации</text:span><text:span text:style-name="T75_49"><text:s/></text:span><text:span text:style-name="T75_50">их</text:span><text:span text:style-name="T75_51"><text:s/></text:span><text:span text:style-name="T75_52">на</text:span><text:span text:style-name="T75_53"><text:s/></text:span><text:span text:style-name="T75_54">сайте</text:span><text:span text:style-name="T75_55"><text:s/></text:span><text:span text:style-name="T75_56">Исполнителя</text:span><text:span text:style-name="T75_57"><text:s/></text:span><text:span text:style-name="T75_58"><text:a xlink:type="simple" xlink:href="http://rplusmgmt.com/"><text:span text:style-name="T75_59">http</text:span></text:a></text:span><text:span text:style-name="T75_60"><text:a xlink:type="simple" xlink:href="http://rplusmgmt.com/"><text:span text:style-name="T75_61">://</text:span></text:a></text:span><text:span text:style-name="T75_62"><text:a xlink:type="simple" xlink:href="http://rplusmgmt.com/"><text:span text:style-name="T75_63">rplusmgmt</text:span></text:a></text:span><text:span text:style-name="T75_64"><text:a xlink:type="simple" xlink:href="http://rplusmgmt.com/"><text:span text:style-name="T75_65">.</text:span></text:a></text:span><text:span text:style-name="T75_66"><text:a xlink:type="simple" xlink:href="http://rplusmgmt.com/"><text:span text:style-name="T75_67">com</text:span></text:a></text:span><text:span text:style-name="T75_68"><text:a xlink:type="simple" xlink:href="http://rplusmgmt.com/"><text:span text:style-name="T75_69">/</text:span></text:a></text:span></text:p>
      <text:list text:style-name="LS8" xml:id="list8" text:continue-list="list7">
        <text:list-item>
          <text:p text:style-name="P76"><text:span text:style-name="T76_1">6.6.<text:s/></text:span><text:span text:style-name="T76_2">Заказчик</text:span><text:span text:style-name="T76_3"><text:s/></text:span><text:span text:style-name="T76_4">самостоятельно</text:span><text:span text:style-name="T76_5"><text:s/></text:span><text:span text:style-name="T76_6">оплачивает</text:span><text:span text:style-name="T76_7"><text:s/></text:span><text:span text:style-name="T76_8">все</text:span><text:span text:style-name="T76_9"><text:s/></text:span><text:span text:style-name="T76_10">услуги</text:span><text:span text:style-name="T76_11"><text:s/></text:span><text:span text:style-name="T76_12">предприятий</text:span><text:span text:style-name="T76_13"><text:s/></text:span><text:span text:style-name="T76_14">связи</text:span><text:span text:style-name="T76_15"><text:s/>(</text:span><text:span text:style-name="T76_16">или</text:span><text:span text:style-name="T76_17"><text:s/></text:span><text:span text:style-name="T76_18">любой</text:span><text:span text:style-name="T76_19"><text:s/></text:span><text:span text:style-name="T76_20">другой</text:span><text:span text:style-name="T76_21"><text:s/></text:span><text:span text:style-name="T76_22">организации</text:span><text:span text:style-name="T76_23">,<text:s/></text:span><text:span text:style-name="T76_24">предоставляющей</text:span><text:span text:style-name="T76_25"><text:s/></text:span><text:span text:style-name="T76_26">аналогичные</text:span><text:span text:style-name="T76_27"><text:s/></text:span><text:span text:style-name="T76_28">услуги</text:span><text:span text:style-name="T76_29">)<text:s/></text:span><text:span text:style-name="T76_30">по</text:span><text:span text:style-name="T76_31"><text:s/></text:span><text:span text:style-name="T76_32">установлению</text:span><text:span text:style-name="T76_33"><text:s/></text:span><text:span text:style-name="T76_34">соединения</text:span><text:span text:style-name="T76_35"><text:s/></text:span><text:span text:style-name="T76_36">с</text:span><text:span text:style-name="T76_37"><text:s/></text:span><text:span text:style-name="T76_38">сервером</text:span><text:span text:style-name="T76_39">,<text:s/></text:span><text:span text:style-name="T76_40">на</text:span><text:span text:style-name="T76_41"><text:s/></text:span><text:span text:style-name="T76_42">котором</text:span><text:span text:style-name="T76_43"><text:s/></text:span><text:span text:style-name="T76_44">размещено</text:span><text:span text:style-name="T76_45"><text:s/></text:span><text:span text:style-name="T76_46">программное</text:span><text:span text:style-name="T76_47"><text:s/></text:span><text:span text:style-name="T76_48">обеспечение</text:span><text:span text:style-name="T76_49"><text:s/></text:span><text:span text:style-name="T76_50">Исполнителя</text:span><text:span text:style-name="T76_51">,<text:s/></text:span><text:span text:style-name="T76_52">через</text:span><text:span text:style-name="T76_53"><text:s/></text:span><text:span text:style-name="T76_54">сеть</text:span><text:span text:style-name="T76_55"><text:s/></text:span><text:span text:style-name="T76_56">Интернет</text:span><text:span text:style-name="T76_57">.</text:span></text:p>
        </text:list-item>
      </text:list>
      <text:p text:style-name="P77"><text:span text:style-name="T77_1">6.7.<text:s/></text:span><text:span text:style-name="T77_2">Оплата</text:span><text:span text:style-name="T77_3"><text:s/></text:span><text:span text:style-name="T77_4">Услуг</text:span><text:span text:style-name="T77_5"><text:s/></text:span><text:span text:style-name="T77_6">принимается</text:span><text:span text:style-name="T77_7"><text:s/></text:span><text:span text:style-name="T77_8">от</text:span><text:span text:style-name="T77_9"><text:s/></text:span><text:span text:style-name="T77_10">Заказчика</text:span><text:span text:style-name="T77_11"><text:s/></text:span><text:span text:style-name="T77_12">в</text:span><text:span text:style-name="T77_13"><text:s/></text:span><text:span text:style-name="T77_14">безналичной</text:span><text:span text:style-name="T77_15"><text:s/></text:span><text:span text:style-name="T77_16">форме</text:span><text:span text:style-name="T77_17"><text:s/></text:span><text:span text:style-name="T77_18">на</text:span><text:span text:style-name="T77_19"><text:s/></text:span><text:span text:style-name="T77_20">счет</text:span><text:span text:style-name="T77_21"><text:s/></text:span><text:span text:style-name="T77_22">Исполнителя</text:span><text:span text:style-name="T77_23"><text:s/></text:span><text:span text:style-name="T77_24">путем</text:span><text:span text:style-name="T77_25"><text:s/></text:span><text:span text:style-name="T77_26">перечисления</text:span><text:span text:style-name="T77_27"><text:s/></text:span><text:span text:style-name="T77_28">денежных</text:span><text:span text:style-name="T77_29"><text:s/></text:span><text:span text:style-name="T77_30">средств</text:span><text:span text:style-name="T77_31"><text:s/></text:span><text:span text:style-name="T77_32">из</text:span><text:span text:style-name="T77_33"><text:s/></text:span><text:span text:style-name="T77_34">личного</text:span><text:span text:style-name="T77_35"><text:s/></text:span><text:span text:style-name="T77_36">кабинета</text:span><text:span text:style-name="T77_37"><text:s/></text:span><text:span text:style-name="T77_38">Заказчика</text:span><text:span text:style-name="T77_39"><text:s/></text:span><text:span text:style-name="T77_40">на</text:span><text:span text:style-name="T77_41"><text:s/></text:span><text:span text:style-name="T77_42">сайте</text:span><text:span text:style-name="T77_43"><text:s/></text:span><text:span text:style-name="T77_44">Исполнителя</text:span><text:span text:style-name="T77_45"><text:s/></text:span><text:span text:style-name="T77_46"><text:a xlink:type="simple" xlink:href="http://rplusmgmt.com/"><text:span text:style-name="T77_47">http</text:span></text:a></text:span><text:span text:style-name="T77_48"><text:a xlink:type="simple" xlink:href="http://rplusmgmt.com/"><text:span text:style-name="T77_49">://</text:span></text:a></text:span><text:span text:style-name="T77_50"><text:a xlink:type="simple" xlink:href="http://rplusmgmt.com/"><text:span text:style-name="T77_51">rplusmgmt</text:span></text:a></text:span><text:span text:style-name="T77_52"><text:a xlink:type="simple" xlink:href="http://rplusmgmt.com/"><text:span text:style-name="T77_53">.</text:span></text:a></text:span><text:span text:style-name="T77_54"><text:a xlink:type="simple" xlink:href="http://rplusmgmt.com/"><text:span text:style-name="T77_55">com</text:span></text:a></text:span><text:span text:style-name="T77_56"><text:a xlink:type="simple" xlink:href="http://rplusmgmt.com/"><text:span text:style-name="T77_57">/.</text:span></text:a></text:span></text:p>
      <text:p text:style-name="P78"><text:span text:style-name="T78_1">6.8.<text:s/></text:span><text:span text:style-name="T78_2">Выбор</text:span><text:span text:style-name="T78_3"><text:s/></text:span><text:span text:style-name="T78_4">и</text:span><text:span text:style-name="T78_5"><text:s/></text:span><text:span text:style-name="T78_6">использование</text:span><text:span text:style-name="T78_7"><text:s/></text:span><text:span text:style-name="T78_8">способа</text:span><text:span text:style-name="T78_9">/</text:span><text:span text:style-name="T78_10">формы</text:span><text:span text:style-name="T78_11"><text:s/></text:span><text:span text:style-name="T78_12">оплаты</text:span><text:span text:style-name="T78_13"><text:s/></text:span><text:span text:style-name="T78_14">Услуг</text:span><text:span text:style-name="T78_15"><text:s/></text:span><text:span text:style-name="T78_16">производится</text:span><text:span text:style-name="T78_17"><text:s/></text:span><text:span text:style-name="T78_18">Заказчиком</text:span><text:span text:style-name="T78_19"><text:s/></text:span><text:span text:style-name="T78_20">по</text:span><text:span text:style-name="T78_21"><text:s/></text:span><text:span text:style-name="T78_22">собственному</text:span><text:span text:style-name="T78_23"><text:s/></text:span><text:span text:style-name="T78_24">усмотрению</text:span><text:span text:style-name="T78_25"><text:s/></text:span><text:span text:style-name="T78_26">и</text:span><text:span text:style-name="T78_27"><text:s/></text:span><text:span text:style-name="T78_28">без</text:span><text:span text:style-name="T78_29"><text:s/></text:span><text:span text:style-name="T78_30">предусмотренной</text:span><text:span text:style-name="T78_31"><text:s/></text:span><text:span text:style-name="T78_32">ответственности</text:span><text:span text:style-name="T78_33"><text:s/></text:span><text:span text:style-name="T78_34">Исполнителя</text:span><text:span text:style-name="T78_35">.<text:s/></text:span><text:span text:style-name="T78_36">Безопасность</text:span><text:span text:style-name="T78_37">,<text:s/></text:span><text:span text:style-name="T78_38">конфиденциальность</text:span><text:span text:style-name="T78_39">,<text:s/></text:span><text:span text:style-name="T78_40">а</text:span><text:span text:style-name="T78_41"><text:s/></text:span><text:span text:style-name="T78_42">также</text:span><text:span text:style-name="T78_43"><text:s/></text:span><text:span text:style-name="T78_44">иные</text:span><text:span text:style-name="T78_45"><text:s/></text:span><text:span text:style-name="T78_46">условия</text:span><text:span text:style-name="T78_47"><text:s/></text:span><text:span text:style-name="T78_48">использования</text:span><text:span text:style-name="T78_49"><text:s/></text:span><text:span text:style-name="T78_50">выбранных</text:span><text:span text:style-name="T78_51"><text:s/></text:span><text:span text:style-name="T78_52">Заказчиком</text:span><text:span text:style-name="T78_53"><text:s/></text:span><text:span text:style-name="T78_54">способа</text:span><text:span text:style-name="T78_55">/</text:span><text:span text:style-name="T78_56">формы</text:span><text:span text:style-name="T78_57"><text:s/></text:span><text:span text:style-name="T78_58">оплаты</text:span><text:span text:style-name="T78_59"><text:s/></text:span><text:span text:style-name="T78_60">выходят</text:span><text:span text:style-name="T78_61"><text:s/></text:span><text:span text:style-name="T78_62">за</text:span><text:span text:style-name="T78_63"><text:s/></text:span><text:span text:style-name="T78_64">рамки</text:span><text:span text:style-name="T78_65"><text:s/></text:span><text:span text:style-name="T78_66">настоящего</text:span><text:span text:style-name="T78_67"><text:s/></text:span><text:span text:style-name="T78_68">Договора</text:span><text:span text:style-name="T78_69"><text:s/></text:span><text:span text:style-name="T78_70">и</text:span><text:span text:style-name="T78_71"><text:s/></text:span><text:span text:style-name="T78_72">регулируются</text:span><text:span text:style-name="T78_73"><text:s/></text:span><text:span text:style-name="T78_74">договорами</text:span><text:span text:style-name="T78_75"><text:s/></text:span><text:span text:style-name="T78_76">между</text:span><text:span text:style-name="T78_77"><text:s/></text:span><text:span text:style-name="T78_78">Заказчиком</text:span><text:span text:style-name="T78_79"><text:s/></text:span><text:span text:style-name="T78_80">и</text:span><text:span text:style-name="T78_81"><text:s/></text:span><text:span text:style-name="T78_82">соответствующими</text:span><text:span text:style-name="T78_83"><text:s/></text:span><text:span text:style-name="T78_84">организациями</text:span><text:span text:style-name="T78_85">.</text:span></text:p>
      <text:p text:style-name="P79"/>
      <text:list text:style-name="LS9" xml:id="list9">
        <text:list-item>
          <text:p text:style-name="P80"><text:span text:style-name="T80_1">7.<text:s/></text:span><text:span text:style-name="T80_2">Техническая</text:span><text:span text:style-name="T80_3"><text:s/></text:span><text:span text:style-name="T80_4">поддержка</text:span></text:p>
        </text:list-item>
      </text:list>
      <text:p text:style-name="P81"><text:span text:style-name="T81_1">7.1.<text:s/></text:span><text:span text:style-name="T81_2">Технические</text:span><text:span text:style-name="T81_3"><text:s/></text:span><text:span text:style-name="T81_4">запросы</text:span><text:span text:style-name="T81_5"><text:s/></text:span><text:span text:style-name="T81_6">и</text:span><text:span text:style-name="T81_7"><text:s/></text:span><text:span text:style-name="T81_8">претензии</text:span><text:span text:style-name="T81_9">,<text:s/></text:span><text:span text:style-name="T81_10">связанные</text:span><text:span text:style-name="T81_11"><text:s/></text:span><text:span text:style-name="T81_12">с</text:span><text:span text:style-name="T81_13"><text:s/></text:span><text:span text:style-name="T81_14">предоставлением</text:span><text:span text:style-name="T81_15"><text:s/></text:span><text:span text:style-name="T81_16">Услуг</text:span><text:span text:style-name="T81_17">,<text:s/></text:span><text:span text:style-name="T81_18">могут</text:span><text:span text:style-name="T81_19"><text:s/></text:span><text:span text:style-name="T81_20">быть</text:span><text:span text:style-name="T81_21"><text:s/></text:span><text:span text:style-name="T81_22">переданы</text:span><text:span text:style-name="T81_23"><text:s/></text:span><text:span text:style-name="T81_24">Исполнителю</text:span><text:span text:style-name="T81_25"><text:s/></text:span><text:span text:style-name="T81_26">через</text:span><text:span text:style-name="T81_27"><text:s/></text:span><text:span text:style-name="T81_28">форму</text:span><text:span text:style-name="T81_29"><text:s/></text:span><text:span text:style-name="T81_30">обратной</text:span><text:span text:style-name="T81_31"><text:s/></text:span><text:span text:style-name="T81_32">связи</text:span><text:span text:style-name="T81_33"><text:s/></text:span><text:span text:style-name="T81_34">на</text:span><text:span text:style-name="T81_35"><text:s/></text:span><text:span text:style-name="T81_36">адрес</text:span><text:span text:style-name="T81_37"><text:s/></text:span><text:span text:style-name="T81_38">электронной</text:span><text:span text:style-name="T81_39"><text:s/></text:span><text:span text:style-name="T81_40">почты</text:span><text:span text:style-name="T81_41">:<text:s/></text:span><text:span text:style-name="T81_42">info</text:span><text:span text:style-name="T81_43">@</text:span><text:span text:style-name="T81_44">rplusmgmt</text:span><text:span text:style-name="T81_45">.</text:span><text:span text:style-name="T81_46">com</text:span><text:span text:style-name="T81_47">,<text:s/></text:span><text:span text:style-name="T81_48">в</text:span><text:span text:style-name="T81_49"><text:s/></text:span><text:span text:style-name="T81_50">Чат</text:span><text:span text:style-name="T81_51"><text:s/></text:span><text:span text:style-name="T81_52">технической</text:span><text:span text:style-name="T81_53"><text:s/></text:span><text:span text:style-name="T81_54">поддержки</text:span><text:span text:style-name="T81_55">.</text:span></text:p>
      <text:p text:style-name="P82"/>
      <text:list text:style-name="LS10" xml:id="list10">
        <text:list-item>
          <text:p text:style-name="P83"><text:span text:style-name="T83_1">8.<text:s/></text:span><text:span text:style-name="T83_2">Прочие</text:span><text:span text:style-name="T83_3"><text:s/></text:span><text:span text:style-name="T83_4">условия</text:span></text:p>
        </text:list-item>
      </text:list>
      <text:p text:style-name="P84"><text:span text:style-name="T84_1"><text:s/></text:span></text:p>
      <text:p text:style-name="P85"><text:span text:style-name="T85_1">8.1.<text:s/></text:span><text:span text:style-name="T85_2">Тарифы</text:span><text:span text:style-name="T85_3"><text:s/></text:span><text:span text:style-name="T85_4">публикуются</text:span><text:span text:style-name="T85_5"><text:s/></text:span><text:span text:style-name="T85_6">на</text:span><text:span text:style-name="T85_7"><text:s/></text:span><text:span text:style-name="T85_8">сайте</text:span><text:span text:style-name="T85_9"><text:s/></text:span><text:span text:style-name="T85_10">Исполнителя</text:span><text:span text:style-name="T85_11"><text:s/></text:span><text:span text:style-name="T85_12"><text:a xlink:type="simple" xlink:href="http://rplusmgmt.com/"><text:span text:style-name="T85_13">http</text:span></text:a></text:span><text:span text:style-name="T85_14"><text:a xlink:type="simple" xlink:href="http://rplusmgmt.com/"><text:span text:style-name="T85_15">://</text:span></text:a></text:span><text:span text:style-name="T85_16"><text:a xlink:type="simple" xlink:href="http://rplusmgmt.com/"><text:span text:style-name="T85_17">rplusmgmt</text:span></text:a></text:span><text:span text:style-name="T85_18"><text:a xlink:type="simple" xlink:href="http://rplusmgmt.com/"><text:span text:style-name="T85_19">.</text:span></text:a></text:span><text:span text:style-name="T85_20"><text:a xlink:type="simple" xlink:href="http://rplusmgmt.com/"><text:span text:style-name="T85_21">com</text:span></text:a></text:span><text:span text:style-name="T85_22"><text:a xlink:type="simple" xlink:href="http://rplusmgmt.com/"><text:span text:style-name="T85_23">/</text:span></text:a></text:span><text:span text:style-name="T85_24">.<text:s/></text:span><text:span text:style-name="T85_25">Изменения</text:span><text:span text:style-name="T85_26"><text:s/></text:span><text:span text:style-name="T85_27">в</text:span><text:span text:style-name="T85_28"><text:s/></text:span><text:span text:style-name="T85_29">тарифах</text:span><text:span text:style-name="T85_30"><text:s/></text:span><text:span text:style-name="T85_31">публикуются</text:span><text:span text:style-name="T85_32"><text:s/></text:span><text:span text:style-name="T85_33">не</text:span><text:span text:style-name="T85_34"><text:s/></text:span><text:span text:style-name="T85_35">менее</text:span><text:span text:style-name="T85_36"><text:s/></text:span><text:span text:style-name="T85_37">чем</text:span><text:span text:style-name="T85_38"><text:s/></text:span><text:span text:style-name="T85_39">за</text:span><text:span text:style-name="T85_40"><text:s/>10<text:s/>(</text:span><text:span text:style-name="T85_41">десять</text:span><text:span text:style-name="T85_42">)<text:s/></text:span><text:span text:style-name="T85_43">дней</text:span><text:span text:style-name="T85_44"><text:s/></text:span><text:span text:style-name="T85_45">до</text:span><text:span text:style-name="T85_46"><text:s/></text:span><text:span text:style-name="T85_47">начала</text:span><text:span text:style-name="T85_48"><text:s/></text:span><text:span text:style-name="T85_49">их</text:span><text:span text:style-name="T85_50"><text:s/></text:span><text:span text:style-name="T85_51">действия</text:span><text:span text:style-name="T85_52">.</text:span></text:p>
      <text:p text:style-name="P86"><text:span text:style-name="T86_1">8.2.<text:s/></text:span><text:span text:style-name="T86_2">Исполнитель</text:span><text:span text:style-name="T86_3"><text:s/></text:span><text:span text:style-name="T86_4">не</text:span><text:span text:style-name="T86_5"><text:s/></text:span><text:span text:style-name="T86_6">несет</text:span><text:span text:style-name="T86_7"><text:s/></text:span><text:span text:style-name="T86_8">ответственности</text:span><text:span text:style-name="T86_9"><text:s/></text:span><text:span text:style-name="T86_10">за</text:span><text:span text:style-name="T86_11"><text:s/></text:span><text:span text:style-name="T86_12">ущерб</text:span><text:span text:style-name="T86_13"><text:s/></text:span><text:span text:style-name="T86_14">любого</text:span><text:span text:style-name="T86_15"><text:s/></text:span><text:span text:style-name="T86_16">рода</text:span><text:span text:style-name="T86_17">,<text:s/></text:span><text:span text:style-name="T86_18">понесенный</text:span><text:span text:style-name="T86_19"><text:s/></text:span><text:span text:style-name="T86_20">Заказчиком</text:span><text:span text:style-name="T86_21"><text:s/></text:span><text:span text:style-name="T86_22">из</text:span><text:span text:style-name="T86_23">-</text:span><text:span text:style-name="T86_24">за</text:span><text:span text:style-name="T86_25"><text:s/></text:span><text:span text:style-name="T86_26">разглашения</text:span><text:span text:style-name="T86_27"><text:s/></text:span><text:span text:style-name="T86_28">им</text:span><text:span text:style-name="T86_29"><text:s/></text:span><text:span text:style-name="T86_30">своей</text:span><text:span text:style-name="T86_31"><text:s/></text:span><text:span text:style-name="T86_32">учетной</text:span><text:span text:style-name="T86_33"><text:s/></text:span><text:span text:style-name="T86_34">информации</text:span><text:span text:style-name="T86_35"><text:s/></text:span><text:span text:style-name="T86_36">третьим</text:span><text:span text:style-name="T86_37"><text:s/></text:span><text:span text:style-name="T86_38">лицам</text:span><text:span text:style-name="T86_39">.</text:span></text:p>
      <text:p text:style-name="P87"/>
      <text:list text:style-name="LS11" xml:id="list11">
        <text:list-item>
          <text:p text:style-name="P88"><text:span text:style-name="T88_1">9.<text:s/></text:span><text:span text:style-name="T88_2">Ответственность</text:span><text:span text:style-name="T88_3"><text:s/></text:span><text:span text:style-name="T88_4">Сторон</text:span></text:p>
        </text:list-item>
      </text:list>
      <text:p text:style-name="P89"><text:span text:style-name="T89_1">9.1.<text:s/></text:span><text:span text:style-name="T89_2">За</text:span><text:span text:style-name="T89_3"><text:s/></text:span><text:span text:style-name="T89_4">невыполнение</text:span><text:span text:style-name="T89_5"><text:s/></text:span><text:span text:style-name="T89_6">или</text:span><text:span text:style-name="T89_7"><text:s/></text:span><text:span text:style-name="T89_8">ненадлежащее</text:span><text:span text:style-name="T89_9"><text:s/></text:span><text:span text:style-name="T89_10">выполнение</text:span><text:span text:style-name="T89_11"><text:s/></text:span><text:span text:style-name="T89_12">обязательств</text:span><text:span text:style-name="T89_13"><text:s/></text:span><text:span text:style-name="T89_14">по</text:span><text:span text:style-name="T89_15"><text:s/></text:span><text:span text:style-name="T89_16">настоящему</text:span><text:span text:style-name="T89_17"><text:s/></text:span><text:span text:style-name="T89_18">Договору</text:span><text:span text:style-name="T89_19"><text:s/></text:span><text:span text:style-name="T89_20">Исполнитель</text:span><text:span text:style-name="T89_21"><text:s/></text:span><text:span text:style-name="T89_22">и</text:span><text:span text:style-name="T89_23"><text:s/></text:span><text:span text:style-name="T89_24">Заказчик</text:span><text:span text:style-name="T89_25"><text:s/></text:span><text:span text:style-name="T89_26">несут</text:span><text:span text:style-name="T89_27"><text:s/></text:span><text:span text:style-name="T89_28">имущественную</text:span><text:span text:style-name="T89_29"><text:s/></text:span><text:span text:style-name="T89_30">ответственность</text:span><text:span text:style-name="T89_31"><text:s/></text:span><text:span text:style-name="T89_32">в</text:span><text:span text:style-name="T89_33"><text:s/></text:span><text:span text:style-name="T89_34">соответствии</text:span><text:span text:style-name="T89_35"><text:s/></text:span><text:span text:style-name="T89_36">с</text:span><text:span text:style-name="T89_37"><text:s/></text:span><text:span text:style-name="T89_38">условиями</text:span><text:span text:style-name="T89_39"><text:s/></text:span><text:span text:style-name="T89_40">настоящего</text:span><text:span text:style-name="T89_41"><text:s/></text:span><text:span text:style-name="T89_42">Договора</text:span><text:span text:style-name="T89_43"><text:s/></text:span><text:span text:style-name="T89_44">и</text:span><text:span text:style-name="T89_45"><text:s/></text:span><text:span text:style-name="T89_46">действующим</text:span><text:span text:style-name="T89_47"><text:s/></text:span><text:span text:style-name="T89_48">законодательством</text:span><text:span text:style-name="T89_49"><text:s/></text:span><text:span text:style-name="T89_50">Российской</text:span><text:span text:style-name="T89_51"><text:s/></text:span><text:span text:style-name="T89_52">Федерации</text:span><text:span text:style-name="T89_53">.</text:span></text:p>
      <text:p text:style-name="P90"><text:span text:style-name="T90_1">9.2.<text:s/></text:span><text:span text:style-name="T90_2">Заказчик</text:span><text:span text:style-name="T90_3"><text:s/></text:span><text:span text:style-name="T90_4">самостоятельно</text:span><text:span text:style-name="T90_5"><text:s/></text:span><text:span text:style-name="T90_6">отвечает</text:span><text:span text:style-name="T90_7"><text:s/></text:span><text:span text:style-name="T90_8">за</text:span><text:span text:style-name="T90_9"><text:s/></text:span><text:span text:style-name="T90_10">содержание</text:span><text:span text:style-name="T90_11"><text:s/></text:span><text:span text:style-name="T90_12">данных</text:span><text:span text:style-name="T90_13">,<text:s/></text:span><text:span text:style-name="T90_14">размещаемых</text:span><text:span text:style-name="T90_15"><text:s/></text:span><text:span text:style-name="T90_16">им</text:span><text:span text:style-name="T90_17"><text:s/></text:span><text:span text:style-name="T90_18">и</text:span><text:span text:style-name="T90_19">/</text:span><text:span text:style-name="T90_20">или</text:span><text:span text:style-name="T90_21"><text:s/></text:span><text:span text:style-name="T90_22">конечными</text:span><text:span text:style-name="T90_23"><text:s/></text:span><text:span text:style-name="T90_24">пользователями</text:span><text:span text:style-name="T90_25"><text:s/></text:span><text:span text:style-name="T90_26">в</text:span><text:span text:style-name="T90_27"><text:s/></text:span><text:span text:style-name="T90_28">сети</text:span><text:span text:style-name="T90_29"><text:s/></text:span><text:span text:style-name="T90_30">Интернет</text:span><text:span text:style-name="T90_31"><text:s/></text:span><text:span text:style-name="T90_32">с</text:span><text:span text:style-name="T90_33"><text:s/></text:span><text:span text:style-name="T90_34">использованием</text:span><text:span text:style-name="T90_35"><text:s/></text:span><text:span text:style-name="T90_36">программного</text:span><text:span text:style-name="T90_37"><text:s/></text:span><text:span text:style-name="T90_38">обеспечения</text:span><text:span text:style-name="T90_39"><text:s/></text:span><text:span text:style-name="T90_40">Исполнителя</text:span><text:span text:style-name="T90_41">:<text:s/></text:span><text:span text:style-name="T90_42">за</text:span><text:span text:style-name="T90_43"><text:s/></text:span><text:span text:style-name="T90_44">ее</text:span><text:span text:style-name="T90_45"><text:s/></text:span><text:span text:style-name="T90_46">достоверность</text:span><text:span text:style-name="T90_47">,<text:s/></text:span><text:span text:style-name="T90_48">чистоту</text:span><text:span text:style-name="T90_49"><text:s/></text:span><text:span text:style-name="T90_50">от</text:span><text:span text:style-name="T90_51"><text:s/></text:span><text:span text:style-name="T90_52">претензий</text:span><text:span text:style-name="T90_53"><text:s/></text:span><text:span text:style-name="T90_54">третьих</text:span><text:span text:style-name="T90_55"><text:s/></text:span><text:span text:style-name="T90_56">лиц</text:span><text:span text:style-name="T90_57"><text:s/></text:span><text:span text:style-name="T90_58">и</text:span><text:span text:style-name="T90_59"><text:s/></text:span><text:span text:style-name="T90_60">правомерность</text:span><text:span text:style-name="T90_61"><text:s/></text:span><text:span text:style-name="T90_62">ее</text:span><text:span text:style-name="T90_63"><text:s/></text:span><text:span text:style-name="T90_64">распространения</text:span><text:span text:style-name="T90_65">.<text:s/></text:span><text:span text:style-name="T90_66">Исполнитель</text:span><text:span text:style-name="T90_67"><text:s/></text:span><text:span text:style-name="T90_68">не</text:span><text:span text:style-name="T90_69"><text:s/></text:span><text:span text:style-name="T90_70">отвечает</text:span><text:span text:style-name="T90_71"><text:s/></text:span><text:span text:style-name="T90_72">за</text:span><text:span text:style-name="T90_73"><text:s/></text:span><text:span text:style-name="T90_74">содержание</text:span><text:span text:style-name="T90_75"><text:s/></text:span><text:span text:style-name="T90_76">данных</text:span><text:span text:style-name="T90_77">,<text:s/></text:span><text:span text:style-name="T90_78">размещаемых</text:span><text:span text:style-name="T90_79"><text:s/></text:span><text:span text:style-name="T90_80">Заказчиком</text:span><text:span text:style-name="T90_81">.</text:span></text:p>
      <text:p text:style-name="P91"><text:span text:style-name="T91_1">9.3.<text:s/></text:span><text:span text:style-name="T91_2">Исполнитель</text:span><text:span text:style-name="T91_3"><text:s/></text:span><text:span text:style-name="T91_4">не</text:span><text:span text:style-name="T91_5"><text:s/></text:span><text:span text:style-name="T91_6">несет</text:span><text:span text:style-name="T91_7"><text:s/></text:span><text:span text:style-name="T91_8">ответственность</text:span><text:span text:style-name="T91_9"><text:s/></text:span><text:span text:style-name="T91_10">за</text:span><text:span text:style-name="T91_11"><text:s/></text:span><text:span text:style-name="T91_12">информацию</text:span><text:span text:style-name="T91_13">,<text:s/></text:span><text:span text:style-name="T91_14">размещенную</text:span><text:span text:style-name="T91_15"><text:s/></text:span><text:span text:style-name="T91_16">на</text:span><text:span text:style-name="T91_17"><text:s/></text:span><text:span text:style-name="T91_18">сайтах</text:span><text:span text:style-name="T91_19"><text:s/></text:span><text:span text:style-name="T91_20">третьих</text:span><text:span text:style-name="T91_21"><text:s/></text:span><text:span text:style-name="T91_22">лиц</text:span><text:span text:style-name="T91_23">,<text:s/></text:span><text:span text:style-name="T91_24">к</text:span><text:span text:style-name="T91_25"><text:s/></text:span><text:span text:style-name="T91_26">которым</text:span><text:span text:style-name="T91_27"><text:s/></text:span><text:span text:style-name="T91_28">Заказчик</text:span><text:span text:style-name="T91_29"><text:s/></text:span><text:span text:style-name="T91_30">получил</text:span><text:span text:style-name="T91_31"><text:s/></text:span><text:span text:style-name="T91_32">доступ</text:span><text:span text:style-name="T91_33"><text:s/></text:span><text:span text:style-name="T91_34">через</text:span><text:span text:style-name="T91_35"><text:s/></text:span><text:span text:style-name="T91_36">Сайт</text:span><text:span text:style-name="T91_37">.</text:span></text:p>
      <text:p text:style-name="P92"><text:span text:style-name="T92_1">9.4.<text:s/></text:span><text:span text:style-name="T92_2">Заказчик</text:span><text:span text:style-name="T92_3">,<text:s/></text:span><text:span text:style-name="T92_4">используя</text:span><text:span text:style-name="T92_5"><text:s/></text:span><text:span text:style-name="T92_6">услуги</text:span><text:span text:style-name="T92_7"><text:s/></text:span><text:span text:style-name="T92_8">сети</text:span><text:span text:style-name="T92_9"><text:s/></text:span><text:span text:style-name="T92_10">Интернет</text:span><text:span text:style-name="T92_11">,<text:s/></text:span><text:span text:style-name="T92_12">самостоятельно</text:span><text:span text:style-name="T92_13"><text:s/></text:span><text:span text:style-name="T92_14">и</text:span><text:span text:style-name="T92_15"><text:s/></text:span><text:span text:style-name="T92_16">в</text:span><text:span text:style-name="T92_17"><text:s/></text:span><text:span text:style-name="T92_18">полной</text:span><text:span text:style-name="T92_19"><text:s/></text:span><text:span text:style-name="T92_20">мере</text:span><text:span text:style-name="T92_21"><text:s/></text:span><text:span text:style-name="T92_22">отвечает</text:span><text:span text:style-name="T92_23"><text:s/></text:span><text:span text:style-name="T92_24">за</text:span><text:span text:style-name="T92_25"><text:s/></text:span><text:span text:style-name="T92_26">вред</text:span><text:span text:style-name="T92_27">,<text:s/></text:span><text:span text:style-name="T92_28">причиненный</text:span><text:span text:style-name="T92_29"><text:s/></text:span><text:span text:style-name="T92_30">его</text:span><text:span text:style-name="T92_31"><text:s/></text:span><text:span text:style-name="T92_32">деяниями</text:span><text:span text:style-name="T92_33"><text:s/>(</text:span><text:span text:style-name="T92_34">лично</text:span><text:span text:style-name="T92_35">,<text:s/></text:span><text:span text:style-name="T92_36">конечными</text:span><text:span text:style-name="T92_37"><text:s/></text:span><text:span text:style-name="T92_38">пользователями</text:span><text:span text:style-name="T92_39"><text:s/></text:span><text:span text:style-name="T92_40">или</text:span><text:span text:style-name="T92_41"><text:s/></text:span><text:span text:style-name="T92_42">третьими</text:span><text:span text:style-name="T92_43"><text:s/></text:span><text:span text:style-name="T92_44">лицами</text:span><text:span text:style-name="T92_45"><text:s/></text:span><text:span text:style-name="T92_46">по</text:span><text:span text:style-name="T92_47"><text:s/></text:span><text:span text:style-name="T92_48">его</text:span><text:span text:style-name="T92_49"><text:s/></text:span><text:span text:style-name="T92_50">сетевым</text:span><text:span text:style-name="T92_51"><text:s/></text:span><text:span text:style-name="T92_52">реквизитам</text:span><text:span text:style-name="T92_53">)<text:s/></text:span><text:span text:style-name="T92_54">личности</text:span><text:span text:style-name="T92_55"><text:s/></text:span><text:span text:style-name="T92_56">или</text:span><text:span text:style-name="T92_57"><text:s/></text:span><text:span text:style-name="T92_58">имуществу</text:span><text:span text:style-name="T92_59">:<text:s/></text:span><text:span text:style-name="T92_60">граждан</text:span><text:span text:style-name="T92_61">,<text:s/></text:span><text:span text:style-name="T92_62">юридических</text:span><text:span text:style-name="T92_63"><text:s/></text:span><text:span text:style-name="T92_64">лиц</text:span><text:span text:style-name="T92_65">,<text:s/></text:span><text:span text:style-name="T92_66">государства</text:span><text:span text:style-name="T92_67"><text:s/></text:span><text:span text:style-name="T92_68">или</text:span><text:span text:style-name="T92_69"><text:s/></text:span><text:span text:style-name="T92_70">нравственным</text:span><text:span text:style-name="T92_71"><text:s/></text:span><text:span text:style-name="T92_72">принципам</text:span><text:span text:style-name="T92_73"><text:s/></text:span><text:span text:style-name="T92_74">общества</text:span><text:span text:style-name="T92_75">.</text:span></text:p>
      <text:p text:style-name="P93"><text:span text:style-name="T93_1">9.5.<text:s/></text:span><text:span text:style-name="T93_2">Исполнитель</text:span><text:span text:style-name="T93_3"><text:s/></text:span><text:span text:style-name="T93_4">не</text:span><text:span text:style-name="T93_5"><text:s/></text:span><text:span text:style-name="T93_6">несет</text:span><text:span text:style-name="T93_7"><text:s/></text:span><text:span text:style-name="T93_8">ответственности</text:span><text:span text:style-name="T93_9"><text:s/></text:span><text:span text:style-name="T93_10">перед</text:span><text:span text:style-name="T93_11"><text:s/></text:span><text:span text:style-name="T93_12">Заказчиком</text:span><text:span text:style-name="T93_13"><text:s/></text:span><text:span text:style-name="T93_14">и</text:span><text:span text:style-name="T93_15"><text:s/></text:span><text:span text:style-name="T93_16">конечными</text:span><text:span text:style-name="T93_17"><text:s/></text:span><text:span text:style-name="T93_18">пользователями</text:span><text:span text:style-name="T93_19"><text:s/></text:span><text:span text:style-name="T93_20">за</text:span><text:span text:style-name="T93_21"><text:s/></text:span><text:span text:style-name="T93_22">невозможность</text:span><text:span text:style-name="T93_23"><text:s/></text:span><text:span text:style-name="T93_24">предоставления</text:span><text:span text:style-name="T93_25"><text:s/></text:span><text:span text:style-name="T93_26">Услуг</text:span><text:span text:style-name="T93_27"><text:s/></text:span><text:span text:style-name="T93_28">по</text:span><text:span text:style-name="T93_29"><text:s/></text:span><text:span text:style-name="T93_30">каким</text:span><text:span text:style-name="T93_31">-</text:span><text:span text:style-name="T93_32">либо</text:span><text:span text:style-name="T93_33"><text:s/></text:span><text:span text:style-name="T93_34">не</text:span><text:span text:style-name="T93_35"><text:s/></text:span><text:span text:style-name="T93_36">зависящим</text:span><text:span text:style-name="T93_37"><text:s/></text:span><text:span text:style-name="T93_38">от</text:span><text:span text:style-name="T93_39"><text:s/></text:span><text:span text:style-name="T93_40">него</text:span><text:span text:style-name="T93_41"><text:s/></text:span><text:span text:style-name="T93_42">причинам</text:span><text:span text:style-name="T93_43">,<text:s/></text:span><text:span text:style-name="T93_44">включая</text:span><text:span text:style-name="T93_45"><text:s/></text:span><text:span text:style-name="T93_46">неисправность</text:span><text:span text:style-name="T93_47"><text:s/></text:span><text:span text:style-name="T93_48">оборудования</text:span><text:span text:style-name="T93_49">,<text:s/></text:span><text:span text:style-name="T93_50">невыполнение</text:span><text:span text:style-name="T93_51"><text:s/></text:span><text:span text:style-name="T93_52">обязательств</text:span><text:span text:style-name="T93_53"><text:s/></text:span><text:span text:style-name="T93_54">поставщиков</text:span><text:span text:style-name="T93_55"><text:s/></text:span><text:span text:style-name="T93_56">услуг</text:span><text:span text:style-name="T93_57">,<text:s/></text:span><text:span text:style-name="T93_58">работ</text:span><text:span text:style-name="T93_59"><text:s/>(</text:span><text:span text:style-name="T93_60">непредоставление</text:span><text:span text:style-name="T93_61"><text:s/></text:span><text:span text:style-name="T93_62">электроэнергии</text:span><text:span text:style-name="T93_63">),<text:s/></text:span><text:span text:style-name="T93_64">за</text:span><text:span text:style-name="T93_65"><text:s/></text:span><text:span text:style-name="T93_66">задержки</text:span><text:span text:style-name="T93_67"><text:s/></text:span><text:span text:style-name="T93_68">и</text:span><text:span text:style-name="T93_69"><text:s/></text:span><text:span text:style-name="T93_70">перебои</text:span><text:span text:style-name="T93_71"><text:s/></text:span><text:span text:style-name="T93_72">в</text:span><text:span text:style-name="T93_73"><text:s/></text:span><text:span text:style-name="T93_74">работе</text:span><text:span text:style-name="T93_75">,<text:s/></text:span><text:span text:style-name="T93_76">происходящие</text:span><text:span text:style-name="T93_77"><text:s/></text:span><text:span text:style-name="T93_78">прямо</text:span><text:span text:style-name="T93_79"><text:s/></text:span><text:span text:style-name="T93_80">или</text:span><text:span text:style-name="T93_81"><text:s/></text:span><text:span text:style-name="T93_82">косвенно</text:span><text:span text:style-name="T93_83"><text:s/></text:span><text:span text:style-name="T93_84">по</text:span><text:span text:style-name="T93_85"><text:s/></text:span><text:span text:style-name="T93_86">причине</text:span><text:span text:style-name="T93_87">,<text:s/></text:span><text:span text:style-name="T93_88">которая</text:span><text:span text:style-name="T93_89"><text:s/></text:span><text:span text:style-name="T93_90">находится</text:span><text:span text:style-name="T93_91"><text:s/></text:span><text:span text:style-name="T93_92">вне</text:span><text:span text:style-name="T93_93"><text:s/></text:span><text:span text:style-name="T93_94">компетенции</text:span><text:span text:style-name="T93_95"><text:s/></text:span><text:span text:style-name="T93_96">и</text:span><text:span text:style-name="T93_97"><text:s/></text:span><text:span text:style-name="T93_98">контроля</text:span><text:span text:style-name="T93_99"><text:s/></text:span><text:span text:style-name="T93_100">со</text:span><text:span text:style-name="T93_101"><text:s/></text:span><text:span text:style-name="T93_102">стороны</text:span><text:span text:style-name="T93_103"><text:s/></text:span><text:span text:style-name="T93_104">Исполнителя</text:span><text:span text:style-name="T93_105">.</text:span></text:p>
      <text:p text:style-name="P94"><text:span text:style-name="T94_1">9.6.<text:s/></text:span><text:span text:style-name="T94_2">Исполнитель</text:span><text:span text:style-name="T94_3"><text:s/></text:span><text:span text:style-name="T94_4">не</text:span><text:span text:style-name="T94_5"><text:s/></text:span><text:span text:style-name="T94_6">несет</text:span><text:span text:style-name="T94_7"><text:s/></text:span><text:span text:style-name="T94_8">ответственности</text:span><text:span text:style-name="T94_9"><text:s/></text:span><text:span text:style-name="T94_10">за</text:span><text:span text:style-name="T94_11"><text:s/></text:span><text:span text:style-name="T94_12">качество</text:span><text:span text:style-name="T94_13"><text:s/></text:span><text:span text:style-name="T94_14">электросвязи</text:span><text:span text:style-name="T94_15"><text:s/></text:span><text:span text:style-name="T94_16">и</text:span><text:span text:style-name="T94_17"><text:s/></text:span><text:span text:style-name="T94_18">линий</text:span><text:span text:style-name="T94_19"><text:s/></text:span><text:span text:style-name="T94_20">связи</text:span><text:span text:style-name="T94_21">.</text:span></text:p>
      <text:p text:style-name="P95"><text:span text:style-name="T95_1">9.7.<text:s/></text:span><text:span text:style-name="T95_2">Исполнитель</text:span><text:span text:style-name="T95_3"><text:s/></text:span><text:span text:style-name="T95_4">отвечает</text:span><text:span text:style-name="T95_5"><text:s/></text:span><text:span text:style-name="T95_6">за</text:span><text:span text:style-name="T95_7"><text:s/></text:span><text:span text:style-name="T95_8">ущерб</text:span><text:span text:style-name="T95_9">,<text:s/></text:span><text:span text:style-name="T95_10">понесенный</text:span><text:span text:style-name="T95_11"><text:s/></text:span><text:span text:style-name="T95_12">Заказчиком</text:span><text:span text:style-name="T95_13"><text:s/></text:span><text:span text:style-name="T95_14">и</text:span><text:span text:style-name="T95_15"><text:s/></text:span><text:span text:style-name="T95_16">конечными</text:span><text:span text:style-name="T95_17"><text:s/></text:span><text:span text:style-name="T95_18">пользователями</text:span><text:span text:style-name="T95_19"><text:s/></text:span><text:span text:style-name="T95_20">в</text:span><text:span text:style-name="T95_21"><text:s/></text:span><text:span text:style-name="T95_22">результате</text:span><text:span text:style-name="T95_23"><text:s/></text:span><text:span text:style-name="T95_24">использования</text:span><text:span text:style-name="T95_25"><text:s/></text:span><text:span text:style-name="T95_26">или</text:span><text:span text:style-name="T95_27"><text:s/></text:span><text:span text:style-name="T95_28">неиспользования</text:span><text:span text:style-name="T95_29"><text:s/></text:span><text:span text:style-name="T95_30">Услуг</text:span><text:span text:style-name="T95_31"><text:s/></text:span><text:span text:style-name="T95_32">Исполнителя</text:span><text:span text:style-name="T95_33"><text:s/></text:span><text:span text:style-name="T95_34">только</text:span><text:span text:style-name="T95_35"><text:s/></text:span><text:span text:style-name="T95_36">в</text:span><text:span text:style-name="T95_37"><text:s/></text:span><text:span text:style-name="T95_38">том</text:span><text:span text:style-name="T95_39"><text:s/></text:span><text:span text:style-name="T95_40">случае</text:span><text:span text:style-name="T95_41">,<text:s/></text:span><text:span text:style-name="T95_42">если</text:span><text:span text:style-name="T95_43"><text:s/></text:span><text:span text:style-name="T95_44">доказано</text:span><text:span text:style-name="T95_45"><text:s/></text:span><text:span text:style-name="T95_46">прямое</text:span><text:span text:style-name="T95_47"><text:s/></text:span><text:span text:style-name="T95_48">виновное</text:span><text:span text:style-name="T95_49"><text:s/></text:span><text:span text:style-name="T95_50">действие</text:span><text:span text:style-name="T95_51"><text:s/></text:span><text:span text:style-name="T95_52">или</text:span><text:span text:style-name="T95_53"><text:s/></text:span><text:span text:style-name="T95_54">бездействие</text:span><text:span text:style-name="T95_55"><text:s/></text:span><text:span text:style-name="T95_56">Исполнителя</text:span><text:span text:style-name="T95_57">.</text:span></text:p>
      <text:p text:style-name="P96"><text:span text:style-name="T96_1">9.8.<text:s/></text:span><text:span text:style-name="T96_2">Исполнитель</text:span><text:span text:style-name="T96_3"><text:s/></text:span><text:span text:style-name="T96_4">ни</text:span><text:span text:style-name="T96_5"><text:s/></text:span><text:span text:style-name="T96_6">при</text:span><text:span text:style-name="T96_7"><text:s/></text:span><text:span text:style-name="T96_8">каких</text:span><text:span text:style-name="T96_9"><text:s/></text:span><text:span text:style-name="T96_10">обстоятельствах</text:span><text:span text:style-name="T96_11"><text:s/></text:span><text:span text:style-name="T96_12">не</text:span><text:span text:style-name="T96_13"><text:s/></text:span><text:span text:style-name="T96_14">несет</text:span><text:span text:style-name="T96_15"><text:s/></text:span><text:span text:style-name="T96_16">ответственности</text:span><text:span text:style-name="T96_17"><text:s/></text:span><text:span text:style-name="T96_18">по</text:span><text:span text:style-name="T96_19"><text:s/></text:span><text:span text:style-name="T96_20">настоящему</text:span><text:span text:style-name="T96_21"><text:s/></text:span><text:span text:style-name="T96_22">Договору</text:span><text:span text:style-name="T96_23"><text:s/></text:span><text:span text:style-name="T96_24">за</text:span><text:span text:style-name="T96_25">:</text:span></text:p>
      <text:p text:style-name="P97"><text:span text:style-name="T97_1">●<text:s/></text:span><text:span text:style-name="T97_2">какие</text:span><text:span text:style-name="T97_3">-</text:span><text:span text:style-name="T97_4">либо</text:span><text:span text:style-name="T97_5"><text:s/></text:span><text:span text:style-name="T97_6">действия</text:span><text:span text:style-name="T97_7"><text:s/></text:span><text:span text:style-name="T97_8">и</text:span><text:span text:style-name="T97_9">/</text:span><text:span text:style-name="T97_10">или</text:span><text:span text:style-name="T97_11"><text:s/></text:span><text:span text:style-name="T97_12">бездействия</text:span><text:span text:style-name="T97_13">,<text:s/></text:span><text:span text:style-name="T97_14">являющиеся</text:span><text:span text:style-name="T97_15"><text:s/></text:span><text:span text:style-name="T97_16">прямым</text:span><text:span text:style-name="T97_17"><text:s/></text:span><text:span text:style-name="T97_18">или</text:span><text:span text:style-name="T97_19"><text:s/></text:span><text:span text:style-name="T97_20">косвенным</text:span><text:span text:style-name="T97_21"><text:s/></text:span><text:span text:style-name="T97_22">результатом</text:span><text:span text:style-name="T97_23"><text:s/></text:span><text:span text:style-name="T97_24">действий</text:span><text:span text:style-name="T97_25">/</text:span><text:span text:style-name="T97_26">бездействий</text:span><text:span text:style-name="T97_27"><text:s/></text:span><text:span text:style-name="T97_28">каких</text:span><text:span text:style-name="T97_29">-</text:span><text:span text:style-name="T97_30">либо</text:span><text:span text:style-name="T97_31"><text:s/></text:span><text:span text:style-name="T97_32">третьих</text:span><text:span text:style-name="T97_33"><text:s/></text:span><text:span text:style-name="T97_34">сторон</text:span><text:span text:style-name="T97_35">;</text:span></text:p>
      <text:p text:style-name="P98"><text:span text:style-name="T98_1">●<text:s/></text:span><text:span text:style-name="T98_2">какие</text:span><text:span text:style-name="T98_3">-</text:span><text:span text:style-name="T98_4">либо</text:span><text:span text:style-name="T98_5"><text:s/></text:span><text:span text:style-name="T98_6">косвенные</text:span><text:span text:style-name="T98_7"><text:s/></text:span><text:span text:style-name="T98_8">убытки</text:span><text:span text:style-name="T98_9"><text:s/></text:span><text:span text:style-name="T98_10">и</text:span><text:span text:style-name="T98_11">/</text:span><text:span text:style-name="T98_12">или</text:span><text:span text:style-name="T98_13"><text:s/></text:span><text:span text:style-name="T98_14">упущенную</text:span><text:span text:style-name="T98_15"><text:s/></text:span><text:span text:style-name="T98_16">выгоду</text:span><text:span text:style-name="T98_17"><text:s/></text:span><text:span text:style-name="T98_18">Заказчика</text:span><text:span text:style-name="T98_19"><text:s/></text:span><text:span text:style-name="T98_20">и</text:span><text:span text:style-name="T98_21">/</text:span><text:span text:style-name="T98_22">или</text:span><text:span text:style-name="T98_23"><text:s/></text:span><text:span text:style-name="T98_24">третьих</text:span><text:span text:style-name="T98_25"><text:s/></text:span><text:span text:style-name="T98_26">лиц</text:span><text:span text:style-name="T98_27"><text:s/></text:span><text:span text:style-name="T98_28">вне</text:span><text:span text:style-name="T98_29"><text:s/></text:span><text:span text:style-name="T98_30">зависимости</text:span><text:span text:style-name="T98_31"><text:s/></text:span><text:span text:style-name="T98_32">от</text:span><text:span text:style-name="T98_33"><text:s/></text:span><text:span text:style-name="T98_34">того</text:span><text:span text:style-name="T98_35">,<text:s/></text:span><text:span text:style-name="T98_36">мог</text:span><text:span text:style-name="T98_37"><text:s/></text:span><text:span text:style-name="T98_38">Исполнитель</text:span><text:span text:style-name="T98_39"><text:s/></text:span><text:span text:style-name="T98_40">предвидеть</text:span><text:span text:style-name="T98_41"><text:s/></text:span><text:span text:style-name="T98_42">возможность</text:span><text:span text:style-name="T98_43"><text:s/></text:span><text:span text:style-name="T98_44">наступления</text:span><text:span text:style-name="T98_45"><text:s/></text:span><text:span text:style-name="T98_46">таких</text:span><text:span text:style-name="T98_47"><text:s/></text:span><text:span text:style-name="T98_48">убытков</text:span><text:span text:style-name="T98_49"><text:s/></text:span><text:span text:style-name="T98_50">или</text:span><text:span text:style-name="T98_51"><text:s/></text:span><text:span text:style-name="T98_52">нет</text:span><text:span text:style-name="T98_53">;</text:span></text:p>
      <text:p text:style-name="P99"><text:span text:style-name="T99_1">●<text:s/></text:span><text:span text:style-name="T99_2">использование</text:span><text:span text:style-name="T99_3"><text:s/>(</text:span><text:span text:style-name="T99_4">невозможность</text:span><text:span text:style-name="T99_5"><text:s/></text:span><text:span text:style-name="T99_6">использования</text:span><text:span text:style-name="T99_7">)<text:s/></text:span><text:span text:style-name="T99_8">и</text:span><text:span text:style-name="T99_9"><text:s/></text:span><text:span text:style-name="T99_10">какие</text:span><text:span text:style-name="T99_11"><text:s/></text:span><text:span text:style-name="T99_12">бы</text:span><text:span text:style-name="T99_13"><text:s/></text:span><text:span text:style-name="T99_14">то</text:span><text:span text:style-name="T99_15"><text:s/></text:span><text:span text:style-name="T99_16">ни</text:span><text:span text:style-name="T99_17"><text:s/></text:span><text:span text:style-name="T99_18">было</text:span><text:span text:style-name="T99_19"><text:s/></text:span><text:span text:style-name="T99_20">последствия</text:span><text:span text:style-name="T99_21"><text:s/></text:span><text:span text:style-name="T99_22">использования</text:span><text:span text:style-name="T99_23"><text:s/>(</text:span><text:span text:style-name="T99_24">невозможности</text:span><text:span text:style-name="T99_25"><text:s/></text:span><text:span text:style-name="T99_26">использования</text:span><text:span text:style-name="T99_27">)<text:s/></text:span><text:span text:style-name="T99_28">Заказчиком</text:span><text:span text:style-name="T99_29"><text:s/></text:span><text:span text:style-name="T99_30">выбранной</text:span><text:span text:style-name="T99_31"><text:s/></text:span><text:span text:style-name="T99_32">им</text:span><text:span text:style-name="T99_33"><text:s/></text:span><text:span text:style-name="T99_34">формы</text:span><text:span text:style-name="T99_35"><text:s/></text:span><text:span text:style-name="T99_36">оплаты</text:span><text:span text:style-name="T99_37"><text:s/></text:span><text:span text:style-name="T99_38">Услуг</text:span><text:span text:style-name="T99_39"><text:s/></text:span><text:span text:style-name="T99_40">по</text:span><text:span text:style-name="T99_41"><text:s/></text:span><text:span text:style-name="T99_42">настоящему</text:span><text:span text:style-name="T99_43"><text:s/></text:span><text:span text:style-name="T99_44">Договору</text:span><text:span text:style-name="T99_45">.</text:span></text:p>
      <text:p text:style-name="P100"><text:span text:style-name="T100_1">9.9.<text:s/></text:span><text:span text:style-name="T100_2">Совокупная</text:span><text:span text:style-name="T100_3"><text:s/></text:span><text:span text:style-name="T100_4">ответственность</text:span><text:span text:style-name="T100_5"><text:s/></text:span><text:span text:style-name="T100_6">Исполнителя</text:span><text:span text:style-name="T100_7"><text:s/></text:span><text:span text:style-name="T100_8">по</text:span><text:span text:style-name="T100_9"><text:s/></text:span><text:span text:style-name="T100_10">настоящему</text:span><text:span text:style-name="T100_11"><text:s/></text:span><text:span text:style-name="T100_12">Договору</text:span><text:span text:style-name="T100_13">,<text:s/></text:span><text:span text:style-name="T100_14">по</text:span><text:span text:style-name="T100_15"><text:s/></text:span><text:span text:style-name="T100_16">любой</text:span><text:span text:style-name="T100_17"><text:s/></text:span><text:span text:style-name="T100_18">претензии</text:span><text:span text:style-name="T100_19"><text:s/></text:span><text:span text:style-name="T100_20">в</text:span><text:span text:style-name="T100_21"><text:s/></text:span><text:span text:style-name="T100_22">отношении</text:span><text:span text:style-name="T100_23"><text:s/></text:span><text:span text:style-name="T100_24">настоящего</text:span><text:span text:style-name="T100_25"><text:s/></text:span><text:span text:style-name="T100_26">Договора</text:span><text:span text:style-name="T100_27"><text:s/></text:span><text:span text:style-name="T100_28">ограничивается</text:span><text:span text:style-name="T100_29"><text:s/></text:span><text:span text:style-name="T100_30">суммой</text:span><text:span text:style-name="T100_31"><text:s/></text:span><text:span text:style-name="T100_32">денежных</text:span><text:span text:style-name="T100_33"><text:s/></text:span><text:span text:style-name="T100_34">средств</text:span><text:span text:style-name="T100_35">,<text:s/></text:span><text:span text:style-name="T100_36">уплаченных</text:span><text:span text:style-name="T100_37"><text:s/></text:span><text:span text:style-name="T100_38">Исполнителю</text:span><text:span text:style-name="T100_39"><text:s/></text:span><text:span text:style-name="T100_40">Заказчиком</text:span><text:span text:style-name="T100_41"><text:s/></text:span><text:span text:style-name="T100_42">в</text:span><text:span text:style-name="T100_43"><text:s/></text:span><text:span text:style-name="T100_44">течение</text:span><text:span text:style-name="T100_45"><text:s/></text:span><text:span text:style-name="T100_46">календарного</text:span><text:span text:style-name="T100_47"><text:s/></text:span><text:span text:style-name="T100_48">года</text:span><text:span text:style-name="T100_49">,<text:s/></text:span><text:span text:style-name="T100_50">предшествовавшего</text:span><text:span text:style-name="T100_51"><text:s/></text:span><text:span text:style-name="T100_52">дате</text:span><text:span text:style-name="T100_53"><text:s/></text:span><text:span text:style-name="T100_54">поступления</text:span><text:span text:style-name="T100_55"><text:s/></text:span><text:span text:style-name="T100_56">претензии</text:span><text:span text:style-name="T100_57">.</text:span></text:p>
      <text:p text:style-name="P101"><text:span text:style-name="T101_1">9.10.<text:s/></text:span><text:span text:style-name="T101_2">Исполнитель</text:span><text:span text:style-name="T101_3"><text:s/></text:span><text:span text:style-name="T101_4">освобождается</text:span><text:span text:style-name="T101_5"><text:s/></text:span><text:span text:style-name="T101_6">от</text:span><text:span text:style-name="T101_7"><text:s/></text:span><text:span text:style-name="T101_8">ответственности</text:span><text:span text:style-name="T101_9"><text:s/></text:span><text:span text:style-name="T101_10">за</text:span><text:span text:style-name="T101_11"><text:s/></text:span><text:span text:style-name="T101_12">нарушение</text:span><text:span text:style-name="T101_13"><text:s/></text:span><text:span text:style-name="T101_14">условий</text:span><text:span text:style-name="T101_15"><text:s/></text:span><text:span text:style-name="T101_16">настоящего</text:span><text:span text:style-name="T101_17"><text:s/></text:span><text:span text:style-name="T101_18">Договора</text:span><text:span text:style-name="T101_19">,<text:s/></text:span><text:span text:style-name="T101_20">если</text:span><text:span text:style-name="T101_21"><text:s/></text:span><text:span text:style-name="T101_22">такое</text:span><text:span text:style-name="T101_23"><text:s/></text:span><text:span text:style-name="T101_24">нарушение</text:span><text:span text:style-name="T101_25"><text:s/></text:span><text:span text:style-name="T101_26">вызвано</text:span><text:span text:style-name="T101_27"><text:s/></text:span><text:span text:style-name="T101_28">действием</text:span><text:span text:style-name="T101_29"><text:s/></text:span><text:span text:style-name="T101_30">обстоятельств</text:span><text:span text:style-name="T101_31"><text:s/></text:span><text:span text:style-name="T101_32">непреодолимой</text:span><text:span text:style-name="T101_33"><text:s/></text:span><text:span text:style-name="T101_34">силы</text:span><text:span text:style-name="T101_35"><text:s/>(</text:span><text:span text:style-name="T101_36">форс</text:span><text:span text:style-name="T101_37">-</text:span><text:span text:style-name="T101_38">мажор</text:span><text:span text:style-name="T101_39">).</text:span></text:p>
      <text:p text:style-name="P102"><text:span text:style-name="T102_1">9.11.<text:s/></text:span><text:span text:style-name="T102_2">Заказчик</text:span><text:span text:style-name="T102_3"><text:s/></text:span><text:span text:style-name="T102_4">несет</text:span><text:span text:style-name="T102_5"><text:s/></text:span><text:span text:style-name="T102_6">всю</text:span><text:span text:style-name="T102_7"><text:s/></text:span><text:span text:style-name="T102_8">ответственность</text:span><text:span text:style-name="T102_9"><text:s/></text:span><text:span text:style-name="T102_10">за</text:span><text:span text:style-name="T102_11">:</text:span></text:p>
      <text:p text:style-name="P103"><text:span text:style-name="T103_1">●<text:s/></text:span><text:span text:style-name="T103_2">соблюдение</text:span><text:span text:style-name="T103_3"><text:s/></text:span><text:span text:style-name="T103_4">всех</text:span><text:span text:style-name="T103_5"><text:s/></text:span><text:span text:style-name="T103_6">требований</text:span><text:span text:style-name="T103_7"><text:s/></text:span><text:span text:style-name="T103_8">законодательства</text:span><text:span text:style-name="T103_9">,<text:s/></text:span><text:span text:style-name="T103_10">в</text:span><text:span text:style-name="T103_11"><text:s/></text:span><text:span text:style-name="T103_12">том</text:span><text:span text:style-name="T103_13"><text:s/></text:span><text:span text:style-name="T103_14">числе</text:span><text:span text:style-name="T103_15"><text:s/></text:span><text:span text:style-name="T103_16">законодательства</text:span><text:span text:style-name="T103_17"><text:s/></text:span><text:span text:style-name="T103_18">о</text:span><text:span text:style-name="T103_19"><text:s/></text:span><text:span text:style-name="T103_20">рекламе</text:span><text:span text:style-name="T103_21">,<text:s/></text:span><text:span text:style-name="T103_22">о</text:span><text:span text:style-name="T103_23"><text:s/></text:span><text:span text:style-name="T103_24">защите</text:span><text:span text:style-name="T103_25"><text:s/></text:span><text:span text:style-name="T103_26">авторских</text:span><text:span text:style-name="T103_27"><text:s/></text:span><text:span text:style-name="T103_28">и</text:span><text:span text:style-name="T103_29"><text:s/></text:span><text:span text:style-name="T103_30">смежных</text:span><text:span text:style-name="T103_31"><text:s/></text:span><text:span text:style-name="T103_32">прав</text:span><text:span text:style-name="T103_33">,<text:s/></text:span><text:span text:style-name="T103_34">об</text:span><text:span text:style-name="T103_35"><text:s/></text:span><text:span text:style-name="T103_36">охране</text:span><text:span text:style-name="T103_37"><text:s/></text:span><text:span text:style-name="T103_38">товарных</text:span><text:span text:style-name="T103_39"><text:s/></text:span><text:span text:style-name="T103_40">знаков</text:span><text:span text:style-name="T103_41"><text:s/></text:span><text:span text:style-name="T103_42">и</text:span><text:span text:style-name="T103_43"><text:s/></text:span><text:span text:style-name="T103_44">знаков</text:span><text:span text:style-name="T103_45"><text:s/></text:span><text:span text:style-name="T103_46">обслуживания</text:span><text:span text:style-name="T103_47">,<text:s/></text:span><text:span text:style-name="T103_48">но</text:span><text:span text:style-name="T103_49"><text:s/></text:span><text:span text:style-name="T103_50">не</text:span><text:span text:style-name="T103_51"><text:s/></text:span><text:span text:style-name="T103_52">ограничиваясь</text:span><text:span text:style-name="T103_53"><text:s/></text:span><text:span text:style-name="T103_54">перечисленным</text:span><text:span text:style-name="T103_55">,<text:s/></text:span><text:span text:style-name="T103_56">включая</text:span><text:span text:style-name="T103_57"><text:s/></text:span><text:span text:style-name="T103_58">полную</text:span><text:span text:style-name="T103_59"><text:s/></text:span><text:span text:style-name="T103_60">ответственность</text:span><text:span text:style-name="T103_61"><text:s/></text:span><text:span text:style-name="T103_62">за</text:span><text:span text:style-name="T103_63"><text:s/></text:span><text:span text:style-name="T103_64">содержание</text:span><text:span text:style-name="T103_65"><text:s/></text:span><text:span text:style-name="T103_66">и</text:span><text:span text:style-name="T103_67"><text:s/></text:span><text:span text:style-name="T103_68">форму</text:span><text:span text:style-name="T103_69"><text:s/></text:span><text:span text:style-name="T103_70">контента</text:span><text:span text:style-name="T103_71">,<text:s/></text:span><text:span text:style-name="T103_72">на</text:span><text:span text:style-name="T103_73"><text:s/></text:span><text:span text:style-name="T103_74">которые</text:span><text:span text:style-name="T103_75"><text:s/></text:span><text:span text:style-name="T103_76">Заказчик</text:span><text:span text:style-name="T103_77"><text:s/></text:span><text:span text:style-name="T103_78">устанавливает</text:span><text:span text:style-name="T103_79"><text:s/>(</text:span><text:span text:style-name="T103_80">может</text:span><text:span text:style-name="T103_81"><text:s/></text:span><text:span text:style-name="T103_82">установить</text:span><text:span text:style-name="T103_83">)<text:s/></text:span><text:span text:style-name="T103_84">переадресующую</text:span><text:span text:style-name="T103_85"><text:s/></text:span><text:span text:style-name="T103_86">гиперссылку</text:span><text:span text:style-name="T103_87"><text:s/></text:span><text:span text:style-name="T103_88">с</text:span><text:span text:style-name="T103_89"><text:s/></text:span><text:span text:style-name="T103_90">контента</text:span><text:span text:style-name="T103_91">,<text:s/></text:span><text:span text:style-name="T103_92">иные</text:span><text:span text:style-name="T103_93"><text:s/></text:span><text:span text:style-name="T103_94">действия</text:span><text:span text:style-name="T103_95">,<text:s/></text:span><text:span text:style-name="T103_96">осуществляемые</text:span><text:span text:style-name="T103_97"><text:s/></text:span><text:span text:style-name="T103_98">им</text:span><text:span text:style-name="T103_99"><text:s/></text:span><text:span text:style-name="T103_100">в</text:span><text:span text:style-name="T103_101"><text:s/></text:span><text:span text:style-name="T103_102">качестве</text:span><text:span text:style-name="T103_103"><text:s/></text:span><text:span text:style-name="T103_104">рекламодателя</text:span><text:span text:style-name="T103_105"><text:s/></text:span><text:span text:style-name="T103_106">и</text:span><text:span text:style-name="T103_107">/</text:span><text:span text:style-name="T103_108">или</text:span><text:span text:style-name="T103_109"><text:s/></text:span><text:span text:style-name="T103_110">рекламопроизводителя</text:span><text:span text:style-name="T103_111">;</text:span></text:p>
      <text:p text:style-name="P104"><text:span text:style-name="T104_1">●<text:s/></text:span><text:span text:style-name="T104_2">достоверность</text:span><text:span text:style-name="T104_3"><text:s/></text:span><text:span text:style-name="T104_4">сведений</text:span><text:span text:style-name="T104_5">,<text:s/></text:span><text:span text:style-name="T104_6">указанных</text:span><text:span text:style-name="T104_7"><text:s/></text:span><text:span text:style-name="T104_8">им</text:span><text:span text:style-name="T104_9"><text:s/></text:span><text:span text:style-name="T104_10">при</text:span><text:span text:style-name="T104_11"><text:s/></text:span><text:span text:style-name="T104_12">оформлении</text:span><text:span text:style-name="T104_13"><text:s/></text:span><text:span text:style-name="T104_14">заявки</text:span><text:span text:style-name="T104_15"><text:s/></text:span><text:span text:style-name="T104_16">на</text:span><text:span text:style-name="T104_17"><text:s/></text:span><text:span text:style-name="T104_18">предоставление</text:span><text:span text:style-name="T104_19"><text:s/></text:span><text:span text:style-name="T104_20">Услуг</text:span><text:span text:style-name="T104_21"><text:s/></text:span><text:span text:style-name="T104_22">и</text:span><text:span text:style-name="T104_23"><text:s/></text:span><text:span text:style-name="T104_24">платежных</text:span><text:span text:style-name="T104_25"><text:s/></text:span><text:span text:style-name="T104_26">документов</text:span><text:span text:style-name="T104_27"><text:s/></text:span><text:span text:style-name="T104_28">при</text:span><text:span text:style-name="T104_29"><text:s/></text:span><text:span text:style-name="T104_30">оплате</text:span><text:span text:style-name="T104_31"><text:s/></text:span><text:span text:style-name="T104_32">Услуг</text:span><text:span text:style-name="T104_33"><text:s/></text:span><text:span text:style-name="T104_34">Исполнителя</text:span><text:span text:style-name="T104_35">.</text:span></text:p>
      <text:p text:style-name="P105"><text:span text:style-name="T105_1">9.12.<text:s/></text:span><text:span text:style-name="T105_2">Заказчик</text:span><text:span text:style-name="T105_3"><text:s/></text:span><text:span text:style-name="T105_4">обязуется</text:span><text:span text:style-name="T105_5"><text:s/></text:span><text:span text:style-name="T105_6">своими</text:span><text:span text:style-name="T105_7"><text:s/></text:span><text:span text:style-name="T105_8">силами</text:span><text:span text:style-name="T105_9"><text:s/></text:span><text:span text:style-name="T105_10">и</text:span><text:span text:style-name="T105_11"><text:s/></text:span><text:span text:style-name="T105_12">за</text:span><text:span text:style-name="T105_13"><text:s/></text:span><text:span text:style-name="T105_14">свой</text:span><text:span text:style-name="T105_15"><text:s/></text:span><text:span text:style-name="T105_16">счет</text:span><text:span text:style-name="T105_17"><text:s/></text:span><text:span text:style-name="T105_18">разрешать</text:span><text:span text:style-name="T105_19"><text:s/></text:span><text:span text:style-name="T105_20">все</text:span><text:span text:style-name="T105_21"><text:s/></text:span><text:span text:style-name="T105_22">споры</text:span><text:span text:style-name="T105_23"><text:s/></text:span><text:span text:style-name="T105_24">и</text:span><text:span text:style-name="T105_25"><text:s/></text:span><text:span text:style-name="T105_26">урегулировать</text:span><text:span text:style-name="T105_27"><text:s/></text:span><text:span text:style-name="T105_28">все</text:span><text:span text:style-name="T105_29"><text:s/></text:span><text:span text:style-name="T105_30">претензии</text:span><text:span text:style-name="T105_31"><text:s/></text:span><text:span text:style-name="T105_32">и</text:span><text:span text:style-name="T105_33"><text:s/></text:span><text:span text:style-name="T105_34">иски</text:span><text:span text:style-name="T105_35"><text:s/></text:span><text:span text:style-name="T105_36">третьих</text:span><text:span text:style-name="T105_37"><text:s/></text:span><text:span text:style-name="T105_38">лиц</text:span><text:span text:style-name="T105_39">,<text:s/></text:span><text:span text:style-name="T105_40">предписания</text:span><text:span text:style-name="T105_41"><text:s/></text:span><text:span text:style-name="T105_42">и</text:span><text:span text:style-name="T105_43"><text:s/></text:span><text:span text:style-name="T105_44">требования</text:span><text:span text:style-name="T105_45"><text:s/></text:span><text:span text:style-name="T105_46">уполномоченных</text:span><text:span text:style-name="T105_47"><text:s/></text:span><text:span text:style-name="T105_48">государственных</text:span><text:span text:style-name="T105_49"><text:s/></text:span><text:span text:style-name="T105_50">и</text:span><text:span text:style-name="T105_51"><text:s/></text:span><text:span text:style-name="T105_52">муниципальных</text:span><text:span text:style-name="T105_53"><text:s/></text:span><text:span text:style-name="T105_54">исполнительных</text:span><text:span text:style-name="T105_55"><text:s/></text:span><text:span text:style-name="T105_56">органов</text:span><text:span text:style-name="T105_57"><text:s/></text:span><text:span text:style-name="T105_58">власти</text:span><text:span text:style-name="T105_59">,<text:s/></text:span><text:span text:style-name="T105_60">поступившие</text:span><text:span text:style-name="T105_61"><text:s/></text:span><text:span text:style-name="T105_62">как</text:span><text:span text:style-name="T105_63"><text:s/></text:span><text:span text:style-name="T105_64">в</text:span><text:span text:style-name="T105_65"><text:s/></text:span><text:span text:style-name="T105_66">адрес</text:span><text:span text:style-name="T105_67"><text:s/></text:span><text:span text:style-name="T105_68">Заказчика</text:span><text:span text:style-name="T105_69">,<text:s/></text:span><text:span text:style-name="T105_70">так</text:span><text:span text:style-name="T105_71"><text:s/></text:span><text:span text:style-name="T105_72">и</text:span><text:span text:style-name="T105_73"><text:s/></text:span><text:span text:style-name="T105_74">в</text:span><text:span text:style-name="T105_75"><text:s/></text:span><text:span text:style-name="T105_76">адрес</text:span><text:span text:style-name="T105_77"><text:s/></text:span><text:span text:style-name="T105_78">Исполнителя</text:span><text:span text:style-name="T105_79"><text:s/></text:span><text:span text:style-name="T105_80">в</text:span><text:span text:style-name="T105_81"><text:s/></text:span><text:span text:style-name="T105_82">связи</text:span><text:span text:style-name="T105_83"><text:s/></text:span><text:span text:style-name="T105_84">с</text:span><text:span text:style-name="T105_85"><text:s/></text:span><text:span text:style-name="T105_86">размещением</text:span><text:span text:style-name="T105_87"><text:s/></text:span><text:span text:style-name="T105_88">и</text:span><text:span text:style-name="T105_89">/</text:span><text:span text:style-name="T105_90">или</text:span><text:span text:style-name="T105_91"><text:s/></text:span><text:span text:style-name="T105_92">иным</text:span><text:span text:style-name="T105_93"><text:s/></text:span><text:span text:style-name="T105_94">использованием</text:span><text:span text:style-name="T105_95"><text:s/></text:span><text:span text:style-name="T105_96">контента</text:span><text:span text:style-name="T105_97"><text:s/></text:span><text:span text:style-name="T105_98">по</text:span><text:span text:style-name="T105_99"><text:s/></text:span><text:span text:style-name="T105_100">настоящему</text:span><text:span text:style-name="T105_101"><text:s/></text:span><text:span text:style-name="T105_102">Договору</text:span><text:span text:style-name="T105_103"><text:s/></text:span><text:span text:style-name="T105_104">и</text:span><text:span text:style-name="T105_105"><text:s/>/</text:span><text:span text:style-name="T105_106">или</text:span><text:span text:style-name="T105_107"><text:s/></text:span><text:span text:style-name="T105_108">материалов</text:span><text:span text:style-name="T105_109">,<text:s/></text:span><text:span text:style-name="T105_110">на</text:span><text:span text:style-name="T105_111"><text:s/></text:span><text:span text:style-name="T105_112">которые</text:span><text:span text:style-name="T105_113"><text:s/></text:span><text:span text:style-name="T105_114">ссылается</text:span><text:span text:style-name="T105_115"><text:s/></text:span><text:span text:style-name="T105_116">контент</text:span><text:span text:style-name="T105_117">,<text:s/></text:span><text:span text:style-name="T105_118">а</text:span><text:span text:style-name="T105_119"><text:s/></text:span><text:span text:style-name="T105_120">также</text:span><text:span text:style-name="T105_121"><text:s/></text:span><text:span text:style-name="T105_122">возместить</text:span><text:span text:style-name="T105_123"><text:s/></text:span><text:span text:style-name="T105_124">все</text:span><text:span text:style-name="T105_125"><text:s/></text:span><text:span text:style-name="T105_126">убытки</text:span><text:span text:style-name="T105_127"><text:s/></text:span><text:span text:style-name="T105_128">и</text:span><text:span text:style-name="T105_129"><text:s/></text:span><text:span text:style-name="T105_130">расходы</text:span><text:span text:style-name="T105_131">,<text:s/></text:span><text:span text:style-name="T105_132">понесенные</text:span><text:span text:style-name="T105_133"><text:s/></text:span><text:span text:style-name="T105_134">Исполнителем</text:span><text:span text:style-name="T105_135"><text:s/></text:span><text:span text:style-name="T105_136">в</text:span><text:span text:style-name="T105_137"><text:s/></text:span><text:span text:style-name="T105_138">связи</text:span><text:span text:style-name="T105_139"><text:s/></text:span><text:span text:style-name="T105_140">с</text:span><text:span text:style-name="T105_141"><text:s/></text:span><text:span text:style-name="T105_142">такими</text:span><text:span text:style-name="T105_143"><text:s/></text:span><text:span text:style-name="T105_144">претензиями</text:span><text:span text:style-name="T105_145">.</text:span></text:p>
      <text:p text:style-name="P106"><text:span text:style-name="T106_1">9.13.<text:s/></text:span><text:span text:style-name="T106_2">В</text:span><text:span text:style-name="T106_3"><text:s/></text:span><text:span text:style-name="T106_4">случае</text:span><text:span text:style-name="T106_5"><text:s/></text:span><text:span text:style-name="T106_6">нарушения</text:span><text:span text:style-name="T106_7"><text:s/></text:span><text:span text:style-name="T106_8">Заказчиком</text:span><text:span text:style-name="T106_9"><text:s/></text:span><text:span text:style-name="T106_10">условий</text:span><text:span text:style-name="T106_11"><text:s/></text:span><text:span text:style-name="T106_12">настоящего</text:span><text:span text:style-name="T106_13"><text:s/></text:span><text:span text:style-name="T106_14">Договора</text:span><text:span text:style-name="T106_15"><text:s/></text:span><text:span text:style-name="T106_16">Исполнитель</text:span><text:span text:style-name="T106_17"><text:s/></text:span><text:span text:style-name="T106_18">вправе</text:span><text:span text:style-name="T106_19"><text:s/></text:span><text:span text:style-name="T106_20">приостановить</text:span><text:span text:style-name="T106_21"><text:s/></text:span><text:span text:style-name="T106_22">оказание</text:span><text:span text:style-name="T106_23"><text:s/></text:span><text:span text:style-name="T106_24">Услуг</text:span><text:span text:style-name="T106_25"><text:s/></text:span><text:span text:style-name="T106_26">до</text:span><text:span text:style-name="T106_27"><text:s/></text:span><text:span text:style-name="T106_28">момента</text:span><text:span text:style-name="T106_29"><text:s/></text:span><text:span text:style-name="T106_30">устранения</text:span><text:span text:style-name="T106_31"><text:s/></text:span><text:span text:style-name="T106_32">Заказчиком</text:span><text:span text:style-name="T106_33"><text:s/></text:span><text:span text:style-name="T106_34">допущенных</text:span><text:span text:style-name="T106_35"><text:s/></text:span><text:span text:style-name="T106_36">нарушений</text:span><text:span text:style-name="T106_37"><text:s/></text:span><text:span text:style-name="T106_38">и</text:span><text:span text:style-name="T106_39"><text:s/></text:span><text:span text:style-name="T106_40">возмещения</text:span><text:span text:style-name="T106_41"><text:s/>(</text:span><text:span text:style-name="T106_42">компенсации</text:span><text:span text:style-name="T106_43">)<text:s/></text:span><text:span text:style-name="T106_44">причиненных</text:span><text:span text:style-name="T106_45"><text:s/></text:span><text:span text:style-name="T106_46">Исполнителю</text:span><text:span text:style-name="T106_47"><text:s/></text:span><text:span text:style-name="T106_48">таким</text:span><text:span text:style-name="T106_49"><text:s/></text:span><text:span text:style-name="T106_50">нарушением</text:span><text:span text:style-name="T106_51"><text:s/></text:span><text:span text:style-name="T106_52">убытков</text:span><text:span text:style-name="T106_53"><text:s/></text:span><text:span text:style-name="T106_54">в</text:span><text:span text:style-name="T106_55"><text:s/></text:span><text:span text:style-name="T106_56">полном</text:span><text:span text:style-name="T106_57"><text:s/></text:span><text:span text:style-name="T106_58">объеме</text:span><text:span text:style-name="T106_59"><text:s/></text:span><text:span text:style-name="T106_60">и</text:span><text:span text:style-name="T106_61">/</text:span><text:span text:style-name="T106_62">или</text:span><text:span text:style-name="T106_63"><text:s/></text:span><text:span text:style-name="T106_64">расторгнуть</text:span><text:span text:style-name="T106_65"><text:s/></text:span><text:span text:style-name="T106_66">настоящий</text:span><text:span text:style-name="T106_67"><text:s/></text:span><text:span text:style-name="T106_68">Договор</text:span><text:span text:style-name="T106_69"><text:s/></text:span><text:span text:style-name="T106_70">с</text:span><text:span text:style-name="T106_71"><text:s/></text:span><text:span text:style-name="T106_72">направлением</text:span><text:span text:style-name="T106_73"><text:s/></text:span><text:span text:style-name="T106_74">соответствующего</text:span><text:span text:style-name="T106_75"><text:s/></text:span><text:span text:style-name="T106_76">уведомления</text:span><text:span text:style-name="T106_77"><text:s/></text:span><text:span text:style-name="T106_78">Заказчику</text:span><text:span text:style-name="T106_79"><text:s/></text:span><text:span text:style-name="T106_80">по</text:span><text:span text:style-name="T106_81"><text:s/></text:span><text:span text:style-name="T106_82">адресу</text:span><text:span text:style-name="T106_83"><text:s/></text:span><text:span text:style-name="T106_84">электронной</text:span><text:span text:style-name="T106_85"><text:s/></text:span><text:span text:style-name="T106_86">почты</text:span><text:span text:style-name="T106_87"><text:s/></text:span><text:span text:style-name="T106_88">Заказчика</text:span><text:span text:style-name="T106_89">,<text:s/></text:span><text:span text:style-name="T106_90">указанному</text:span><text:span text:style-name="T106_91"><text:s/></text:span><text:span text:style-name="T106_92">в</text:span><text:span text:style-name="T106_93"><text:s/></text:span><text:span text:style-name="T106_94">заявке</text:span><text:span text:style-name="T106_95"><text:s/></text:span><text:span text:style-name="T106_96">на</text:span><text:span text:style-name="T106_97"><text:s/></text:span><text:span text:style-name="T106_98">предоставление</text:span><text:span text:style-name="T106_99"><text:s/></text:span><text:span text:style-name="T106_100">Услуг</text:span><text:span text:style-name="T106_101">.<text:s/></text:span><text:span text:style-name="T106_102">При</text:span><text:span text:style-name="T106_103"><text:s/></text:span><text:span text:style-name="T106_104">расторжении</text:span><text:span text:style-name="T106_105"><text:s/></text:span><text:span text:style-name="T106_106">настоящего</text:span><text:span text:style-name="T106_107"><text:s/></text:span><text:span text:style-name="T106_108">Договора</text:span><text:span text:style-name="T106_109"><text:s/></text:span><text:span text:style-name="T106_110">Исполнителем</text:span><text:span text:style-name="T106_111"><text:s/></text:span><text:span text:style-name="T106_112">согласно</text:span><text:span text:style-name="T106_113"><text:s/></text:span><text:span text:style-name="T106_114">настоящему</text:span><text:span text:style-name="T106_115"><text:s/></text:span><text:span text:style-name="T106_116">пункту</text:span><text:span text:style-name="T106_117"><text:s/></text:span><text:span text:style-name="T106_118">Исполнитель</text:span><text:span text:style-name="T106_119"><text:s/></text:span><text:span text:style-name="T106_120">также</text:span><text:span text:style-name="T106_121"><text:s/></text:span><text:span text:style-name="T106_122">вправе</text:span><text:span text:style-name="T106_123"><text:s/></text:span><text:span text:style-name="T106_124">путем</text:span><text:span text:style-name="T106_125"><text:s/></text:span><text:span text:style-name="T106_126">удержания</text:span><text:span text:style-name="T106_127"><text:s/></text:span><text:span text:style-name="T106_128">взыскать</text:span><text:span text:style-name="T106_129"><text:s/></text:span><text:span text:style-name="T106_130">с</text:span><text:span text:style-name="T106_131"><text:s/></text:span><text:span text:style-name="T106_132">Заказчика</text:span><text:span text:style-name="T106_133"><text:s/></text:span><text:span text:style-name="T106_134">неустойку</text:span><text:span text:style-name="T106_135"><text:s/></text:span><text:span text:style-name="T106_136">в</text:span><text:span text:style-name="T106_137"><text:s/></text:span><text:span text:style-name="T106_138">размере</text:span><text:span text:style-name="T106_139"><text:s/></text:span><text:span text:style-name="T106_140">разницы</text:span><text:span text:style-name="T106_141"><text:s/></text:span><text:span text:style-name="T106_142">между</text:span><text:span text:style-name="T106_143"><text:s/></text:span><text:span text:style-name="T106_144">суммой</text:span><text:span text:style-name="T106_145"><text:s/></text:span><text:span text:style-name="T106_146">уплаченного</text:span><text:span text:style-name="T106_147"><text:s/></text:span><text:span text:style-name="T106_148">Заказчиком</text:span><text:span text:style-name="T106_149"><text:s/></text:span><text:span text:style-name="T106_150">авансового</text:span><text:span text:style-name="T106_151"><text:s/></text:span><text:span text:style-name="T106_152">платежа</text:span><text:span text:style-name="T106_153"><text:s/></text:span><text:span text:style-name="T106_154">за</text:span><text:span text:style-name="T106_155"><text:s/></text:span><text:span text:style-name="T106_156">оказание</text:span><text:span text:style-name="T106_157"><text:s/></text:span><text:span text:style-name="T106_158">Услуг</text:span><text:span text:style-name="T106_159"><text:s/></text:span><text:span text:style-name="T106_160">и</text:span><text:span text:style-name="T106_161"><text:s/></text:span><text:span text:style-name="T106_162">стоимостью</text:span><text:span text:style-name="T106_163"><text:s/></text:span><text:span text:style-name="T106_164">Услуг</text:span><text:span text:style-name="T106_165">,<text:s/></text:span><text:span text:style-name="T106_166">фактически</text:span><text:span text:style-name="T106_167"><text:s/></text:span><text:span text:style-name="T106_168">оказанных</text:span><text:span text:style-name="T106_169"><text:s/></text:span><text:span text:style-name="T106_170">Исполнителем</text:span><text:span text:style-name="T106_171"><text:s/></text:span><text:span text:style-name="T106_172">до</text:span><text:span text:style-name="T106_173"><text:s/></text:span><text:span text:style-name="T106_174">момента</text:span><text:span text:style-name="T106_175"><text:s/></text:span><text:span text:style-name="T106_176">расторжения</text:span><text:span text:style-name="T106_177"><text:s/></text:span><text:span text:style-name="T106_178">настоящего</text:span><text:span text:style-name="T106_179"><text:s/></text:span><text:span text:style-name="T106_180">Договора</text:span><text:span text:style-name="T106_181">.</text:span></text:p>
      <text:p text:style-name="P107"><text:span text:style-name="T107_1">9.14.<text:s/></text:span><text:span text:style-name="T107_2">Заказчик</text:span><text:span text:style-name="T107_3"><text:s/></text:span><text:span text:style-name="T107_4">может</text:span><text:span text:style-name="T107_5"><text:s/></text:span><text:span text:style-name="T107_6">использовать</text:span><text:span text:style-name="T107_7"><text:s/></text:span><text:span text:style-name="T107_8">программное</text:span><text:span text:style-name="T107_9"><text:s/></text:span><text:span text:style-name="T107_10">обеспечение</text:span><text:span text:style-name="T107_11"><text:s/></text:span><text:span text:style-name="T107_12">только</text:span><text:span text:style-name="T107_13"><text:s/></text:span><text:span text:style-name="T107_14">в</text:span><text:span text:style-name="T107_15"><text:s/></text:span><text:span text:style-name="T107_16">пределах</text:span><text:span text:style-name="T107_17"><text:s/></text:span><text:span text:style-name="T107_18">тех</text:span><text:span text:style-name="T107_19"><text:s/></text:span><text:span text:style-name="T107_20">прав</text:span><text:span text:style-name="T107_21"><text:s/></text:span><text:span text:style-name="T107_22">и</text:span><text:span text:style-name="T107_23"><text:s/></text:span><text:span text:style-name="T107_24">теми</text:span><text:span text:style-name="T107_25"><text:s/></text:span><text:span text:style-name="T107_26">способами</text:span><text:span text:style-name="T107_27">,<text:s/></text:span><text:span text:style-name="T107_28">которые</text:span><text:span text:style-name="T107_29"><text:s/></text:span><text:span text:style-name="T107_30">предусмотрены</text:span><text:span text:style-name="T107_31"><text:s/></text:span><text:span text:style-name="T107_32">настоящим</text:span><text:span text:style-name="T107_33"><text:s/></text:span><text:span text:style-name="T107_34">Договором</text:span><text:span text:style-name="T107_35">.<text:s/></text:span><text:span text:style-name="T107_36">Право</text:span><text:span text:style-name="T107_37"><text:s/></text:span><text:span text:style-name="T107_38">использования</text:span><text:span text:style-name="T107_39"><text:s/></text:span><text:span text:style-name="T107_40">программного</text:span><text:span text:style-name="T107_41"><text:s/></text:span><text:span text:style-name="T107_42">обеспечения</text:span><text:span text:style-name="T107_43">,<text:s/></text:span><text:span text:style-name="T107_44">прямо</text:span><text:span text:style-name="T107_45"><text:s/></text:span><text:span text:style-name="T107_46">не</text:span><text:span text:style-name="T107_47"><text:s/></text:span><text:span text:style-name="T107_48">указанное</text:span><text:span text:style-name="T107_49"><text:s/></text:span><text:span text:style-name="T107_50">в</text:span><text:span text:style-name="T107_51"><text:s/></text:span><text:span text:style-name="T107_52">настоящем</text:span><text:span text:style-name="T107_53"><text:s/></text:span><text:span text:style-name="T107_54">Договоре</text:span><text:span text:style-name="T107_55">,<text:s/></text:span><text:span text:style-name="T107_56">не</text:span><text:span text:style-name="T107_57"><text:s/></text:span><text:span text:style-name="T107_58">считается</text:span><text:span text:style-name="T107_59"><text:s/></text:span><text:span text:style-name="T107_60">предоставленным</text:span><text:span text:style-name="T107_61"><text:s/></text:span><text:span text:style-name="T107_62">Заказчику</text:span><text:span text:style-name="T107_63">.</text:span></text:p>
      <text:p text:style-name="P108"><text:span text:style-name="T108_1">9.15.<text:s/></text:span><text:span text:style-name="T108_2">Стороны</text:span><text:span text:style-name="T108_3"><text:s/></text:span><text:span text:style-name="T108_4">согласились</text:span><text:span text:style-name="T108_5">,<text:s/></text:span><text:span text:style-name="T108_6">что</text:span><text:span text:style-name="T108_7"><text:s/></text:span><text:span text:style-name="T108_8">в</text:span><text:span text:style-name="T108_9"><text:s/></text:span><text:span text:style-name="T108_10">спорных</text:span><text:span text:style-name="T108_11"><text:s/></text:span><text:span text:style-name="T108_12">ситуациях</text:span><text:span text:style-name="T108_13"><text:s/></text:span><text:span text:style-name="T108_14">достаточным</text:span><text:span text:style-name="T108_15"><text:s/></text:span><text:span text:style-name="T108_16">подтверждением</text:span><text:span text:style-name="T108_17"><text:s/></text:span><text:span text:style-name="T108_18">количества</text:span><text:span text:style-name="T108_19"><text:s/></text:span><text:span text:style-name="T108_20">и</text:span><text:span text:style-name="T108_21"><text:s/></text:span><text:span text:style-name="T108_22">стоимости</text:span><text:span text:style-name="T108_23"><text:s/></text:span><text:span text:style-name="T108_24">оказанных</text:span><text:span text:style-name="T108_25"><text:s/></text:span><text:span text:style-name="T108_26">по</text:span><text:span text:style-name="T108_27"><text:s/></text:span><text:span text:style-name="T108_28">настоящему</text:span><text:span text:style-name="T108_29"><text:s/></text:span><text:span text:style-name="T108_30">Договору</text:span><text:span text:style-name="T108_31"><text:s/></text:span><text:span text:style-name="T108_32">являются</text:span><text:span text:style-name="T108_33"><text:s/></text:span><text:span text:style-name="T108_34">данные</text:span><text:span text:style-name="T108_35"><text:s/></text:span><text:span text:style-name="T108_36">электронной</text:span><text:span text:style-name="T108_37"><text:s/></text:span><text:span text:style-name="T108_38">статистики</text:span><text:span text:style-name="T108_39"><text:s/></text:span><text:span text:style-name="T108_40">Исполнителя</text:span><text:span text:style-name="T108_41">,<text:s/></text:span><text:span text:style-name="T108_42">доступные</text:span><text:span text:style-name="T108_43"><text:s/></text:span><text:span text:style-name="T108_44">Заказчику</text:span><text:span text:style-name="T108_45"><text:s/></text:span><text:span text:style-name="T108_46">в</text:span><text:span text:style-name="T108_47"><text:s/></text:span><text:span text:style-name="T108_48">электронном</text:span><text:span text:style-name="T108_49"><text:s/></text:span><text:span text:style-name="T108_50">виде</text:span><text:span text:style-name="T108_51"><text:s/></text:span><text:span text:style-name="T108_52">через</text:span><text:span text:style-name="T108_53"><text:s/></text:span><text:span text:style-name="T108_54">веб</text:span><text:span text:style-name="T108_55">-</text:span><text:span text:style-name="T108_56">интерфейс</text:span><text:span text:style-name="T108_57"><text:s/></text:span><text:span text:style-name="T108_58">на</text:span><text:span text:style-name="T108_59"><text:s/></text:span><text:span text:style-name="T108_60">сайтах</text:span><text:span text:style-name="T108_61"><text:s/></text:span><text:span text:style-name="T108_62">Исполнителя</text:span><text:span text:style-name="T108_63"><text:s/></text:span><text:span text:style-name="T108_64">или</text:span><text:span text:style-name="T108_65"><text:s/></text:span><text:span text:style-name="T108_66">переданные</text:span><text:span text:style-name="T108_67"><text:s/></text:span><text:span text:style-name="T108_68">Заказчику</text:span><text:span text:style-name="T108_69"><text:s/></text:span><text:span text:style-name="T108_70">по</text:span><text:span text:style-name="T108_71"><text:s/></text:span><text:span text:style-name="T108_72">электронной</text:span><text:span text:style-name="T108_73"><text:s/></text:span><text:span text:style-name="T108_74">почте</text:span><text:span text:style-name="T108_75">.</text:span></text:p>
      <text:p text:style-name="P109"><text:span text:style-name="T109_1">9.16.<text:s/></text:span><text:span text:style-name="T109_2">Настоящий</text:span><text:span text:style-name="T109_3"><text:s/></text:span><text:span text:style-name="T109_4">Договор</text:span><text:span text:style-name="T109_5">,<text:s/></text:span><text:span text:style-name="T109_6">его</text:span><text:span text:style-name="T109_7"><text:s/></text:span><text:span text:style-name="T109_8">заключение</text:span><text:span text:style-name="T109_9"><text:s/></text:span><text:span text:style-name="T109_10">и</text:span><text:span text:style-name="T109_11"><text:s/></text:span><text:span text:style-name="T109_12">исполнение</text:span><text:span text:style-name="T109_13"><text:s/></text:span><text:span text:style-name="T109_14">условий</text:span><text:span text:style-name="T109_15"><text:s/></text:span><text:span text:style-name="T109_16">регулируются</text:span><text:span text:style-name="T109_17"><text:s/></text:span><text:span text:style-name="T109_18">в</text:span><text:span text:style-name="T109_19"><text:s/></text:span><text:span text:style-name="T109_20">соответствии</text:span><text:span text:style-name="T109_21"><text:s/></text:span><text:span text:style-name="T109_22">с</text:span><text:span text:style-name="T109_23"><text:s/></text:span><text:span text:style-name="T109_24">действующим</text:span><text:span text:style-name="T109_25"><text:s/></text:span><text:span text:style-name="T109_26">законодательством</text:span><text:span text:style-name="T109_27"><text:s/></text:span><text:span text:style-name="T109_28">Российской</text:span><text:span text:style-name="T109_29"><text:s/></text:span><text:span text:style-name="T109_30">Федерации</text:span><text:span text:style-name="T109_31">.</text:span></text:p>
      <text:p text:style-name="P110"/>
      <text:list text:style-name="LS12" xml:id="list12">
        <text:list-item>
          <text:p text:style-name="P111"><text:span text:style-name="T111_1">10.<text:s/></text:span><text:span text:style-name="T111_2">Расторжение</text:span><text:span text:style-name="T111_3"><text:s/></text:span><text:span text:style-name="T111_4">Договора</text:span></text:p>
        </text:list-item>
      </text:list>
      <text:p text:style-name="P112"><text:span text:style-name="T112_1">10.1.<text:s/></text:span><text:span text:style-name="T112_2">Действие</text:span><text:span text:style-name="T112_3"><text:s/></text:span><text:span text:style-name="T112_4">настоящего</text:span><text:span text:style-name="T112_5"><text:s/></text:span><text:span text:style-name="T112_6">Договора</text:span><text:span text:style-name="T112_7"><text:s/></text:span><text:span text:style-name="T112_8">может</text:span><text:span text:style-name="T112_9"><text:s/></text:span><text:span text:style-name="T112_10">быть</text:span><text:span text:style-name="T112_11"><text:s/></text:span><text:span text:style-name="T112_12">прекращено</text:span><text:span text:style-name="T112_13"><text:s/></text:span><text:span text:style-name="T112_14">по</text:span><text:span text:style-name="T112_15"><text:s/></text:span><text:span text:style-name="T112_16">инициативе</text:span><text:span text:style-name="T112_17"><text:s/></text:span><text:span text:style-name="T112_18">Заказчика</text:span><text:span text:style-name="T112_19"><text:s/></text:span><text:span text:style-name="T112_20">путем</text:span><text:span text:style-name="T112_21"><text:s/></text:span><text:span text:style-name="T112_22">отказа</text:span><text:span text:style-name="T112_23"><text:s/></text:span><text:span text:style-name="T112_24">от</text:span><text:span text:style-name="T112_25"><text:s/></text:span><text:span text:style-name="T112_26">предоплаты</text:span><text:span text:style-name="T112_27"><text:s/></text:span><text:span text:style-name="T112_28">Услуг</text:span><text:span text:style-name="T112_29"><text:s/></text:span><text:span text:style-name="T112_30">за</text:span><text:span text:style-name="T112_31"><text:s/></text:span><text:span text:style-name="T112_32">следующий</text:span><text:span text:style-name="T112_33"><text:s/></text:span><text:span text:style-name="T112_34">период</text:span><text:span text:style-name="T112_35"><text:s/></text:span><text:span text:style-name="T112_36">или</text:span><text:span text:style-name="T112_37"><text:s/></text:span><text:span text:style-name="T112_38">уведомлением</text:span><text:span text:style-name="T112_39"><text:s/></text:span><text:span text:style-name="T112_40">в</text:span><text:span text:style-name="T112_41"><text:s/></text:span><text:span text:style-name="T112_42">письменной</text:span><text:span text:style-name="T112_43"><text:s/></text:span><text:span text:style-name="T112_44">форме</text:span><text:span text:style-name="T112_45"><text:s/></text:span><text:span text:style-name="T112_46">Исполнителя</text:span><text:span text:style-name="T112_47">.<text:s/></text:span><text:span text:style-name="T112_48">В</text:span><text:span text:style-name="T112_49"><text:s/></text:span><text:span text:style-name="T112_50">этом</text:span><text:span text:style-name="T112_51"><text:s/></text:span><text:span text:style-name="T112_52">случае</text:span><text:span text:style-name="T112_53"><text:s/></text:span><text:span text:style-name="T112_54">неиспользованный</text:span><text:span text:style-name="T112_55"><text:s/></text:span><text:span text:style-name="T112_56">остаток</text:span><text:span text:style-name="T112_57"><text:s/></text:span><text:span text:style-name="T112_58">денежных</text:span><text:span text:style-name="T112_59"><text:s/></text:span><text:span text:style-name="T112_60">средств</text:span><text:span text:style-name="T112_61"><text:s/></text:span><text:span text:style-name="T112_62">не</text:span><text:span text:style-name="T112_63"><text:s/></text:span><text:span text:style-name="T112_64">возвращается</text:span><text:span text:style-name="T112_65">,<text:s/></text:span><text:span text:style-name="T112_66">а</text:span><text:span text:style-name="T112_67"><text:s/></text:span><text:span text:style-name="T112_68">задолженность</text:span><text:span text:style-name="T112_69"><text:s/></text:span><text:span text:style-name="T112_70">в</text:span><text:span text:style-name="T112_71"><text:s/></text:span><text:span text:style-name="T112_72">оплате</text:span><text:span text:style-name="T112_73"><text:s/></text:span><text:span text:style-name="T112_74">Услуг</text:span><text:span text:style-name="T112_75"><text:s/></text:span><text:span text:style-name="T112_76">должна</text:span><text:span text:style-name="T112_77"><text:s/></text:span><text:span text:style-name="T112_78">быть</text:span><text:span text:style-name="T112_79"><text:s/></text:span><text:span text:style-name="T112_80">компенсирована</text:span><text:span text:style-name="T112_81"><text:s/></text:span><text:span text:style-name="T112_82">Заказчиком</text:span><text:span text:style-name="T112_83"><text:s/></text:span><text:span text:style-name="T112_84">в</text:span><text:span text:style-name="T112_85"><text:s/></text:span><text:span text:style-name="T112_86">полном</text:span><text:span text:style-name="T112_87"><text:s/></text:span><text:span text:style-name="T112_88">объеме</text:span><text:span text:style-name="T112_89">.</text:span></text:p>
      <text:p text:style-name="P113"><text:span text:style-name="T113_1">10.2.<text:s/></text:span><text:span text:style-name="T113_2">Действие</text:span><text:span text:style-name="T113_3"><text:s/></text:span><text:span text:style-name="T113_4">настоящего</text:span><text:span text:style-name="T113_5"><text:s/></text:span><text:span text:style-name="T113_6">Договора</text:span><text:span text:style-name="T113_7"><text:s/></text:span><text:span text:style-name="T113_8">может</text:span><text:span text:style-name="T113_9"><text:s/></text:span><text:span text:style-name="T113_10">быть</text:span><text:span text:style-name="T113_11"><text:s/></text:span><text:span text:style-name="T113_12">прекращено</text:span><text:span text:style-name="T113_13"><text:s/></text:span><text:span text:style-name="T113_14">по</text:span><text:span text:style-name="T113_15"><text:s/></text:span><text:span text:style-name="T113_16">инициативе</text:span><text:span text:style-name="T113_17"><text:s/></text:span><text:span text:style-name="T113_18">Исполнителя</text:span><text:span text:style-name="T113_19"><text:s/></text:span><text:span text:style-name="T113_20">при</text:span><text:span text:style-name="T113_21"><text:s/></text:span><text:span text:style-name="T113_22">отсутствии</text:span><text:span text:style-name="T113_23"><text:s/></text:span><text:span text:style-name="T113_24">прямой</text:span><text:span text:style-name="T113_25"><text:s/></text:span><text:span text:style-name="T113_26">вины</text:span><text:span text:style-name="T113_27"><text:s/></text:span><text:span text:style-name="T113_28">Заказчика</text:span><text:span text:style-name="T113_29">.<text:s/></text:span><text:span text:style-name="T113_30">Исполнитель</text:span><text:span text:style-name="T113_31"><text:s/></text:span><text:span text:style-name="T113_32">должен</text:span><text:span text:style-name="T113_33"><text:s/></text:span><text:span text:style-name="T113_34">известить</text:span><text:span text:style-name="T113_35"><text:s/></text:span><text:span text:style-name="T113_36">Заказчика</text:span><text:span text:style-name="T113_37"><text:s/></text:span><text:span text:style-name="T113_38">в</text:span><text:span text:style-name="T113_39"><text:s/></text:span><text:span text:style-name="T113_40">письменной</text:span><text:span text:style-name="T113_41"><text:s/></text:span><text:span text:style-name="T113_42">форме</text:span><text:span text:style-name="T113_43"><text:s/></text:span><text:span text:style-name="T113_44">или</text:span><text:span text:style-name="T113_45"><text:s/></text:span><text:span text:style-name="T113_46">по</text:span><text:span text:style-name="T113_47"><text:s/></text:span><text:span text:style-name="T113_48">электронной</text:span><text:span text:style-name="T113_49"><text:s/></text:span><text:span text:style-name="T113_50">почте</text:span><text:span text:style-name="T113_51"><text:s/></text:span><text:span text:style-name="T113_52">не</text:span><text:span text:style-name="T113_53"><text:s/></text:span><text:span text:style-name="T113_54">менее</text:span><text:span text:style-name="T113_55"><text:s/></text:span><text:span text:style-name="T113_56">чем</text:span><text:span text:style-name="T113_57"><text:s/></text:span><text:span text:style-name="T113_58">за</text:span><text:span text:style-name="T113_59"><text:s/>20<text:s/>(</text:span><text:span text:style-name="T113_60">двадцать</text:span><text:span text:style-name="T113_61">)<text:s/></text:span><text:span text:style-name="T113_62">рабочих</text:span><text:span text:style-name="T113_63"><text:s/></text:span><text:span text:style-name="T113_64">дней</text:span><text:span text:style-name="T113_65"><text:s/></text:span><text:span text:style-name="T113_66">до</text:span><text:span text:style-name="T113_67"><text:s/></text:span><text:span text:style-name="T113_68">фактического</text:span><text:span text:style-name="T113_69"><text:s/></text:span><text:span text:style-name="T113_70">прекращения</text:span><text:span text:style-name="T113_71"><text:s/></text:span><text:span text:style-name="T113_72">оказания</text:span><text:span text:style-name="T113_73"><text:s/></text:span><text:span text:style-name="T113_74">Услуг</text:span><text:span text:style-name="T113_75">.<text:s/></text:span><text:span text:style-name="T113_76">В</text:span><text:span text:style-name="T113_77"><text:s/></text:span><text:span text:style-name="T113_78">те</text:span><text:span text:style-name="T113_79"><text:s/></text:span><text:span text:style-name="T113_80">же</text:span><text:span text:style-name="T113_81"><text:s/></text:span><text:span text:style-name="T113_82">сроки</text:span><text:span text:style-name="T113_83"><text:s/></text:span><text:span text:style-name="T113_84">Заказчику</text:span><text:span text:style-name="T113_85"><text:s/></text:span><text:span text:style-name="T113_86">возвращается</text:span><text:span text:style-name="T113_87"><text:s/></text:span><text:span text:style-name="T113_88">неиспользованный</text:span><text:span text:style-name="T113_89"><text:s/></text:span><text:span text:style-name="T113_90">на</text:span><text:span text:style-name="T113_91"><text:s/></text:span><text:span text:style-name="T113_92">момент</text:span><text:span text:style-name="T113_93"><text:s/></text:span><text:span text:style-name="T113_94">расторжения</text:span><text:span text:style-name="T113_95"><text:s/></text:span><text:span text:style-name="T113_96">настоящего</text:span><text:span text:style-name="T113_97"><text:s/></text:span><text:span text:style-name="T113_98">договора</text:span><text:span text:style-name="T113_99"><text:s/></text:span><text:span text:style-name="T113_100">остаток</text:span><text:span text:style-name="T113_101"><text:s/></text:span><text:span text:style-name="T113_102">денежных</text:span><text:span text:style-name="T113_103"><text:s/></text:span><text:span text:style-name="T113_104">средств</text:span><text:span text:style-name="T113_105">.<text:s/>10.3.<text:s/></text:span><text:span text:style-name="T113_106">По</text:span><text:span text:style-name="T113_107"><text:s/></text:span><text:span text:style-name="T113_108">инициативе</text:span><text:span text:style-name="T113_109"><text:s/></text:span><text:span text:style-name="T113_110">Исполнителя</text:span><text:span text:style-name="T113_111"><text:s/></text:span><text:span text:style-name="T113_112">действие</text:span><text:span text:style-name="T113_113"><text:s/></text:span><text:span text:style-name="T113_114">настоящего</text:span><text:span text:style-name="T113_115"><text:s/></text:span><text:span text:style-name="T113_116">Договора</text:span><text:span text:style-name="T113_117"><text:s/></text:span><text:span text:style-name="T113_118">может</text:span><text:span text:style-name="T113_119"><text:s/></text:span><text:span text:style-name="T113_120">быть</text:span><text:span text:style-name="T113_121"><text:s/></text:span><text:span text:style-name="T113_122">прекращено</text:span><text:span text:style-name="T113_123"><text:s/></text:span><text:span text:style-name="T113_124">на</text:span><text:span text:style-name="T113_125"><text:s/></text:span><text:span text:style-name="T113_126">основании</text:span><text:span text:style-name="T113_127"><text:s/></text:span><text:span text:style-name="T113_128">ненадлежащего</text:span><text:span text:style-name="T113_129"><text:s/></text:span><text:span text:style-name="T113_130">исполнения</text:span><text:span text:style-name="T113_131"><text:s/></text:span><text:span text:style-name="T113_132">Заказчиком</text:span><text:span text:style-name="T113_133"><text:s/></text:span><text:span text:style-name="T113_134">условий</text:span><text:span text:style-name="T113_135"><text:s/></text:span><text:span text:style-name="T113_136">настоящего</text:span><text:span text:style-name="T113_137"><text:s/></text:span><text:span text:style-name="T113_138">Договора</text:span><text:span text:style-name="T113_139">.<text:s/></text:span><text:span text:style-name="T113_140">В</text:span><text:span text:style-name="T113_141"><text:s/></text:span><text:span text:style-name="T113_142">этом</text:span><text:span text:style-name="T113_143"><text:s/></text:span><text:span text:style-name="T113_144">случае</text:span><text:span text:style-name="T113_145"><text:s/></text:span><text:span text:style-name="T113_146">неиспользованный</text:span><text:span text:style-name="T113_147"><text:s/></text:span><text:span text:style-name="T113_148">остаток</text:span><text:span text:style-name="T113_149"><text:s/></text:span><text:span text:style-name="T113_150">денежных</text:span><text:span text:style-name="T113_151"><text:s/></text:span><text:span text:style-name="T113_152">средств</text:span><text:span text:style-name="T113_153"><text:s/></text:span><text:span text:style-name="T113_154">не</text:span><text:span text:style-name="T113_155"><text:s/></text:span><text:span text:style-name="T113_156">возвращается</text:span><text:span text:style-name="T113_157"><text:s/></text:span><text:span text:style-name="T113_158">Заказчику</text:span><text:span text:style-name="T113_159">,<text:s/></text:span><text:span text:style-name="T113_160">а</text:span><text:span text:style-name="T113_161"><text:s/></text:span><text:span text:style-name="T113_162">задолженность</text:span><text:span text:style-name="T113_163"><text:s/></text:span><text:span text:style-name="T113_164">в</text:span><text:span text:style-name="T113_165"><text:s/></text:span><text:span text:style-name="T113_166">оплате</text:span><text:span text:style-name="T113_167"><text:s/></text:span><text:span text:style-name="T113_168">Услуг</text:span><text:span text:style-name="T113_169"><text:s/></text:span><text:span text:style-name="T113_170">компенсируется</text:span><text:span text:style-name="T113_171"><text:s/></text:span><text:span text:style-name="T113_172">Заказчиком</text:span><text:span text:style-name="T113_173">.</text:span></text:p>
      <text:p text:style-name="P114"><text:span text:style-name="T114_1">10.4.<text:s/></text:span><text:span text:style-name="T114_2">В</text:span><text:span text:style-name="T114_3"><text:s/></text:span><text:span text:style-name="T114_4">случаях</text:span><text:span text:style-name="T114_5"><text:s/></text:span><text:span text:style-name="T114_6">расторжения</text:span><text:span text:style-name="T114_7"><text:s/></text:span><text:span text:style-name="T114_8">настоящего</text:span><text:span text:style-name="T114_9"><text:s/></text:span><text:span text:style-name="T114_10">Договора</text:span><text:span text:style-name="T114_11"><text:s/></text:span><text:span text:style-name="T114_12">по</text:span><text:span text:style-name="T114_13"><text:s/></text:span><text:span text:style-name="T114_14">причинам</text:span><text:span text:style-name="T114_15">,<text:s/></text:span><text:span text:style-name="T114_16">отличным</text:span><text:span text:style-name="T114_17"><text:s/></text:span><text:span text:style-name="T114_18">от</text:span><text:span text:style-name="T114_19"><text:s/></text:span><text:span text:style-name="T114_20">перечисленных</text:span><text:span text:style-name="T114_21"><text:s/></text:span><text:span text:style-name="T114_22">выше</text:span><text:span text:style-name="T114_23">,<text:s/></text:span><text:span text:style-name="T114_24">вопросы</text:span><text:span text:style-name="T114_25"><text:s/></text:span><text:span text:style-name="T114_26">перерасчетов</text:span><text:span text:style-name="T114_27"><text:s/></text:span><text:span text:style-name="T114_28">и</text:span><text:span text:style-name="T114_29"><text:s/></text:span><text:span text:style-name="T114_30">выплат</text:span><text:span text:style-name="T114_31"><text:s/></text:span><text:span text:style-name="T114_32">решаются</text:span><text:span text:style-name="T114_33"><text:s/></text:span><text:span text:style-name="T114_34">по</text:span><text:span text:style-name="T114_35"><text:s/></text:span><text:span text:style-name="T114_36">соглашению</text:span><text:span text:style-name="T114_37"><text:s/></text:span><text:span text:style-name="T114_38">сторон</text:span><text:span text:style-name="T114_39"><text:s/></text:span><text:span text:style-name="T114_40">или</text:span><text:span text:style-name="T114_41"><text:s/></text:span><text:span text:style-name="T114_42">в</text:span><text:span text:style-name="T114_43"><text:s/></text:span><text:span text:style-name="T114_44">установленном</text:span><text:span text:style-name="T114_45"><text:s/></text:span><text:span text:style-name="T114_46">законом</text:span><text:span text:style-name="T114_47"><text:s/></text:span><text:span text:style-name="T114_48">порядке</text:span><text:span text:style-name="T114_49">.<text:s/></text:span><text:span text:style-name="T114_50">Все</text:span><text:span text:style-name="T114_51"><text:s/></text:span><text:span text:style-name="T114_52">споры</text:span><text:span text:style-name="T114_53"><text:s/></text:span><text:span text:style-name="T114_54">и</text:span><text:span text:style-name="T114_55"><text:s/></text:span><text:span text:style-name="T114_56">разногласия</text:span><text:span text:style-name="T114_57"><text:s/></text:span><text:span text:style-name="T114_58">решаются</text:span><text:span text:style-name="T114_59"><text:s/></text:span><text:span text:style-name="T114_60">путем</text:span><text:span text:style-name="T114_61"><text:s/></text:span><text:span text:style-name="T114_62">переговоров</text:span><text:span text:style-name="T114_63"><text:s/></text:span><text:span text:style-name="T114_64">сторон</text:span><text:span text:style-name="T114_65">.</text:span></text:p>
      <text:list text:style-name="LS13" xml:id="list13">
        <text:list-item>
          <text:p text:style-name="P115"/>
        </text:list-item>
      </text:list>
      <text:p text:style-name="P116"><text:span text:style-name="T116_1">11.<text:s/></text:span><text:span text:style-name="T116_2">Гарантии</text:span></text:p>
      <text:p text:style-name="P117"><text:span text:style-name="T117_1">11.1.<text:s/></text:span><text:span text:style-name="T117_2">В</text:span><text:span text:style-name="T117_3"><text:s/></text:span><text:span text:style-name="T117_4">течение</text:span><text:span text:style-name="T117_5"><text:s/></text:span><text:span text:style-name="T117_6">срока</text:span><text:span text:style-name="T117_7"><text:s/></text:span><text:span text:style-name="T117_8">действия</text:span><text:span text:style-name="T117_9"><text:s/></text:span><text:span text:style-name="T117_10">настоящего</text:span><text:span text:style-name="T117_11"><text:s/></text:span><text:span text:style-name="T117_12">Договора</text:span><text:span text:style-name="T117_13"><text:s/></text:span><text:span text:style-name="T117_14">Исполнитель</text:span><text:span text:style-name="T117_15"><text:s/></text:span><text:span text:style-name="T117_16">предпримет</text:span><text:span text:style-name="T117_17"><text:s/></text:span><text:span text:style-name="T117_18">все</text:span><text:span text:style-name="T117_19"><text:s/></text:span><text:span text:style-name="T117_20">усилия</text:span><text:span text:style-name="T117_21"><text:s/></text:span><text:span text:style-name="T117_22">для</text:span><text:span text:style-name="T117_23"><text:s/></text:span><text:span text:style-name="T117_24">устранения</text:span><text:span text:style-name="T117_25"><text:s/></text:span><text:span text:style-name="T117_26">технических</text:span><text:span text:style-name="T117_27"><text:s/></text:span><text:span text:style-name="T117_28">сбоев</text:span><text:span text:style-name="T117_29"><text:s/></text:span><text:span text:style-name="T117_30">и</text:span><text:span text:style-name="T117_31"><text:s/></text:span><text:span text:style-name="T117_32">ошибок</text:span><text:span text:style-name="T117_33">,<text:s/></text:span><text:span text:style-name="T117_34">в</text:span><text:span text:style-name="T117_35"><text:s/></text:span><text:span text:style-name="T117_36">случае</text:span><text:span text:style-name="T117_37"><text:s/></text:span><text:span text:style-name="T117_38">их</text:span><text:span text:style-name="T117_39"><text:s/></text:span><text:span text:style-name="T117_40">возникновения</text:span><text:span text:style-name="T117_41"><text:s/></text:span><text:span text:style-name="T117_42">при</text:span><text:span text:style-name="T117_43"><text:s/></text:span><text:span text:style-name="T117_44">использовании</text:span><text:span text:style-name="T117_45"><text:s/></text:span><text:span text:style-name="T117_46">Заказчиком</text:span><text:span text:style-name="T117_47"><text:s/></text:span><text:span text:style-name="T117_48">программного</text:span><text:span text:style-name="T117_49"><text:s/></text:span><text:span text:style-name="T117_50">обеспечения</text:span><text:span text:style-name="T117_51">.<text:s/></text:span><text:span text:style-name="T117_52">При</text:span><text:span text:style-name="T117_53"><text:s/></text:span><text:span text:style-name="T117_54">этом</text:span><text:span text:style-name="T117_55"><text:s/></text:span><text:span text:style-name="T117_56">Исполнитель</text:span><text:span text:style-name="T117_57"><text:s/></text:span><text:span text:style-name="T117_58">не</text:span><text:span text:style-name="T117_59"><text:s/></text:span><text:span text:style-name="T117_60">гарантирует</text:span><text:span text:style-name="T117_61"><text:s/></text:span><text:span text:style-name="T117_62">полного</text:span><text:span text:style-name="T117_63"><text:s/></text:span><text:span text:style-name="T117_64">отсутствия</text:span><text:span text:style-name="T117_65"><text:s/></text:span><text:span text:style-name="T117_66">технических</text:span><text:span text:style-name="T117_67"><text:s/></text:span><text:span text:style-name="T117_68">ошибок</text:span><text:span text:style-name="T117_69"><text:s/></text:span><text:span text:style-name="T117_70">и</text:span><text:span text:style-name="T117_71"><text:s/></text:span><text:span text:style-name="T117_72">сбоев</text:span><text:span text:style-name="T117_73"><text:s/></text:span><text:span text:style-name="T117_74">по</text:span><text:span text:style-name="T117_75"><text:s/></text:span><text:span text:style-name="T117_76">причинам</text:span><text:span text:style-name="T117_77">,<text:s/></text:span><text:span text:style-name="T117_78">вызванным</text:span><text:span text:style-name="T117_79"><text:s/></text:span><text:span text:style-name="T117_80">неисправностью</text:span><text:span text:style-name="T117_81"><text:s/></text:span><text:span text:style-name="T117_82">оборудования</text:span><text:span text:style-name="T117_83">,<text:s/></text:span><text:span text:style-name="T117_84">ошибками</text:span><text:span text:style-name="T117_85"><text:s/></text:span><text:span text:style-name="T117_86">разработчиков</text:span><text:span text:style-name="T117_87"><text:s/></text:span><text:span text:style-name="T117_88">программного</text:span><text:span text:style-name="T117_89"><text:s/></text:span><text:span text:style-name="T117_90">обеспечения</text:span><text:span text:style-name="T117_91">.</text:span></text:p>
      <text:p text:style-name="P118"><text:span text:style-name="T118_1">11.2.<text:s/></text:span><text:span text:style-name="T118_2">В</text:span><text:span text:style-name="T118_3"><text:s/></text:span><text:span text:style-name="T118_4">случае</text:span><text:span text:style-name="T118_5"><text:s/></text:span><text:span text:style-name="T118_6">если</text:span><text:span text:style-name="T118_7"><text:s/></text:span><text:span text:style-name="T118_8">технический</text:span><text:span text:style-name="T118_9"><text:s/></text:span><text:span text:style-name="T118_10">сбой</text:span><text:span text:style-name="T118_11"><text:s/></text:span><text:span text:style-name="T118_12">или</text:span><text:span text:style-name="T118_13"><text:s/></text:span><text:span text:style-name="T118_14">программная</text:span><text:span text:style-name="T118_15"><text:s/></text:span><text:span text:style-name="T118_16">ошибка</text:span><text:span text:style-name="T118_17">,<text:s/></text:span><text:span text:style-name="T118_18">входящие</text:span><text:span text:style-name="T118_19"><text:s/></text:span><text:span text:style-name="T118_20">в</text:span><text:span text:style-name="T118_21"><text:s/></text:span><text:span text:style-name="T118_22">компетенцию</text:span><text:span text:style-name="T118_23"><text:s/></text:span><text:span text:style-name="T118_24">Исполнителя</text:span><text:span text:style-name="T118_25">,<text:s/></text:span><text:span text:style-name="T118_26">предусмотренную</text:span><text:span text:style-name="T118_27"><text:s/></text:span><text:span text:style-name="T118_28">настоящим</text:span><text:span text:style-name="T118_29"><text:s/></text:span><text:span text:style-name="T118_30">Договором</text:span><text:span text:style-name="T118_31">,<text:s/></text:span><text:span text:style-name="T118_32">делают</text:span><text:span text:style-name="T118_33"><text:s/></text:span><text:span text:style-name="T118_34">полностью</text:span><text:span text:style-name="T118_35"><text:s/></text:span><text:span text:style-name="T118_36">невозможным</text:span><text:span text:style-name="T118_37"><text:s/></text:span><text:span text:style-name="T118_38">пользование</text:span><text:span text:style-name="T118_39"><text:s/></text:span><text:span text:style-name="T118_40">программным</text:span><text:span text:style-name="T118_41"><text:s/></text:span><text:span text:style-name="T118_42">обеспечением</text:span><text:span text:style-name="T118_43"><text:s/></text:span><text:span text:style-name="T118_44">более</text:span><text:span text:style-name="T118_45"><text:s/></text:span><text:span text:style-name="T118_46">чем</text:span><text:span text:style-name="T118_47"><text:s/></text:span><text:span text:style-name="T118_48">на</text:span><text:span text:style-name="T118_49"><text:s/>6<text:s/>(</text:span><text:span text:style-name="T118_50">шесть</text:span><text:span text:style-name="T118_51">)<text:s/></text:span><text:span text:style-name="T118_52">часов</text:span><text:span text:style-name="T118_53"><text:s/></text:span><text:span text:style-name="T118_54">с</text:span><text:span text:style-name="T118_55"><text:s/></text:span><text:span text:style-name="T118_56">момента</text:span><text:span text:style-name="T118_57"><text:s/></text:span><text:span text:style-name="T118_58">уведомления</text:span><text:span text:style-name="T118_59"><text:s/></text:span><text:span text:style-name="T118_60">Исполнителя</text:span><text:span text:style-name="T118_61">,<text:s/></text:span><text:span text:style-name="T118_62">по</text:span><text:span text:style-name="T118_63"><text:s/></text:span><text:span text:style-name="T118_64">письменному</text:span><text:span text:style-name="T118_65"><text:s/></text:span><text:span text:style-name="T118_66">требованию</text:span><text:span text:style-name="T118_67"><text:s/></text:span><text:span text:style-name="T118_68">Заказчика</text:span><text:span text:style-name="T118_69"><text:s/></text:span><text:span text:style-name="T118_70">ему</text:span><text:span text:style-name="T118_71"><text:s/></text:span><text:span text:style-name="T118_72">может</text:span><text:span text:style-name="T118_73"><text:s/></text:span><text:span text:style-name="T118_74">быть</text:span><text:span text:style-name="T118_75"><text:s/></text:span><text:span text:style-name="T118_76">компенсирована</text:span><text:span text:style-name="T118_77"><text:s/></text:span><text:span text:style-name="T118_78">путем</text:span><text:span text:style-name="T118_79"><text:s/></text:span><text:span text:style-name="T118_80">продления</text:span><text:span text:style-name="T118_81"><text:s/></text:span><text:span text:style-name="T118_82">времени</text:span><text:span text:style-name="T118_83"><text:s/>(</text:span><text:span text:style-name="T118_84">сверх</text:span><text:span text:style-name="T118_85"><text:s/></text:span><text:span text:style-name="T118_86">оплаченного</text:span><text:span text:style-name="T118_87"><text:s/></text:span><text:span text:style-name="T118_88">тарифа</text:span><text:span text:style-name="T118_89">)<text:s/></text:span><text:span text:style-name="T118_90">использования</text:span><text:span text:style-name="T118_91"><text:s/></text:span><text:span text:style-name="T118_92">программного</text:span><text:span text:style-name="T118_93"><text:s/></text:span><text:span text:style-name="T118_94">обеспечения</text:span><text:span text:style-name="T118_95">.<text:s text:c="2"/></text:span><text:span text:style-name="T118_96">Если</text:span><text:span text:style-name="T118_97"><text:s/></text:span><text:span text:style-name="T118_98">возможность</text:span><text:span text:style-name="T118_99"><text:s/></text:span><text:span text:style-name="T118_100">пользования</text:span><text:span text:style-name="T118_101"><text:s/></text:span><text:span text:style-name="T118_102">Услугами</text:span><text:span text:style-name="T118_103"><text:s/></text:span><text:span text:style-name="T118_104">сохраняется</text:span><text:span text:style-name="T118_105">,<text:s/></text:span><text:span text:style-name="T118_106">а</text:span><text:span text:style-name="T118_107"><text:s/></text:span><text:span text:style-name="T118_108">программная</text:span><text:span text:style-name="T118_109"><text:s/></text:span><text:span text:style-name="T118_110">ошибка</text:span><text:span text:style-name="T118_111"><text:s/></text:span><text:span text:style-name="T118_112">не</text:span><text:span text:style-name="T118_113"><text:s/></text:span><text:span text:style-name="T118_114">может</text:span><text:span text:style-name="T118_115"><text:s/></text:span><text:span text:style-name="T118_116">быть</text:span><text:span text:style-name="T118_117"><text:s/></text:span><text:span text:style-name="T118_118">устранена</text:span><text:span text:style-name="T118_119"><text:s/></text:span><text:span text:style-name="T118_120">оперативно</text:span><text:span text:style-name="T118_121">,<text:s/></text:span><text:span text:style-name="T118_122">Исполнитель</text:span><text:span text:style-name="T118_123"><text:s/></text:span><text:span text:style-name="T118_124">сообщает</text:span><text:span text:style-name="T118_125"><text:s/></text:span><text:span text:style-name="T118_126">Заказчику</text:span><text:span text:style-name="T118_127"><text:s/></text:span><text:span text:style-name="T118_128">планируемое</text:span><text:span text:style-name="T118_129"><text:s/></text:span><text:span text:style-name="T118_130">время</text:span><text:span text:style-name="T118_131"><text:s/></text:span><text:span text:style-name="T118_132">устранения</text:span><text:span text:style-name="T118_133"><text:s/></text:span><text:span text:style-name="T118_134">ошибки</text:span><text:span text:style-name="T118_135"><text:s/></text:span><text:span text:style-name="T118_136">и</text:span><text:span text:style-name="T118_137">,<text:s/></text:span><text:span text:style-name="T118_138">по</text:span><text:span text:style-name="T118_139"><text:s/></text:span><text:span text:style-name="T118_140">запросу</text:span><text:span text:style-name="T118_141"><text:s/></text:span><text:span text:style-name="T118_142">Заказчика</text:span><text:span text:style-name="T118_143">,<text:s/></text:span><text:span text:style-name="T118_144">рекомендует</text:span><text:span text:style-name="T118_145"><text:s/></text:span><text:span text:style-name="T118_146">ему</text:span><text:span text:style-name="T118_147"><text:s/></text:span><text:span text:style-name="T118_148">альтернативный</text:span><text:span text:style-name="T118_149"><text:s/></text:span><text:span text:style-name="T118_150">сценарий</text:span><text:span text:style-name="T118_151"><text:s/></text:span><text:span text:style-name="T118_152">решения</text:span><text:span text:style-name="T118_153"><text:s/></text:span><text:span text:style-name="T118_154">его</text:span><text:span text:style-name="T118_155"><text:s/></text:span><text:span text:style-name="T118_156">задачи</text:span><text:span text:style-name="T118_157"><text:s/></text:span><text:span text:style-name="T118_158">на</text:span><text:span text:style-name="T118_159"><text:s/></text:span><text:span text:style-name="T118_160">время</text:span><text:span text:style-name="T118_161"><text:s/></text:span><text:span text:style-name="T118_162">устранения</text:span><text:span text:style-name="T118_163"><text:s/></text:span><text:span text:style-name="T118_164">ошибки</text:span><text:span text:style-name="T118_165">.</text:span></text:p>
      <text:p text:style-name="P119"><text:span text:style-name="T119_1">11.2.1.<text:s/></text:span><text:span text:style-name="T119_2">Исполнитель</text:span><text:span text:style-name="T119_3"><text:s/></text:span><text:span text:style-name="T119_4">не</text:span><text:span text:style-name="T119_5"><text:s/></text:span><text:span text:style-name="T119_6">несет</text:span><text:span text:style-name="T119_7"><text:s/></text:span><text:span text:style-name="T119_8">ответственности</text:span><text:span text:style-name="T119_9"><text:s/></text:span><text:span text:style-name="T119_10">за</text:span><text:span text:style-name="T119_11"><text:s/></text:span><text:span text:style-name="T119_12">невозможность</text:span><text:span text:style-name="T119_13"><text:s/></text:span><text:span text:style-name="T119_14">пользования</text:span><text:span text:style-name="T119_15"><text:s/></text:span><text:span text:style-name="T119_16">программным</text:span><text:span text:style-name="T119_17"><text:s/></text:span><text:span text:style-name="T119_18">обеспечением</text:span><text:span text:style-name="T119_19">,<text:s/></text:span><text:span text:style-name="T119_20">если</text:span><text:span text:style-name="T119_21"><text:s/></text:span><text:span text:style-name="T119_22">она</text:span><text:span text:style-name="T119_23"><text:s/></text:span><text:span text:style-name="T119_24">вызвана</text:span><text:span text:style-name="T119_25"><text:s/></text:span><text:span text:style-name="T119_26">факторами</text:span><text:span text:style-name="T119_27">,<text:s/></text:span><text:span text:style-name="T119_28">не</text:span><text:span text:style-name="T119_29"><text:s/></text:span><text:span text:style-name="T119_30">входящими</text:span><text:span text:style-name="T119_31"><text:s/></text:span><text:span text:style-name="T119_32">в</text:span><text:span text:style-name="T119_33"><text:s/></text:span><text:span text:style-name="T119_34">его</text:span><text:span text:style-name="T119_35"><text:s/></text:span><text:span text:style-name="T119_36">компетенцию</text:span><text:span text:style-name="T119_37">,<text:s/></text:span><text:span text:style-name="T119_38">определенную</text:span><text:span text:style-name="T119_39"><text:s/></text:span><text:span text:style-name="T119_40">настоящим</text:span><text:span text:style-name="T119_41"><text:s/></text:span><text:span text:style-name="T119_42">Договором</text:span><text:span text:style-name="T119_43">,<text:s/></text:span><text:span text:style-name="T119_44">в</text:span><text:span text:style-name="T119_45"><text:s/></text:span><text:span text:style-name="T119_46">т</text:span><text:span text:style-name="T119_47">.<text:s/></text:span><text:span text:style-name="T119_48">ч</text:span><text:span text:style-name="T119_49">.<text:s/></text:span><text:span text:style-name="T119_50">качеством</text:span><text:span text:style-name="T119_51"><text:s/></text:span><text:span text:style-name="T119_52">линий</text:span><text:span text:style-name="T119_53"><text:s/></text:span><text:span text:style-name="T119_54">связи</text:span><text:span text:style-name="T119_55"><text:s/></text:span><text:span text:style-name="T119_56">Заказчика</text:span><text:span text:style-name="T119_57"><text:s/></text:span><text:span text:style-name="T119_58">и</text:span><text:span text:style-name="T119_59"><text:s/></text:span><text:span text:style-name="T119_60">его</text:span><text:span text:style-name="T119_61"><text:s/></text:span><text:span text:style-name="T119_62">провайдера</text:span><text:span text:style-name="T119_63">,<text:s/></text:span><text:span text:style-name="T119_64">программным</text:span><text:span text:style-name="T119_65"><text:s/></text:span><text:span text:style-name="T119_66">обеспечением</text:span><text:span text:style-name="T119_67">,<text:s/></text:span><text:span text:style-name="T119_68">установленным</text:span><text:span text:style-name="T119_69"><text:s/></text:span><text:span text:style-name="T119_70">на</text:span><text:span text:style-name="T119_71"><text:s/></text:span><text:span text:style-name="T119_72">компьютерном</text:span><text:span text:style-name="T119_73"><text:s/></text:span><text:span text:style-name="T119_74">оборудовании</text:span><text:span text:style-name="T119_75"><text:s/></text:span><text:span text:style-name="T119_76">Заказчика</text:span><text:span text:style-name="T119_77"><text:s/></text:span><text:span text:style-name="T119_78">и</text:span><text:span text:style-name="T119_79"><text:s/></text:span><text:span text:style-name="T119_80">конечных</text:span><text:span text:style-name="T119_81"><text:s/></text:span><text:span text:style-name="T119_82">пользователей</text:span><text:span text:style-name="T119_83">,<text:s/></text:span><text:span text:style-name="T119_84">программными</text:span><text:span text:style-name="T119_85"><text:s/></text:span><text:span text:style-name="T119_86">продуктами</text:span><text:span text:style-name="T119_87"><text:s/></text:span><text:span text:style-name="T119_88">третьих</text:span><text:span text:style-name="T119_89"><text:s/></text:span><text:span text:style-name="T119_90">лиц</text:span><text:span text:style-name="T119_91">,<text:s/></text:span><text:span text:style-name="T119_92">в</text:span><text:span text:style-name="T119_93"><text:s/></text:span><text:span text:style-name="T119_94">т</text:span><text:span text:style-name="T119_95">.<text:s/></text:span><text:span text:style-name="T119_96">ч</text:span><text:span text:style-name="T119_97">.<text:s/></text:span><text:span text:style-name="T119_98">используемыми</text:span><text:span text:style-name="T119_99"><text:s/></text:span><text:span text:style-name="T119_100">Заказчиком</text:span><text:span text:style-name="T119_101"><text:s/></text:span><text:span text:style-name="T119_102">для</text:span><text:span text:style-name="T119_103"><text:s/></text:span><text:span text:style-name="T119_104">подготовки</text:span><text:span text:style-name="T119_105"><text:s/></text:span><text:span text:style-name="T119_106">контента</text:span><text:span text:style-name="T119_107">,<text:s/></text:span><text:span text:style-name="T119_108">некомпетентными</text:span><text:span text:style-name="T119_109"><text:s/></text:span><text:span text:style-name="T119_110">действиями</text:span><text:span text:style-name="T119_111"><text:s/></text:span><text:span text:style-name="T119_112">Заказчика</text:span><text:span text:style-name="T119_113"><text:s/></text:span><text:span text:style-name="T119_114">и</text:span><text:span text:style-name="T119_115"><text:s/></text:span><text:span text:style-name="T119_116">конечных</text:span><text:span text:style-name="T119_117"><text:s/></text:span><text:span text:style-name="T119_118">пользователей</text:span><text:span text:style-name="T119_119"><text:s/></text:span><text:span text:style-name="T119_120">и</text:span><text:span text:style-name="T119_121"><text:s/></text:span><text:span text:style-name="T119_122">др</text:span><text:span text:style-name="T119_123">.</text:span></text:p>
      <text:p text:style-name="P120"><text:span text:style-name="T120_1">11.3.<text:s/></text:span><text:span text:style-name="T120_2">За</text:span><text:span text:style-name="T120_3"><text:s/></text:span><text:span text:style-name="T120_4">исключением</text:span><text:span text:style-name="T120_5"><text:s/></text:span><text:span text:style-name="T120_6">гарантий</text:span><text:span text:style-name="T120_7">,<text:s/></text:span><text:span text:style-name="T120_8">прямо</text:span><text:span text:style-name="T120_9"><text:s/></text:span><text:span text:style-name="T120_10">указанных</text:span><text:span text:style-name="T120_11"><text:s/></text:span><text:span text:style-name="T120_12">в</text:span><text:span text:style-name="T120_13"><text:s/></text:span><text:span text:style-name="T120_14">настоящем</text:span><text:span text:style-name="T120_15"><text:s/></text:span><text:span text:style-name="T120_16">Договоре</text:span><text:span text:style-name="T120_17">,<text:s/></text:span><text:span text:style-name="T120_18">Исполнитель</text:span><text:span text:style-name="T120_19"><text:s/></text:span><text:span text:style-name="T120_20">не</text:span><text:span text:style-name="T120_21"><text:s/></text:span><text:span text:style-name="T120_22">предоставляет</text:span><text:span text:style-name="T120_23"><text:s/></text:span><text:span text:style-name="T120_24">никаких</text:span><text:span text:style-name="T120_25"><text:s/></text:span><text:span text:style-name="T120_26">иных</text:span><text:span text:style-name="T120_27"><text:s/></text:span><text:span text:style-name="T120_28">прямых</text:span><text:span text:style-name="T120_29"><text:s/></text:span><text:span text:style-name="T120_30">или</text:span><text:span text:style-name="T120_31"><text:s/></text:span><text:span text:style-name="T120_32">косвенных</text:span><text:span text:style-name="T120_33"><text:s/></text:span><text:span text:style-name="T120_34">гарантий</text:span><text:span text:style-name="T120_35"><text:s/></text:span><text:span text:style-name="T120_36">по</text:span><text:span text:style-name="T120_37"><text:s/></text:span><text:span text:style-name="T120_38">настоящему</text:span><text:span text:style-name="T120_39"><text:s/></text:span><text:span text:style-name="T120_40">Договору</text:span><text:span text:style-name="T120_41">.</text:span></text:p>
      <text:p text:style-name="P121"><text:span text:style-name="T121_1">11.4.<text:s/></text:span><text:span text:style-name="T121_2">Соглашаясь</text:span><text:span text:style-name="T121_3"><text:s/></text:span><text:span text:style-name="T121_4">с</text:span><text:span text:style-name="T121_5"><text:s/></text:span><text:span text:style-name="T121_6">условиями</text:span><text:span text:style-name="T121_7"><text:s/></text:span><text:span text:style-name="T121_8">и</text:span><text:span text:style-name="T121_9"><text:s/></text:span><text:span text:style-name="T121_10">принимая</text:span><text:span text:style-name="T121_11"><text:s/></text:span><text:span text:style-name="T121_12">условия</text:span><text:span text:style-name="T121_13"><text:s/></text:span><text:span text:style-name="T121_14">настоящей</text:span><text:span text:style-name="T121_15"><text:s/></text:span><text:span text:style-name="T121_16">Оферты</text:span><text:span text:style-name="T121_17"><text:s/></text:span><text:span text:style-name="T121_18">путем</text:span><text:span text:style-name="T121_19"><text:s/></text:span><text:span text:style-name="T121_20">акцепта</text:span><text:span text:style-name="T121_21"><text:s/></text:span><text:span text:style-name="T121_22">Оферты</text:span><text:span text:style-name="T121_23">,<text:s/></text:span><text:span text:style-name="T121_24">Заказчик</text:span><text:span text:style-name="T121_25"><text:s/></text:span><text:span text:style-name="T121_26">заверяет</text:span><text:span text:style-name="T121_27"><text:s/></text:span><text:span text:style-name="T121_28">и</text:span><text:span text:style-name="T121_29"><text:s/></text:span><text:span text:style-name="T121_30">гарантирует</text:span><text:span text:style-name="T121_31"><text:s/></text:span><text:span text:style-name="T121_32">Исполнителю</text:span><text:span text:style-name="T121_33">,<text:s/></text:span><text:span text:style-name="T121_34">что</text:span><text:span text:style-name="T121_35">:</text:span></text:p>
      <text:p text:style-name="P122"><text:span text:style-name="T122_1">●<text:s/></text:span><text:span text:style-name="T122_2">Заказчик</text:span><text:span text:style-name="T122_3"><text:s/></text:span><text:span text:style-name="T122_4">указал</text:span><text:span text:style-name="T122_5"><text:s/></text:span><text:span text:style-name="T122_6">достоверные</text:span><text:span text:style-name="T122_7"><text:s/></text:span><text:span text:style-name="T122_8">персональные</text:span><text:span text:style-name="T122_9"><text:s/></text:span><text:span text:style-name="T122_10">данные</text:span><text:span text:style-name="T122_11"><text:s/></text:span><text:span text:style-name="T122_12">и</text:span><text:span text:style-name="T122_13">/</text:span><text:span text:style-name="T122_14">или</text:span><text:span text:style-name="T122_15"><text:s/></text:span><text:span text:style-name="T122_16">реквизиты</text:span><text:span text:style-name="T122_17"><text:s/></text:span><text:span text:style-name="T122_18">юридического</text:span><text:span text:style-name="T122_19"><text:s/></text:span><text:span text:style-name="T122_20">лица</text:span><text:span text:style-name="T122_21"><text:s/></text:span><text:span text:style-name="T122_22">Заказчика</text:span><text:span text:style-name="T122_23"><text:s/></text:span><text:span text:style-name="T122_24">при</text:span><text:span text:style-name="T122_25"><text:s/></text:span><text:span text:style-name="T122_26">оформлении</text:span><text:span text:style-name="T122_27"><text:s/></text:span><text:span text:style-name="T122_28">Заявки</text:span><text:span text:style-name="T122_29"><text:s/></text:span><text:span text:style-name="T122_30">на</text:span><text:span text:style-name="T122_31"><text:s/></text:span><text:span text:style-name="T122_32">предоставление</text:span><text:span text:style-name="T122_33"><text:s/></text:span><text:span text:style-name="T122_34">Услуг</text:span><text:span text:style-name="T122_35"><text:s/></text:span><text:span text:style-name="T122_36">и</text:span><text:span text:style-name="T122_37"><text:s/></text:span><text:span text:style-name="T122_38">платежных</text:span><text:span text:style-name="T122_39"><text:s/></text:span><text:span text:style-name="T122_40">документов</text:span><text:span text:style-name="T122_41"><text:s/></text:span><text:span text:style-name="T122_42">при</text:span><text:span text:style-name="T122_43"><text:s/></text:span><text:span text:style-name="T122_44">оплате</text:span><text:span text:style-name="T122_45"><text:s/></text:span><text:span text:style-name="T122_46">Услуг</text:span><text:span text:style-name="T122_47"><text:s/></text:span><text:span text:style-name="T122_48">Исполнителя</text:span><text:span text:style-name="T122_49">.</text:span></text:p>
      <text:p text:style-name="P123"><text:span text:style-name="T123_1">●<text:s/></text:span><text:span text:style-name="T123_2">Заказчик</text:span><text:span text:style-name="T123_3"><text:s/></text:span><text:span text:style-name="T123_4">заключает</text:span><text:span text:style-name="T123_5"><text:s/></text:span><text:span text:style-name="T123_6">настоящий</text:span><text:span text:style-name="T123_7"><text:s/></text:span><text:span text:style-name="T123_8">Договор</text:span><text:span text:style-name="T123_9"><text:s/></text:span><text:span text:style-name="T123_10">добровольно</text:span><text:span text:style-name="T123_11">,<text:s/></text:span><text:span text:style-name="T123_12">при</text:span><text:span text:style-name="T123_13"><text:s/></text:span><text:span text:style-name="T123_14">этом</text:span><text:span text:style-name="T123_15"><text:s/></text:span><text:span text:style-name="T123_16">Заказчик</text:span><text:span text:style-name="T123_17">:</text:span></text:p>
      <text:p text:style-name="P124"><text:span text:style-name="T124_1">●<text:s/></text:span><text:span text:style-name="T124_2">полностью</text:span><text:span text:style-name="T124_3"><text:s/></text:span><text:span text:style-name="T124_4">ознакомился</text:span><text:span text:style-name="T124_5"><text:s/></text:span><text:span text:style-name="T124_6">с</text:span><text:span text:style-name="T124_7"><text:s/></text:span><text:span text:style-name="T124_8">условиями</text:span><text:span text:style-name="T124_9"><text:s/></text:span><text:span text:style-name="T124_10">Оферты</text:span><text:span text:style-name="T124_11">,</text:span></text:p>
      <text:p text:style-name="P125"><text:span text:style-name="T125_1">●<text:s/></text:span><text:span text:style-name="T125_2">полностью</text:span><text:span text:style-name="T125_3"><text:s/></text:span><text:span text:style-name="T125_4">понимает</text:span><text:span text:style-name="T125_5"><text:s/></text:span><text:span text:style-name="T125_6">предмет</text:span><text:span text:style-name="T125_7"><text:s/></text:span><text:span text:style-name="T125_8">Оферты</text:span><text:span text:style-name="T125_9"><text:s/></text:span><text:span text:style-name="T125_10">и</text:span><text:span text:style-name="T125_11"><text:s/></text:span><text:span text:style-name="T125_12">настоящего</text:span><text:span text:style-name="T125_13"><text:s/></text:span><text:span text:style-name="T125_14">Договора</text:span><text:span text:style-name="T125_15">,</text:span></text:p>
      <text:p text:style-name="P126"><text:span text:style-name="T126_1">●<text:s/></text:span><text:span text:style-name="T126_2">полностью</text:span><text:span text:style-name="T126_3"><text:s/></text:span><text:span text:style-name="T126_4">понимает</text:span><text:span text:style-name="T126_5"><text:s/></text:span><text:span text:style-name="T126_6">значение</text:span><text:span text:style-name="T126_7"><text:s/></text:span><text:span text:style-name="T126_8">и</text:span><text:span text:style-name="T126_9"><text:s/></text:span><text:span text:style-name="T126_10">последствия</text:span><text:span text:style-name="T126_11"><text:s/></text:span><text:span text:style-name="T126_12">своих</text:span><text:span text:style-name="T126_13"><text:s/></text:span><text:span text:style-name="T126_14">действий</text:span><text:span text:style-name="T126_15"><text:s/></text:span><text:span text:style-name="T126_16">в</text:span><text:span text:style-name="T126_17"><text:s/></text:span><text:span text:style-name="T126_18">отношении</text:span><text:span text:style-name="T126_19"><text:s/></text:span><text:span text:style-name="T126_20">заключения</text:span><text:span text:style-name="T126_21"><text:s/></text:span><text:span text:style-name="T126_22">и</text:span><text:span text:style-name="T126_23"><text:s/></text:span><text:span text:style-name="T126_24">исполнения</text:span><text:span text:style-name="T126_25"><text:s/></text:span><text:span text:style-name="T126_26">настоящего</text:span><text:span text:style-name="T126_27"><text:s/></text:span><text:span text:style-name="T126_28">Договора</text:span><text:span text:style-name="T126_29">.</text:span></text:p>
      <text:p text:style-name="P127"><text:span text:style-name="T127_1">●<text:s/></text:span><text:span text:style-name="T127_2">Заказчик</text:span><text:span text:style-name="T127_3"><text:s/></text:span><text:span text:style-name="T127_4">обладает</text:span><text:span text:style-name="T127_5"><text:s/></text:span><text:span text:style-name="T127_6">всеми</text:span><text:span text:style-name="T127_7"><text:s/></text:span><text:span text:style-name="T127_8">правами</text:span><text:span text:style-name="T127_9"><text:s/></text:span><text:span text:style-name="T127_10">и</text:span><text:span text:style-name="T127_11"><text:s/></text:span><text:span text:style-name="T127_12">полномочиями</text:span><text:span text:style-name="T127_13">,<text:s/></text:span><text:span text:style-name="T127_14">необходимыми</text:span><text:span text:style-name="T127_15"><text:s/></text:span><text:span text:style-name="T127_16">для</text:span><text:span text:style-name="T127_17"><text:s/></text:span><text:span text:style-name="T127_18">заключения</text:span><text:span text:style-name="T127_19"><text:s/></text:span><text:span text:style-name="T127_20">и</text:span><text:span text:style-name="T127_21"><text:s/></text:span><text:span text:style-name="T127_22">исполнения</text:span><text:span text:style-name="T127_23"><text:s/></text:span><text:span text:style-name="T127_24">настоящего</text:span><text:span text:style-name="T127_25"><text:s/></text:span><text:span text:style-name="T127_26">Договора</text:span><text:span text:style-name="T127_27">.</text:span></text:p>
      <text:p text:style-name="P128"><text:span text:style-name="T128_1">●<text:s/></text:span><text:span text:style-name="T128_2">Использование</text:span><text:span text:style-name="T128_3"><text:s/>(</text:span><text:span text:style-name="T128_4">размещение</text:span><text:span text:style-name="T128_5">)<text:s/></text:span><text:span text:style-name="T128_6">контента</text:span><text:span text:style-name="T128_7">;<text:s/></text:span><text:span text:style-name="T128_8">любой</text:span><text:span text:style-name="T128_9"><text:s/></text:span><text:span text:style-name="T128_10">информации</text:span><text:span text:style-name="T128_11">,<text:s/></text:span><text:span text:style-name="T128_12">содержащейся</text:span><text:span text:style-name="T128_13"><text:s/></text:span><text:span text:style-name="T128_14">в</text:span><text:span text:style-name="T128_15"><text:s/></text:span><text:span text:style-name="T128_16">контенте</text:span><text:span text:style-name="T128_17">;<text:s/></text:span><text:span text:style-name="T128_18">а</text:span><text:span text:style-name="T128_19"><text:s/></text:span><text:span text:style-name="T128_20">также</text:span><text:span text:style-name="T128_21"><text:s/></text:span><text:span text:style-name="T128_22">товары</text:span><text:span text:style-name="T128_23"><text:s/></text:span><text:span text:style-name="T128_24">и</text:span><text:span text:style-name="T128_25">/</text:span><text:span text:style-name="T128_26">или</text:span><text:span text:style-name="T128_27"><text:s/></text:span><text:span text:style-name="T128_28">услуги</text:span><text:span text:style-name="T128_29">,<text:s/></text:span><text:span text:style-name="T128_30">на</text:span><text:span text:style-name="T128_31"><text:s/></text:span><text:span text:style-name="T128_32">которые</text:span><text:span text:style-name="T128_33"><text:s/></text:span><text:span text:style-name="T128_34">ссылается</text:span><text:span text:style-name="T128_35"><text:s/></text:span><text:span text:style-name="T128_36">контент</text:span><text:span text:style-name="T128_37"><text:s/></text:span><text:span text:style-name="T128_38">Заказчика</text:span><text:span text:style-name="T128_39">,<text:s/></text:span><text:span text:style-name="T128_40">не</text:span><text:span text:style-name="T128_41"><text:s/></text:span><text:span text:style-name="T128_42">нарушают</text:span><text:span text:style-name="T128_43"><text:s/></text:span><text:span text:style-name="T128_44">и</text:span><text:span text:style-name="T128_45"><text:s/></text:span><text:span text:style-name="T128_46">не</text:span><text:span text:style-name="T128_47"><text:s/></text:span><text:span text:style-name="T128_48">влекут</text:span><text:span text:style-name="T128_49"><text:s/></text:span><text:span text:style-name="T128_50">за</text:span><text:span text:style-name="T128_51"><text:s/></text:span><text:span text:style-name="T128_52">собой</text:span><text:span text:style-name="T128_53"><text:s/></text:span><text:span text:style-name="T128_54">нарушение</text:span><text:span text:style-name="T128_55"><text:s/></text:span><text:span text:style-name="T128_56">действующего</text:span><text:span text:style-name="T128_57"><text:s/></text:span><text:span text:style-name="T128_58">законодательства</text:span><text:span text:style-name="T128_59"><text:s/></text:span><text:span text:style-name="T128_60">РФ</text:span><text:span text:style-name="T128_61"><text:s/></text:span><text:span text:style-name="T128_62">и</text:span><text:span text:style-name="T128_63">/</text:span><text:span text:style-name="T128_64">или</text:span><text:span text:style-name="T128_65"><text:s/></text:span><text:span text:style-name="T128_66">прав</text:span><text:span text:style-name="T128_67"><text:s/></text:span><text:span text:style-name="T128_68">третьих</text:span><text:span text:style-name="T128_69"><text:s/></text:span><text:span text:style-name="T128_70">лиц</text:span><text:span text:style-name="T128_71">.</text:span></text:p>
      <text:p text:style-name="P129"><text:span text:style-name="T129_1">●<text:s/></text:span><text:span text:style-name="T129_2">Никакая</text:span><text:span text:style-name="T129_3"><text:s/></text:span><text:span text:style-name="T129_4">информация</text:span><text:span text:style-name="T129_5"><text:s/></text:span><text:span text:style-name="T129_6">или</text:span><text:span text:style-name="T129_7"><text:s/></text:span><text:span text:style-name="T129_8">советы</text:span><text:span text:style-name="T129_9">,<text:s/></text:span><text:span text:style-name="T129_10">даваемые</text:span><text:span text:style-name="T129_11"><text:s/></text:span><text:span text:style-name="T129_12">Исполнителем</text:span><text:span text:style-name="T129_13"><text:s/>(</text:span><text:span text:style-name="T129_14">ответственным</text:span><text:span text:style-name="T129_15"><text:s/></text:span><text:span text:style-name="T129_16">должностным</text:span><text:span text:style-name="T129_17"><text:s/></text:span><text:span text:style-name="T129_18">лицом</text:span><text:span text:style-name="T129_19"><text:s/></text:span><text:span text:style-name="T129_20">Исполнителя</text:span><text:span text:style-name="T129_21">),<text:s/></text:span><text:span text:style-name="T129_22">не</text:span><text:span text:style-name="T129_23"><text:s/></text:span><text:span text:style-name="T129_24">могут</text:span><text:span text:style-name="T129_25"><text:s/></text:span><text:span text:style-name="T129_26">рассматриваться</text:span><text:span text:style-name="T129_27"><text:s/></text:span><text:span text:style-name="T129_28">как</text:span><text:span text:style-name="T129_29"><text:s/></text:span><text:span text:style-name="T129_30">гарантии</text:span><text:span text:style-name="T129_31">,<text:s/></text:span><text:span text:style-name="T129_32">поскольку</text:span><text:span text:style-name="T129_33"><text:s/></text:span><text:span text:style-name="T129_34">являются</text:span><text:span text:style-name="T129_35"><text:s/></text:span><text:span text:style-name="T129_36">консультациями</text:span><text:span text:style-name="T129_37">,<text:s/></text:span><text:span text:style-name="T129_38">но</text:span><text:span text:style-name="T129_39"><text:s/></text:span><text:span text:style-name="T129_40">не</text:span><text:span text:style-name="T129_41"><text:s/></text:span><text:span text:style-name="T129_42">техническим</text:span><text:span text:style-name="T129_43"><text:s/></text:span><text:span text:style-name="T129_44">способом</text:span><text:span text:style-name="T129_45"><text:s/></text:span><text:span text:style-name="T129_46">обеспечения</text:span><text:span text:style-name="T129_47"><text:s/></text:span><text:span text:style-name="T129_48">предоставления</text:span><text:span text:style-name="T129_49"><text:s/></text:span><text:span text:style-name="T129_50">Услуги</text:span><text:span text:style-name="T129_51">.</text:span></text:p>
      <text:p text:style-name="P130"/>
      <text:list text:style-name="LS14" xml:id="list14">
        <text:list-item>
          <text:p text:style-name="P131"><text:span text:style-name="T131_1">12.<text:s/></text:span><text:span text:style-name="T131_2">Конфиденциальность</text:span></text:p>
        </text:list-item>
      </text:list>
      <text:p text:style-name="P132"><text:span text:style-name="T132_1">12.1.<text:s/></text:span><text:span text:style-name="T132_2">Стороны</text:span><text:span text:style-name="T132_3"><text:s/></text:span><text:span text:style-name="T132_4">договорились</text:span><text:span text:style-name="T132_5"><text:s/></text:span><text:span text:style-name="T132_6">сохранять</text:span><text:span text:style-name="T132_7"><text:s/></text:span><text:span text:style-name="T132_8">в</text:span><text:span text:style-name="T132_9"><text:s/></text:span><text:span text:style-name="T132_10">режиме</text:span><text:span text:style-name="T132_11"><text:s/></text:span><text:span text:style-name="T132_12">конфиденциальности</text:span><text:span text:style-name="T132_13"><text:s/></text:span><text:span text:style-name="T132_14">любые</text:span><text:span text:style-name="T132_15"><text:s/></text:span><text:span text:style-name="T132_16">сведения</text:span><text:span text:style-name="T132_17">,<text:s/></text:span><text:span text:style-name="T132_18">полученные</text:span><text:span text:style-name="T132_19"><text:s/></text:span><text:span text:style-name="T132_20">одной</text:span><text:span text:style-name="T132_21"><text:s/></text:span><text:span text:style-name="T132_22">стороной</text:span><text:span text:style-name="T132_23"><text:s/></text:span><text:span text:style-name="T132_24">в</text:span><text:span text:style-name="T132_25"><text:s/></text:span><text:span text:style-name="T132_26">отношении</text:span><text:span text:style-name="T132_27"><text:s/></text:span><text:span text:style-name="T132_28">другой</text:span><text:span text:style-name="T132_29"><text:s/></text:span><text:span text:style-name="T132_30">в</text:span><text:span text:style-name="T132_31"><text:s/></text:span><text:span text:style-name="T132_32">ходе</text:span><text:span text:style-name="T132_33"><text:s/></text:span><text:span text:style-name="T132_34">исполнения</text:span><text:span text:style-name="T132_35"><text:s/></text:span><text:span text:style-name="T132_36">обязательств</text:span><text:span text:style-name="T132_37"><text:s/></text:span><text:span text:style-name="T132_38">по</text:span><text:span text:style-name="T132_39"><text:s/></text:span><text:span text:style-name="T132_40">настоящему</text:span><text:span text:style-name="T132_41"><text:s/></text:span><text:span text:style-name="T132_42">Договору</text:span><text:span text:style-name="T132_43">.</text:span></text:p>
      <text:p text:style-name="P133"><text:span text:style-name="T133_1">12.2.<text:s/></text:span><text:span text:style-name="T133_2">К</text:span><text:span text:style-name="T133_3"><text:s/></text:span><text:span text:style-name="T133_4">информации</text:span><text:span text:style-name="T133_5">,<text:s/></text:span><text:span text:style-name="T133_6">признаваемой</text:span><text:span text:style-name="T133_7"><text:s/></text:span><text:span text:style-name="T133_8">в</text:span><text:span text:style-name="T133_9"><text:s/></text:span><text:span text:style-name="T133_10">соответствии</text:span><text:span text:style-name="T133_11"><text:s/></text:span><text:span text:style-name="T133_12">с</text:span><text:span text:style-name="T133_13"><text:s/></text:span><text:span text:style-name="T133_14">настоящим</text:span><text:span text:style-name="T133_15"><text:s/></text:span><text:span text:style-name="T133_16">Договором</text:span><text:span text:style-name="T133_17"><text:s/></text:span><text:span text:style-name="T133_18">конфиденциальной</text:span><text:span text:style-name="T133_19">,<text:s/></text:span><text:span text:style-name="T133_20">не</text:span><text:span text:style-name="T133_21"><text:s/></text:span><text:span text:style-name="T133_22">могут</text:span><text:span text:style-name="T133_23"><text:s/></text:span><text:span text:style-name="T133_24">относиться</text:span><text:span text:style-name="T133_25"><text:s/></text:span><text:span text:style-name="T133_26">сведения</text:span><text:span text:style-name="T133_27">,<text:s/></text:span><text:span text:style-name="T133_28">являющиеся</text:span><text:span text:style-name="T133_29"><text:s/></text:span><text:span text:style-name="T133_30">в</text:span><text:span text:style-name="T133_31"><text:s/></text:span><text:span text:style-name="T133_32">соответствии</text:span><text:span text:style-name="T133_33"><text:s/></text:span><text:span text:style-name="T133_34">с</text:span><text:span text:style-name="T133_35"><text:s/></text:span><text:span text:style-name="T133_36">требованиями</text:span><text:span text:style-name="T133_37"><text:s/></text:span><text:span text:style-name="T133_38">российского</text:span><text:span text:style-name="T133_39"><text:s/></text:span><text:span text:style-name="T133_40">законодательства</text:span><text:span text:style-name="T133_41"><text:s/></text:span><text:span text:style-name="T133_42">общедоступными</text:span><text:span text:style-name="T133_43">,<text:s/></text:span><text:span text:style-name="T133_44">в</text:span><text:span text:style-name="T133_45"><text:s/></text:span><text:span text:style-name="T133_46">том</text:span><text:span text:style-name="T133_47"><text:s/></text:span><text:span text:style-name="T133_48">числе</text:span><text:span text:style-name="T133_49"><text:s/></text:span><text:span text:style-name="T133_50">лицензии</text:span><text:span text:style-name="T133_51">.</text:span></text:p>
      <text:p text:style-name="P134"><text:span text:style-name="T134_1">12.3.<text:s/></text:span><text:span text:style-name="T134_2">За</text:span><text:span text:style-name="T134_3"><text:s/></text:span><text:span text:style-name="T134_4">нарушение</text:span><text:span text:style-name="T134_5"><text:s/></text:span><text:span text:style-name="T134_6">режима</text:span><text:span text:style-name="T134_7"><text:s/></text:span><text:span text:style-name="T134_8">конфиденциальности</text:span><text:span text:style-name="T134_9"><text:s/></text:span><text:span text:style-name="T134_10">по</text:span><text:span text:style-name="T134_11"><text:s/></text:span><text:span text:style-name="T134_12">настоящему</text:span><text:span text:style-name="T134_13"><text:s/></text:span><text:span text:style-name="T134_14">Договору</text:span><text:span text:style-name="T134_15"><text:s/></text:span><text:span text:style-name="T134_16">сторона</text:span><text:span text:style-name="T134_17">,<text:s/></text:span><text:span text:style-name="T134_18">совершившая</text:span><text:span text:style-name="T134_19"><text:s/></text:span><text:span text:style-name="T134_20">подобное</text:span><text:span text:style-name="T134_21"><text:s/></text:span><text:span text:style-name="T134_22">нарушение</text:span><text:span text:style-name="T134_23">,<text:s/></text:span><text:span text:style-name="T134_24">обязана</text:span><text:span text:style-name="T134_25"><text:s/></text:span><text:span text:style-name="T134_26">возместить</text:span><text:span text:style-name="T134_27"><text:s/></text:span><text:span text:style-name="T134_28">другой</text:span><text:span text:style-name="T134_29"><text:s/></text:span><text:span text:style-name="T134_30">стороне</text:span><text:span text:style-name="T134_31"><text:s/></text:span><text:span text:style-name="T134_32">возникшие</text:span><text:span text:style-name="T134_33"><text:s/></text:span><text:span text:style-name="T134_34">у</text:span><text:span text:style-name="T134_35"><text:s/></text:span><text:span text:style-name="T134_36">нее</text:span><text:span text:style-name="T134_37"><text:s/></text:span><text:span text:style-name="T134_38">в</text:span><text:span text:style-name="T134_39"><text:s/></text:span><text:span text:style-name="T134_40">связи</text:span><text:span text:style-name="T134_41"><text:s/></text:span><text:span text:style-name="T134_42">с</text:span><text:span text:style-name="T134_43"><text:s/></text:span><text:span text:style-name="T134_44">этим</text:span><text:span text:style-name="T134_45"><text:s/></text:span><text:span text:style-name="T134_46">нарушением</text:span><text:span text:style-name="T134_47"><text:s/></text:span><text:span text:style-name="T134_48">понесенные</text:span><text:span text:style-name="T134_49"><text:s/></text:span><text:span text:style-name="T134_50">прямые</text:span><text:span text:style-name="T134_51"><text:s/></text:span><text:span text:style-name="T134_52">убытки</text:span><text:span text:style-name="T134_53">.</text:span></text:p>
      <text:p text:style-name="P135"><text:span text:style-name="T135_1">12.4.<text:s/></text:span><text:span text:style-name="T135_2">Положения</text:span><text:span text:style-name="T135_3"><text:s/></text:span><text:span text:style-name="T135_4">настоящей</text:span><text:span text:style-name="T135_5"><text:s/></text:span><text:span text:style-name="T135_6">статьи</text:span><text:span text:style-name="T135_7"><text:s/></text:span><text:span text:style-name="T135_8">не</text:span><text:span text:style-name="T135_9"><text:s/></text:span><text:span text:style-name="T135_10">распространяются</text:span><text:span text:style-name="T135_11"><text:s/></text:span><text:span text:style-name="T135_12">на</text:span><text:span text:style-name="T135_13"><text:s/></text:span><text:span text:style-name="T135_14">случаи</text:span><text:span text:style-name="T135_15">,<text:s/></text:span><text:span text:style-name="T135_16">когда</text:span><text:span text:style-name="T135_17"><text:s/></text:span><text:span text:style-name="T135_18">любая</text:span><text:span text:style-name="T135_19"><text:s/></text:span><text:span text:style-name="T135_20">из</text:span><text:span text:style-name="T135_21"><text:s/></text:span><text:span text:style-name="T135_22">сторон</text:span><text:span text:style-name="T135_23"><text:s/></text:span><text:span text:style-name="T135_24">по</text:span><text:span text:style-name="T135_25"><text:s/></text:span><text:span text:style-name="T135_26">настоящему</text:span><text:span text:style-name="T135_27"><text:s/></text:span><text:span text:style-name="T135_28">Договору</text:span><text:span text:style-name="T135_29"><text:s/></text:span><text:span text:style-name="T135_30">обязана</text:span><text:span text:style-name="T135_31"><text:s/></text:span><text:span text:style-name="T135_32">разгласить</text:span><text:span text:style-name="T135_33"><text:s/></text:span><text:span text:style-name="T135_34">конфиденциальную</text:span><text:span text:style-name="T135_35"><text:s/></text:span><text:span text:style-name="T135_36">информацию</text:span><text:span text:style-name="T135_37"><text:s/></text:span><text:span text:style-name="T135_38">компетентным</text:span><text:span text:style-name="T135_39"><text:s/></text:span><text:span text:style-name="T135_40">органам</text:span><text:span text:style-name="T135_41"><text:s/></text:span><text:span text:style-name="T135_42">в</text:span><text:span text:style-name="T135_43"><text:s/></text:span><text:span text:style-name="T135_44">соответствии</text:span><text:span text:style-name="T135_45"><text:s/></text:span><text:span text:style-name="T135_46">с</text:span><text:span text:style-name="T135_47"><text:s/></text:span><text:span text:style-name="T135_48">требованиями</text:span><text:span text:style-name="T135_49"><text:s/></text:span><text:span text:style-name="T135_50">законодательства</text:span><text:span text:style-name="T135_51">.</text:span></text:p>
      <text:p text:style-name="P136"><text:span text:style-name="T136_1">12.4.<text:s/></text:span><text:span text:style-name="T136_2">В</text:span><text:span text:style-name="T136_3"><text:s/></text:span><text:span text:style-name="T136_4">целях</text:span><text:span text:style-name="T136_5"><text:s/></text:span><text:span text:style-name="T136_6">соблюдения</text:span><text:span text:style-name="T136_7"><text:s/></text:span><text:span text:style-name="T136_8">установленного</text:span><text:span text:style-name="T136_9"><text:s/></text:span><text:span text:style-name="T136_10">режима</text:span><text:span text:style-name="T136_11"><text:s/></text:span><text:span text:style-name="T136_12">конфиденциальности</text:span><text:span text:style-name="T136_13"><text:s/></text:span><text:span text:style-name="T136_14">СТОРОНЫ</text:span><text:span text:style-name="T136_15"><text:s/></text:span><text:span text:style-name="T136_16">договорились</text:span><text:span text:style-name="T136_17"><text:s/></text:span><text:span text:style-name="T136_18">о</text:span><text:span text:style-name="T136_19"><text:s/></text:span><text:span text:style-name="T136_20">том</text:span><text:span text:style-name="T136_21">,<text:s/></text:span><text:span text:style-name="T136_22">что</text:span><text:span text:style-name="T136_23"><text:s/></text:span><text:span text:style-name="T136_24">в</text:span><text:span text:style-name="T136_25"><text:s/></text:span><text:span text:style-name="T136_26">случае</text:span><text:span text:style-name="T136_27"><text:s/></text:span><text:span text:style-name="T136_28">изменения</text:span><text:span text:style-name="T136_29"><text:s/></text:span><text:span text:style-name="T136_30">представителя</text:span><text:span text:style-name="T136_31"><text:s/></text:span><text:span text:style-name="T136_32">Заказчика</text:span><text:span text:style-name="T136_33"><text:s/></text:span><text:span text:style-name="T136_34">или</text:span><text:span text:style-name="T136_35"><text:s/></text:span><text:span text:style-name="T136_36">необходимости</text:span><text:span text:style-name="T136_37"><text:s/></text:span><text:span text:style-name="T136_38">прекращения</text:span><text:span text:style-name="T136_39"><text:s/></text:span><text:span text:style-name="T136_40">его</text:span><text:span text:style-name="T136_41"><text:s/></text:span><text:span text:style-name="T136_42">полномочий</text:span><text:span text:style-name="T136_43">,<text:s/></text:span><text:span text:style-name="T136_44">ЗАКАЗЧИК</text:span><text:span text:style-name="T136_45"><text:s/></text:span><text:span text:style-name="T136_46">обязуется</text:span><text:span text:style-name="T136_47"><text:s/></text:span><text:span text:style-name="T136_48">незамедлительно</text:span><text:span text:style-name="T136_49"><text:s/></text:span><text:span text:style-name="T136_50">оповестить</text:span><text:span text:style-name="T136_51"><text:s/></text:span><text:span text:style-name="T136_52">об</text:span><text:span text:style-name="T136_53"><text:s/></text:span><text:span text:style-name="T136_54">этом</text:span><text:span text:style-name="T136_55"><text:s/></text:span><text:span text:style-name="T136_56">ИСПОЛНИТЕЛЯ</text:span><text:span text:style-name="T136_57"><text:s/></text:span><text:span text:style-name="T136_58">по</text:span><text:span text:style-name="T136_59"><text:s/></text:span><text:span text:style-name="T136_60">телефону</text:span><text:span text:style-name="T136_61">,<text:s/></text:span><text:span text:style-name="T136_62">а</text:span><text:span text:style-name="T136_63"><text:s/></text:span><text:span text:style-name="T136_64">затем</text:span><text:span text:style-name="T136_65"><text:s/></text:span><text:span text:style-name="T136_66">направить</text:span><text:span text:style-name="T136_67"><text:s/></text:span><text:span text:style-name="T136_68">письменное</text:span><text:span text:style-name="T136_69"><text:s/></text:span><text:span text:style-name="T136_70">уведомление</text:span><text:span text:style-name="T136_71">,<text:s/></text:span><text:span text:style-name="T136_72">с</text:span><text:span text:style-name="T136_73"><text:s/></text:span><text:span text:style-name="T136_74">указанием</text:span><text:span text:style-name="T136_75"><text:s/></text:span><text:span text:style-name="T136_76">контактных</text:span><text:span text:style-name="T136_77"><text:s/></text:span><text:span text:style-name="T136_78">данных</text:span><text:span text:style-name="T136_79"><text:s/></text:span><text:span text:style-name="T136_80">нового</text:span><text:span text:style-name="T136_81"><text:s/></text:span><text:span text:style-name="T136_82">представителя</text:span><text:span text:style-name="T136_83">,<text:s/></text:span><text:span text:style-name="T136_84">уполномоченного</text:span><text:span text:style-name="T136_85"><text:s/></text:span><text:span text:style-name="T136_86">быть</text:span><text:span text:style-name="T136_87"><text:s/></text:span><text:span text:style-name="T136_88">контактным</text:span><text:span text:style-name="T136_89"><text:s/></text:span><text:span text:style-name="T136_90">лицом</text:span><text:span text:style-name="T136_91"><text:s/></text:span><text:span text:style-name="T136_92">по</text:span><text:span text:style-name="T136_93"><text:s/></text:span><text:span text:style-name="T136_94">настоящему</text:span><text:span text:style-name="T136_95"><text:s/></text:span><text:span text:style-name="T136_96">СОГЛАШЕНИЮ</text:span><text:span text:style-name="T136_97">.<text:s/></text:span><text:span text:style-name="T136_98">Датой</text:span><text:span text:style-name="T136_99"><text:s/></text:span><text:span text:style-name="T136_100">прекращения</text:span><text:span text:style-name="T136_101"><text:s/></text:span><text:span text:style-name="T136_102">действия</text:span><text:span text:style-name="T136_103"><text:s/></text:span><text:span text:style-name="T136_104">полномочий</text:span><text:span text:style-name="T136_105"><text:s/></text:span><text:span text:style-name="T136_106">предыдущего</text:span><text:span text:style-name="T136_107"><text:s/></text:span><text:span text:style-name="T136_108">представителя</text:span><text:span text:style-name="T136_109"><text:s/></text:span><text:span text:style-name="T136_110">и</text:span><text:span text:style-name="T136_111"><text:s/></text:span><text:span text:style-name="T136_112">началом</text:span><text:span text:style-name="T136_113"><text:s/></text:span><text:span text:style-name="T136_114">нового</text:span><text:span text:style-name="T136_115"><text:s/></text:span><text:span text:style-name="T136_116">считается</text:span><text:span text:style-name="T136_117"><text:s/></text:span><text:span text:style-name="T136_118">дата</text:span><text:span text:style-name="T136_119"><text:s/></text:span><text:span text:style-name="T136_120">получения</text:span><text:span text:style-name="T136_121"><text:s/></text:span><text:span text:style-name="T136_122">письменного</text:span><text:span text:style-name="T136_123"><text:s/></text:span><text:span text:style-name="T136_124">уведомления</text:span><text:span text:style-name="T136_125">.</text:span></text:p>
      <text:p text:style-name="P137"><text:span text:style-name="T137_1">13.<text:s/></text:span><text:span text:style-name="T137_2">Обстоятельства</text:span><text:span text:style-name="T137_3"><text:s/></text:span><text:span text:style-name="T137_4">непреодолимой</text:span><text:span text:style-name="T137_5"><text:s/></text:span><text:span text:style-name="T137_6">силы</text:span><text:span text:style-name="T137_7"><text:s/>(</text:span><text:span text:style-name="T137_8">форс</text:span><text:span text:style-name="T137_9">-</text:span><text:span text:style-name="T137_10">мажор</text:span><text:span text:style-name="T137_11">)</text:span></text:p>
      <text:p text:style-name="P138"><text:span text:style-name="T138_1">13.1.<text:s/></text:span><text:span text:style-name="T138_2">Каждая</text:span><text:span text:style-name="T138_3"><text:s/></text:span><text:span text:style-name="T138_4">из</text:span><text:span text:style-name="T138_5"><text:s/></text:span><text:span text:style-name="T138_6">сторон</text:span><text:span text:style-name="T138_7"><text:s/></text:span><text:span text:style-name="T138_8">освобождается</text:span><text:span text:style-name="T138_9"><text:s/></text:span><text:span text:style-name="T138_10">от</text:span><text:span text:style-name="T138_11"><text:s/></text:span><text:span text:style-name="T138_12">ответственности</text:span><text:span text:style-name="T138_13"><text:s/></text:span><text:span text:style-name="T138_14">за</text:span><text:span text:style-name="T138_15"><text:s/></text:span><text:span text:style-name="T138_16">частичное</text:span><text:span text:style-name="T138_17"><text:s/></text:span><text:span text:style-name="T138_18">или</text:span><text:span text:style-name="T138_19"><text:s/></text:span><text:span text:style-name="T138_20">полное</text:span><text:span text:style-name="T138_21"><text:s/></text:span><text:span text:style-name="T138_22">неисполнение</text:span><text:span text:style-name="T138_23"><text:s/></text:span><text:span text:style-name="T138_24">обязательств</text:span><text:span text:style-name="T138_25"><text:s/></text:span><text:span text:style-name="T138_26">по</text:span><text:span text:style-name="T138_27"><text:s/></text:span><text:span text:style-name="T138_28">настоящему</text:span><text:span text:style-name="T138_29"><text:s/></text:span><text:span text:style-name="T138_30">Договору</text:span><text:span text:style-name="T138_31">,<text:s/></text:span><text:span text:style-name="T138_32">если</text:span><text:span text:style-name="T138_33"><text:s/></text:span><text:span text:style-name="T138_34">она</text:span><text:span text:style-name="T138_35"><text:s/></text:span><text:span text:style-name="T138_36">докажет</text:span><text:span text:style-name="T138_37">,<text:s/></text:span><text:span text:style-name="T138_38">что</text:span><text:span text:style-name="T138_39"><text:s/></text:span><text:span text:style-name="T138_40">оно</text:span><text:span text:style-name="T138_41"><text:s/></text:span><text:span text:style-name="T138_42">явилось</text:span><text:span text:style-name="T138_43"><text:s/></text:span><text:span text:style-name="T138_44">следствием</text:span><text:span text:style-name="T138_45"><text:s/></text:span><text:span text:style-name="T138_46">обстоятельств</text:span><text:span text:style-name="T138_47"><text:s/></text:span><text:span text:style-name="T138_48">непреодолимой</text:span><text:span text:style-name="T138_49"><text:s/></text:span><text:span text:style-name="T138_50">силы</text:span><text:span text:style-name="T138_51">,<text:s/></text:span><text:span text:style-name="T138_52">возникших</text:span><text:span text:style-name="T138_53"><text:s/></text:span><text:span text:style-name="T138_54">после</text:span><text:span text:style-name="T138_55"><text:s/></text:span><text:span text:style-name="T138_56">заключения</text:span><text:span text:style-name="T138_57"><text:s/></text:span><text:span text:style-name="T138_58">настоящего</text:span><text:span text:style-name="T138_59"><text:s/></text:span><text:span text:style-name="T138_60">Договора</text:span><text:span text:style-name="T138_61"><text:s/></text:span><text:span text:style-name="T138_62">в</text:span><text:span text:style-name="T138_63"><text:s/></text:span><text:span text:style-name="T138_64">результате</text:span><text:span text:style-name="T138_65"><text:s/></text:span><text:span text:style-name="T138_66">событий</text:span><text:span text:style-name="T138_67"><text:s/></text:span><text:span text:style-name="T138_68">чрезвычайного</text:span><text:span text:style-name="T138_69"><text:s/></text:span><text:span text:style-name="T138_70">характера</text:span><text:span text:style-name="T138_71">,<text:s/></text:span><text:span text:style-name="T138_72">таких</text:span><text:span text:style-name="T138_73"><text:s/></text:span><text:span text:style-name="T138_74">как</text:span><text:span text:style-name="T138_75">:<text:s/></text:span><text:span text:style-name="T138_76">пожар</text:span><text:span text:style-name="T138_77">,<text:s/></text:span><text:span text:style-name="T138_78">взрыв</text:span><text:span text:style-name="T138_79">,<text:s/></text:span><text:span text:style-name="T138_80">наводнение</text:span><text:span text:style-name="T138_81">,<text:s/></text:span><text:span text:style-name="T138_82">землетрясение</text:span><text:span text:style-name="T138_83">,<text:s/></text:span><text:span text:style-name="T138_84">забастовка</text:span><text:span text:style-name="T138_85">,<text:s/></text:span><text:span text:style-name="T138_86">боевые</text:span><text:span text:style-name="T138_87"><text:s/></text:span><text:span text:style-name="T138_88">действия</text:span><text:span text:style-name="T138_89">,<text:s/></text:span><text:span text:style-name="T138_90">постановления</text:span><text:span text:style-name="T138_91"><text:s/></text:span><text:span text:style-name="T138_92">Правительства</text:span><text:span text:style-name="T138_93"><text:s/></text:span><text:span text:style-name="T138_94">или</text:span><text:span text:style-name="T138_95"><text:s/></text:span><text:span text:style-name="T138_96">Президента</text:span><text:span text:style-name="T138_97"><text:s/></text:span><text:span text:style-name="T138_98">Российской</text:span><text:span text:style-name="T138_99"><text:s/></text:span><text:span text:style-name="T138_100">Федерации</text:span><text:span text:style-name="T138_101">,<text:s/></text:span><text:span text:style-name="T138_102">федеральных</text:span><text:span text:style-name="T138_103"><text:s/></text:span><text:span text:style-name="T138_104">и</text:span><text:span text:style-name="T138_105"><text:s/></text:span><text:span text:style-name="T138_106">местных</text:span><text:span text:style-name="T138_107"><text:s/></text:span><text:span text:style-name="T138_108">органов</text:span><text:span text:style-name="T138_109"><text:s/></text:span><text:span text:style-name="T138_110">власти</text:span><text:span text:style-name="T138_111"><text:s/></text:span><text:span text:style-name="T138_112">и</text:span><text:span text:style-name="T138_113"><text:s/></text:span><text:span text:style-name="T138_114">других</text:span><text:span text:style-name="T138_115"><text:s/></text:span><text:span text:style-name="T138_116">обстоятельств</text:span><text:span text:style-name="T138_117"><text:s/></text:span><text:span text:style-name="T138_118">непреодолимой</text:span><text:span text:style-name="T138_119"><text:s/></text:span><text:span text:style-name="T138_120">силы</text:span><text:span text:style-name="T138_121">,<text:s/></text:span><text:span text:style-name="T138_122">которые</text:span><text:span text:style-name="T138_123"><text:s/></text:span><text:span text:style-name="T138_124">сторона</text:span><text:span text:style-name="T138_125"><text:s/></text:span><text:span text:style-name="T138_126">не</text:span><text:span text:style-name="T138_127"><text:s/></text:span><text:span text:style-name="T138_128">могла</text:span><text:span text:style-name="T138_129"><text:s/></text:span><text:span text:style-name="T138_130">ни</text:span><text:span text:style-name="T138_131"><text:s/></text:span><text:span text:style-name="T138_132">предвидеть</text:span><text:span text:style-name="T138_133">,<text:s/></text:span><text:span text:style-name="T138_134">ни</text:span><text:span text:style-name="T138_135"><text:s/></text:span><text:span text:style-name="T138_136">предотвратить</text:span><text:span text:style-name="T138_137">,<text:s/></text:span><text:span text:style-name="T138_138">ни</text:span><text:span text:style-name="T138_139"><text:s/></text:span><text:span text:style-name="T138_140">принять</text:span><text:span text:style-name="T138_141"><text:s/></text:span><text:span text:style-name="T138_142">обстоятельства</text:span><text:span text:style-name="T138_143"><text:s/></text:span><text:span text:style-name="T138_144">в</text:span><text:span text:style-name="T138_145"><text:s/></text:span><text:span text:style-name="T138_146">расчет</text:span><text:span text:style-name="T138_147"><text:s/></text:span><text:span text:style-name="T138_148">при</text:span><text:span text:style-name="T138_149"><text:s/></text:span><text:span text:style-name="T138_150">заключении</text:span><text:span text:style-name="T138_151"><text:s/></text:span><text:span text:style-name="T138_152">настоящего</text:span><text:span text:style-name="T138_153"><text:s/></text:span><text:span text:style-name="T138_154">Договора</text:span><text:span text:style-name="T138_155">.<text:s/>13.2.<text:s/></text:span><text:span text:style-name="T138_156">Освобождение</text:span><text:span text:style-name="T138_157"><text:s/></text:span><text:span text:style-name="T138_158">от</text:span><text:span text:style-name="T138_159"><text:s/></text:span><text:span text:style-name="T138_160">ответственности</text:span><text:span text:style-name="T138_161"><text:s/></text:span><text:span text:style-name="T138_162">действует</text:span><text:span text:style-name="T138_163"><text:s/></text:span><text:span text:style-name="T138_164">лишь</text:span><text:span text:style-name="T138_165"><text:s/></text:span><text:span text:style-name="T138_166">на</text:span><text:span text:style-name="T138_167"><text:s/></text:span><text:span text:style-name="T138_168">тот</text:span><text:span text:style-name="T138_169"><text:s/></text:span><text:span text:style-name="T138_170">период</text:span><text:span text:style-name="T138_171">,<text:s/></text:span><text:span text:style-name="T138_172">в</text:span><text:span text:style-name="T138_173"><text:s/></text:span><text:span text:style-name="T138_174">течение</text:span><text:span text:style-name="T138_175"><text:s/></text:span><text:span text:style-name="T138_176">которого</text:span><text:span text:style-name="T138_177"><text:s/></text:span><text:span text:style-name="T138_178">существуют</text:span><text:span text:style-name="T138_179"><text:s/></text:span><text:span text:style-name="T138_180">данные</text:span><text:span text:style-name="T138_181"><text:s/></text:span><text:span text:style-name="T138_182">обстоятельства</text:span><text:span text:style-name="T138_183"><text:s/></text:span><text:span text:style-name="T138_184">непреодолимой</text:span><text:span text:style-name="T138_185"><text:s/></text:span><text:span text:style-name="T138_186">силы</text:span><text:span text:style-name="T138_187"><text:s/></text:span><text:span text:style-name="T138_188">и</text:span><text:span text:style-name="T138_189"><text:s/></text:span><text:span text:style-name="T138_190">их</text:span><text:span text:style-name="T138_191"><text:s/></text:span><text:span text:style-name="T138_192">последствия</text:span><text:span text:style-name="T138_193">.</text:span></text:p>
      <text:p text:style-name="P139"><text:span text:style-name="T139_1">13.3.<text:s/></text:span><text:span text:style-name="T139_2">При</text:span><text:span text:style-name="T139_3"><text:s/></text:span><text:span text:style-name="T139_4">наступлении</text:span><text:span text:style-name="T139_5"><text:s/></text:span><text:span text:style-name="T139_6">и</text:span><text:span text:style-name="T139_7"><text:s/></text:span><text:span text:style-name="T139_8">прекращении</text:span><text:span text:style-name="T139_9"><text:s/></text:span><text:span text:style-name="T139_10">обстоятельств</text:span><text:span text:style-name="T139_11"><text:s/></text:span><text:span text:style-name="T139_12">непреодолимой</text:span><text:span text:style-name="T139_13"><text:s/></text:span><text:span text:style-name="T139_14">силы</text:span><text:span text:style-name="T139_15"><text:s/></text:span><text:span text:style-name="T139_16">сторона</text:span><text:span text:style-name="T139_17"><text:s/></text:span><text:span text:style-name="T139_18">должна</text:span><text:span text:style-name="T139_19"><text:s/></text:span><text:span text:style-name="T139_20">без</text:span><text:span text:style-name="T139_21"><text:s/></text:span><text:span text:style-name="T139_22">промедления</text:span><text:span text:style-name="T139_23"><text:s/></text:span><text:span text:style-name="T139_24">известить</text:span><text:span text:style-name="T139_25"><text:s/></text:span><text:span text:style-name="T139_26">о</text:span><text:span text:style-name="T139_27"><text:s/></text:span><text:span text:style-name="T139_28">них</text:span><text:span text:style-name="T139_29"><text:s/></text:span><text:span text:style-name="T139_30">в</text:span><text:span text:style-name="T139_31"><text:s/></text:span><text:span text:style-name="T139_32">письменной</text:span><text:span text:style-name="T139_33"><text:s/></text:span><text:span text:style-name="T139_34">форме</text:span><text:span text:style-name="T139_35"><text:s/></text:span><text:span text:style-name="T139_36">другую</text:span><text:span text:style-name="T139_37"><text:s/></text:span><text:span text:style-name="T139_38">сторону</text:span><text:span text:style-name="T139_39">.</text:span></text:p>
      <text:p text:style-name="P140"><text:span text:style-name="T140_1">13.4.<text:s/></text:span><text:span text:style-name="T140_2">Извещение</text:span><text:span text:style-name="T140_3"><text:s/></text:span><text:span text:style-name="T140_4">должно</text:span><text:span text:style-name="T140_5"><text:s/></text:span><text:span text:style-name="T140_6">содержать</text:span><text:span text:style-name="T140_7"><text:s/></text:span><text:span text:style-name="T140_8">данные</text:span><text:span text:style-name="T140_9"><text:s/></text:span><text:span text:style-name="T140_10">о</text:span><text:span text:style-name="T140_11"><text:s/></text:span><text:span text:style-name="T140_12">характере</text:span><text:span text:style-name="T140_13"><text:s/></text:span><text:span text:style-name="T140_14">обстоятельств</text:span><text:span text:style-name="T140_15">,<text:s/></text:span><text:span text:style-name="T140_16">а</text:span><text:span text:style-name="T140_17"><text:s/></text:span><text:span text:style-name="T140_18">также</text:span><text:span text:style-name="T140_19"><text:s/></text:span><text:span text:style-name="T140_20">официальные</text:span><text:span text:style-name="T140_21"><text:s/></text:span><text:span text:style-name="T140_22">документы</text:span><text:span text:style-name="T140_23">,<text:s/></text:span><text:span text:style-name="T140_24">удостоверяющие</text:span><text:span text:style-name="T140_25"><text:s/></text:span><text:span text:style-name="T140_26">наличие</text:span><text:span text:style-name="T140_27"><text:s/></text:span><text:span text:style-name="T140_28">этих</text:span><text:span text:style-name="T140_29"><text:s/></text:span><text:span text:style-name="T140_30">обстоятельств</text:span><text:span text:style-name="T140_31"><text:s/></text:span><text:span text:style-name="T140_32">и</text:span><text:span text:style-name="T140_33"><text:s/></text:span><text:span text:style-name="T140_34">по</text:span><text:span text:style-name="T140_35"><text:s/></text:span><text:span text:style-name="T140_36">возможности</text:span><text:span text:style-name="T140_37"><text:s/></text:span><text:span text:style-name="T140_38">дающие</text:span><text:span text:style-name="T140_39"><text:s/></text:span><text:span text:style-name="T140_40">оценку</text:span><text:span text:style-name="T140_41"><text:s/></text:span><text:span text:style-name="T140_42">их</text:span><text:span text:style-name="T140_43"><text:s/></text:span><text:span text:style-name="T140_44">влияния</text:span><text:span text:style-name="T140_45"><text:s/></text:span><text:span text:style-name="T140_46">на</text:span><text:span text:style-name="T140_47"><text:s/></text:span><text:span text:style-name="T140_48">возможность</text:span><text:span text:style-name="T140_49"><text:s/></text:span><text:span text:style-name="T140_50">исполнения</text:span><text:span text:style-name="T140_51"><text:s/></text:span><text:span text:style-name="T140_52">стороной</text:span><text:span text:style-name="T140_53"><text:s/></text:span><text:span text:style-name="T140_54">своих</text:span><text:span text:style-name="T140_55"><text:s/></text:span><text:span text:style-name="T140_56">обязательств</text:span><text:span text:style-name="T140_57"><text:s/></text:span><text:span text:style-name="T140_58">по</text:span><text:span text:style-name="T140_59"><text:s/></text:span><text:span text:style-name="T140_60">настоящему</text:span><text:span text:style-name="T140_61"><text:s/></text:span><text:span text:style-name="T140_62">Договору</text:span><text:span text:style-name="T140_63">,<text:s/></text:span><text:span text:style-name="T140_64">а</text:span><text:span text:style-name="T140_65"><text:s/></text:span><text:span text:style-name="T140_66">также</text:span><text:span text:style-name="T140_67"><text:s/></text:span><text:span text:style-name="T140_68">предполагаемый</text:span><text:span text:style-name="T140_69"><text:s/></text:span><text:span text:style-name="T140_70">срок</text:span><text:span text:style-name="T140_71"><text:s/></text:span><text:span text:style-name="T140_72">его</text:span><text:span text:style-name="T140_73"><text:s/></text:span><text:span text:style-name="T140_74">исполнения</text:span><text:span text:style-name="T140_75">.</text:span></text:p>
      <text:p text:style-name="P141"><text:span text:style-name="T141_1">13.5.<text:s/></text:span><text:span text:style-name="T141_2">Наличие</text:span><text:span text:style-name="T141_3"><text:s/></text:span><text:span text:style-name="T141_4">обстоятельств</text:span><text:span text:style-name="T141_5"><text:s/></text:span><text:span text:style-name="T141_6">непреодолимой</text:span><text:span text:style-name="T141_7"><text:s/></text:span><text:span text:style-name="T141_8">силы</text:span><text:span text:style-name="T141_9">,<text:s/></text:span><text:span text:style-name="T141_10">их</text:span><text:span text:style-name="T141_11"><text:s/></text:span><text:span text:style-name="T141_12">влияние</text:span><text:span text:style-name="T141_13"><text:s/></text:span><text:span text:style-name="T141_14">и</text:span><text:span text:style-name="T141_15"><text:s/></text:span><text:span text:style-name="T141_16">продолжительность</text:span><text:span text:style-name="T141_17"><text:s/></text:span><text:span text:style-name="T141_18">действия</text:span><text:span text:style-name="T141_19"><text:s/></text:span><text:span text:style-name="T141_20">должны</text:span><text:span text:style-name="T141_21"><text:s/></text:span><text:span text:style-name="T141_22">быть</text:span><text:span text:style-name="T141_23"><text:s/></text:span><text:span text:style-name="T141_24">подтверждены</text:span><text:span text:style-name="T141_25"><text:s/></text:span><text:span text:style-name="T141_26">документально</text:span><text:span text:style-name="T141_27"><text:s/></text:span><text:span text:style-name="T141_28">должностным</text:span><text:span text:style-name="T141_29"><text:s/></text:span><text:span text:style-name="T141_30">лицом</text:span><text:span text:style-name="T141_31"><text:s/></text:span><text:span text:style-name="T141_32">компетентного</text:span><text:span text:style-name="T141_33"><text:s/></text:span><text:span text:style-name="T141_34">органа</text:span><text:span text:style-name="T141_35"><text:s/></text:span><text:span text:style-name="T141_36">или</text:span><text:span text:style-name="T141_37"><text:s/></text:span><text:span text:style-name="T141_38">представителем</text:span><text:span text:style-name="T141_39"><text:s/></text:span><text:span text:style-name="T141_40">стороны</text:span><text:span text:style-name="T141_41">.</text:span></text:p>
      <text:p text:style-name="P142"><text:span text:style-name="T142_1">13.6.<text:s/></text:span><text:span text:style-name="T142_2">В</text:span><text:span text:style-name="T142_3"><text:s/></text:span><text:span text:style-name="T142_4">вышеуказанных</text:span><text:span text:style-name="T142_5"><text:s/></text:span><text:span text:style-name="T142_6">случаях</text:span><text:span text:style-name="T142_7"><text:s/></text:span><text:span text:style-name="T142_8">срок</text:span><text:span text:style-name="T142_9"><text:s/></text:span><text:span text:style-name="T142_10">исполнения</text:span><text:span text:style-name="T142_11"><text:s/></text:span><text:span text:style-name="T142_12">сторонами</text:span><text:span text:style-name="T142_13"><text:s/></text:span><text:span text:style-name="T142_14">обязательств</text:span><text:span text:style-name="T142_15"><text:s/></text:span><text:span text:style-name="T142_16">по</text:span><text:span text:style-name="T142_17"><text:s/></text:span><text:span text:style-name="T142_18">настоящему</text:span><text:span text:style-name="T142_19"><text:s/></text:span><text:span text:style-name="T142_20">Договору</text:span><text:span text:style-name="T142_21"><text:s/></text:span><text:span text:style-name="T142_22">увеличивается</text:span><text:span text:style-name="T142_23"><text:s/></text:span><text:span text:style-name="T142_24">соразмерно</text:span><text:span text:style-name="T142_25"><text:s/></text:span><text:span text:style-name="T142_26">времени</text:span><text:span text:style-name="T142_27">,<text:s/></text:span><text:span text:style-name="T142_28">в</text:span><text:span text:style-name="T142_29"><text:s/></text:span><text:span text:style-name="T142_30">течение</text:span><text:span text:style-name="T142_31"><text:s/></text:span><text:span text:style-name="T142_32">которого</text:span><text:span text:style-name="T142_33"><text:s/></text:span><text:span text:style-name="T142_34">действуют</text:span><text:span text:style-name="T142_35"><text:s/></text:span><text:span text:style-name="T142_36">такие</text:span><text:span text:style-name="T142_37"><text:s/></text:span><text:span text:style-name="T142_38">обстоятельства</text:span><text:span text:style-name="T142_39"><text:s/></text:span><text:span text:style-name="T142_40">и</text:span><text:span text:style-name="T142_41"><text:s/></text:span><text:span text:style-name="T142_42">их</text:span><text:span text:style-name="T142_43"><text:s/></text:span><text:span text:style-name="T142_44">последствия</text:span><text:span text:style-name="T142_45">.</text:span></text:p>
      <text:p text:style-name="P143"><text:span text:style-name="T143_1">13.7.<text:s/></text:span><text:span text:style-name="T143_2">Если</text:span><text:span text:style-name="T143_3"><text:s/></text:span><text:span text:style-name="T143_4">наступившие</text:span><text:span text:style-name="T143_5"><text:s/></text:span><text:span text:style-name="T143_6">обстоятельства</text:span><text:span text:style-name="T143_7"><text:s/></text:span><text:span text:style-name="T143_8">непреодолимой</text:span><text:span text:style-name="T143_9"><text:s/></text:span><text:span text:style-name="T143_10">силы</text:span><text:span text:style-name="T143_11"><text:s/></text:span><text:span text:style-name="T143_12">и</text:span><text:span text:style-name="T143_13"><text:s/></text:span><text:span text:style-name="T143_14">их</text:span><text:span text:style-name="T143_15"><text:s/></text:span><text:span text:style-name="T143_16">последствия</text:span><text:span text:style-name="T143_17"><text:s/></text:span><text:span text:style-name="T143_18">продолжают</text:span><text:span text:style-name="T143_19"><text:s/></text:span><text:span text:style-name="T143_20">действовать</text:span><text:span text:style-name="T143_21"><text:s/></text:span><text:span text:style-name="T143_22">более</text:span><text:span text:style-name="T143_23"><text:s/></text:span><text:span text:style-name="T143_24">двух</text:span><text:span text:style-name="T143_25"><text:s/></text:span><text:span text:style-name="T143_26">месяцев</text:span><text:span text:style-name="T143_27">,<text:s/></text:span><text:span text:style-name="T143_28">то</text:span><text:span text:style-name="T143_29"><text:s/></text:span><text:span text:style-name="T143_30">стороны</text:span><text:span text:style-name="T143_31"><text:s/></text:span><text:span text:style-name="T143_32">проводят</text:span><text:span text:style-name="T143_33"><text:s/></text:span><text:span text:style-name="T143_34">дополнительные</text:span><text:span text:style-name="T143_35"><text:s/></text:span><text:span text:style-name="T143_36">переговоры</text:span><text:span text:style-name="T143_37"><text:s/></text:span><text:span text:style-name="T143_38">для</text:span><text:span text:style-name="T143_39"><text:s/></text:span><text:span text:style-name="T143_40">выявления</text:span><text:span text:style-name="T143_41"><text:s/></text:span><text:span text:style-name="T143_42">приемлемых</text:span><text:span text:style-name="T143_43"><text:s/></text:span><text:span text:style-name="T143_44">альтернативных</text:span><text:span text:style-name="T143_45"><text:s/></text:span><text:span text:style-name="T143_46">способов</text:span><text:span text:style-name="T143_47"><text:s/></text:span><text:span text:style-name="T143_48">исполнения</text:span><text:span text:style-name="T143_49"><text:s/></text:span><text:span text:style-name="T143_50">настоящего</text:span><text:span text:style-name="T143_51"><text:s/></text:span><text:span text:style-name="T143_52">Договора</text:span><text:span text:style-name="T143_53">.</text:span></text:p>
      <text:p text:style-name="P144"><text:span text:style-name="T144_1">13.8.<text:s/></text:span><text:span text:style-name="T144_2">В</text:span><text:span text:style-name="T144_3"><text:s/></text:span><text:span text:style-name="T144_4">случае</text:span><text:span text:style-name="T144_5"><text:s/></text:span><text:span text:style-name="T144_6">если</text:span><text:span text:style-name="T144_7"><text:s/></text:span><text:span text:style-name="T144_8">наступившие</text:span><text:span text:style-name="T144_9"><text:s/></text:span><text:span text:style-name="T144_10">обстоятельства</text:span><text:span text:style-name="T144_11"><text:s/></text:span><text:span text:style-name="T144_12">непреодолимой</text:span><text:span text:style-name="T144_13"><text:s/></text:span><text:span text:style-name="T144_14">силы</text:span><text:span text:style-name="T144_15"><text:s/></text:span><text:span text:style-name="T144_16">продолжают</text:span><text:span text:style-name="T144_17"><text:s/></text:span><text:span text:style-name="T144_18">действовать</text:span><text:span text:style-name="T144_19"><text:s/></text:span><text:span text:style-name="T144_20">шесть</text:span><text:span text:style-name="T144_21"><text:s/></text:span><text:span text:style-name="T144_22">и</text:span><text:span text:style-name="T144_23"><text:s/></text:span><text:span text:style-name="T144_24">более</text:span><text:span text:style-name="T144_25"><text:s/></text:span><text:span text:style-name="T144_26">месяцев</text:span><text:span text:style-name="T144_27">,<text:s/></text:span><text:span text:style-name="T144_28">каждая</text:span><text:span text:style-name="T144_29"><text:s/></text:span><text:span text:style-name="T144_30">из</text:span><text:span text:style-name="T144_31"><text:s/></text:span><text:span text:style-name="T144_32">сторон</text:span><text:span text:style-name="T144_33"><text:s/></text:span><text:span text:style-name="T144_34">имеет</text:span><text:span text:style-name="T144_35"><text:s/></text:span><text:span text:style-name="T144_36">право</text:span><text:span text:style-name="T144_37"><text:s/></text:span><text:span text:style-name="T144_38">отказаться</text:span><text:span text:style-name="T144_39"><text:s/></text:span><text:span text:style-name="T144_40">от</text:span><text:span text:style-name="T144_41"><text:s/></text:span><text:span text:style-name="T144_42">исполнения</text:span><text:span text:style-name="T144_43"><text:s/></text:span><text:span text:style-name="T144_44">обязательств</text:span><text:span text:style-name="T144_45"><text:s/></text:span><text:span text:style-name="T144_46">по</text:span><text:span text:style-name="T144_47"><text:s/></text:span><text:span text:style-name="T144_48">настоящему</text:span><text:span text:style-name="T144_49"><text:s/></text:span><text:span text:style-name="T144_50">Договору</text:span><text:span text:style-name="T144_51">.</text:span></text:p>
      <text:p text:style-name="P145"/>
      <text:list text:style-name="LS15" xml:id="list15">
        <text:list-item>
          <text:p text:style-name="P146"/>
        </text:list-item>
      </text:list>
      <text:p text:style-name="P147"/>
      <text:p text:style-name="P148"><text:span text:style-name="T148_1"><text:s text:c="39"/></text:span></text:p>
      <text:p text:style-name="P149"/>
      <text:p text:style-name="P150"/>
      <text:p text:style-name="P151"/>
      <text:p text:style-name="P152"/>
      <text:p text:style-name="P153"/>
      <text:p text:style-name="P154"/>
      <text:p text:style-name="P15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212cm" fo:keep-with-next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Arial" fo:font-size="14pt" style:font-name-asian="Arial" style:font-size-asian="14pt" style:font-name-complex="Arial" style:font-size-complex="14pt"/>
    </style:style>
    <style:style style:name="Subtitle" style:family="paragraph" style:parent-style-name="Standard">
      <style:paragraph-properties fo:text-align="center" fo:break-before="auto" fo:line-height="100%" fo:margin-top="0.423cm" fo:margin-bottom="0.212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3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4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5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2" text:style-name="List5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3" text:style-name="List5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4" text:style-name="List5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5" text:style-name="List5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6" text:style-name="List5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7" text:style-name="List5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8" text:style-name="List5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9" text:style-name="List5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6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6">
      <text:list-level-style-number style:num-format="1" text:style-name="List6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6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6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6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6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6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6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6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7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7">
      <text:list-level-style-number style:num-format="1" text:style-name="List7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2" text:style-name="List7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3" text:style-name="List7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4" text:style-name="List7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5" text:style-name="List7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6" text:style-name="List7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7" text:style-name="List7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8" text:style-name="List7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9" text:style-name="List7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8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8">
      <text:list-level-style-number style:num-format="1" text:style-name="List8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8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8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8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8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8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8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8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8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9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9">
      <text:list-level-style-number style:num-format="1" text:style-name="List9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9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9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9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9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9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9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9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9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0">
      <text:list-level-style-number style:num-format="1" text:style-name="List10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0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0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0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0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0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0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0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0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1">
      <text:list-level-style-number style:num-format="1" text:style-name="List1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1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1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1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1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1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1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1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1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12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2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2">
      <text:list-level-style-number style:num-format="1" text:style-name="List1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2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2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2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2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2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2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2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2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13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3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3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3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3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3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3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3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3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3">
      <text:list-level-style-number style:num-format="1" text:style-name="List13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3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3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3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3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3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3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3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3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14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4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4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4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4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4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4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4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4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4">
      <text:list-level-style-number style:num-format="1" text:style-name="List14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4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4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4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4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4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4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4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4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15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5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5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5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5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5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5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5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5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5">
      <text:list-level-style-number style:num-format="1" text:style-name="List15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5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5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5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5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5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5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5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5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0.999cm" fo:page-height="29.699cm" fo:padding-top="0cm" fo:margin-top="2cm" fo:padding-bottom="0cm" fo:margin-bottom="2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